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7.1394in" svg:y="0.576in">
            <draw:object draw:notify-on-update-of-ranges="Sheet1.A1:Sheet1.A1 Sheet1.A2:Sheet1.A13 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C (82k pull up)</text:p>
          </table:table-cell>
          <table:table-cell table:style-name="Default" office:value-type="string" calcext:value-type="string">
            <text:p>Temperatur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2.2710205404444*10^-7*[.A17]^3+0.000420022571043*[.A17]^2-0.302647795840204*[.A17]+112.175709926089" office:value-type="float" office:value="85.8840539984542" calcext:value-type="float">
            <text:p>86</text:p>
          </table:table-cell>
          <table:table-cell table:formula="of:=TEXT([.B17];&quot;##&quot;)" office:value-type="string" office:string-value="86" calcext:value-type="string">
            <text:p>86</text:p>
          </table:table-cell>
          <table:table-cell table:formula="of:=&quot;{&quot; &amp;[.C17] &amp; &quot;, &quot;" office:value-type="string" office:string-value="{86, " calcext:value-type="string">
            <text:p>{86, </text:p>
          </table:table-cell>
          <table:table-cell/>
          <table:table-cell table:formula="of:=[.A817]-[.A17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-2.2710205404444*10^-7*[.A18]^3+0.000420022571043*[.A18]^2-0.302647795840204*[.A18]+112.175709926089" office:value-type="float" office:value="85.658949320054" calcext:value-type="float">
            <text:p>86</text:p>
          </table:table-cell>
          <table:table-cell table:formula="of:=TEXT([.B18];&quot;##&quot;)" office:value-type="string" office:string-value="86" calcext:value-type="string">
            <text:p>86</text:p>
          </table:table-cell>
          <table:table-cell table:formula="of:=[.D17] &amp; [.C18] &amp; &quot;,&quot;" office:value-type="string" office:string-value="{86, 86," calcext:value-type="string">
            <text:p>{86, 86,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-2.2710205404444*10^-7*[.A19]^3+0.000420022571043*[.A19]^2-0.302647795840204*[.A19]+112.175709926089" office:value-type="float" office:value="85.4345470629512" calcext:value-type="float">
            <text:p>85</text:p>
          </table:table-cell>
          <table:table-cell table:formula="of:=TEXT([.B19];&quot;##&quot;)" office:value-type="string" office:string-value="85" calcext:value-type="string">
            <text:p>85</text:p>
          </table:table-cell>
          <table:table-cell table:formula="of:=[.D18] &amp; [.C19] &amp; &quot;,&quot;" office:value-type="string" office:string-value="{86, 86,85," calcext:value-type="string">
            <text:p>{86, 86,85,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-2.2710205404444*10^-7*[.A20]^3+0.000420022571043*[.A20]^2-0.302647795840204*[.A20]+112.175709926089" office:value-type="float" office:value="85.2108458645334" calcext:value-type="float">
            <text:p>85</text:p>
          </table:table-cell>
          <table:table-cell table:formula="of:=TEXT([.B20];&quot;##&quot;)" office:value-type="string" office:string-value="85" calcext:value-type="string">
            <text:p>85</text:p>
          </table:table-cell>
          <table:table-cell table:formula="of:=[.D19] &amp; [.C20] &amp; &quot;,&quot;" office:value-type="string" office:string-value="{86, 86,85,85," calcext:value-type="string">
            <text:p>{86, 86,85,85,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-2.2710205404444*10^-7*[.A21]^3+0.000420022571043*[.A21]^2-0.302647795840204*[.A21]+112.175709926089" office:value-type="float" office:value="84.9878443621882" calcext:value-type="float">
            <text:p>85</text:p>
          </table:table-cell>
          <table:table-cell table:formula="of:=TEXT([.B21];&quot;##&quot;)" office:value-type="string" office:string-value="85" calcext:value-type="string">
            <text:p>85</text:p>
          </table:table-cell>
          <table:table-cell table:formula="of:=[.D20] &amp; [.C21] &amp; &quot;,&quot;" office:value-type="string" office:string-value="{86, 86,85,85,85," calcext:value-type="string">
            <text:p>{86, 86,85,85,85,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-2.2710205404444*10^-7*[.A22]^3+0.000420022571043*[.A22]^2-0.302647795840204*[.A22]+112.175709926089" office:value-type="float" office:value="84.7655411933035" calcext:value-type="float">
            <text:p>85</text:p>
          </table:table-cell>
          <table:table-cell table:formula="of:=TEXT([.B22];&quot;##&quot;)" office:value-type="string" office:string-value="85" calcext:value-type="string">
            <text:p>85</text:p>
          </table:table-cell>
          <table:table-cell table:formula="of:=[.D21] &amp; [.C22] &amp; &quot;,&quot;" office:value-type="string" office:string-value="{86, 86,85,85,85,85," calcext:value-type="string">
            <text:p>{86, 86,85,85,85,85,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-2.2710205404444*10^-7*[.A23]^3+0.000420022571043*[.A23]^2-0.302647795840204*[.A23]+112.175709926089" office:value-type="float" office:value="84.5439349952667" calcext:value-type="float">
            <text:p>85</text:p>
          </table:table-cell>
          <table:table-cell table:formula="of:=TEXT([.B23];&quot;##&quot;)" office:value-type="string" office:string-value="85" calcext:value-type="string">
            <text:p>85</text:p>
          </table:table-cell>
          <table:table-cell table:formula="of:=[.D22] &amp; [.C23] &amp; &quot;,&quot;" office:value-type="string" office:string-value="{86, 86,85,85,85,85,85," calcext:value-type="string">
            <text:p>{86, 86,85,85,85,85,85,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-2.2710205404444*10^-7*[.A24]^3+0.000420022571043*[.A24]^2-0.302647795840204*[.A24]+112.175709926089" office:value-type="float" office:value="84.3230244054657" calcext:value-type="float">
            <text:p>84</text:p>
          </table:table-cell>
          <table:table-cell table:formula="of:=TEXT([.B24];&quot;##&quot;)" office:value-type="string" office:string-value="84" calcext:value-type="string">
            <text:p>84</text:p>
          </table:table-cell>
          <table:table-cell table:formula="of:=[.D23] &amp; [.C24] &amp; &quot;,&quot;" office:value-type="string" office:string-value="{86, 86,85,85,85,85,85,84," calcext:value-type="string">
            <text:p>{86, 86,85,85,85,85,85,84,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-2.2710205404444*10^-7*[.A25]^3+0.000420022571043*[.A25]^2-0.302647795840204*[.A25]+112.175709926089" office:value-type="float" office:value="84.1028080612881" calcext:value-type="float">
            <text:p>84</text:p>
          </table:table-cell>
          <table:table-cell table:formula="of:=TEXT([.B25];&quot;##&quot;)" office:value-type="string" office:string-value="84" calcext:value-type="string">
            <text:p>84</text:p>
          </table:table-cell>
          <table:table-cell table:formula="of:=[.D24] &amp; [.C25] &amp; &quot;,&quot;" office:value-type="string" office:string-value="{86, 86,85,85,85,85,85,84,84," calcext:value-type="string">
            <text:p>{86, 86,85,85,85,85,85,84,84,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-2.2710205404444*10^-7*[.A26]^3+0.000420022571043*[.A26]^2-0.302647795840204*[.A26]+112.175709926089" office:value-type="float" office:value="83.8832846001215" calcext:value-type="float">
            <text:p>84</text:p>
          </table:table-cell>
          <table:table-cell table:formula="of:=TEXT([.B26];&quot;##&quot;)" office:value-type="string" office:string-value="84" calcext:value-type="string">
            <text:p>84</text:p>
          </table:table-cell>
          <table:table-cell table:formula="of:=[.D25] &amp; [.C26] &amp; &quot;,&quot;" office:value-type="string" office:string-value="{86, 86,85,85,85,85,85,84,84,84," calcext:value-type="string">
            <text:p>{86, 86,85,85,85,85,85,84,84,84,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-2.2710205404444*10^-7*[.A27]^3+0.000420022571043*[.A27]^2-0.302647795840204*[.A27]+112.175709926089" office:value-type="float" office:value="83.6644526593537" calcext:value-type="float">
            <text:p>84</text:p>
          </table:table-cell>
          <table:table-cell table:formula="of:=TEXT([.B27];&quot;##&quot;)" office:value-type="string" office:string-value="84" calcext:value-type="string">
            <text:p>84</text:p>
          </table:table-cell>
          <table:table-cell table:formula="of:=[.D26] &amp; [.C27] &amp; &quot;,&quot;" office:value-type="string" office:string-value="{86, 86,85,85,85,85,85,84,84,84,84," calcext:value-type="string">
            <text:p>{86, 86,85,85,85,85,85,84,84,84,84,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-2.2710205404444*10^-7*[.A28]^3+0.000420022571043*[.A28]^2-0.302647795840204*[.A28]+112.175709926089" office:value-type="float" office:value="83.4463108763723" calcext:value-type="float">
            <text:p>83</text:p>
          </table:table-cell>
          <table:table-cell table:formula="of:=TEXT([.B28];&quot;##&quot;)" office:value-type="string" office:string-value="83" calcext:value-type="string">
            <text:p>83</text:p>
          </table:table-cell>
          <table:table-cell table:formula="of:=[.D27] &amp; [.C28] &amp; &quot;,&quot;" office:value-type="string" office:string-value="{86, 86,85,85,85,85,85,84,84,84,84,83," calcext:value-type="string">
            <text:p>{86, 86,85,85,85,85,85,84,84,84,84,83,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-2.2710205404444*10^-7*[.A29]^3+0.000420022571043*[.A29]^2-0.302647795840204*[.A29]+112.175709926089" office:value-type="float" office:value="83.228857888565" calcext:value-type="float">
            <text:p>83</text:p>
          </table:table-cell>
          <table:table-cell table:formula="of:=TEXT([.B29];&quot;##&quot;)" office:value-type="string" office:string-value="83" calcext:value-type="string">
            <text:p>83</text:p>
          </table:table-cell>
          <table:table-cell table:formula="of:=[.D28] &amp; [.C29] &amp; &quot;,&quot;" office:value-type="string" office:string-value="{86, 86,85,85,85,85,85,84,84,84,84,83,83," calcext:value-type="string">
            <text:p>{86, 86,85,85,85,85,85,84,84,84,84,83,83,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-2.2710205404444*10^-7*[.A30]^3+0.000420022571043*[.A30]^2-0.302647795840204*[.A30]+112.175709926089" office:value-type="float" office:value="83.0120923333195" calcext:value-type="float">
            <text:p>83</text:p>
          </table:table-cell>
          <table:table-cell table:formula="of:=TEXT([.B30];&quot;##&quot;)" office:value-type="string" office:string-value="83" calcext:value-type="string">
            <text:p>83</text:p>
          </table:table-cell>
          <table:table-cell table:formula="of:=[.D29] &amp; [.C30] &amp; &quot;,&quot;" office:value-type="string" office:string-value="{86, 86,85,85,85,85,85,84,84,84,84,83,83,83," calcext:value-type="string">
            <text:p>{86, 86,85,85,85,85,85,84,84,84,84,83,83,83,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-2.2710205404444*10^-7*[.A31]^3+0.000420022571043*[.A31]^2-0.302647795840204*[.A31]+112.175709926089" office:value-type="float" office:value="82.7960128480234" calcext:value-type="float">
            <text:p>83</text:p>
          </table:table-cell>
          <table:table-cell table:formula="of:=TEXT([.B31];&quot;##&quot;)" office:value-type="string" office:string-value="83" calcext:value-type="string">
            <text:p>83</text:p>
          </table:table-cell>
          <table:table-cell table:formula="of:=[.D30] &amp; [.C31] &amp; &quot;,&quot;" office:value-type="string" office:string-value="{86, 86,85,85,85,85,85,84,84,84,84,83,83,83,83," calcext:value-type="string">
            <text:p>{86, 86,85,85,85,85,85,84,84,84,84,83,83,83,83,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-2.2710205404444*10^-7*[.A32]^3+0.000420022571043*[.A32]^2-0.302647795840204*[.A32]+112.175709926089" office:value-type="float" office:value="82.5806180700644" calcext:value-type="float">
            <text:p>83</text:p>
          </table:table-cell>
          <table:table-cell table:formula="of:=TEXT([.B32];&quot;##&quot;)" office:value-type="string" office:string-value="83" calcext:value-type="string">
            <text:p>83</text:p>
          </table:table-cell>
          <table:table-cell table:formula="of:=[.D31] &amp; [.C32] &amp; &quot;,&quot;" office:value-type="string" office:string-value="{86, 86,85,85,85,85,85,84,84,84,84,83,83,83,83,83," calcext:value-type="string">
            <text:p>{86, 86,85,85,85,85,85,84,84,84,84,83,83,83,83,83,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-2.2710205404444*10^-7*[.A33]^3+0.000420022571043*[.A33]^2-0.302647795840204*[.A33]+112.175709926089" office:value-type="float" office:value="82.3659066368302" calcext:value-type="float">
            <text:p>82</text:p>
          </table:table-cell>
          <table:table-cell table:formula="of:=TEXT([.B33];&quot;##&quot;)" office:value-type="string" office:string-value="82" calcext:value-type="string">
            <text:p>82</text:p>
          </table:table-cell>
          <table:table-cell table:formula="of:=[.D32] &amp; [.C33] &amp; &quot;,&quot;" office:value-type="string" office:string-value="{86, 86,85,85,85,85,85,84,84,84,84,83,83,83,83,83,82," calcext:value-type="string">
            <text:p>{86, 86,85,85,85,85,85,84,84,84,84,83,83,83,83,83,82,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-2.2710205404444*10^-7*[.A34]^3+0.000420022571043*[.A34]^2-0.302647795840204*[.A34]+112.175709926089" office:value-type="float" office:value="82.1518771857085" calcext:value-type="float">
            <text:p>82</text:p>
          </table:table-cell>
          <table:table-cell table:formula="of:=TEXT([.B34];&quot;##&quot;)" office:value-type="string" office:string-value="82" calcext:value-type="string">
            <text:p>82</text:p>
          </table:table-cell>
          <table:table-cell table:formula="of:=[.D33] &amp; [.C34] &amp; &quot;,&quot;" office:value-type="string" office:string-value="{86, 86,85,85,85,85,85,84,84,84,84,83,83,83,83,83,82,82," calcext:value-type="string">
            <text:p>{86, 86,85,85,85,85,85,84,84,84,84,83,83,83,83,83,82,82,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-2.2710205404444*10^-7*[.A35]^3+0.000420022571043*[.A35]^2-0.302647795840204*[.A35]+112.175709926089" office:value-type="float" office:value="81.9385283540869" calcext:value-type="float">
            <text:p>82</text:p>
          </table:table-cell>
          <table:table-cell table:formula="of:=TEXT([.B35];&quot;##&quot;)" office:value-type="string" office:string-value="82" calcext:value-type="string">
            <text:p>82</text:p>
          </table:table-cell>
          <table:table-cell table:formula="of:=[.D34] &amp; [.C35] &amp; &quot;,&quot;" office:value-type="string" office:string-value="{86, 86,85,85,85,85,85,84,84,84,84,83,83,83,83,83,82,82,82," calcext:value-type="string">
            <text:p>{86, 86,85,85,85,85,85,84,84,84,84,83,83,83,83,83,82,82,82,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-2.2710205404444*10^-7*[.A36]^3+0.000420022571043*[.A36]^2-0.302647795840204*[.A36]+112.175709926089" office:value-type="float" office:value="81.7258587793532" calcext:value-type="float">
            <text:p>82</text:p>
          </table:table-cell>
          <table:table-cell table:formula="of:=TEXT([.B36];&quot;##&quot;)" office:value-type="string" office:string-value="82" calcext:value-type="string">
            <text:p>82</text:p>
          </table:table-cell>
          <table:table-cell table:formula="of:=[.D35] &amp; [.C36] &amp; &quot;,&quot;" office:value-type="string" office:string-value="{86, 86,85,85,85,85,85,84,84,84,84,83,83,83,83,83,82,82,82,82," calcext:value-type="string">
            <text:p>{86, 86,85,85,85,85,85,84,84,84,84,83,83,83,83,83,82,82,82,82,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-2.2710205404444*10^-7*[.A37]^3+0.000420022571043*[.A37]^2-0.302647795840204*[.A37]+112.175709926089" office:value-type="float" office:value="81.5138670988949" calcext:value-type="float">
            <text:p>82</text:p>
          </table:table-cell>
          <table:table-cell table:formula="of:=TEXT([.B37];&quot;##&quot;)" office:value-type="string" office:string-value="82" calcext:value-type="string">
            <text:p>82</text:p>
          </table:table-cell>
          <table:table-cell table:formula="of:=[.D36] &amp; [.C37] &amp; &quot;,&quot;" office:value-type="string" office:string-value="{86, 86,85,85,85,85,85,84,84,84,84,83,83,83,83,83,82,82,82,82,82," calcext:value-type="string">
            <text:p>{86, 86,85,85,85,85,85,84,84,84,84,83,83,83,83,83,82,82,82,82,82,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-2.2710205404444*10^-7*[.A38]^3+0.000420022571043*[.A38]^2-0.302647795840204*[.A38]+112.175709926089" office:value-type="float" office:value="81.3025519500999" calcext:value-type="float">
            <text:p>81</text:p>
          </table:table-cell>
          <table:table-cell table:formula="of:=TEXT([.B38];&quot;##&quot;)" office:value-type="string" office:string-value="81" calcext:value-type="string">
            <text:p>81</text:p>
          </table:table-cell>
          <table:table-cell table:formula="of:=[.D37] &amp; [.C38] &amp; &quot;,&quot;" office:value-type="string" office:string-value="{86, 86,85,85,85,85,85,84,84,84,84,83,83,83,83,83,82,82,82,82,82,81," calcext:value-type="string">
            <text:p>{86, 86,85,85,85,85,85,84,84,84,84,83,83,83,83,83,82,82,82,82,82,81,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-2.2710205404444*10^-7*[.A39]^3+0.000420022571043*[.A39]^2-0.302647795840204*[.A39]+112.175709926089" office:value-type="float" office:value="81.0919119703556" calcext:value-type="float">
            <text:p>81</text:p>
          </table:table-cell>
          <table:table-cell table:formula="of:=TEXT([.B39];&quot;##&quot;)" office:value-type="string" office:string-value="81" calcext:value-type="string">
            <text:p>81</text:p>
          </table:table-cell>
          <table:table-cell table:formula="of:=[.D38] &amp; [.C39] &amp; &quot;,&quot;" office:value-type="string" office:string-value="{86, 86,85,85,85,85,85,84,84,84,84,83,83,83,83,83,82,82,82,82,82,81,81," calcext:value-type="string">
            <text:p>{86, 86,85,85,85,85,85,84,84,84,84,83,83,83,83,83,82,82,82,82,82,81,81,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-2.2710205404444*10^-7*[.A40]^3+0.000420022571043*[.A40]^2-0.302647795840204*[.A40]+112.175709926089" office:value-type="float" office:value="80.8819457970499" calcext:value-type="float">
            <text:p>81</text:p>
          </table:table-cell>
          <table:table-cell table:formula="of:=TEXT([.B40];&quot;##&quot;)" office:value-type="string" office:string-value="81" calcext:value-type="string">
            <text:p>81</text:p>
          </table:table-cell>
          <table:table-cell table:formula="of:=[.D39] &amp; [.C40] &amp; &quot;,&quot;" office:value-type="string" office:string-value="{86, 86,85,85,85,85,85,84,84,84,84,83,83,83,83,83,82,82,82,82,82,81,81,81," calcext:value-type="string">
            <text:p>{86, 86,85,85,85,85,85,84,84,84,84,83,83,83,83,83,82,82,82,82,82,81,81,81,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-2.2710205404444*10^-7*[.A41]^3+0.000420022571043*[.A41]^2-0.302647795840204*[.A41]+112.175709926089" office:value-type="float" office:value="80.6726520675705" calcext:value-type="float">
            <text:p>81</text:p>
          </table:table-cell>
          <table:table-cell table:formula="of:=TEXT([.B41];&quot;##&quot;)" office:value-type="string" office:string-value="81" calcext:value-type="string">
            <text:p>81</text:p>
          </table:table-cell>
          <table:table-cell table:formula="of:=[.D40] &amp; [.C41] &amp; &quot;,&quot;" office:value-type="string" office:string-value="{86, 86,85,85,85,85,85,84,84,84,84,83,83,83,83,83,82,82,82,82,82,81,81,81,81," calcext:value-type="string">
            <text:p>{86, 86,85,85,85,85,85,84,84,84,84,83,83,83,83,83,82,82,82,82,82,81,81,81,81,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-2.2710205404444*10^-7*[.A42]^3+0.000420022571043*[.A42]^2-0.302647795840204*[.A42]+112.175709926089" office:value-type="float" office:value="80.4640294193048" calcext:value-type="float">
            <text:p>80</text:p>
          </table:table-cell>
          <table:table-cell table:formula="of:=TEXT([.B42];&quot;##&quot;)" office:value-type="string" office:string-value="80" calcext:value-type="string">
            <text:p>80</text:p>
          </table:table-cell>
          <table:table-cell table:formula="of:=[.D41] &amp; [.C42] &amp; &quot;,&quot;" office:value-type="string" office:string-value="{86, 86,85,85,85,85,85,84,84,84,84,83,83,83,83,83,82,82,82,82,82,81,81,81,81,80," calcext:value-type="string">
            <text:p>{86, 86,85,85,85,85,85,84,84,84,84,83,83,83,83,83,82,82,82,82,82,81,81,81,81,80,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-2.2710205404444*10^-7*[.A43]^3+0.000420022571043*[.A43]^2-0.302647795840204*[.A43]+112.175709926089" office:value-type="float" office:value="80.2560764896408" calcext:value-type="float">
            <text:p>80</text:p>
          </table:table-cell>
          <table:table-cell table:formula="of:=TEXT([.B43];&quot;##&quot;)" office:value-type="string" office:string-value="80" calcext:value-type="string">
            <text:p>80</text:p>
          </table:table-cell>
          <table:table-cell table:formula="of:=[.D42] &amp; [.C43] &amp; &quot;,&quot;" office:value-type="string" office:string-value="{86, 86,85,85,85,85,85,84,84,84,84,83,83,83,83,83,82,82,82,82,82,81,81,81,81,80,80," calcext:value-type="string">
            <text:p>{86, 86,85,85,85,85,85,84,84,84,84,83,83,83,83,83,82,82,82,82,82,81,81,81,81,80,80,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-2.2710205404444*10^-7*[.A44]^3+0.000420022571043*[.A44]^2-0.302647795840204*[.A44]+112.175709926089" office:value-type="float" office:value="80.0487919159659" calcext:value-type="float">
            <text:p>80</text:p>
          </table:table-cell>
          <table:table-cell table:formula="of:=TEXT([.B44];&quot;##&quot;)" office:value-type="string" office:string-value="80" calcext:value-type="string">
            <text:p>80</text:p>
          </table:table-cell>
          <table:table-cell table:formula="of:=[.D43] &amp; [.C44] &amp; &quot;,&quot;" office:value-type="string" office:string-value="{86, 86,85,85,85,85,85,84,84,84,84,83,83,83,83,83,82,82,82,82,82,81,81,81,81,80,80,80," calcext:value-type="string">
            <text:p>{86, 86,85,85,85,85,85,84,84,84,84,83,83,83,83,83,82,82,82,82,82,81,81,81,81,80,80,80,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-2.2710205404444*10^-7*[.A45]^3+0.000420022571043*[.A45]^2-0.302647795840204*[.A45]+112.175709926089" office:value-type="float" office:value="79.842174335668" calcext:value-type="float">
            <text:p>80</text:p>
          </table:table-cell>
          <table:table-cell table:formula="of:=TEXT([.B45];&quot;##&quot;)" office:value-type="string" office:string-value="80" calcext:value-type="string">
            <text:p>80</text:p>
          </table:table-cell>
          <table:table-cell table:formula="of:=[.D44] &amp; [.C45] &amp; &quot;,&quot;" office:value-type="string" office:string-value="{86, 86,85,85,85,85,85,84,84,84,84,83,83,83,83,83,82,82,82,82,82,81,81,81,81,80,80,80,80," calcext:value-type="string">
            <text:p>{86, 86,85,85,85,85,85,84,84,84,84,83,83,83,83,83,82,82,82,82,82,81,81,81,81,80,80,80,80,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-2.2710205404444*10^-7*[.A46]^3+0.000420022571043*[.A46]^2-0.302647795840204*[.A46]+112.175709926089" office:value-type="float" office:value="79.6362223861347" calcext:value-type="float">
            <text:p>80</text:p>
          </table:table-cell>
          <table:table-cell table:formula="of:=TEXT([.B46];&quot;##&quot;)" office:value-type="string" office:string-value="80" calcext:value-type="string">
            <text:p>80</text:p>
          </table:table-cell>
          <table:table-cell table:formula="of:=[.D45] &amp; [.C46] &amp; &quot;,&quot;" office:value-type="string" office:string-value="{86, 86,85,85,85,85,85,84,84,84,84,83,83,83,83,83,82,82,82,82,82,81,81,81,81,80,80,80,80,80," calcext:value-type="string">
            <text:p>{86, 86,85,85,85,85,85,84,84,84,84,83,83,83,83,83,82,82,82,82,82,81,81,81,81,80,80,80,80,80,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-2.2710205404444*10^-7*[.A47]^3+0.000420022571043*[.A47]^2-0.302647795840204*[.A47]+112.175709926089" office:value-type="float" office:value="79.4309347047535" calcext:value-type="float">
            <text:p>79</text:p>
          </table:table-cell>
          <table:table-cell table:formula="of:=TEXT([.B47];&quot;##&quot;)" office:value-type="string" office:string-value="79" calcext:value-type="string">
            <text:p>79</text:p>
          </table:table-cell>
          <table:table-cell table:formula="of:=[.D46] &amp; [.C47] &amp; &quot;,&quot;" office:value-type="string" office:string-value="{86, 86,85,85,85,85,85,84,84,84,84,83,83,83,83,83,82,82,82,82,82,81,81,81,81,80,80,80,80,80,79," calcext:value-type="string">
            <text:p>{86, 86,85,85,85,85,85,84,84,84,84,83,83,83,83,83,82,82,82,82,82,81,81,81,81,80,80,80,80,80,79,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-2.2710205404444*10^-7*[.A48]^3+0.000420022571043*[.A48]^2-0.302647795840204*[.A48]+112.175709926089" office:value-type="float" office:value="79.2263099289124" calcext:value-type="float">
            <text:p>79</text:p>
          </table:table-cell>
          <table:table-cell table:formula="of:=TEXT([.B48];&quot;##&quot;)" office:value-type="string" office:string-value="79" calcext:value-type="string">
            <text:p>79</text:p>
          </table:table-cell>
          <table:table-cell table:formula="of:=[.D47] &amp; [.C48] &amp; &quot;,&quot;" office:value-type="string" office:string-value="{86, 86,85,85,85,85,85,84,84,84,84,83,83,83,83,83,82,82,82,82,82,81,81,81,81,80,80,80,80,80,79,79," calcext:value-type="string">
            <text:p>{86, 86,85,85,85,85,85,84,84,84,84,83,83,83,83,83,82,82,82,82,82,81,81,81,81,80,80,80,80,80,79,79,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-2.2710205404444*10^-7*[.A49]^3+0.000420022571043*[.A49]^2-0.302647795840204*[.A49]+112.175709926089" office:value-type="float" office:value="79.0223466959988" calcext:value-type="float">
            <text:p>79</text:p>
          </table:table-cell>
          <table:table-cell table:formula="of:=TEXT([.B49];&quot;##&quot;)" office:value-type="string" office:string-value="79" calcext:value-type="string">
            <text:p>79</text:p>
          </table:table-cell>
          <table:table-cell table:formula="of:=[.D48] &amp; [.C49] &amp; &quot;,&quot;" office:value-type="string" office:string-value="{86, 86,85,85,85,85,85,84,84,84,84,83,83,83,83,83,82,82,82,82,82,81,81,81,81,80,80,80,80,80,79,79,79," calcext:value-type="string">
            <text:p>{86, 86,85,85,85,85,85,84,84,84,84,83,83,83,83,83,82,82,82,82,82,81,81,81,81,80,80,80,80,80,79,79,79,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-2.2710205404444*10^-7*[.A50]^3+0.000420022571043*[.A50]^2-0.302647795840204*[.A50]+112.175709926089" office:value-type="float" office:value="78.8190436434005" calcext:value-type="float">
            <text:p>79</text:p>
          </table:table-cell>
          <table:table-cell table:formula="of:=TEXT([.B50];&quot;##&quot;)" office:value-type="string" office:string-value="79" calcext:value-type="string">
            <text:p>79</text:p>
          </table:table-cell>
          <table:table-cell table:formula="of:=[.D49] &amp; [.C50] &amp; &quot;,&quot;" office:value-type="string" office:string-value="{86, 86,85,85,85,85,85,84,84,84,84,83,83,83,83,83,82,82,82,82,82,81,81,81,81,80,80,80,80,80,79,79,79,79," calcext:value-type="string">
            <text:p>{86, 86,85,85,85,85,85,84,84,84,84,83,83,83,83,83,82,82,82,82,82,81,81,81,81,80,80,80,80,80,79,79,79,79,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-2.2710205404444*10^-7*[.A51]^3+0.000420022571043*[.A51]^2-0.302647795840204*[.A51]+112.175709926089" office:value-type="float" office:value="78.6163994085052" calcext:value-type="float">
            <text:p>79</text:p>
          </table:table-cell>
          <table:table-cell table:formula="of:=TEXT([.B51];&quot;##&quot;)" office:value-type="string" office:string-value="79" calcext:value-type="string">
            <text:p>79</text:p>
          </table:table-cell>
          <table:table-cell table:formula="of:=[.D50] &amp; [.C51] &amp; &quot;,&quot;" office:value-type="string" office:string-value="{86, 86,85,85,85,85,85,84,84,84,84,83,83,83,83,83,82,82,82,82,82,81,81,81,81,80,80,80,80,80,79,79,79,79,79," calcext:value-type="string">
            <text:p>{86, 86,85,85,85,85,85,84,84,84,84,83,83,83,83,83,82,82,82,82,82,81,81,81,81,80,80,80,80,80,79,79,79,79,79,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-2.2710205404444*10^-7*[.A52]^3+0.000420022571043*[.A52]^2-0.302647795840204*[.A52]+112.175709926089" office:value-type="float" office:value="78.4144126287005" calcext:value-type="float">
            <text:p>78</text:p>
          </table:table-cell>
          <table:table-cell table:formula="of:=TEXT([.B52];&quot;##&quot;)" office:value-type="string" office:string-value="78" calcext:value-type="string">
            <text:p>78</text:p>
          </table:table-cell>
          <table:table-cell table:formula="of:=[.D51] &amp; [.C52] &amp; &quot;,&quot;" office:value-type="string" office:string-value="{86, 86,85,85,85,85,85,84,84,84,84,83,83,83,83,83,82,82,82,82,82,81,81,81,81,80,80,80,80,80,79,79,79,79,79,78," calcext:value-type="string">
            <text:p>{86, 86,85,85,85,85,85,84,84,84,84,83,83,83,83,83,82,82,82,82,82,81,81,81,81,80,80,80,80,80,79,79,79,79,79,78,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-2.2710205404444*10^-7*[.A53]^3+0.000420022571043*[.A53]^2-0.302647795840204*[.A53]+112.175709926089" office:value-type="float" office:value="78.2130819413742" calcext:value-type="float">
            <text:p>78</text:p>
          </table:table-cell>
          <table:table-cell table:formula="of:=TEXT([.B53];&quot;##&quot;)" office:value-type="string" office:string-value="78" calcext:value-type="string">
            <text:p>78</text:p>
          </table:table-cell>
          <table:table-cell table:formula="of:=[.D52] &amp; [.C53] &amp; &quot;,&quot;" office:value-type="string" office:string-value="{86, 86,85,85,85,85,85,84,84,84,84,83,83,83,83,83,82,82,82,82,82,81,81,81,81,80,80,80,80,80,79,79,79,79,79,78,78," calcext:value-type="string">
            <text:p>{86, 86,85,85,85,85,85,84,84,84,84,83,83,83,83,83,82,82,82,82,82,81,81,81,81,80,80,80,80,80,79,79,79,79,79,78,78,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-2.2710205404444*10^-7*[.A54]^3+0.000420022571043*[.A54]^2-0.302647795840204*[.A54]+112.175709926089" office:value-type="float" office:value="78.0124059839138" calcext:value-type="float">
            <text:p>78</text:p>
          </table:table-cell>
          <table:table-cell table:formula="of:=TEXT([.B54];&quot;##&quot;)" office:value-type="string" office:string-value="78" calcext:value-type="string">
            <text:p>78</text:p>
          </table:table-cell>
          <table:table-cell table:formula="of:=[.D53] &amp; [.C54] &amp; &quot;,&quot;" office:value-type="string" office:string-value="{86, 86,85,85,85,85,85,84,84,84,84,83,83,83,83,83,82,82,82,82,82,81,81,81,81,80,80,80,80,80,79,79,79,79,79,78,78,78," calcext:value-type="string">
            <text:p>{86, 86,85,85,85,85,85,84,84,84,84,83,83,83,83,83,82,82,82,82,82,81,81,81,81,80,80,80,80,80,79,79,79,79,79,78,78,78,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-2.2710205404444*10^-7*[.A55]^3+0.000420022571043*[.A55]^2-0.302647795840204*[.A55]+112.175709926089" office:value-type="float" office:value="77.8123833937071" calcext:value-type="float">
            <text:p>78</text:p>
          </table:table-cell>
          <table:table-cell table:formula="of:=TEXT([.B55];&quot;##&quot;)" office:value-type="string" office:string-value="78" calcext:value-type="string">
            <text:p>78</text:p>
          </table:table-cell>
          <table:table-cell table:formula="of:=[.D54] &amp; [.C55] &amp; &quot;,&quot;" office:value-type="string" office:string-value="{86, 86,85,85,85,85,85,84,84,84,84,83,83,83,83,83,82,82,82,82,82,81,81,81,81,80,80,80,80,80,79,79,79,79,79,78,78,78,78," calcext:value-type="string">
            <text:p>{86, 86,85,85,85,85,85,84,84,84,84,83,83,83,83,83,82,82,82,82,82,81,81,81,81,80,80,80,80,80,79,79,79,79,79,78,78,78,78,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-2.2710205404444*10^-7*[.A56]^3+0.000420022571043*[.A56]^2-0.302647795840204*[.A56]+112.175709926089" office:value-type="float" office:value="77.6130128081417" calcext:value-type="float">
            <text:p>78</text:p>
          </table:table-cell>
          <table:table-cell table:formula="of:=TEXT([.B56];&quot;##&quot;)" office:value-type="string" office:string-value="78" calcext:value-type="string">
            <text:p>78</text:p>
          </table:table-cell>
          <table:table-cell table:formula="of:=[.D55] &amp; [.C56] &amp; &quot;,&quot;" office:value-type="string" office:string-value="{86, 86,85,85,85,85,85,84,84,84,84,83,83,83,83,83,82,82,82,82,82,81,81,81,81,80,80,80,80,80,79,79,79,79,79,78,78,78,78,78," calcext:value-type="string">
            <text:p>{86, 86,85,85,85,85,85,84,84,84,84,83,83,83,83,83,82,82,82,82,82,81,81,81,81,80,80,80,80,80,79,79,79,79,79,78,78,78,78,78,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-2.2710205404444*10^-7*[.A57]^3+0.000420022571043*[.A57]^2-0.302647795840204*[.A57]+112.175709926089" office:value-type="float" office:value="77.4142928646053" calcext:value-type="float">
            <text:p>77</text:p>
          </table:table-cell>
          <table:table-cell table:formula="of:=TEXT([.B57];&quot;##&quot;)" office:value-type="string" office:string-value="77" calcext:value-type="string">
            <text:p>77</text:p>
          </table:table-cell>
          <table:table-cell table:formula="of:=[.D56] &amp; [.C57] &amp; &quot;,&quot;" office:value-type="string" office:string-value="{86, 86,85,85,85,85,85,84,84,84,84,83,83,83,83,83,82,82,82,82,82,81,81,81,81,80,80,80,80,80,79,79,79,79,79,78,78,78,78,78,77," calcext:value-type="string">
            <text:p>{86, 86,85,85,85,85,85,84,84,84,84,83,83,83,83,83,82,82,82,82,82,81,81,81,81,80,80,80,80,80,79,79,79,79,79,78,78,78,78,78,77,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-2.2710205404444*10^-7*[.A58]^3+0.000420022571043*[.A58]^2-0.302647795840204*[.A58]+112.175709926089" office:value-type="float" office:value="77.2162222004856" calcext:value-type="float">
            <text:p>77</text:p>
          </table:table-cell>
          <table:table-cell table:formula="of:=TEXT([.B58];&quot;##&quot;)" office:value-type="string" office:string-value="77" calcext:value-type="string">
            <text:p>77</text:p>
          </table:table-cell>
          <table:table-cell table:formula="of:=[.D57] &amp; [.C58] &amp; &quot;,&quot;" office:value-type="string" office:string-value="{86, 86,85,85,85,85,85,84,84,84,84,83,83,83,83,83,82,82,82,82,82,81,81,81,81,80,80,80,80,80,79,79,79,79,79,78,78,78,78,78,77,77," calcext:value-type="string">
            <text:p>{86, 86,85,85,85,85,85,84,84,84,84,83,83,83,83,83,82,82,82,82,82,81,81,81,81,80,80,80,80,80,79,79,79,79,79,78,78,78,78,78,77,77,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-2.2710205404444*10^-7*[.A59]^3+0.000420022571043*[.A59]^2-0.302647795840204*[.A59]+112.175709926089" office:value-type="float" office:value="77.0187994531703" calcext:value-type="float">
            <text:p>77</text:p>
          </table:table-cell>
          <table:table-cell table:formula="of:=TEXT([.B59];&quot;##&quot;)" office:value-type="string" office:string-value="77" calcext:value-type="string">
            <text:p>77</text:p>
          </table:table-cell>
          <table:table-cell table:formula="of:=[.D58] &amp; [.C59] &amp; &quot;,&quot;" office:value-type="string" office:string-value="{86, 86,85,85,85,85,85,84,84,84,84,83,83,83,83,83,82,82,82,82,82,81,81,81,81,80,80,80,80,80,79,79,79,79,79,78,78,78,78,78,77,77,77," calcext:value-type="string">
            <text:p>{86, 86,85,85,85,85,85,84,84,84,84,83,83,83,83,83,82,82,82,82,82,81,81,81,81,80,80,80,80,80,79,79,79,79,79,78,78,78,78,78,77,77,77,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-2.2710205404444*10^-7*[.A60]^3+0.000420022571043*[.A60]^2-0.302647795840204*[.A60]+112.175709926089" office:value-type="float" office:value="76.822023260047" calcext:value-type="float">
            <text:p>77</text:p>
          </table:table-cell>
          <table:table-cell table:formula="of:=TEXT([.B60];&quot;##&quot;)" office:value-type="string" office:string-value="77" calcext:value-type="string">
            <text:p>77</text:p>
          </table:table-cell>
          <table:table-cell table:formula="of:=[.D59] &amp; [.C60] &amp; &quot;,&quot;" office:value-type="string" office:string-value="{86, 86,85,85,85,85,85,84,84,84,84,83,83,83,83,83,82,82,82,82,82,81,81,81,81,80,80,80,80,80,79,79,79,79,79,78,78,78,78,78,77,77,77,77," calcext:value-type="string">
            <text:p>{86, 86,85,85,85,85,85,84,84,84,84,83,83,83,83,83,82,82,82,82,82,81,81,81,81,80,80,80,80,80,79,79,79,79,79,78,78,78,78,78,77,77,77,77,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-2.2710205404444*10^-7*[.A61]^3+0.000420022571043*[.A61]^2-0.302647795840204*[.A61]+112.175709926089" office:value-type="float" office:value="76.6258922585034" calcext:value-type="float">
            <text:p>77</text:p>
          </table:table-cell>
          <table:table-cell table:formula="of:=TEXT([.B61];&quot;##&quot;)" office:value-type="string" office:string-value="77" calcext:value-type="string">
            <text:p>77</text:p>
          </table:table-cell>
          <table:table-cell table:formula="of:=[.D60] &amp; [.C61] &amp; &quot;,&quot;" office:value-type="string" office:string-value="{86, 86,85,85,85,85,85,84,84,84,84,83,83,83,83,83,82,82,82,82,82,81,81,81,81,80,80,80,80,80,79,79,79,79,79,78,78,78,78,78,77,77,77,77,77," calcext:value-type="string">
            <text:p>{86, 86,85,85,85,85,85,84,84,84,84,83,83,83,83,83,82,82,82,82,82,81,81,81,81,80,80,80,80,80,79,79,79,79,79,78,78,78,78,78,77,77,77,77,77,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-2.2710205404444*10^-7*[.A62]^3+0.000420022571043*[.A62]^2-0.302647795840204*[.A62]+112.175709926089" office:value-type="float" office:value="76.4304050859273" calcext:value-type="float">
            <text:p>76</text:p>
          </table:table-cell>
          <table:table-cell table:formula="of:=TEXT([.B62];&quot;##&quot;)" office:value-type="string" office:string-value="76" calcext:value-type="string">
            <text:p>76</text:p>
          </table:table-cell>
          <table:table-cell table:formula="of:=[.D61] &amp; [.C62] &amp; &quot;,&quot;" office:value-type="string" office:string-value="{86, 86,85,85,85,85,85,84,84,84,84,83,83,83,83,83,82,82,82,82,82,81,81,81,81,80,80,80,80,80,79,79,79,79,79,78,78,78,78,78,77,77,77,77,77,76," calcext:value-type="string">
            <text:p>{86, 86,85,85,85,85,85,84,84,84,84,83,83,83,83,83,82,82,82,82,82,81,81,81,81,80,80,80,80,80,79,79,79,79,79,78,78,78,78,78,77,77,77,77,77,76,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-2.2710205404444*10^-7*[.A63]^3+0.000420022571043*[.A63]^2-0.302647795840204*[.A63]+112.175709926089" office:value-type="float" office:value="76.2355603797062" calcext:value-type="float">
            <text:p>76</text:p>
          </table:table-cell>
          <table:table-cell table:formula="of:=TEXT([.B63];&quot;##&quot;)" office:value-type="string" office:string-value="76" calcext:value-type="string">
            <text:p>76</text:p>
          </table:table-cell>
          <table:table-cell table:formula="of:=[.D62] &amp; [.C63] &amp; &quot;,&quot;" office:value-type="string" office:string-value="{86, 86,85,85,85,85,85,84,84,84,84,83,83,83,83,83,82,82,82,82,82,81,81,81,81,80,80,80,80,80,79,79,79,79,79,78,78,78,78,78,77,77,77,77,77,76,76," calcext:value-type="string">
            <text:p>{86, 86,85,85,85,85,85,84,84,84,84,83,83,83,83,83,82,82,82,82,82,81,81,81,81,80,80,80,80,80,79,79,79,79,79,78,78,78,78,78,77,77,77,77,77,76,76,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-2.2710205404444*10^-7*[.A64]^3+0.000420022571043*[.A64]^2-0.302647795840204*[.A64]+112.175709926089" office:value-type="float" office:value="76.0413567772278" calcext:value-type="float">
            <text:p>76</text:p>
          </table:table-cell>
          <table:table-cell table:formula="of:=TEXT([.B64];&quot;##&quot;)" office:value-type="string" office:string-value="76" calcext:value-type="string">
            <text:p>76</text:p>
          </table:table-cell>
          <table:table-cell table:formula="of:=[.D63] &amp; [.C64] &amp; &quot;,&quot;" office:value-type="string" office:string-value="{86, 86,85,85,85,85,85,84,84,84,84,83,83,83,83,83,82,82,82,82,82,81,81,81,81,80,80,80,80,80,79,79,79,79,79,78,78,78,78,78,77,77,77,77,77,76,76,76," calcext:value-type="string">
            <text:p>{86, 86,85,85,85,85,85,84,84,84,84,83,83,83,83,83,82,82,82,82,82,81,81,81,81,80,80,80,80,80,79,79,79,79,79,78,78,78,78,78,77,77,77,77,77,76,76,76,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-2.2710205404444*10^-7*[.A65]^3+0.000420022571043*[.A65]^2-0.302647795840204*[.A65]+112.175709926089" office:value-type="float" office:value="75.8477929158798" calcext:value-type="float">
            <text:p>76</text:p>
          </table:table-cell>
          <table:table-cell table:formula="of:=TEXT([.B65];&quot;##&quot;)" office:value-type="string" office:string-value="76" calcext:value-type="string">
            <text:p>76</text:p>
          </table:table-cell>
          <table:table-cell table:formula="of:=[.D64] &amp; [.C65] &amp; &quot;,&quot;" office:value-type="string" office:string-value="{86, 86,85,85,85,85,85,84,84,84,84,83,83,83,83,83,82,82,82,82,82,81,81,81,81,80,80,80,80,80,79,79,79,79,79,78,78,78,78,78,77,77,77,77,77,76,76,76,76," calcext:value-type="string">
            <text:p>{86, 86,85,85,85,85,85,84,84,84,84,83,83,83,83,83,82,82,82,82,82,81,81,81,81,80,80,80,80,80,79,79,79,79,79,78,78,78,78,78,77,77,77,77,77,76,76,76,76,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-2.2710205404444*10^-7*[.A66]^3+0.000420022571043*[.A66]^2-0.302647795840204*[.A66]+112.175709926089" office:value-type="float" office:value="75.65486743305" calcext:value-type="float">
            <text:p>76</text:p>
          </table:table-cell>
          <table:table-cell table:formula="of:=TEXT([.B66];&quot;##&quot;)" office:value-type="string" office:string-value="76" calcext:value-type="string">
            <text:p>76</text:p>
          </table:table-cell>
          <table:table-cell table:formula="of:=[.D65] &amp; [.C66] &amp; &quot;,&quot;" office:value-type="string" office:string-value="{86, 86,85,85,85,85,85,84,84,84,84,83,83,83,83,83,82,82,82,82,82,81,81,81,81,80,80,80,80,80,79,79,79,79,79,78,78,78,78,78,77,77,77,77,77,76,76,76,76,76," calcext:value-type="string">
            <text:p>{86, 86,85,85,85,85,85,84,84,84,84,83,83,83,83,83,82,82,82,82,82,81,81,81,81,80,80,80,80,80,79,79,79,79,79,78,78,78,78,78,77,77,77,77,77,76,76,76,76,76,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-2.2710205404444*10^-7*[.A67]^3+0.000420022571043*[.A67]^2-0.302647795840204*[.A67]+112.175709926089" office:value-type="float" office:value="75.4625789661259" calcext:value-type="float">
            <text:p>75</text:p>
          </table:table-cell>
          <table:table-cell table:formula="of:=TEXT([.B67];&quot;##&quot;)" office:value-type="string" office:string-value="75" calcext:value-type="string">
            <text:p>75</text:p>
          </table:table-cell>
          <table:table-cell table:formula="of:=[.D66] &amp; [.C67] &amp; &quot;,&quot;" office:value-type="string" office:string-value="{86, 86,85,85,85,85,85,84,84,84,84,83,83,83,83,83,82,82,82,82,82,81,81,81,81,80,80,80,80,80,79,79,79,79,79,78,78,78,78,78,77,77,77,77,77,76,76,76,76,76,75," calcext:value-type="string">
            <text:p>{86, 86,85,85,85,85,85,84,84,84,84,83,83,83,83,83,82,82,82,82,82,81,81,81,81,80,80,80,80,80,79,79,79,79,79,78,78,78,78,78,77,77,77,77,77,76,76,76,76,76,75,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-2.2710205404444*10^-7*[.A68]^3+0.000420022571043*[.A68]^2-0.302647795840204*[.A68]+112.175709926089" office:value-type="float" office:value="75.2709261524953" calcext:value-type="float">
            <text:p>75</text:p>
          </table:table-cell>
          <table:table-cell table:formula="of:=TEXT([.B68];&quot;##&quot;)" office:value-type="string" office:string-value="75" calcext:value-type="string">
            <text:p>75</text:p>
          </table:table-cell>
          <table:table-cell table:formula="of:=[.D67] &amp; [.C68] &amp; &quot;,&quot;" office:value-type="string" office:string-value="{86, 86,85,85,85,85,85,84,84,84,84,83,83,83,83,83,82,82,82,82,82,81,81,81,81,80,80,80,80,80,79,79,79,79,79,78,78,78,78,78,77,77,77,77,77,76,76,76,76,76,75,75," calcext:value-type="string">
            <text:p>{86, 86,85,85,85,85,85,84,84,84,84,83,83,83,83,83,82,82,82,82,82,81,81,81,81,80,80,80,80,80,79,79,79,79,79,78,78,78,78,78,77,77,77,77,77,76,76,76,76,76,75,75,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-2.2710205404444*10^-7*[.A69]^3+0.000420022571043*[.A69]^2-0.302647795840204*[.A69]+112.175709926089" office:value-type="float" office:value="75.0799076295458" calcext:value-type="float">
            <text:p>75</text:p>
          </table:table-cell>
          <table:table-cell table:formula="of:=TEXT([.B69];&quot;##&quot;)" office:value-type="string" office:string-value="75" calcext:value-type="string">
            <text:p>75</text:p>
          </table:table-cell>
          <table:table-cell table:formula="of:=[.D68] &amp; [.C69] &amp; &quot;,&quot;" office:value-type="string" office:string-value="{86, 86,85,85,85,85,85,84,84,84,84,83,83,83,83,83,82,82,82,82,82,81,81,81,81,80,80,80,80,80,79,79,79,79,79,78,78,78,78,78,77,77,77,77,77,76,76,76,76,76,75,75,75," calcext:value-type="string">
            <text:p>{86, 86,85,85,85,85,85,84,84,84,84,83,83,83,83,83,82,82,82,82,82,81,81,81,81,80,80,80,80,80,79,79,79,79,79,78,78,78,78,78,77,77,77,77,77,76,76,76,76,76,75,75,75,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-2.2710205404444*10^-7*[.A70]^3+0.000420022571043*[.A70]^2-0.302647795840204*[.A70]+112.175709926089" office:value-type="float" office:value="74.8895220346651" calcext:value-type="float">
            <text:p>75</text:p>
          </table:table-cell>
          <table:table-cell table:formula="of:=TEXT([.B70];&quot;##&quot;)" office:value-type="string" office:string-value="75" calcext:value-type="string">
            <text:p>75</text:p>
          </table:table-cell>
          <table:table-cell table:formula="of:=[.D69] &amp; [.C70] &amp; &quot;,&quot;" office:value-type="string" office:string-value="{86, 86,85,85,85,85,85,84,84,84,84,83,83,83,83,83,82,82,82,82,82,81,81,81,81,80,80,80,80,80,79,79,79,79,79,78,78,78,78,78,77,77,77,77,77,76,76,76,76,76,75,75,75,75," calcext:value-type="string">
            <text:p>{86, 86,85,85,85,85,85,84,84,84,84,83,83,83,83,83,82,82,82,82,82,81,81,81,81,80,80,80,80,80,79,79,79,79,79,78,78,78,78,78,77,77,77,77,77,76,76,76,76,76,75,75,75,75,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-2.2710205404444*10^-7*[.A71]^3+0.000420022571043*[.A71]^2-0.302647795840204*[.A71]+112.175709926089" office:value-type="float" office:value="74.6997680052408" calcext:value-type="float">
            <text:p>75</text:p>
          </table:table-cell>
          <table:table-cell table:formula="of:=TEXT([.B71];&quot;##&quot;)" office:value-type="string" office:string-value="75" calcext:value-type="string">
            <text:p>75</text:p>
          </table:table-cell>
          <table:table-cell table:formula="of:=[.D70] &amp; [.C71] &amp; &quot;,&quot;" office:value-type="string" office:string-value="{86, 86,85,85,85,85,85,84,84,84,84,83,83,83,83,83,82,82,82,82,82,81,81,81,81,80,80,80,80,80,79,79,79,79,79,78,78,78,78,78,77,77,77,77,77,76,76,76,76,76,75,75,75,75,75," calcext:value-type="string">
            <text:p>{86, 86,85,85,85,85,85,84,84,84,84,83,83,83,83,83,82,82,82,82,82,81,81,81,81,80,80,80,80,80,79,79,79,79,79,78,78,78,78,78,77,77,77,77,77,76,76,76,76,76,75,75,75,75,75,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-2.2710205404444*10^-7*[.A72]^3+0.000420022571043*[.A72]^2-0.302647795840204*[.A72]+112.175709926089" office:value-type="float" office:value="74.5106441786607" calcext:value-type="float">
            <text:p>75</text:p>
          </table:table-cell>
          <table:table-cell table:formula="of:=TEXT([.B72];&quot;##&quot;)" office:value-type="string" office:string-value="75" calcext:value-type="string">
            <text:p>75</text:p>
          </table:table-cell>
          <table:table-cell table:formula="of:=[.D71] &amp; [.C72] &amp; &quot;,&quot;" office:value-type="string" office:string-value="{86, 86,85,85,85,85,85,84,84,84,84,83,83,83,83,83,82,82,82,82,82,81,81,81,81,80,80,80,80,80,79,79,79,79,79,78,78,78,78,78,77,77,77,77,77,76,76,76,76,76,75,75,75,75,75,75," calcext:value-type="string">
            <text:p>{86, 86,85,85,85,85,85,84,84,84,84,83,83,83,83,83,82,82,82,82,82,81,81,81,81,80,80,80,80,80,79,79,79,79,79,78,78,78,78,78,77,77,77,77,77,76,76,76,76,76,75,75,75,75,75,75,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-2.2710205404444*10^-7*[.A73]^3+0.000420022571043*[.A73]^2-0.302647795840204*[.A73]+112.175709926089" office:value-type="float" office:value="74.3221491923125" calcext:value-type="float">
            <text:p>74</text:p>
          </table:table-cell>
          <table:table-cell table:formula="of:=TEXT([.B73];&quot;##&quot;)" office:value-type="string" office:string-value="74" calcext:value-type="string">
            <text:p>74</text:p>
          </table:table-cell>
          <table:table-cell table:formula="of:=[.D72] &amp; [.C73] &amp; &quot;,&quot;" office:value-type="string" office:string-value="{86, 86,85,85,85,85,85,84,84,84,84,83,83,83,83,83,82,82,82,82,82,81,81,81,81,80,80,80,80,80,79,79,79,79,79,78,78,78,78,78,77,77,77,77,77,76,76,76,76,76,75,75,75,75,75,75,74," calcext:value-type="string">
            <text:p>{86, 86,85,85,85,85,85,84,84,84,84,83,83,83,83,83,82,82,82,82,82,81,81,81,81,80,80,80,80,80,79,79,79,79,79,78,78,78,78,78,77,77,77,77,77,76,76,76,76,76,75,75,75,75,75,75,74,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-2.2710205404444*10^-7*[.A74]^3+0.000420022571043*[.A74]^2-0.302647795840204*[.A74]+112.175709926089" office:value-type="float" office:value="74.1342816835837" calcext:value-type="float">
            <text:p>74</text:p>
          </table:table-cell>
          <table:table-cell table:formula="of:=TEXT([.B74];&quot;##&quot;)" office:value-type="string" office:string-value="74" calcext:value-type="string">
            <text:p>74</text:p>
          </table:table-cell>
          <table:table-cell table:formula="of:=[.D73] &amp; [.C74] &amp; &quot;,&quot;" office:value-type="string" office:string-value="{86, 86,85,85,85,85,85,84,84,84,84,83,83,83,83,83,82,82,82,82,82,81,81,81,81,80,80,80,80,80,79,79,79,79,79,78,78,78,78,78,77,77,77,77,77,76,76,76,76,76,75,75,75,75,75,75,74,74," calcext:value-type="string">
            <text:p>{86, 86,85,85,85,85,85,84,84,84,84,83,83,83,83,83,82,82,82,82,82,81,81,81,81,80,80,80,80,80,79,79,79,79,79,78,78,78,78,78,77,77,77,77,77,76,76,76,76,76,75,75,75,75,75,75,74,74,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-2.2710205404444*10^-7*[.A75]^3+0.000420022571043*[.A75]^2-0.302647795840204*[.A75]+112.175709926089" office:value-type="float" office:value="73.9470402898621" calcext:value-type="float">
            <text:p>74</text:p>
          </table:table-cell>
          <table:table-cell table:formula="of:=TEXT([.B75];&quot;##&quot;)" office:value-type="string" office:string-value="74" calcext:value-type="string">
            <text:p>74</text:p>
          </table:table-cell>
          <table:table-cell table:formula="of:=[.D74] &amp; [.C75] &amp; &quot;,&quot;" office:value-type="string" office:string-value="{86, 86,85,85,85,85,85,84,84,84,84,83,83,83,83,83,82,82,82,82,82,81,81,81,81,80,80,80,80,80,79,79,79,79,79,78,78,78,78,78,77,77,77,77,77,76,76,76,76,76,75,75,75,75,75,75,74,74,74," calcext:value-type="string">
            <text:p>{86, 86,85,85,85,85,85,84,84,84,84,83,83,83,83,83,82,82,82,82,82,81,81,81,81,80,80,80,80,80,79,79,79,79,79,78,78,78,78,78,77,77,77,77,77,76,76,76,76,76,75,75,75,75,75,75,74,74,74,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-2.2710205404444*10^-7*[.A76]^3+0.000420022571043*[.A76]^2-0.302647795840204*[.A76]+112.175709926089" office:value-type="float" office:value="73.7604236485354" calcext:value-type="float">
            <text:p>74</text:p>
          </table:table-cell>
          <table:table-cell table:formula="of:=TEXT([.B76];&quot;##&quot;)" office:value-type="string" office:string-value="74" calcext:value-type="string">
            <text:p>74</text:p>
          </table:table-cell>
          <table:table-cell table:formula="of:=[.D75] &amp; [.C76] &amp; &quot;,&quot;" office:value-type="string" office:string-value="{86, 86,85,85,85,85,85,84,84,84,84,83,83,83,83,83,82,82,82,82,82,81,81,81,81,80,80,80,80,80,79,79,79,79,79,78,78,78,78,78,77,77,77,77,77,76,76,76,76,76,75,75,75,75,75,75,74,74,74,74," calcext:value-type="string">
            <text:p>{86, 86,85,85,85,85,85,84,84,84,84,83,83,83,83,83,82,82,82,82,82,81,81,81,81,80,80,80,80,80,79,79,79,79,79,78,78,78,78,78,77,77,77,77,77,76,76,76,76,76,75,75,75,75,75,75,74,74,74,74,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-2.2710205404444*10^-7*[.A77]^3+0.000420022571043*[.A77]^2-0.302647795840204*[.A77]+112.175709926089" office:value-type="float" office:value="73.5744303969911" calcext:value-type="float">
            <text:p>74</text:p>
          </table:table-cell>
          <table:table-cell table:formula="of:=TEXT([.B77];&quot;##&quot;)" office:value-type="string" office:string-value="74" calcext:value-type="string">
            <text:p>74</text:p>
          </table:table-cell>
          <table:table-cell table:formula="of:=[.D76] &amp; [.C77] &amp; &quot;,&quot;" office:value-type="string" office:string-value="{86, 86,85,85,85,85,85,84,84,84,84,83,83,83,83,83,82,82,82,82,82,81,81,81,81,80,80,80,80,80,79,79,79,79,79,78,78,78,78,78,77,77,77,77,77,76,76,76,76,76,75,75,75,75,75,75,74,74,74,74,74," calcext:value-type="string">
            <text:p>{86, 86,85,85,85,85,85,84,84,84,84,83,83,83,83,83,82,82,82,82,82,81,81,81,81,80,80,80,80,80,79,79,79,79,79,78,78,78,78,78,77,77,77,77,77,76,76,76,76,76,75,75,75,75,75,75,74,74,74,74,74,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-2.2710205404444*10^-7*[.A78]^3+0.000420022571043*[.A78]^2-0.302647795840204*[.A78]+112.175709926089" office:value-type="float" office:value="73.3890591726171" calcext:value-type="float">
            <text:p>73</text:p>
          </table:table-cell>
          <table:table-cell table:formula="of:=TEXT([.B78];&quot;##&quot;)" office:value-type="string" office:string-value="73" calcext:value-type="string">
            <text:p>73</text:p>
          </table:table-cell>
          <table:table-cell table:formula="of:=[.D77] &amp; [.C78] &amp; &quot;,&quot;" office:value-type="string" office:string-value="{86, 86,85,85,85,85,85,84,84,84,84,83,83,83,83,83,82,82,82,82,82,81,81,81,81,80,80,80,80,80,79,79,79,79,79,78,78,78,78,78,77,77,77,77,77,76,76,76,76,76,75,75,75,75,75,75,74,74,74,74,74,73," calcext:value-type="string">
            <text:p>{86, 86,85,85,85,85,85,84,84,84,84,83,83,83,83,83,82,82,82,82,82,81,81,81,81,80,80,80,80,80,79,79,79,79,79,78,78,78,78,78,77,77,77,77,77,76,76,76,76,76,75,75,75,75,75,75,74,74,74,74,74,73,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-2.2710205404444*10^-7*[.A79]^3+0.000420022571043*[.A79]^2-0.302647795840204*[.A79]+112.175709926089" office:value-type="float" office:value="73.204308612801" calcext:value-type="float">
            <text:p>73</text:p>
          </table:table-cell>
          <table:table-cell table:formula="of:=TEXT([.B79];&quot;##&quot;)" office:value-type="string" office:string-value="73" calcext:value-type="string">
            <text:p>73</text:p>
          </table:table-cell>
          <table:table-cell table:formula="of:=[.D78] &amp; [.C79] &amp; &quot;,&quot;" office:value-type="string" office:string-value="{86, 86,85,85,85,85,85,84,84,84,84,83,83,83,83,83,82,82,82,82,82,81,81,81,81,80,80,80,80,80,79,79,79,79,79,78,78,78,78,78,77,77,77,77,77,76,76,76,76,76,75,75,75,75,75,75,74,74,74,74,74,73,73," calcext:value-type="string">
            <text:p>{86, 86,85,85,85,85,85,84,84,84,84,83,83,83,83,83,82,82,82,82,82,81,81,81,81,80,80,80,80,80,79,79,79,79,79,78,78,78,78,78,77,77,77,77,77,76,76,76,76,76,75,75,75,75,75,75,74,74,74,74,74,73,73,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-2.2710205404444*10^-7*[.A80]^3+0.000420022571043*[.A80]^2-0.302647795840204*[.A80]+112.175709926089" office:value-type="float" office:value="73.0201773549304" calcext:value-type="float">
            <text:p>73</text:p>
          </table:table-cell>
          <table:table-cell table:formula="of:=TEXT([.B80];&quot;##&quot;)" office:value-type="string" office:string-value="73" calcext:value-type="string">
            <text:p>73</text:p>
          </table:table-cell>
          <table:table-cell table:formula="of:=[.D79] &amp; [.C80] &amp; &quot;,&quot;" office:value-type="string" office:string-value="{86, 86,85,85,85,85,85,84,84,84,84,83,83,83,83,83,82,82,82,82,82,81,81,81,81,80,80,80,80,80,79,79,79,79,79,78,78,78,78,78,77,77,77,77,77,76,76,76,76,76,75,75,75,75,75,75,74,74,74,74,74,73,73,73," calcext:value-type="string">
            <text:p>{86, 86,85,85,85,85,85,84,84,84,84,83,83,83,83,83,82,82,82,82,82,81,81,81,81,80,80,80,80,80,79,79,79,79,79,78,78,78,78,78,77,77,77,77,77,76,76,76,76,76,75,75,75,75,75,75,74,74,74,74,74,73,73,73,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-2.2710205404444*10^-7*[.A81]^3+0.000420022571043*[.A81]^2-0.302647795840204*[.A81]+112.175709926089" office:value-type="float" office:value="72.8366640363931" calcext:value-type="float">
            <text:p>73</text:p>
          </table:table-cell>
          <table:table-cell table:formula="of:=TEXT([.B81];&quot;##&quot;)" office:value-type="string" office:string-value="73" calcext:value-type="string">
            <text:p>73</text:p>
          </table:table-cell>
          <table:table-cell table:formula="of:=[.D80] &amp; [.C81] &amp; &quot;,&quot;" office:value-type="string" office:string-value="{86, 86,85,85,85,85,85,84,84,84,84,83,83,83,83,83,82,82,82,82,82,81,81,81,81,80,80,80,80,80,79,79,79,79,79,78,78,78,78,78,77,77,77,77,77,76,76,76,76,76,75,75,75,75,75,75,74,74,74,74,74,73,73,73,73," calcext:value-type="string">
            <text:p>{86, 86,85,85,85,85,85,84,84,84,84,83,83,83,83,83,82,82,82,82,82,81,81,81,81,80,80,80,80,80,79,79,79,79,79,78,78,78,78,78,77,77,77,77,77,76,76,76,76,76,75,75,75,75,75,75,74,74,74,74,74,73,73,73,73,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-2.2710205404444*10^-7*[.A82]^3+0.000420022571043*[.A82]^2-0.302647795840204*[.A82]+112.175709926089" office:value-type="float" office:value="72.6537672945766" calcext:value-type="float">
            <text:p>73</text:p>
          </table:table-cell>
          <table:table-cell table:formula="of:=TEXT([.B82];&quot;##&quot;)" office:value-type="string" office:string-value="73" calcext:value-type="string">
            <text:p>73</text:p>
          </table:table-cell>
          <table:table-cell table:formula="of:=[.D81] &amp; [.C82] &amp; &quot;,&quot;" office:value-type="string" office:string-value="{86, 86,85,85,85,85,85,84,84,84,84,83,83,83,83,83,82,82,82,82,82,81,81,81,81,80,80,80,80,80,79,79,79,79,79,78,78,78,78,78,77,77,77,77,77,76,76,76,76,76,75,75,75,75,75,75,74,74,74,74,74,73,73,73,73,73," calcext:value-type="string">
            <text:p>{86, 86,85,85,85,85,85,84,84,84,84,83,83,83,83,83,82,82,82,82,82,81,81,81,81,80,80,80,80,80,79,79,79,79,79,78,78,78,78,78,77,77,77,77,77,76,76,76,76,76,75,75,75,75,75,75,74,74,74,74,74,73,73,73,73,73,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-2.2710205404444*10^-7*[.A83]^3+0.000420022571043*[.A83]^2-0.302647795840204*[.A83]+112.175709926089" office:value-type="float" office:value="72.4714857668688" calcext:value-type="float">
            <text:p>72</text:p>
          </table:table-cell>
          <table:table-cell table:formula="of:=TEXT([.B83];&quot;##&quot;)" office:value-type="string" office:string-value="72" calcext:value-type="string">
            <text:p>72</text:p>
          </table:table-cell>
          <table:table-cell table:formula="of:=[.D82] &amp; [.C83] &amp; &quot;,&quot;" office:value-type="string" office:string-value="{86, 86,85,85,85,85,85,84,84,84,84,83,83,83,83,83,82,82,82,82,82,81,81,81,81,80,80,80,80,80,79,79,79,79,79,78,78,78,78,78,77,77,77,77,77,76,76,76,76,76,75,75,75,75,75,75,74,74,74,74,74,73,73,73,73,73,72," calcext:value-type="string">
            <text:p>{86, 86,85,85,85,85,85,84,84,84,84,83,83,83,83,83,82,82,82,82,82,81,81,81,81,80,80,80,80,80,79,79,79,79,79,78,78,78,78,78,77,77,77,77,77,76,76,76,76,76,75,75,75,75,75,75,74,74,74,74,74,73,73,73,73,73,72,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-2.2710205404444*10^-7*[.A84]^3+0.000420022571043*[.A84]^2-0.302647795840204*[.A84]+112.175709926089" office:value-type="float" office:value="72.2898180906572" calcext:value-type="float">
            <text:p>72</text:p>
          </table:table-cell>
          <table:table-cell table:formula="of:=TEXT([.B84];&quot;##&quot;)" office:value-type="string" office:string-value="72" calcext:value-type="string">
            <text:p>72</text:p>
          </table:table-cell>
          <table:table-cell table:formula="of:=[.D83] &amp; [.C84] &amp; &quot;,&quot;" office:value-type="string" office:string-value="{86, 86,85,85,85,85,85,84,84,84,84,83,83,83,83,83,82,82,82,82,82,81,81,81,81,80,80,80,80,80,79,79,79,79,79,78,78,78,78,78,77,77,77,77,77,76,76,76,76,76,75,75,75,75,75,75,74,74,74,74,74,73,73,73,73,73,72,72," calcext:value-type="string">
            <text:p>{86, 86,85,85,85,85,85,84,84,84,84,83,83,83,83,83,82,82,82,82,82,81,81,81,81,80,80,80,80,80,79,79,79,79,79,78,78,78,78,78,77,77,77,77,77,76,76,76,76,76,75,75,75,75,75,75,74,74,74,74,74,73,73,73,73,73,72,72,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-2.2710205404444*10^-7*[.A85]^3+0.000420022571043*[.A85]^2-0.302647795840204*[.A85]+112.175709926089" office:value-type="float" office:value="72.1087629033295" calcext:value-type="float">
            <text:p>72</text:p>
          </table:table-cell>
          <table:table-cell table:formula="of:=TEXT([.B85];&quot;##&quot;)" office:value-type="string" office:string-value="72" calcext:value-type="string">
            <text:p>72</text:p>
          </table:table-cell>
          <table:table-cell table:formula="of:=[.D84] &amp; [.C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" calcext:value-type="string">
            <text:p>{86, 86,85,85,85,85,85,84,84,84,84,83,83,83,83,83,82,82,82,82,82,81,81,81,81,80,80,80,80,80,79,79,79,79,79,78,78,78,78,78,77,77,77,77,77,76,76,76,76,76,75,75,75,75,75,75,74,74,74,74,74,73,73,73,73,73,72,72,72,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-2.2710205404444*10^-7*[.A86]^3+0.000420022571043*[.A86]^2-0.302647795840204*[.A86]+112.175709926089" office:value-type="float" office:value="71.9283188422735" calcext:value-type="float">
            <text:p>72</text:p>
          </table:table-cell>
          <table:table-cell table:formula="of:=TEXT([.B86];&quot;##&quot;)" office:value-type="string" office:string-value="72" calcext:value-type="string">
            <text:p>72</text:p>
          </table:table-cell>
          <table:table-cell table:formula="of:=[.D85] &amp; [.C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" calcext:value-type="string">
            <text:p>{86, 86,85,85,85,85,85,84,84,84,84,83,83,83,83,83,82,82,82,82,82,81,81,81,81,80,80,80,80,80,79,79,79,79,79,78,78,78,78,78,77,77,77,77,77,76,76,76,76,76,75,75,75,75,75,75,74,74,74,74,74,73,73,73,73,73,72,72,72,72,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-2.2710205404444*10^-7*[.A87]^3+0.000420022571043*[.A87]^2-0.302647795840204*[.A87]+112.175709926089" office:value-type="float" office:value="71.7484845448767" calcext:value-type="float">
            <text:p>72</text:p>
          </table:table-cell>
          <table:table-cell table:formula="of:=TEXT([.B87];&quot;##&quot;)" office:value-type="string" office:string-value="72" calcext:value-type="string">
            <text:p>72</text:p>
          </table:table-cell>
          <table:table-cell table:formula="of:=[.D86] &amp; [.C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" calcext:value-type="string">
            <text:p>{86, 86,85,85,85,85,85,84,84,84,84,83,83,83,83,83,82,82,82,82,82,81,81,81,81,80,80,80,80,80,79,79,79,79,79,78,78,78,78,78,77,77,77,77,77,76,76,76,76,76,75,75,75,75,75,75,74,74,74,74,74,73,73,73,73,73,72,72,72,72,72,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-2.2710205404444*10^-7*[.A88]^3+0.000420022571043*[.A88]^2-0.302647795840204*[.A88]+112.175709926089" office:value-type="float" office:value="71.5692586485269" calcext:value-type="float">
            <text:p>72</text:p>
          </table:table-cell>
          <table:table-cell table:formula="of:=TEXT([.B88];&quot;##&quot;)" office:value-type="string" office:string-value="72" calcext:value-type="string">
            <text:p>72</text:p>
          </table:table-cell>
          <table:table-cell table:formula="of:=[.D87] &amp; [.C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" calcext:value-type="string">
            <text:p>{86, 86,85,85,85,85,85,84,84,84,84,83,83,83,83,83,82,82,82,82,82,81,81,81,81,80,80,80,80,80,79,79,79,79,79,78,78,78,78,78,77,77,77,77,77,76,76,76,76,76,75,75,75,75,75,75,74,74,74,74,74,73,73,73,73,73,72,72,72,72,72,72,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-2.2710205404444*10^-7*[.A89]^3+0.000420022571043*[.A89]^2-0.302647795840204*[.A89]+112.175709926089" office:value-type="float" office:value="71.3906397906117" calcext:value-type="float">
            <text:p>71</text:p>
          </table:table-cell>
          <table:table-cell table:formula="of:=TEXT([.B89];&quot;##&quot;)" office:value-type="string" office:string-value="71" calcext:value-type="string">
            <text:p>71</text:p>
          </table:table-cell>
          <table:table-cell table:formula="of:=[.D88] &amp; [.C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" calcext:value-type="string">
            <text:p>{86, 86,85,85,85,85,85,84,84,84,84,83,83,83,83,83,82,82,82,82,82,81,81,81,81,80,80,80,80,80,79,79,79,79,79,78,78,78,78,78,77,77,77,77,77,76,76,76,76,76,75,75,75,75,75,75,74,74,74,74,74,73,73,73,73,73,72,72,72,72,72,72,71,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-2.2710205404444*10^-7*[.A90]^3+0.000420022571043*[.A90]^2-0.302647795840204*[.A90]+112.175709926089" office:value-type="float" office:value="71.2126266085188" calcext:value-type="float">
            <text:p>71</text:p>
          </table:table-cell>
          <table:table-cell table:formula="of:=TEXT([.B90];&quot;##&quot;)" office:value-type="string" office:string-value="71" calcext:value-type="string">
            <text:p>71</text:p>
          </table:table-cell>
          <table:table-cell table:formula="of:=[.D89] &amp; [.C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" calcext:value-type="string">
            <text:p>{86, 86,85,85,85,85,85,84,84,84,84,83,83,83,83,83,82,82,82,82,82,81,81,81,81,80,80,80,80,80,79,79,79,79,79,78,78,78,78,78,77,77,77,77,77,76,76,76,76,76,75,75,75,75,75,75,74,74,74,74,74,73,73,73,73,73,72,72,72,72,72,72,71,71,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-2.2710205404444*10^-7*[.A91]^3+0.000420022571043*[.A91]^2-0.302647795840204*[.A91]+112.175709926089" office:value-type="float" office:value="71.035217739636" calcext:value-type="float">
            <text:p>71</text:p>
          </table:table-cell>
          <table:table-cell table:formula="of:=TEXT([.B91];&quot;##&quot;)" office:value-type="string" office:string-value="71" calcext:value-type="string">
            <text:p>71</text:p>
          </table:table-cell>
          <table:table-cell table:formula="of:=[.D90] &amp; [.C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-2.2710205404444*10^-7*[.A92]^3+0.000420022571043*[.A92]^2-0.302647795840204*[.A92]+112.175709926089" office:value-type="float" office:value="70.8584118213508" calcext:value-type="float">
            <text:p>71</text:p>
          </table:table-cell>
          <table:table-cell table:formula="of:=TEXT([.B92];&quot;##&quot;)" office:value-type="string" office:string-value="71" calcext:value-type="string">
            <text:p>71</text:p>
          </table:table-cell>
          <table:table-cell table:formula="of:=[.D91] &amp; [.C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-2.2710205404444*10^-7*[.A93]^3+0.000420022571043*[.A93]^2-0.302647795840204*[.A93]+112.175709926089" office:value-type="float" office:value="70.6822074910509" calcext:value-type="float">
            <text:p>71</text:p>
          </table:table-cell>
          <table:table-cell table:formula="of:=TEXT([.B93];&quot;##&quot;)" office:value-type="string" office:string-value="71" calcext:value-type="string">
            <text:p>71</text:p>
          </table:table-cell>
          <table:table-cell table:formula="of:=[.D92] &amp; [.C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-2.2710205404444*10^-7*[.A94]^3+0.000420022571043*[.A94]^2-0.302647795840204*[.A94]+112.175709926089" office:value-type="float" office:value="70.506603386124" calcext:value-type="float">
            <text:p>71</text:p>
          </table:table-cell>
          <table:table-cell table:formula="of:=TEXT([.B94];&quot;##&quot;)" office:value-type="string" office:string-value="71" calcext:value-type="string">
            <text:p>71</text:p>
          </table:table-cell>
          <table:table-cell table:formula="of:=[.D93] &amp; [.C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-2.2710205404444*10^-7*[.A95]^3+0.000420022571043*[.A95]^2-0.302647795840204*[.A95]+112.175709926089" office:value-type="float" office:value="70.3315981439579" calcext:value-type="float">
            <text:p>70</text:p>
          </table:table-cell>
          <table:table-cell table:formula="of:=TEXT([.B95];&quot;##&quot;)" office:value-type="string" office:string-value="70" calcext:value-type="string">
            <text:p>70</text:p>
          </table:table-cell>
          <table:table-cell table:formula="of:=[.D94] &amp; [.C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-2.2710205404444*10^-7*[.A96]^3+0.000420022571043*[.A96]^2-0.302647795840204*[.A96]+112.175709926089" office:value-type="float" office:value="70.1571904019401" calcext:value-type="float">
            <text:p>70</text:p>
          </table:table-cell>
          <table:table-cell table:formula="of:=TEXT([.B96];&quot;##&quot;)" office:value-type="string" office:string-value="70" calcext:value-type="string">
            <text:p>70</text:p>
          </table:table-cell>
          <table:table-cell table:formula="of:=[.D95] &amp; [.C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-2.2710205404444*10^-7*[.A97]^3+0.000420022571043*[.A97]^2-0.302647795840204*[.A97]+112.175709926089" office:value-type="float" office:value="69.9833787974583" calcext:value-type="float">
            <text:p>70</text:p>
          </table:table-cell>
          <table:table-cell table:formula="of:=TEXT([.B97];&quot;##&quot;)" office:value-type="string" office:string-value="70" calcext:value-type="string">
            <text:p>70</text:p>
          </table:table-cell>
          <table:table-cell table:formula="of:=[.D96] &amp; [.C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-2.2710205404444*10^-7*[.A98]^3+0.000420022571043*[.A98]^2-0.302647795840204*[.A98]+112.175709926089" office:value-type="float" office:value="69.8101619679003" calcext:value-type="float">
            <text:p>70</text:p>
          </table:table-cell>
          <table:table-cell table:formula="of:=TEXT([.B98];&quot;##&quot;)" office:value-type="string" office:string-value="70" calcext:value-type="string">
            <text:p>70</text:p>
          </table:table-cell>
          <table:table-cell table:formula="of:=[.D97] &amp; [.C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-2.2710205404444*10^-7*[.A99]^3+0.000420022571043*[.A99]^2-0.302647795840204*[.A99]+112.175709926089" office:value-type="float" office:value="69.6375385506536" calcext:value-type="float">
            <text:p>70</text:p>
          </table:table-cell>
          <table:table-cell table:formula="of:=TEXT([.B99];&quot;##&quot;)" office:value-type="string" office:string-value="70" calcext:value-type="string">
            <text:p>70</text:p>
          </table:table-cell>
          <table:table-cell table:formula="of:=[.D98] &amp; [.C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-2.2710205404444*10^-7*[.A100]^3+0.000420022571043*[.A100]^2-0.302647795840204*[.A100]+112.175709926089" office:value-type="float" office:value="69.465507183106" calcext:value-type="float">
            <text:p>69</text:p>
          </table:table-cell>
          <table:table-cell table:formula="of:=TEXT([.B100];&quot;##&quot;)" office:value-type="string" office:string-value="69" calcext:value-type="string">
            <text:p>69</text:p>
          </table:table-cell>
          <table:table-cell table:formula="of:=[.D99] &amp; [.C1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-2.2710205404444*10^-7*[.A101]^3+0.000420022571043*[.A101]^2-0.302647795840204*[.A101]+112.175709926089" office:value-type="float" office:value="69.2940665026452" calcext:value-type="float">
            <text:p>69</text:p>
          </table:table-cell>
          <table:table-cell table:formula="of:=TEXT([.B101];&quot;##&quot;)" office:value-type="string" office:string-value="69" calcext:value-type="string">
            <text:p>69</text:p>
          </table:table-cell>
          <table:table-cell table:formula="of:=[.D100] &amp; [.C1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-2.2710205404444*10^-7*[.A102]^3+0.000420022571043*[.A102]^2-0.302647795840204*[.A102]+112.175709926089" office:value-type="float" office:value="69.1232151466588" calcext:value-type="float">
            <text:p>69</text:p>
          </table:table-cell>
          <table:table-cell table:formula="of:=TEXT([.B102];&quot;##&quot;)" office:value-type="string" office:string-value="69" calcext:value-type="string">
            <text:p>69</text:p>
          </table:table-cell>
          <table:table-cell table:formula="of:=[.D101] &amp; [.C1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-2.2710205404444*10^-7*[.A103]^3+0.000420022571043*[.A103]^2-0.302647795840204*[.A103]+112.175709926089" office:value-type="float" office:value="68.9529517525345" calcext:value-type="float">
            <text:p>69</text:p>
          </table:table-cell>
          <table:table-cell table:formula="of:=TEXT([.B103];&quot;##&quot;)" office:value-type="string" office:string-value="69" calcext:value-type="string">
            <text:p>69</text:p>
          </table:table-cell>
          <table:table-cell table:formula="of:=[.D102] &amp; [.C1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-2.2710205404444*10^-7*[.A104]^3+0.000420022571043*[.A104]^2-0.302647795840204*[.A104]+112.175709926089" office:value-type="float" office:value="68.78327495766" calcext:value-type="float">
            <text:p>69</text:p>
          </table:table-cell>
          <table:table-cell table:formula="of:=TEXT([.B104];&quot;##&quot;)" office:value-type="string" office:string-value="69" calcext:value-type="string">
            <text:p>69</text:p>
          </table:table-cell>
          <table:table-cell table:formula="of:=[.D103] &amp; [.C1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-2.2710205404444*10^-7*[.A105]^3+0.000420022571043*[.A105]^2-0.302647795840204*[.A105]+112.175709926089" office:value-type="float" office:value="68.6141833994229" calcext:value-type="float">
            <text:p>69</text:p>
          </table:table-cell>
          <table:table-cell table:formula="of:=TEXT([.B105];&quot;##&quot;)" office:value-type="string" office:string-value="69" calcext:value-type="string">
            <text:p>69</text:p>
          </table:table-cell>
          <table:table-cell table:formula="of:=[.D104] &amp; [.C1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-2.2710205404444*10^-7*[.A106]^3+0.000420022571043*[.A106]^2-0.302647795840204*[.A106]+112.175709926089" office:value-type="float" office:value="68.4456757152109" calcext:value-type="float">
            <text:p>68</text:p>
          </table:table-cell>
          <table:table-cell table:formula="of:=TEXT([.B106];&quot;##&quot;)" office:value-type="string" office:string-value="68" calcext:value-type="string">
            <text:p>68</text:p>
          </table:table-cell>
          <table:table-cell table:formula="of:=[.D105] &amp; [.C1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-2.2710205404444*10^-7*[.A107]^3+0.000420022571043*[.A107]^2-0.302647795840204*[.A107]+112.175709926089" office:value-type="float" office:value="68.2777505424117" calcext:value-type="float">
            <text:p>68</text:p>
          </table:table-cell>
          <table:table-cell table:formula="of:=TEXT([.B107];&quot;##&quot;)" office:value-type="string" office:string-value="68" calcext:value-type="string">
            <text:p>68</text:p>
          </table:table-cell>
          <table:table-cell table:formula="of:=[.D106] &amp; [.C1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-2.2710205404444*10^-7*[.A108]^3+0.000420022571043*[.A108]^2-0.302647795840204*[.A108]+112.175709926089" office:value-type="float" office:value="68.110406518413" calcext:value-type="float">
            <text:p>68</text:p>
          </table:table-cell>
          <table:table-cell table:formula="of:=TEXT([.B108];&quot;##&quot;)" office:value-type="string" office:string-value="68" calcext:value-type="string">
            <text:p>68</text:p>
          </table:table-cell>
          <table:table-cell table:formula="of:=[.D107] &amp; [.C1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-2.2710205404444*10^-7*[.A109]^3+0.000420022571043*[.A109]^2-0.302647795840204*[.A109]+112.175709926089" office:value-type="float" office:value="67.9436422806025" calcext:value-type="float">
            <text:p>68</text:p>
          </table:table-cell>
          <table:table-cell table:formula="of:=TEXT([.B109];&quot;##&quot;)" office:value-type="string" office:string-value="68" calcext:value-type="string">
            <text:p>68</text:p>
          </table:table-cell>
          <table:table-cell table:formula="of:=[.D108] &amp; [.C1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-2.2710205404444*10^-7*[.A110]^3+0.000420022571043*[.A110]^2-0.302647795840204*[.A110]+112.175709926089" office:value-type="float" office:value="67.7774564663678" calcext:value-type="float">
            <text:p>68</text:p>
          </table:table-cell>
          <table:table-cell table:formula="of:=TEXT([.B110];&quot;##&quot;)" office:value-type="string" office:string-value="68" calcext:value-type="string">
            <text:p>68</text:p>
          </table:table-cell>
          <table:table-cell table:formula="of:=[.D109] &amp; [.C1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-2.2710205404444*10^-7*[.A111]^3+0.000420022571043*[.A111]^2-0.302647795840204*[.A111]+112.175709926089" office:value-type="float" office:value="67.6118477130966" calcext:value-type="float">
            <text:p>68</text:p>
          </table:table-cell>
          <table:table-cell table:formula="of:=TEXT([.B111];&quot;##&quot;)" office:value-type="string" office:string-value="68" calcext:value-type="string">
            <text:p>68</text:p>
          </table:table-cell>
          <table:table-cell table:formula="of:=[.D110] &amp; [.C1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-2.2710205404444*10^-7*[.A112]^3+0.000420022571043*[.A112]^2-0.302647795840204*[.A112]+112.175709926089" office:value-type="float" office:value="67.4468146581765" calcext:value-type="float">
            <text:p>67</text:p>
          </table:table-cell>
          <table:table-cell table:formula="of:=TEXT([.B112];&quot;##&quot;)" office:value-type="string" office:string-value="67" calcext:value-type="string">
            <text:p>67</text:p>
          </table:table-cell>
          <table:table-cell table:formula="of:=[.D111] &amp; [.C1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-2.2710205404444*10^-7*[.A113]^3+0.000420022571043*[.A113]^2-0.302647795840204*[.A113]+112.175709926089" office:value-type="float" office:value="67.2823559389954" calcext:value-type="float">
            <text:p>67</text:p>
          </table:table-cell>
          <table:table-cell table:formula="of:=TEXT([.B113];&quot;##&quot;)" office:value-type="string" office:string-value="67" calcext:value-type="string">
            <text:p>67</text:p>
          </table:table-cell>
          <table:table-cell table:formula="of:=[.D112] &amp; [.C1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-2.2710205404444*10^-7*[.A114]^3+0.000420022571043*[.A114]^2-0.302647795840204*[.A114]+112.175709926089" office:value-type="float" office:value="67.1184701929407" calcext:value-type="float">
            <text:p>67</text:p>
          </table:table-cell>
          <table:table-cell table:formula="of:=TEXT([.B114];&quot;##&quot;)" office:value-type="string" office:string-value="67" calcext:value-type="string">
            <text:p>67</text:p>
          </table:table-cell>
          <table:table-cell table:formula="of:=[.D113] &amp; [.C1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-2.2710205404444*10^-7*[.A115]^3+0.000420022571043*[.A115]^2-0.302647795840204*[.A115]+112.175709926089" office:value-type="float" office:value="66.9551560574003" calcext:value-type="float">
            <text:p>67</text:p>
          </table:table-cell>
          <table:table-cell table:formula="of:=TEXT([.B115];&quot;##&quot;)" office:value-type="string" office:string-value="67" calcext:value-type="string">
            <text:p>67</text:p>
          </table:table-cell>
          <table:table-cell table:formula="of:=[.D114] &amp; [.C1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-2.2710205404444*10^-7*[.A116]^3+0.000420022571043*[.A116]^2-0.302647795840204*[.A116]+112.175709926089" office:value-type="float" office:value="66.7924121697617" calcext:value-type="float">
            <text:p>67</text:p>
          </table:table-cell>
          <table:table-cell table:formula="of:=TEXT([.B116];&quot;##&quot;)" office:value-type="string" office:string-value="67" calcext:value-type="string">
            <text:p>67</text:p>
          </table:table-cell>
          <table:table-cell table:formula="of:=[.D115] &amp; [.C1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2.2710205404444*10^-7*[.A117]^3+0.000420022571043*[.A117]^2-0.302647795840204*[.A117]+112.175709926089" office:value-type="float" office:value="66.6302371674127" calcext:value-type="float">
            <text:p>67</text:p>
          </table:table-cell>
          <table:table-cell table:formula="of:=TEXT([.B117];&quot;##&quot;)" office:value-type="string" office:string-value="67" calcext:value-type="string">
            <text:p>67</text:p>
          </table:table-cell>
          <table:table-cell table:formula="of:=[.D116] &amp; [.C1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-2.2710205404444*10^-7*[.A118]^3+0.000420022571043*[.A118]^2-0.302647795840204*[.A118]+112.175709926089" office:value-type="float" office:value="66.4686296877409" calcext:value-type="float">
            <text:p>66</text:p>
          </table:table-cell>
          <table:table-cell table:formula="of:=TEXT([.B118];&quot;##&quot;)" office:value-type="string" office:string-value="66" calcext:value-type="string">
            <text:p>66</text:p>
          </table:table-cell>
          <table:table-cell table:formula="of:=[.D117] &amp; [.C1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-2.2710205404444*10^-7*[.A119]^3+0.000420022571043*[.A119]^2-0.302647795840204*[.A119]+112.175709926089" office:value-type="float" office:value="66.307588368134" calcext:value-type="float">
            <text:p>66</text:p>
          </table:table-cell>
          <table:table-cell table:formula="of:=TEXT([.B119];&quot;##&quot;)" office:value-type="string" office:string-value="66" calcext:value-type="string">
            <text:p>66</text:p>
          </table:table-cell>
          <table:table-cell table:formula="of:=[.D118] &amp; [.C1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-2.2710205404444*10^-7*[.A120]^3+0.000420022571043*[.A120]^2-0.302647795840204*[.A120]+112.175709926089" office:value-type="float" office:value="66.1471118459798" calcext:value-type="float">
            <text:p>66</text:p>
          </table:table-cell>
          <table:table-cell table:formula="of:=TEXT([.B120];&quot;##&quot;)" office:value-type="string" office:string-value="66" calcext:value-type="string">
            <text:p>66</text:p>
          </table:table-cell>
          <table:table-cell table:formula="of:=[.D119] &amp; [.C1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-2.2710205404444*10^-7*[.A121]^3+0.000420022571043*[.A121]^2-0.302647795840204*[.A121]+112.175709926089" office:value-type="float" office:value="65.9871987586657" calcext:value-type="float">
            <text:p>66</text:p>
          </table:table-cell>
          <table:table-cell table:formula="of:=TEXT([.B121];&quot;##&quot;)" office:value-type="string" office:string-value="66" calcext:value-type="string">
            <text:p>66</text:p>
          </table:table-cell>
          <table:table-cell table:formula="of:=[.D120] &amp; [.C1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-2.2710205404444*10^-7*[.A122]^3+0.000420022571043*[.A122]^2-0.302647795840204*[.A122]+112.175709926089" office:value-type="float" office:value="65.8278477435796" calcext:value-type="float">
            <text:p>66</text:p>
          </table:table-cell>
          <table:table-cell table:formula="of:=TEXT([.B122];&quot;##&quot;)" office:value-type="string" office:string-value="66" calcext:value-type="string">
            <text:p>66</text:p>
          </table:table-cell>
          <table:table-cell table:formula="of:=[.D121] &amp; [.C1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-2.2710205404444*10^-7*[.A123]^3+0.000420022571043*[.A123]^2-0.302647795840204*[.A123]+112.175709926089" office:value-type="float" office:value="65.6690574381092" calcext:value-type="float">
            <text:p>66</text:p>
          </table:table-cell>
          <table:table-cell table:formula="of:=TEXT([.B123];&quot;##&quot;)" office:value-type="string" office:string-value="66" calcext:value-type="string">
            <text:p>66</text:p>
          </table:table-cell>
          <table:table-cell table:formula="of:=[.D122] &amp; [.C1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-2.2710205404444*10^-7*[.A124]^3+0.000420022571043*[.A124]^2-0.302647795840204*[.A124]+112.175709926089" office:value-type="float" office:value="65.510826479642" calcext:value-type="float">
            <text:p>66</text:p>
          </table:table-cell>
          <table:table-cell table:formula="of:=TEXT([.B124];&quot;##&quot;)" office:value-type="string" office:string-value="66" calcext:value-type="string">
            <text:p>66</text:p>
          </table:table-cell>
          <table:table-cell table:formula="of:=[.D123] &amp; [.C1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-2.2710205404444*10^-7*[.A125]^3+0.000420022571043*[.A125]^2-0.302647795840204*[.A125]+112.175709926089" office:value-type="float" office:value="65.3531535055658" calcext:value-type="float">
            <text:p>65</text:p>
          </table:table-cell>
          <table:table-cell table:formula="of:=TEXT([.B125];&quot;##&quot;)" office:value-type="string" office:string-value="65" calcext:value-type="string">
            <text:p>65</text:p>
          </table:table-cell>
          <table:table-cell table:formula="of:=[.D124] &amp; [.C1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-2.2710205404444*10^-7*[.A126]^3+0.000420022571043*[.A126]^2-0.302647795840204*[.A126]+112.175709926089" office:value-type="float" office:value="65.1960371532682" calcext:value-type="float">
            <text:p>65</text:p>
          </table:table-cell>
          <table:table-cell table:formula="of:=TEXT([.B126];&quot;##&quot;)" office:value-type="string" office:string-value="65" calcext:value-type="string">
            <text:p>65</text:p>
          </table:table-cell>
          <table:table-cell table:formula="of:=[.D125] &amp; [.C1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-2.2710205404444*10^-7*[.A127]^3+0.000420022571043*[.A127]^2-0.302647795840204*[.A127]+112.175709926089" office:value-type="float" office:value="65.0394760601369" calcext:value-type="float">
            <text:p>65</text:p>
          </table:table-cell>
          <table:table-cell table:formula="of:=TEXT([.B127];&quot;##&quot;)" office:value-type="string" office:string-value="65" calcext:value-type="string">
            <text:p>65</text:p>
          </table:table-cell>
          <table:table-cell table:formula="of:=[.D126] &amp; [.C1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-2.2710205404444*10^-7*[.A128]^3+0.000420022571043*[.A128]^2-0.302647795840204*[.A128]+112.175709926089" office:value-type="float" office:value="64.8834688635596" calcext:value-type="float">
            <text:p>65</text:p>
          </table:table-cell>
          <table:table-cell table:formula="of:=TEXT([.B128];&quot;##&quot;)" office:value-type="string" office:string-value="65" calcext:value-type="string">
            <text:p>65</text:p>
          </table:table-cell>
          <table:table-cell table:formula="of:=[.D127] &amp; [.C1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-2.2710205404444*10^-7*[.A129]^3+0.000420022571043*[.A129]^2-0.302647795840204*[.A129]+112.175709926089" office:value-type="float" office:value="64.728014200924" calcext:value-type="float">
            <text:p>65</text:p>
          </table:table-cell>
          <table:table-cell table:formula="of:=TEXT([.B129];&quot;##&quot;)" office:value-type="string" office:string-value="65" calcext:value-type="string">
            <text:p>65</text:p>
          </table:table-cell>
          <table:table-cell table:formula="of:=[.D128] &amp; [.C1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-2.2710205404444*10^-7*[.A130]^3+0.000420022571043*[.A130]^2-0.302647795840204*[.A130]+112.175709926089" office:value-type="float" office:value="64.5731107096177" calcext:value-type="float">
            <text:p>65</text:p>
          </table:table-cell>
          <table:table-cell table:formula="of:=TEXT([.B130];&quot;##&quot;)" office:value-type="string" office:string-value="65" calcext:value-type="string">
            <text:p>65</text:p>
          </table:table-cell>
          <table:table-cell table:formula="of:=[.D129] &amp; [.C1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-2.2710205404444*10^-7*[.A131]^3+0.000420022571043*[.A131]^2-0.302647795840204*[.A131]+112.175709926089" office:value-type="float" office:value="64.4187570270285" calcext:value-type="float">
            <text:p>64</text:p>
          </table:table-cell>
          <table:table-cell table:formula="of:=TEXT([.B131];&quot;##&quot;)" office:value-type="string" office:string-value="64" calcext:value-type="string">
            <text:p>64</text:p>
          </table:table-cell>
          <table:table-cell table:formula="of:=[.D130] &amp; [.C1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-2.2710205404444*10^-7*[.A132]^3+0.000420022571043*[.A132]^2-0.302647795840204*[.A132]+112.175709926089" office:value-type="float" office:value="64.2649517905439" calcext:value-type="float">
            <text:p>64</text:p>
          </table:table-cell>
          <table:table-cell table:formula="of:=TEXT([.B132];&quot;##&quot;)" office:value-type="string" office:string-value="64" calcext:value-type="string">
            <text:p>64</text:p>
          </table:table-cell>
          <table:table-cell table:formula="of:=[.D131] &amp; [.C1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-2.2710205404444*10^-7*[.A133]^3+0.000420022571043*[.A133]^2-0.302647795840204*[.A133]+112.175709926089" office:value-type="float" office:value="64.1116936375517" calcext:value-type="float">
            <text:p>64</text:p>
          </table:table-cell>
          <table:table-cell table:formula="of:=TEXT([.B133];&quot;##&quot;)" office:value-type="string" office:string-value="64" calcext:value-type="string">
            <text:p>64</text:p>
          </table:table-cell>
          <table:table-cell table:formula="of:=[.D132] &amp; [.C1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-2.2710205404444*10^-7*[.A134]^3+0.000420022571043*[.A134]^2-0.302647795840204*[.A134]+112.175709926089" office:value-type="float" office:value="63.9589812054396" calcext:value-type="float">
            <text:p>64</text:p>
          </table:table-cell>
          <table:table-cell table:formula="of:=TEXT([.B134];&quot;##&quot;)" office:value-type="string" office:string-value="64" calcext:value-type="string">
            <text:p>64</text:p>
          </table:table-cell>
          <table:table-cell table:formula="of:=[.D133] &amp; [.C1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-2.2710205404444*10^-7*[.A135]^3+0.000420022571043*[.A135]^2-0.302647795840204*[.A135]+112.175709926089" office:value-type="float" office:value="63.8068131315951" calcext:value-type="float">
            <text:p>64</text:p>
          </table:table-cell>
          <table:table-cell table:formula="of:=TEXT([.B135];&quot;##&quot;)" office:value-type="string" office:string-value="64" calcext:value-type="string">
            <text:p>64</text:p>
          </table:table-cell>
          <table:table-cell table:formula="of:=[.D134] &amp; [.C1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-2.2710205404444*10^-7*[.A136]^3+0.000420022571043*[.A136]^2-0.302647795840204*[.A136]+112.175709926089" office:value-type="float" office:value="63.6551880534061" calcext:value-type="float">
            <text:p>64</text:p>
          </table:table-cell>
          <table:table-cell table:formula="of:=TEXT([.B136];&quot;##&quot;)" office:value-type="string" office:string-value="64" calcext:value-type="string">
            <text:p>64</text:p>
          </table:table-cell>
          <table:table-cell table:formula="of:=[.D135] &amp; [.C1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-2.2710205404444*10^-7*[.A137]^3+0.000420022571043*[.A137]^2-0.302647795840204*[.A137]+112.175709926089" office:value-type="float" office:value="63.5041046082601" calcext:value-type="float">
            <text:p>64</text:p>
          </table:table-cell>
          <table:table-cell table:formula="of:=TEXT([.B137];&quot;##&quot;)" office:value-type="string" office:string-value="64" calcext:value-type="string">
            <text:p>64</text:p>
          </table:table-cell>
          <table:table-cell table:formula="of:=[.D136] &amp; [.C1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-2.2710205404444*10^-7*[.A138]^3+0.000420022571043*[.A138]^2-0.302647795840204*[.A138]+112.175709926089" office:value-type="float" office:value="63.3535614335449" calcext:value-type="float">
            <text:p>63</text:p>
          </table:table-cell>
          <table:table-cell table:formula="of:=TEXT([.B138];&quot;##&quot;)" office:value-type="string" office:string-value="63" calcext:value-type="string">
            <text:p>63</text:p>
          </table:table-cell>
          <table:table-cell table:formula="of:=[.D137] &amp; [.C1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-2.2710205404444*10^-7*[.A139]^3+0.000420022571043*[.A139]^2-0.302647795840204*[.A139]+112.175709926089" office:value-type="float" office:value="63.2035571666481" calcext:value-type="float">
            <text:p>63</text:p>
          </table:table-cell>
          <table:table-cell table:formula="of:=TEXT([.B139];&quot;##&quot;)" office:value-type="string" office:string-value="63" calcext:value-type="string">
            <text:p>63</text:p>
          </table:table-cell>
          <table:table-cell table:formula="of:=[.D138] &amp; [.C1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-2.2710205404444*10^-7*[.A140]^3+0.000420022571043*[.A140]^2-0.302647795840204*[.A140]+112.175709926089" office:value-type="float" office:value="63.0540904449574" calcext:value-type="float">
            <text:p>63</text:p>
          </table:table-cell>
          <table:table-cell table:formula="of:=TEXT([.B140];&quot;##&quot;)" office:value-type="string" office:string-value="63" calcext:value-type="string">
            <text:p>63</text:p>
          </table:table-cell>
          <table:table-cell table:formula="of:=[.D139] &amp; [.C1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-2.2710205404444*10^-7*[.A141]^3+0.000420022571043*[.A141]^2-0.302647795840204*[.A141]+112.175709926089" office:value-type="float" office:value="62.9051599058605" calcext:value-type="float">
            <text:p>63</text:p>
          </table:table-cell>
          <table:table-cell table:formula="of:=TEXT([.B141];&quot;##&quot;)" office:value-type="string" office:string-value="63" calcext:value-type="string">
            <text:p>63</text:p>
          </table:table-cell>
          <table:table-cell table:formula="of:=[.D140] &amp; [.C1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-2.2710205404444*10^-7*[.A142]^3+0.000420022571043*[.A142]^2-0.302647795840204*[.A142]+112.175709926089" office:value-type="float" office:value="62.756764186745" calcext:value-type="float">
            <text:p>63</text:p>
          </table:table-cell>
          <table:table-cell table:formula="of:=TEXT([.B142];&quot;##&quot;)" office:value-type="string" office:string-value="63" calcext:value-type="string">
            <text:p>63</text:p>
          </table:table-cell>
          <table:table-cell table:formula="of:=[.D141] &amp; [.C1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-2.2710205404444*10^-7*[.A143]^3+0.000420022571043*[.A143]^2-0.302647795840204*[.A143]+112.175709926089" office:value-type="float" office:value="62.6089019249987" calcext:value-type="float">
            <text:p>63</text:p>
          </table:table-cell>
          <table:table-cell table:formula="of:=TEXT([.B143];&quot;##&quot;)" office:value-type="string" office:string-value="63" calcext:value-type="string">
            <text:p>63</text:p>
          </table:table-cell>
          <table:table-cell table:formula="of:=[.D142] &amp; [.C1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-2.2710205404444*10^-7*[.A144]^3+0.000420022571043*[.A144]^2-0.302647795840204*[.A144]+112.175709926089" office:value-type="float" office:value="62.4615717580091" calcext:value-type="float">
            <text:p>62</text:p>
          </table:table-cell>
          <table:table-cell table:formula="of:=TEXT([.B144];&quot;##&quot;)" office:value-type="string" office:string-value="62" calcext:value-type="string">
            <text:p>62</text:p>
          </table:table-cell>
          <table:table-cell table:formula="of:=[.D143] &amp; [.C1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-2.2710205404444*10^-7*[.A145]^3+0.000420022571043*[.A145]^2-0.302647795840204*[.A145]+112.175709926089" office:value-type="float" office:value="62.3147723231641" calcext:value-type="float">
            <text:p>62</text:p>
          </table:table-cell>
          <table:table-cell table:formula="of:=TEXT([.B145];&quot;##&quot;)" office:value-type="string" office:string-value="62" calcext:value-type="string">
            <text:p>62</text:p>
          </table:table-cell>
          <table:table-cell table:formula="of:=[.D144] &amp; [.C1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-2.2710205404444*10^-7*[.A146]^3+0.000420022571043*[.A146]^2-0.302647795840204*[.A146]+112.175709926089" office:value-type="float" office:value="62.1685022578512" calcext:value-type="float">
            <text:p>62</text:p>
          </table:table-cell>
          <table:table-cell table:formula="of:=TEXT([.B146];&quot;##&quot;)" office:value-type="string" office:string-value="62" calcext:value-type="string">
            <text:p>62</text:p>
          </table:table-cell>
          <table:table-cell table:formula="of:=[.D145] &amp; [.C1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-2.2710205404444*10^-7*[.A147]^3+0.000420022571043*[.A147]^2-0.302647795840204*[.A147]+112.175709926089" office:value-type="float" office:value="62.0227601994581" calcext:value-type="float">
            <text:p>62</text:p>
          </table:table-cell>
          <table:table-cell table:formula="of:=TEXT([.B147];&quot;##&quot;)" office:value-type="string" office:string-value="62" calcext:value-type="string">
            <text:p>62</text:p>
          </table:table-cell>
          <table:table-cell table:formula="of:=[.D146] &amp; [.C1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-2.2710205404444*10^-7*[.A148]^3+0.000420022571043*[.A148]^2-0.302647795840204*[.A148]+112.175709926089" office:value-type="float" office:value="61.8775447853725" calcext:value-type="float">
            <text:p>62</text:p>
          </table:table-cell>
          <table:table-cell table:formula="of:=TEXT([.B148];&quot;##&quot;)" office:value-type="string" office:string-value="62" calcext:value-type="string">
            <text:p>62</text:p>
          </table:table-cell>
          <table:table-cell table:formula="of:=[.D147] &amp; [.C1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-2.2710205404444*10^-7*[.A149]^3+0.000420022571043*[.A149]^2-0.302647795840204*[.A149]+112.175709926089" office:value-type="float" office:value="61.7328546529821" calcext:value-type="float">
            <text:p>62</text:p>
          </table:table-cell>
          <table:table-cell table:formula="of:=TEXT([.B149];&quot;##&quot;)" office:value-type="string" office:string-value="62" calcext:value-type="string">
            <text:p>62</text:p>
          </table:table-cell>
          <table:table-cell table:formula="of:=[.D148] &amp; [.C1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-2.2710205404444*10^-7*[.A150]^3+0.000420022571043*[.A150]^2-0.302647795840204*[.A150]+112.175709926089" office:value-type="float" office:value="61.5886884396746" calcext:value-type="float">
            <text:p>62</text:p>
          </table:table-cell>
          <table:table-cell table:formula="of:=TEXT([.B150];&quot;##&quot;)" office:value-type="string" office:string-value="62" calcext:value-type="string">
            <text:p>62</text:p>
          </table:table-cell>
          <table:table-cell table:formula="of:=[.D149] &amp; [.C1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-2.2710205404444*10^-7*[.A151]^3+0.000420022571043*[.A151]^2-0.302647795840204*[.A151]+112.175709926089" office:value-type="float" office:value="61.4450447828375" calcext:value-type="float">
            <text:p>61</text:p>
          </table:table-cell>
          <table:table-cell table:formula="of:=TEXT([.B151];&quot;##&quot;)" office:value-type="string" office:string-value="61" calcext:value-type="string">
            <text:p>61</text:p>
          </table:table-cell>
          <table:table-cell table:formula="of:=[.D150] &amp; [.C1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-2.2710205404444*10^-7*[.A152]^3+0.000420022571043*[.A152]^2-0.302647795840204*[.A152]+112.175709926089" office:value-type="float" office:value="61.3019223198587" calcext:value-type="float">
            <text:p>61</text:p>
          </table:table-cell>
          <table:table-cell table:formula="of:=TEXT([.B152];&quot;##&quot;)" office:value-type="string" office:string-value="61" calcext:value-type="string">
            <text:p>61</text:p>
          </table:table-cell>
          <table:table-cell table:formula="of:=[.D151] &amp; [.C1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-2.2710205404444*10^-7*[.A153]^3+0.000420022571043*[.A153]^2-0.302647795840204*[.A153]+112.175709926089" office:value-type="float" office:value="61.1593196881258" calcext:value-type="float">
            <text:p>61</text:p>
          </table:table-cell>
          <table:table-cell table:formula="of:=TEXT([.B153];&quot;##&quot;)" office:value-type="string" office:string-value="61" calcext:value-type="string">
            <text:p>61</text:p>
          </table:table-cell>
          <table:table-cell table:formula="of:=[.D152] &amp; [.C1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-2.2710205404444*10^-7*[.A154]^3+0.000420022571043*[.A154]^2-0.302647795840204*[.A154]+112.175709926089" office:value-type="float" office:value="61.0172355250265" calcext:value-type="float">
            <text:p>61</text:p>
          </table:table-cell>
          <table:table-cell table:formula="of:=TEXT([.B154];&quot;##&quot;)" office:value-type="string" office:string-value="61" calcext:value-type="string">
            <text:p>61</text:p>
          </table:table-cell>
          <table:table-cell table:formula="of:=[.D153] &amp; [.C1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-2.2710205404444*10^-7*[.A155]^3+0.000420022571043*[.A155]^2-0.302647795840204*[.A155]+112.175709926089" office:value-type="float" office:value="60.8756684679483" calcext:value-type="float">
            <text:p>61</text:p>
          </table:table-cell>
          <table:table-cell table:formula="of:=TEXT([.B155];&quot;##&quot;)" office:value-type="string" office:string-value="61" calcext:value-type="string">
            <text:p>61</text:p>
          </table:table-cell>
          <table:table-cell table:formula="of:=[.D154] &amp; [.C1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-2.2710205404444*10^-7*[.A156]^3+0.000420022571043*[.A156]^2-0.302647795840204*[.A156]+112.175709926089" office:value-type="float" office:value="60.7346171542791" calcext:value-type="float">
            <text:p>61</text:p>
          </table:table-cell>
          <table:table-cell table:formula="of:=TEXT([.B156];&quot;##&quot;)" office:value-type="string" office:string-value="61" calcext:value-type="string">
            <text:p>61</text:p>
          </table:table-cell>
          <table:table-cell table:formula="of:=[.D155] &amp; [.C1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-2.2710205404444*10^-7*[.A157]^3+0.000420022571043*[.A157]^2-0.302647795840204*[.A157]+112.175709926089" office:value-type="float" office:value="60.5940802214065" calcext:value-type="float">
            <text:p>61</text:p>
          </table:table-cell>
          <table:table-cell table:formula="of:=TEXT([.B157];&quot;##&quot;)" office:value-type="string" office:string-value="61" calcext:value-type="string">
            <text:p>61</text:p>
          </table:table-cell>
          <table:table-cell table:formula="of:=[.D156] &amp; [.C1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-2.2710205404444*10^-7*[.A158]^3+0.000420022571043*[.A158]^2-0.302647795840204*[.A158]+112.175709926089" office:value-type="float" office:value="60.4540563067181" calcext:value-type="float">
            <text:p>60</text:p>
          </table:table-cell>
          <table:table-cell table:formula="of:=TEXT([.B158];&quot;##&quot;)" office:value-type="string" office:string-value="60" calcext:value-type="string">
            <text:p>60</text:p>
          </table:table-cell>
          <table:table-cell table:formula="of:=[.D157] &amp; [.C1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-2.2710205404444*10^-7*[.A159]^3+0.000420022571043*[.A159]^2-0.302647795840204*[.A159]+112.175709926089" office:value-type="float" office:value="60.3145440476017" calcext:value-type="float">
            <text:p>60</text:p>
          </table:table-cell>
          <table:table-cell table:formula="of:=TEXT([.B159];&quot;##&quot;)" office:value-type="string" office:string-value="60" calcext:value-type="string">
            <text:p>60</text:p>
          </table:table-cell>
          <table:table-cell table:formula="of:=[.D158] &amp; [.C1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-2.2710205404444*10^-7*[.A160]^3+0.000420022571043*[.A160]^2-0.302647795840204*[.A160]+112.175709926089" office:value-type="float" office:value="60.1755420814449" calcext:value-type="float">
            <text:p>60</text:p>
          </table:table-cell>
          <table:table-cell table:formula="of:=TEXT([.B160];&quot;##&quot;)" office:value-type="string" office:string-value="60" calcext:value-type="string">
            <text:p>60</text:p>
          </table:table-cell>
          <table:table-cell table:formula="of:=[.D159] &amp; [.C1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-2.2710205404444*10^-7*[.A161]^3+0.000420022571043*[.A161]^2-0.302647795840204*[.A161]+112.175709926089" office:value-type="float" office:value="60.0370490456354" calcext:value-type="float">
            <text:p>60</text:p>
          </table:table-cell>
          <table:table-cell table:formula="of:=TEXT([.B161];&quot;##&quot;)" office:value-type="string" office:string-value="60" calcext:value-type="string">
            <text:p>60</text:p>
          </table:table-cell>
          <table:table-cell table:formula="of:=[.D160] &amp; [.C1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-2.2710205404444*10^-7*[.A162]^3+0.000420022571043*[.A162]^2-0.302647795840204*[.A162]+112.175709926089" office:value-type="float" office:value="59.8990635775608" calcext:value-type="float">
            <text:p>60</text:p>
          </table:table-cell>
          <table:table-cell table:formula="of:=TEXT([.B162];&quot;##&quot;)" office:value-type="string" office:string-value="60" calcext:value-type="string">
            <text:p>60</text:p>
          </table:table-cell>
          <table:table-cell table:formula="of:=[.D161] &amp; [.C1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-2.2710205404444*10^-7*[.A163]^3+0.000420022571043*[.A163]^2-0.302647795840204*[.A163]+112.175709926089" office:value-type="float" office:value="59.7615843146089" calcext:value-type="float">
            <text:p>60</text:p>
          </table:table-cell>
          <table:table-cell table:formula="of:=TEXT([.B163];&quot;##&quot;)" office:value-type="string" office:string-value="60" calcext:value-type="string">
            <text:p>60</text:p>
          </table:table-cell>
          <table:table-cell table:formula="of:=[.D162] &amp; [.C1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-2.2710205404444*10^-7*[.A164]^3+0.000420022571043*[.A164]^2-0.302647795840204*[.A164]+112.175709926089" office:value-type="float" office:value="59.6246098941673" calcext:value-type="float">
            <text:p>60</text:p>
          </table:table-cell>
          <table:table-cell table:formula="of:=TEXT([.B164];&quot;##&quot;)" office:value-type="string" office:string-value="60" calcext:value-type="string">
            <text:p>60</text:p>
          </table:table-cell>
          <table:table-cell table:formula="of:=[.D163] &amp; [.C1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-2.2710205404444*10^-7*[.A165]^3+0.000420022571043*[.A165]^2-0.302647795840204*[.A165]+112.175709926089" office:value-type="float" office:value="59.4881389536237" calcext:value-type="float">
            <text:p>59</text:p>
          </table:table-cell>
          <table:table-cell table:formula="of:=TEXT([.B165];&quot;##&quot;)" office:value-type="string" office:string-value="59" calcext:value-type="string">
            <text:p>59</text:p>
          </table:table-cell>
          <table:table-cell table:formula="of:=[.D164] &amp; [.C1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-2.2710205404444*10^-7*[.A166]^3+0.000420022571043*[.A166]^2-0.302647795840204*[.A166]+112.175709926089" office:value-type="float" office:value="59.3521701303657" calcext:value-type="float">
            <text:p>59</text:p>
          </table:table-cell>
          <table:table-cell table:formula="of:=TEXT([.B166];&quot;##&quot;)" office:value-type="string" office:string-value="59" calcext:value-type="string">
            <text:p>59</text:p>
          </table:table-cell>
          <table:table-cell table:formula="of:=[.D165] &amp; [.C1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2.2710205404444*10^-7*[.A167]^3+0.000420022571043*[.A167]^2-0.302647795840204*[.A167]+112.175709926089" office:value-type="float" office:value="59.2167020617811" calcext:value-type="float">
            <text:p>59</text:p>
          </table:table-cell>
          <table:table-cell table:formula="of:=TEXT([.B167];&quot;##&quot;)" office:value-type="string" office:string-value="59" calcext:value-type="string">
            <text:p>59</text:p>
          </table:table-cell>
          <table:table-cell table:formula="of:=[.D166] &amp; [.C1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-2.2710205404444*10^-7*[.A168]^3+0.000420022571043*[.A168]^2-0.302647795840204*[.A168]+112.175709926089" office:value-type="float" office:value="59.0817333852575" calcext:value-type="float">
            <text:p>59</text:p>
          </table:table-cell>
          <table:table-cell table:formula="of:=TEXT([.B168];&quot;##&quot;)" office:value-type="string" office:string-value="59" calcext:value-type="string">
            <text:p>59</text:p>
          </table:table-cell>
          <table:table-cell table:formula="of:=[.D167] &amp; [.C1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-2.2710205404444*10^-7*[.A169]^3+0.000420022571043*[.A169]^2-0.302647795840204*[.A169]+112.175709926089" office:value-type="float" office:value="58.9472627381827" calcext:value-type="float">
            <text:p>59</text:p>
          </table:table-cell>
          <table:table-cell table:formula="of:=TEXT([.B169];&quot;##&quot;)" office:value-type="string" office:string-value="59" calcext:value-type="string">
            <text:p>59</text:p>
          </table:table-cell>
          <table:table-cell table:formula="of:=[.D168] &amp; [.C1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-2.2710205404444*10^-7*[.A170]^3+0.000420022571043*[.A170]^2-0.302647795840204*[.A170]+112.175709926089" office:value-type="float" office:value="58.8132887579441" calcext:value-type="float">
            <text:p>59</text:p>
          </table:table-cell>
          <table:table-cell table:formula="of:=TEXT([.B170];&quot;##&quot;)" office:value-type="string" office:string-value="59" calcext:value-type="string">
            <text:p>59</text:p>
          </table:table-cell>
          <table:table-cell table:formula="of:=[.D169] &amp; [.C1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-2.2710205404444*10^-7*[.A171]^3+0.000420022571043*[.A171]^2-0.302647795840204*[.A171]+112.175709926089" office:value-type="float" office:value="58.6798100819297" calcext:value-type="float">
            <text:p>59</text:p>
          </table:table-cell>
          <table:table-cell table:formula="of:=TEXT([.B171];&quot;##&quot;)" office:value-type="string" office:string-value="59" calcext:value-type="string">
            <text:p>59</text:p>
          </table:table-cell>
          <table:table-cell table:formula="of:=[.D170] &amp; [.C1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-2.2710205404444*10^-7*[.A172]^3+0.000420022571043*[.A172]^2-0.302647795840204*[.A172]+112.175709926089" office:value-type="float" office:value="58.5468253475269" calcext:value-type="float">
            <text:p>59</text:p>
          </table:table-cell>
          <table:table-cell table:formula="of:=TEXT([.B172];&quot;##&quot;)" office:value-type="string" office:string-value="59" calcext:value-type="string">
            <text:p>59</text:p>
          </table:table-cell>
          <table:table-cell table:formula="of:=[.D171] &amp; [.C1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-2.2710205404444*10^-7*[.A173]^3+0.000420022571043*[.A173]^2-0.302647795840204*[.A173]+112.175709926089" office:value-type="float" office:value="58.4143331921236" calcext:value-type="float">
            <text:p>58</text:p>
          </table:table-cell>
          <table:table-cell table:formula="of:=TEXT([.B173];&quot;##&quot;)" office:value-type="string" office:string-value="58" calcext:value-type="string">
            <text:p>58</text:p>
          </table:table-cell>
          <table:table-cell table:formula="of:=[.D172] &amp; [.C1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-2.2710205404444*10^-7*[.A174]^3+0.000420022571043*[.A174]^2-0.302647795840204*[.A174]+112.175709926089" office:value-type="float" office:value="58.2823322531073" calcext:value-type="float">
            <text:p>58</text:p>
          </table:table-cell>
          <table:table-cell table:formula="of:=TEXT([.B174];&quot;##&quot;)" office:value-type="string" office:string-value="58" calcext:value-type="string">
            <text:p>58</text:p>
          </table:table-cell>
          <table:table-cell table:formula="of:=[.D173] &amp; [.C1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-2.2710205404444*10^-7*[.A175]^3+0.000420022571043*[.A175]^2-0.302647795840204*[.A175]+112.175709926089" office:value-type="float" office:value="58.1508211678658" calcext:value-type="float">
            <text:p>58</text:p>
          </table:table-cell>
          <table:table-cell table:formula="of:=TEXT([.B175];&quot;##&quot;)" office:value-type="string" office:string-value="58" calcext:value-type="string">
            <text:p>58</text:p>
          </table:table-cell>
          <table:table-cell table:formula="of:=[.D174] &amp; [.C1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-2.2710205404444*10^-7*[.A176]^3+0.000420022571043*[.A176]^2-0.302647795840204*[.A176]+112.175709926089" office:value-type="float" office:value="58.0197985737867" calcext:value-type="float">
            <text:p>58</text:p>
          </table:table-cell>
          <table:table-cell table:formula="of:=TEXT([.B176];&quot;##&quot;)" office:value-type="string" office:string-value="58" calcext:value-type="string">
            <text:p>58</text:p>
          </table:table-cell>
          <table:table-cell table:formula="of:=[.D175] &amp; [.C1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-2.2710205404444*10^-7*[.A177]^3+0.000420022571043*[.A177]^2-0.302647795840204*[.A177]+112.175709926089" office:value-type="float" office:value="57.8892631082577" calcext:value-type="float">
            <text:p>58</text:p>
          </table:table-cell>
          <table:table-cell table:formula="of:=TEXT([.B177];&quot;##&quot;)" office:value-type="string" office:string-value="58" calcext:value-type="string">
            <text:p>58</text:p>
          </table:table-cell>
          <table:table-cell table:formula="of:=[.D176] &amp; [.C1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-2.2710205404444*10^-7*[.A178]^3+0.000420022571043*[.A178]^2-0.302647795840204*[.A178]+112.175709926089" office:value-type="float" office:value="57.7592134086665" calcext:value-type="float">
            <text:p>58</text:p>
          </table:table-cell>
          <table:table-cell table:formula="of:=TEXT([.B178];&quot;##&quot;)" office:value-type="string" office:string-value="58" calcext:value-type="string">
            <text:p>58</text:p>
          </table:table-cell>
          <table:table-cell table:formula="of:=[.D177] &amp; [.C1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-2.2710205404444*10^-7*[.A179]^3+0.000420022571043*[.A179]^2-0.302647795840204*[.A179]+112.175709926089" office:value-type="float" office:value="57.6296481124007" calcext:value-type="float">
            <text:p>58</text:p>
          </table:table-cell>
          <table:table-cell table:formula="of:=TEXT([.B179];&quot;##&quot;)" office:value-type="string" office:string-value="58" calcext:value-type="string">
            <text:p>58</text:p>
          </table:table-cell>
          <table:table-cell table:formula="of:=[.D178] &amp; [.C1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-2.2710205404444*10^-7*[.A180]^3+0.000420022571043*[.A180]^2-0.302647795840204*[.A180]+112.175709926089" office:value-type="float" office:value="57.500565856848" calcext:value-type="float">
            <text:p>58</text:p>
          </table:table-cell>
          <table:table-cell table:formula="of:=TEXT([.B180];&quot;##&quot;)" office:value-type="string" office:string-value="58" calcext:value-type="string">
            <text:p>58</text:p>
          </table:table-cell>
          <table:table-cell table:formula="of:=[.D179] &amp; [.C1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-2.2710205404444*10^-7*[.A181]^3+0.000420022571043*[.A181]^2-0.302647795840204*[.A181]+112.175709926089" office:value-type="float" office:value="57.3719652793962" calcext:value-type="float">
            <text:p>57</text:p>
          </table:table-cell>
          <table:table-cell table:formula="of:=TEXT([.B181];&quot;##&quot;)" office:value-type="string" office:string-value="57" calcext:value-type="string">
            <text:p>57</text:p>
          </table:table-cell>
          <table:table-cell table:formula="of:=[.D180] &amp; [.C1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-2.2710205404444*10^-7*[.A182]^3+0.000420022571043*[.A182]^2-0.302647795840204*[.A182]+112.175709926089" office:value-type="float" office:value="57.2438450174329" calcext:value-type="float">
            <text:p>57</text:p>
          </table:table-cell>
          <table:table-cell table:formula="of:=TEXT([.B182];&quot;##&quot;)" office:value-type="string" office:string-value="57" calcext:value-type="string">
            <text:p>57</text:p>
          </table:table-cell>
          <table:table-cell table:formula="of:=[.D181] &amp; [.C1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-2.2710205404444*10^-7*[.A183]^3+0.000420022571043*[.A183]^2-0.302647795840204*[.A183]+112.175709926089" office:value-type="float" office:value="57.1162037083457" calcext:value-type="float">
            <text:p>57</text:p>
          </table:table-cell>
          <table:table-cell table:formula="of:=TEXT([.B183];&quot;##&quot;)" office:value-type="string" office:string-value="57" calcext:value-type="string">
            <text:p>57</text:p>
          </table:table-cell>
          <table:table-cell table:formula="of:=[.D182] &amp; [.C1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-2.2710205404444*10^-7*[.A184]^3+0.000420022571043*[.A184]^2-0.302647795840204*[.A184]+112.175709926089" office:value-type="float" office:value="56.9890399895223" calcext:value-type="float">
            <text:p>57</text:p>
          </table:table-cell>
          <table:table-cell table:formula="of:=TEXT([.B184];&quot;##&quot;)" office:value-type="string" office:string-value="57" calcext:value-type="string">
            <text:p>57</text:p>
          </table:table-cell>
          <table:table-cell table:formula="of:=[.D183] &amp; [.C1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-2.2710205404444*10^-7*[.A185]^3+0.000420022571043*[.A185]^2-0.302647795840204*[.A185]+112.175709926089" office:value-type="float" office:value="56.8623524983504" calcext:value-type="float">
            <text:p>57</text:p>
          </table:table-cell>
          <table:table-cell table:formula="of:=TEXT([.B185];&quot;##&quot;)" office:value-type="string" office:string-value="57" calcext:value-type="string">
            <text:p>57</text:p>
          </table:table-cell>
          <table:table-cell table:formula="of:=[.D184] &amp; [.C1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-2.2710205404444*10^-7*[.A186]^3+0.000420022571043*[.A186]^2-0.302647795840204*[.A186]+112.175709926089" office:value-type="float" office:value="56.7361398722177" calcext:value-type="float">
            <text:p>57</text:p>
          </table:table-cell>
          <table:table-cell table:formula="of:=TEXT([.B186];&quot;##&quot;)" office:value-type="string" office:string-value="57" calcext:value-type="string">
            <text:p>57</text:p>
          </table:table-cell>
          <table:table-cell table:formula="of:=[.D185] &amp; [.C1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-2.2710205404444*10^-7*[.A187]^3+0.000420022571043*[.A187]^2-0.302647795840204*[.A187]+112.175709926089" office:value-type="float" office:value="56.6104007485119" calcext:value-type="float">
            <text:p>57</text:p>
          </table:table-cell>
          <table:table-cell table:formula="of:=TEXT([.B187];&quot;##&quot;)" office:value-type="string" office:string-value="57" calcext:value-type="string">
            <text:p>57</text:p>
          </table:table-cell>
          <table:table-cell table:formula="of:=[.D186] &amp; [.C1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-2.2710205404444*10^-7*[.A188]^3+0.000420022571043*[.A188]^2-0.302647795840204*[.A188]+112.175709926089" office:value-type="float" office:value="56.4851337646206" calcext:value-type="float">
            <text:p>56</text:p>
          </table:table-cell>
          <table:table-cell table:formula="of:=TEXT([.B188];&quot;##&quot;)" office:value-type="string" office:string-value="56" calcext:value-type="string">
            <text:p>56</text:p>
          </table:table-cell>
          <table:table-cell table:formula="of:=[.D187] &amp; [.C1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-2.2710205404444*10^-7*[.A189]^3+0.000420022571043*[.A189]^2-0.302647795840204*[.A189]+112.175709926089" office:value-type="float" office:value="56.3603375579315" calcext:value-type="float">
            <text:p>56</text:p>
          </table:table-cell>
          <table:table-cell table:formula="of:=TEXT([.B189];&quot;##&quot;)" office:value-type="string" office:string-value="56" calcext:value-type="string">
            <text:p>56</text:p>
          </table:table-cell>
          <table:table-cell table:formula="of:=[.D188] &amp; [.C1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-2.2710205404444*10^-7*[.A190]^3+0.000420022571043*[.A190]^2-0.302647795840204*[.A190]+112.175709926089" office:value-type="float" office:value="56.2360107658324" calcext:value-type="float">
            <text:p>56</text:p>
          </table:table-cell>
          <table:table-cell table:formula="of:=TEXT([.B190];&quot;##&quot;)" office:value-type="string" office:string-value="56" calcext:value-type="string">
            <text:p>56</text:p>
          </table:table-cell>
          <table:table-cell table:formula="of:=[.D189] &amp; [.C1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-2.2710205404444*10^-7*[.A191]^3+0.000420022571043*[.A191]^2-0.302647795840204*[.A191]+112.175709926089" office:value-type="float" office:value="56.1121520257107" calcext:value-type="float">
            <text:p>56</text:p>
          </table:table-cell>
          <table:table-cell table:formula="of:=TEXT([.B191];&quot;##&quot;)" office:value-type="string" office:string-value="56" calcext:value-type="string">
            <text:p>56</text:p>
          </table:table-cell>
          <table:table-cell table:formula="of:=[.D190] &amp; [.C1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-2.2710205404444*10^-7*[.A192]^3+0.000420022571043*[.A192]^2-0.302647795840204*[.A192]+112.175709926089" office:value-type="float" office:value="55.9887599749543" calcext:value-type="float">
            <text:p>56</text:p>
          </table:table-cell>
          <table:table-cell table:formula="of:=TEXT([.B192];&quot;##&quot;)" office:value-type="string" office:string-value="56" calcext:value-type="string">
            <text:p>56</text:p>
          </table:table-cell>
          <table:table-cell table:formula="of:=[.D191] &amp; [.C1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-2.2710205404444*10^-7*[.A193]^3+0.000420022571043*[.A193]^2-0.302647795840204*[.A193]+112.175709926089" office:value-type="float" office:value="55.8658332509508" calcext:value-type="float">
            <text:p>56</text:p>
          </table:table-cell>
          <table:table-cell table:formula="of:=TEXT([.B193];&quot;##&quot;)" office:value-type="string" office:string-value="56" calcext:value-type="string">
            <text:p>56</text:p>
          </table:table-cell>
          <table:table-cell table:formula="of:=[.D192] &amp; [.C1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-2.2710205404444*10^-7*[.A194]^3+0.000420022571043*[.A194]^2-0.302647795840204*[.A194]+112.175709926089" office:value-type="float" office:value="55.7433704910879" calcext:value-type="float">
            <text:p>56</text:p>
          </table:table-cell>
          <table:table-cell table:formula="of:=TEXT([.B194];&quot;##&quot;)" office:value-type="string" office:string-value="56" calcext:value-type="string">
            <text:p>56</text:p>
          </table:table-cell>
          <table:table-cell table:formula="of:=[.D193] &amp; [.C1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-2.2710205404444*10^-7*[.A195]^3+0.000420022571043*[.A195]^2-0.302647795840204*[.A195]+112.175709926089" office:value-type="float" office:value="55.6213703327533" calcext:value-type="float">
            <text:p>56</text:p>
          </table:table-cell>
          <table:table-cell table:formula="of:=TEXT([.B195];&quot;##&quot;)" office:value-type="string" office:string-value="56" calcext:value-type="string">
            <text:p>56</text:p>
          </table:table-cell>
          <table:table-cell table:formula="of:=[.D194] &amp; [.C1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-2.2710205404444*10^-7*[.A196]^3+0.000420022571043*[.A196]^2-0.302647795840204*[.A196]+112.175709926089" office:value-type="float" office:value="55.4998314133346" calcext:value-type="float">
            <text:p>55</text:p>
          </table:table-cell>
          <table:table-cell table:formula="of:=TEXT([.B196];&quot;##&quot;)" office:value-type="string" office:string-value="55" calcext:value-type="string">
            <text:p>55</text:p>
          </table:table-cell>
          <table:table-cell table:formula="of:=[.D195] &amp; [.C1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-2.2710205404444*10^-7*[.A197]^3+0.000420022571043*[.A197]^2-0.302647795840204*[.A197]+112.175709926089" office:value-type="float" office:value="55.3787523702195" calcext:value-type="float">
            <text:p>55</text:p>
          </table:table-cell>
          <table:table-cell table:formula="of:=TEXT([.B197];&quot;##&quot;)" office:value-type="string" office:string-value="55" calcext:value-type="string">
            <text:p>55</text:p>
          </table:table-cell>
          <table:table-cell table:formula="of:=[.D196] &amp; [.C1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-2.2710205404444*10^-7*[.A198]^3+0.000420022571043*[.A198]^2-0.302647795840204*[.A198]+112.175709926089" office:value-type="float" office:value="55.2581318407957" calcext:value-type="float">
            <text:p>55</text:p>
          </table:table-cell>
          <table:table-cell table:formula="of:=TEXT([.B198];&quot;##&quot;)" office:value-type="string" office:string-value="55" calcext:value-type="string">
            <text:p>55</text:p>
          </table:table-cell>
          <table:table-cell table:formula="of:=[.D197] &amp; [.C1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-2.2710205404444*10^-7*[.A199]^3+0.000420022571043*[.A199]^2-0.302647795840204*[.A199]+112.175709926089" office:value-type="float" office:value="55.1379684624509" calcext:value-type="float">
            <text:p>55</text:p>
          </table:table-cell>
          <table:table-cell table:formula="of:=TEXT([.B199];&quot;##&quot;)" office:value-type="string" office:string-value="55" calcext:value-type="string">
            <text:p>55</text:p>
          </table:table-cell>
          <table:table-cell table:formula="of:=[.D198] &amp; [.C1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-2.2710205404444*10^-7*[.A200]^3+0.000420022571043*[.A200]^2-0.302647795840204*[.A200]+112.175709926089" office:value-type="float" office:value="55.0182608725728" calcext:value-type="float">
            <text:p>55</text:p>
          </table:table-cell>
          <table:table-cell table:formula="of:=TEXT([.B200];&quot;##&quot;)" office:value-type="string" office:string-value="55" calcext:value-type="string">
            <text:p>55</text:p>
          </table:table-cell>
          <table:table-cell table:formula="of:=[.D199] &amp; [.C2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-2.2710205404444*10^-7*[.A201]^3+0.000420022571043*[.A201]^2-0.302647795840204*[.A201]+112.175709926089" office:value-type="float" office:value="54.8990077085489" calcext:value-type="float">
            <text:p>55</text:p>
          </table:table-cell>
          <table:table-cell table:formula="of:=TEXT([.B201];&quot;##&quot;)" office:value-type="string" office:string-value="55" calcext:value-type="string">
            <text:p>55</text:p>
          </table:table-cell>
          <table:table-cell table:formula="of:=[.D200] &amp; [.C2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-2.2710205404444*10^-7*[.A202]^3+0.000420022571043*[.A202]^2-0.302647795840204*[.A202]+112.175709926089" office:value-type="float" office:value="54.780207607767" calcext:value-type="float">
            <text:p>55</text:p>
          </table:table-cell>
          <table:table-cell table:formula="of:=TEXT([.B202];&quot;##&quot;)" office:value-type="string" office:string-value="55" calcext:value-type="string">
            <text:p>55</text:p>
          </table:table-cell>
          <table:table-cell table:formula="of:=[.D201] &amp; [.C2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-2.2710205404444*10^-7*[.A203]^3+0.000420022571043*[.A203]^2-0.302647795840204*[.A203]+112.175709926089" office:value-type="float" office:value="54.6618592076148" calcext:value-type="float">
            <text:p>55</text:p>
          </table:table-cell>
          <table:table-cell table:formula="of:=TEXT([.B203];&quot;##&quot;)" office:value-type="string" office:string-value="55" calcext:value-type="string">
            <text:p>55</text:p>
          </table:table-cell>
          <table:table-cell table:formula="of:=[.D202] &amp; [.C2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-2.2710205404444*10^-7*[.A204]^3+0.000420022571043*[.A204]^2-0.302647795840204*[.A204]+112.175709926089" office:value-type="float" office:value="54.54396114548" calcext:value-type="float">
            <text:p>55</text:p>
          </table:table-cell>
          <table:table-cell table:formula="of:=TEXT([.B204];&quot;##&quot;)" office:value-type="string" office:string-value="55" calcext:value-type="string">
            <text:p>55</text:p>
          </table:table-cell>
          <table:table-cell table:formula="of:=[.D203] &amp; [.C2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-2.2710205404444*10^-7*[.A205]^3+0.000420022571043*[.A205]^2-0.302647795840204*[.A205]+112.175709926089" office:value-type="float" office:value="54.4265120587502" calcext:value-type="float">
            <text:p>54</text:p>
          </table:table-cell>
          <table:table-cell table:formula="of:=TEXT([.B205];&quot;##&quot;)" office:value-type="string" office:string-value="54" calcext:value-type="string">
            <text:p>54</text:p>
          </table:table-cell>
          <table:table-cell table:formula="of:=[.D204] &amp; [.C2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-2.2710205404444*10^-7*[.A206]^3+0.000420022571043*[.A206]^2-0.302647795840204*[.A206]+112.175709926089" office:value-type="float" office:value="54.309510584813" calcext:value-type="float">
            <text:p>54</text:p>
          </table:table-cell>
          <table:table-cell table:formula="of:=TEXT([.B206];&quot;##&quot;)" office:value-type="string" office:string-value="54" calcext:value-type="string">
            <text:p>54</text:p>
          </table:table-cell>
          <table:table-cell table:formula="of:=[.D205] &amp; [.C2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-2.2710205404444*10^-7*[.A207]^3+0.000420022571043*[.A207]^2-0.302647795840204*[.A207]+112.175709926089" office:value-type="float" office:value="54.1929553610563" calcext:value-type="float">
            <text:p>54</text:p>
          </table:table-cell>
          <table:table-cell table:formula="of:=TEXT([.B207];&quot;##&quot;)" office:value-type="string" office:string-value="54" calcext:value-type="string">
            <text:p>54</text:p>
          </table:table-cell>
          <table:table-cell table:formula="of:=[.D206] &amp; [.C2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-2.2710205404444*10^-7*[.A208]^3+0.000420022571043*[.A208]^2-0.302647795840204*[.A208]+112.175709926089" office:value-type="float" office:value="54.0768450248676" calcext:value-type="float">
            <text:p>54</text:p>
          </table:table-cell>
          <table:table-cell table:formula="of:=TEXT([.B208];&quot;##&quot;)" office:value-type="string" office:string-value="54" calcext:value-type="string">
            <text:p>54</text:p>
          </table:table-cell>
          <table:table-cell table:formula="of:=[.D207] &amp; [.C2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-2.2710205404444*10^-7*[.A209]^3+0.000420022571043*[.A209]^2-0.302647795840204*[.A209]+112.175709926089" office:value-type="float" office:value="53.9611782136346" calcext:value-type="float">
            <text:p>54</text:p>
          </table:table-cell>
          <table:table-cell table:formula="of:=TEXT([.B209];&quot;##&quot;)" office:value-type="string" office:string-value="54" calcext:value-type="string">
            <text:p>54</text:p>
          </table:table-cell>
          <table:table-cell table:formula="of:=[.D208] &amp; [.C2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-2.2710205404444*10^-7*[.A210]^3+0.000420022571043*[.A210]^2-0.302647795840204*[.A210]+112.175709926089" office:value-type="float" office:value="53.845953564745" calcext:value-type="float">
            <text:p>54</text:p>
          </table:table-cell>
          <table:table-cell table:formula="of:=TEXT([.B210];&quot;##&quot;)" office:value-type="string" office:string-value="54" calcext:value-type="string">
            <text:p>54</text:p>
          </table:table-cell>
          <table:table-cell table:formula="of:=[.D209] &amp; [.C2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-2.2710205404444*10^-7*[.A211]^3+0.000420022571043*[.A211]^2-0.302647795840204*[.A211]+112.175709926089" office:value-type="float" office:value="53.7311697155865" calcext:value-type="float">
            <text:p>54</text:p>
          </table:table-cell>
          <table:table-cell table:formula="of:=TEXT([.B211];&quot;##&quot;)" office:value-type="string" office:string-value="54" calcext:value-type="string">
            <text:p>54</text:p>
          </table:table-cell>
          <table:table-cell table:formula="of:=[.D210] &amp; [.C2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-2.2710205404444*10^-7*[.A212]^3+0.000420022571043*[.A212]^2-0.302647795840204*[.A212]+112.175709926089" office:value-type="float" office:value="53.6168253035468" calcext:value-type="float">
            <text:p>54</text:p>
          </table:table-cell>
          <table:table-cell table:formula="of:=TEXT([.B212];&quot;##&quot;)" office:value-type="string" office:string-value="54" calcext:value-type="string">
            <text:p>54</text:p>
          </table:table-cell>
          <table:table-cell table:formula="of:=[.D211] &amp; [.C2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-2.2710205404444*10^-7*[.A213]^3+0.000420022571043*[.A213]^2-0.302647795840204*[.A213]+112.175709926089" office:value-type="float" office:value="53.5029189660134" calcext:value-type="float">
            <text:p>54</text:p>
          </table:table-cell>
          <table:table-cell table:formula="of:=TEXT([.B213];&quot;##&quot;)" office:value-type="string" office:string-value="54" calcext:value-type="string">
            <text:p>54</text:p>
          </table:table-cell>
          <table:table-cell table:formula="of:=[.D212] &amp; [.C2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-2.2710205404444*10^-7*[.A214]^3+0.000420022571043*[.A214]^2-0.302647795840204*[.A214]+112.175709926089" office:value-type="float" office:value="53.3894493403742" calcext:value-type="float">
            <text:p>53</text:p>
          </table:table-cell>
          <table:table-cell table:formula="of:=TEXT([.B214];&quot;##&quot;)" office:value-type="string" office:string-value="53" calcext:value-type="string">
            <text:p>53</text:p>
          </table:table-cell>
          <table:table-cell table:formula="of:=[.D213] &amp; [.C2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-2.2710205404444*10^-7*[.A215]^3+0.000420022571043*[.A215]^2-0.302647795840204*[.A215]+112.175709926089" office:value-type="float" office:value="53.2764150640168" calcext:value-type="float">
            <text:p>53</text:p>
          </table:table-cell>
          <table:table-cell table:formula="of:=TEXT([.B215];&quot;##&quot;)" office:value-type="string" office:string-value="53" calcext:value-type="string">
            <text:p>53</text:p>
          </table:table-cell>
          <table:table-cell table:formula="of:=[.D214] &amp; [.C2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-2.2710205404444*10^-7*[.A216]^3+0.000420022571043*[.A216]^2-0.302647795840204*[.A216]+112.175709926089" office:value-type="float" office:value="53.1638147743288" calcext:value-type="float">
            <text:p>53</text:p>
          </table:table-cell>
          <table:table-cell table:formula="of:=TEXT([.B216];&quot;##&quot;)" office:value-type="string" office:string-value="53" calcext:value-type="string">
            <text:p>53</text:p>
          </table:table-cell>
          <table:table-cell table:formula="of:=[.D215] &amp; [.C2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2.2710205404444*10^-7*[.A217]^3+0.000420022571043*[.A217]^2-0.302647795840204*[.A217]+112.175709926089" office:value-type="float" office:value="53.0516471086979" calcext:value-type="float">
            <text:p>53</text:p>
          </table:table-cell>
          <table:table-cell table:formula="of:=TEXT([.B217];&quot;##&quot;)" office:value-type="string" office:string-value="53" calcext:value-type="string">
            <text:p>53</text:p>
          </table:table-cell>
          <table:table-cell table:formula="of:=[.D216] &amp; [.C2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-2.2710205404444*10^-7*[.A218]^3+0.000420022571043*[.A218]^2-0.302647795840204*[.A218]+112.175709926089" office:value-type="float" office:value="52.9399107045119" calcext:value-type="float">
            <text:p>53</text:p>
          </table:table-cell>
          <table:table-cell table:formula="of:=TEXT([.B218];&quot;##&quot;)" office:value-type="string" office:string-value="53" calcext:value-type="string">
            <text:p>53</text:p>
          </table:table-cell>
          <table:table-cell table:formula="of:=[.D217] &amp; [.C2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-2.2710205404444*10^-7*[.A219]^3+0.000420022571043*[.A219]^2-0.302647795840204*[.A219]+112.175709926089" office:value-type="float" office:value="52.8286041991583" calcext:value-type="float">
            <text:p>53</text:p>
          </table:table-cell>
          <table:table-cell table:formula="of:=TEXT([.B219];&quot;##&quot;)" office:value-type="string" office:string-value="53" calcext:value-type="string">
            <text:p>53</text:p>
          </table:table-cell>
          <table:table-cell table:formula="of:=[.D218] &amp; [.C2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-2.2710205404444*10^-7*[.A220]^3+0.000420022571043*[.A220]^2-0.302647795840204*[.A220]+112.175709926089" office:value-type="float" office:value="52.7177262300249" calcext:value-type="float">
            <text:p>53</text:p>
          </table:table-cell>
          <table:table-cell table:formula="of:=TEXT([.B220];&quot;##&quot;)" office:value-type="string" office:string-value="53" calcext:value-type="string">
            <text:p>53</text:p>
          </table:table-cell>
          <table:table-cell table:formula="of:=[.D219] &amp; [.C2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-2.2710205404444*10^-7*[.A221]^3+0.000420022571043*[.A221]^2-0.302647795840204*[.A221]+112.175709926089" office:value-type="float" office:value="52.6072754344993" calcext:value-type="float">
            <text:p>53</text:p>
          </table:table-cell>
          <table:table-cell table:formula="of:=TEXT([.B221];&quot;##&quot;)" office:value-type="string" office:string-value="53" calcext:value-type="string">
            <text:p>53</text:p>
          </table:table-cell>
          <table:table-cell table:formula="of:=[.D220] &amp; [.C2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-2.2710205404444*10^-7*[.A222]^3+0.000420022571043*[.A222]^2-0.302647795840204*[.A222]+112.175709926089" office:value-type="float" office:value="52.4972504499692" calcext:value-type="float">
            <text:p>52</text:p>
          </table:table-cell>
          <table:table-cell table:formula="of:=TEXT([.B222];&quot;##&quot;)" office:value-type="string" office:string-value="52" calcext:value-type="string">
            <text:p>52</text:p>
          </table:table-cell>
          <table:table-cell table:formula="of:=[.D221] &amp; [.C2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-2.2710205404444*10^-7*[.A223]^3+0.000420022571043*[.A223]^2-0.302647795840204*[.A223]+112.175709926089" office:value-type="float" office:value="52.3876499138223" calcext:value-type="float">
            <text:p>52</text:p>
          </table:table-cell>
          <table:table-cell table:formula="of:=TEXT([.B223];&quot;##&quot;)" office:value-type="string" office:string-value="52" calcext:value-type="string">
            <text:p>52</text:p>
          </table:table-cell>
          <table:table-cell table:formula="of:=[.D222] &amp; [.C2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-2.2710205404444*10^-7*[.A224]^3+0.000420022571043*[.A224]^2-0.302647795840204*[.A224]+112.175709926089" office:value-type="float" office:value="52.2784724634463" calcext:value-type="float">
            <text:p>52</text:p>
          </table:table-cell>
          <table:table-cell table:formula="of:=TEXT([.B224];&quot;##&quot;)" office:value-type="string" office:string-value="52" calcext:value-type="string">
            <text:p>52</text:p>
          </table:table-cell>
          <table:table-cell table:formula="of:=[.D223] &amp; [.C2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-2.2710205404444*10^-7*[.A225]^3+0.000420022571043*[.A225]^2-0.302647795840204*[.A225]+112.175709926089" office:value-type="float" office:value="52.1697167362288" calcext:value-type="float">
            <text:p>52</text:p>
          </table:table-cell>
          <table:table-cell table:formula="of:=TEXT([.B225];&quot;##&quot;)" office:value-type="string" office:string-value="52" calcext:value-type="string">
            <text:p>52</text:p>
          </table:table-cell>
          <table:table-cell table:formula="of:=[.D224] &amp; [.C2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-2.2710205404444*10^-7*[.A226]^3+0.000420022571043*[.A226]^2-0.302647795840204*[.A226]+112.175709926089" office:value-type="float" office:value="52.0613813695575" calcext:value-type="float">
            <text:p>52</text:p>
          </table:table-cell>
          <table:table-cell table:formula="of:=TEXT([.B226];&quot;##&quot;)" office:value-type="string" office:string-value="52" calcext:value-type="string">
            <text:p>52</text:p>
          </table:table-cell>
          <table:table-cell table:formula="of:=[.D225] &amp; [.C2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-2.2710205404444*10^-7*[.A227]^3+0.000420022571043*[.A227]^2-0.302647795840204*[.A227]+112.175709926089" office:value-type="float" office:value="51.9534650008201" calcext:value-type="float">
            <text:p>52</text:p>
          </table:table-cell>
          <table:table-cell table:formula="of:=TEXT([.B227];&quot;##&quot;)" office:value-type="string" office:string-value="52" calcext:value-type="string">
            <text:p>52</text:p>
          </table:table-cell>
          <table:table-cell table:formula="of:=[.D226] &amp; [.C2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-2.2710205404444*10^-7*[.A228]^3+0.000420022571043*[.A228]^2-0.302647795840204*[.A228]+112.175709926089" office:value-type="float" office:value="51.8459662674043" calcext:value-type="float">
            <text:p>52</text:p>
          </table:table-cell>
          <table:table-cell table:formula="of:=TEXT([.B228];&quot;##&quot;)" office:value-type="string" office:string-value="52" calcext:value-type="string">
            <text:p>52</text:p>
          </table:table-cell>
          <table:table-cell table:formula="of:=[.D227] &amp; [.C2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-2.2710205404444*10^-7*[.A229]^3+0.000420022571043*[.A229]^2-0.302647795840204*[.A229]+112.175709926089" office:value-type="float" office:value="51.7388838066977" calcext:value-type="float">
            <text:p>52</text:p>
          </table:table-cell>
          <table:table-cell table:formula="of:=TEXT([.B229];&quot;##&quot;)" office:value-type="string" office:string-value="52" calcext:value-type="string">
            <text:p>52</text:p>
          </table:table-cell>
          <table:table-cell table:formula="of:=[.D228] &amp; [.C2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-2.2710205404444*10^-7*[.A230]^3+0.000420022571043*[.A230]^2-0.302647795840204*[.A230]+112.175709926089" office:value-type="float" office:value="51.6322162560881" calcext:value-type="float">
            <text:p>52</text:p>
          </table:table-cell>
          <table:table-cell table:formula="of:=TEXT([.B230];&quot;##&quot;)" office:value-type="string" office:string-value="52" calcext:value-type="string">
            <text:p>52</text:p>
          </table:table-cell>
          <table:table-cell table:formula="of:=[.D229] &amp; [.C2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-2.2710205404444*10^-7*[.A231]^3+0.000420022571043*[.A231]^2-0.302647795840204*[.A231]+112.175709926089" office:value-type="float" office:value="51.525962252963" calcext:value-type="float">
            <text:p>52</text:p>
          </table:table-cell>
          <table:table-cell table:formula="of:=TEXT([.B231];&quot;##&quot;)" office:value-type="string" office:string-value="52" calcext:value-type="string">
            <text:p>52</text:p>
          </table:table-cell>
          <table:table-cell table:formula="of:=[.D230] &amp; [.C2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-2.2710205404444*10^-7*[.A232]^3+0.000420022571043*[.A232]^2-0.302647795840204*[.A232]+112.175709926089" office:value-type="float" office:value="51.4201204347101" calcext:value-type="float">
            <text:p>51</text:p>
          </table:table-cell>
          <table:table-cell table:formula="of:=TEXT([.B232];&quot;##&quot;)" office:value-type="string" office:string-value="51" calcext:value-type="string">
            <text:p>51</text:p>
          </table:table-cell>
          <table:table-cell table:formula="of:=[.D231] &amp; [.C2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-2.2710205404444*10^-7*[.A233]^3+0.000420022571043*[.A233]^2-0.302647795840204*[.A233]+112.175709926089" office:value-type="float" office:value="51.3146894387173" calcext:value-type="float">
            <text:p>51</text:p>
          </table:table-cell>
          <table:table-cell table:formula="of:=TEXT([.B233];&quot;##&quot;)" office:value-type="string" office:string-value="51" calcext:value-type="string">
            <text:p>51</text:p>
          </table:table-cell>
          <table:table-cell table:formula="of:=[.D232] &amp; [.C2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-2.2710205404444*10^-7*[.A234]^3+0.000420022571043*[.A234]^2-0.302647795840204*[.A234]+112.175709926089" office:value-type="float" office:value="51.209667902372" calcext:value-type="float">
            <text:p>51</text:p>
          </table:table-cell>
          <table:table-cell table:formula="of:=TEXT([.B234];&quot;##&quot;)" office:value-type="string" office:string-value="51" calcext:value-type="string">
            <text:p>51</text:p>
          </table:table-cell>
          <table:table-cell table:formula="of:=[.D233] &amp; [.C2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-2.2710205404444*10^-7*[.A235]^3+0.000420022571043*[.A235]^2-0.302647795840204*[.A235]+112.175709926089" office:value-type="float" office:value="51.1050544630621" calcext:value-type="float">
            <text:p>51</text:p>
          </table:table-cell>
          <table:table-cell table:formula="of:=TEXT([.B235];&quot;##&quot;)" office:value-type="string" office:string-value="51" calcext:value-type="string">
            <text:p>51</text:p>
          </table:table-cell>
          <table:table-cell table:formula="of:=[.D234] &amp; [.C2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-2.2710205404444*10^-7*[.A236]^3+0.000420022571043*[.A236]^2-0.302647795840204*[.A236]+112.175709926089" office:value-type="float" office:value="51.0008477581751" calcext:value-type="float">
            <text:p>51</text:p>
          </table:table-cell>
          <table:table-cell table:formula="of:=TEXT([.B236];&quot;##&quot;)" office:value-type="string" office:string-value="51" calcext:value-type="string">
            <text:p>51</text:p>
          </table:table-cell>
          <table:table-cell table:formula="of:=[.D235] &amp; [.C2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-2.2710205404444*10^-7*[.A237]^3+0.000420022571043*[.A237]^2-0.302647795840204*[.A237]+112.175709926089" office:value-type="float" office:value="50.8970464250987" calcext:value-type="float">
            <text:p>51</text:p>
          </table:table-cell>
          <table:table-cell table:formula="of:=TEXT([.B237];&quot;##&quot;)" office:value-type="string" office:string-value="51" calcext:value-type="string">
            <text:p>51</text:p>
          </table:table-cell>
          <table:table-cell table:formula="of:=[.D236] &amp; [.C2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-2.2710205404444*10^-7*[.A238]^3+0.000420022571043*[.A238]^2-0.302647795840204*[.A238]+112.175709926089" office:value-type="float" office:value="50.7936491012207" calcext:value-type="float">
            <text:p>51</text:p>
          </table:table-cell>
          <table:table-cell table:formula="of:=TEXT([.B238];&quot;##&quot;)" office:value-type="string" office:string-value="51" calcext:value-type="string">
            <text:p>51</text:p>
          </table:table-cell>
          <table:table-cell table:formula="of:=[.D237] &amp; [.C2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-2.2710205404444*10^-7*[.A239]^3+0.000420022571043*[.A239]^2-0.302647795840204*[.A239]+112.175709926089" office:value-type="float" office:value="50.6906544239286" calcext:value-type="float">
            <text:p>51</text:p>
          </table:table-cell>
          <table:table-cell table:formula="of:=TEXT([.B239];&quot;##&quot;)" office:value-type="string" office:string-value="51" calcext:value-type="string">
            <text:p>51</text:p>
          </table:table-cell>
          <table:table-cell table:formula="of:=[.D238] &amp; [.C2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-2.2710205404444*10^-7*[.A240]^3+0.000420022571043*[.A240]^2-0.302647795840204*[.A240]+112.175709926089" office:value-type="float" office:value="50.5880610306103" calcext:value-type="float">
            <text:p>51</text:p>
          </table:table-cell>
          <table:table-cell table:formula="of:=TEXT([.B240];&quot;##&quot;)" office:value-type="string" office:string-value="51" calcext:value-type="string">
            <text:p>51</text:p>
          </table:table-cell>
          <table:table-cell table:formula="of:=[.D239] &amp; [.C2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-2.2710205404444*10^-7*[.A241]^3+0.000420022571043*[.A241]^2-0.302647795840204*[.A241]+112.175709926089" office:value-type="float" office:value="50.4858675586533" calcext:value-type="float">
            <text:p>50</text:p>
          </table:table-cell>
          <table:table-cell table:formula="of:=TEXT([.B241];&quot;##&quot;)" office:value-type="string" office:string-value="50" calcext:value-type="string">
            <text:p>50</text:p>
          </table:table-cell>
          <table:table-cell table:formula="of:=[.D240] &amp; [.C2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-2.2710205404444*10^-7*[.A242]^3+0.000420022571043*[.A242]^2-0.302647795840204*[.A242]+112.175709926089" office:value-type="float" office:value="50.3840726454453" calcext:value-type="float">
            <text:p>50</text:p>
          </table:table-cell>
          <table:table-cell table:formula="of:=TEXT([.B242];&quot;##&quot;)" office:value-type="string" office:string-value="50" calcext:value-type="string">
            <text:p>50</text:p>
          </table:table-cell>
          <table:table-cell table:formula="of:=[.D241] &amp; [.C2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-2.2710205404444*10^-7*[.A243]^3+0.000420022571043*[.A243]^2-0.302647795840204*[.A243]+112.175709926089" office:value-type="float" office:value="50.282674928374" calcext:value-type="float">
            <text:p>50</text:p>
          </table:table-cell>
          <table:table-cell table:formula="of:=TEXT([.B243];&quot;##&quot;)" office:value-type="string" office:string-value="50" calcext:value-type="string">
            <text:p>50</text:p>
          </table:table-cell>
          <table:table-cell table:formula="of:=[.D242] &amp; [.C2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-2.2710205404444*10^-7*[.A244]^3+0.000420022571043*[.A244]^2-0.302647795840204*[.A244]+112.175709926089" office:value-type="float" office:value="50.1816730448271" calcext:value-type="float">
            <text:p>50</text:p>
          </table:table-cell>
          <table:table-cell table:formula="of:=TEXT([.B244];&quot;##&quot;)" office:value-type="string" office:string-value="50" calcext:value-type="string">
            <text:p>50</text:p>
          </table:table-cell>
          <table:table-cell table:formula="of:=[.D243] &amp; [.C2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-2.2710205404444*10^-7*[.A245]^3+0.000420022571043*[.A245]^2-0.302647795840204*[.A245]+112.175709926089" office:value-type="float" office:value="50.0810656321922" calcext:value-type="float">
            <text:p>50</text:p>
          </table:table-cell>
          <table:table-cell table:formula="of:=TEXT([.B245];&quot;##&quot;)" office:value-type="string" office:string-value="50" calcext:value-type="string">
            <text:p>50</text:p>
          </table:table-cell>
          <table:table-cell table:formula="of:=[.D244] &amp; [.C2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-2.2710205404444*10^-7*[.A246]^3+0.000420022571043*[.A246]^2-0.302647795840204*[.A246]+112.175709926089" office:value-type="float" office:value="49.9808513278571" calcext:value-type="float">
            <text:p>50</text:p>
          </table:table-cell>
          <table:table-cell table:formula="of:=TEXT([.B246];&quot;##&quot;)" office:value-type="string" office:string-value="50" calcext:value-type="string">
            <text:p>50</text:p>
          </table:table-cell>
          <table:table-cell table:formula="of:=[.D245] &amp; [.C2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-2.2710205404444*10^-7*[.A247]^3+0.000420022571043*[.A247]^2-0.302647795840204*[.A247]+112.175709926089" office:value-type="float" office:value="49.8810287692093" calcext:value-type="float">
            <text:p>50</text:p>
          </table:table-cell>
          <table:table-cell table:formula="of:=TEXT([.B247];&quot;##&quot;)" office:value-type="string" office:string-value="50" calcext:value-type="string">
            <text:p>50</text:p>
          </table:table-cell>
          <table:table-cell table:formula="of:=[.D246] &amp; [.C2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-2.2710205404444*10^-7*[.A248]^3+0.000420022571043*[.A248]^2-0.302647795840204*[.A248]+112.175709926089" office:value-type="float" office:value="49.7815965936367" calcext:value-type="float">
            <text:p>50</text:p>
          </table:table-cell>
          <table:table-cell table:formula="of:=TEXT([.B248];&quot;##&quot;)" office:value-type="string" office:string-value="50" calcext:value-type="string">
            <text:p>50</text:p>
          </table:table-cell>
          <table:table-cell table:formula="of:=[.D247] &amp; [.C2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-2.2710205404444*10^-7*[.A249]^3+0.000420022571043*[.A249]^2-0.302647795840204*[.A249]+112.175709926089" office:value-type="float" office:value="49.6825534385268" calcext:value-type="float">
            <text:p>50</text:p>
          </table:table-cell>
          <table:table-cell table:formula="of:=TEXT([.B249];&quot;##&quot;)" office:value-type="string" office:string-value="50" calcext:value-type="string">
            <text:p>50</text:p>
          </table:table-cell>
          <table:table-cell table:formula="of:=[.D248] &amp; [.C2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-2.2710205404444*10^-7*[.A250]^3+0.000420022571043*[.A250]^2-0.302647795840204*[.A250]+112.175709926089" office:value-type="float" office:value="49.5838979412673" calcext:value-type="float">
            <text:p>50</text:p>
          </table:table-cell>
          <table:table-cell table:formula="of:=TEXT([.B250];&quot;##&quot;)" office:value-type="string" office:string-value="50" calcext:value-type="string">
            <text:p>50</text:p>
          </table:table-cell>
          <table:table-cell table:formula="of:=[.D249] &amp; [.C2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-2.2710205404444*10^-7*[.A251]^3+0.000420022571043*[.A251]^2-0.302647795840204*[.A251]+112.175709926089" office:value-type="float" office:value="49.4856287392459" calcext:value-type="float">
            <text:p>49</text:p>
          </table:table-cell>
          <table:table-cell table:formula="of:=TEXT([.B251];&quot;##&quot;)" office:value-type="string" office:string-value="49" calcext:value-type="string">
            <text:p>49</text:p>
          </table:table-cell>
          <table:table-cell table:formula="of:=[.D250] &amp; [.C2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-2.2710205404444*10^-7*[.A252]^3+0.000420022571043*[.A252]^2-0.302647795840204*[.A252]+112.175709926089" office:value-type="float" office:value="49.3877444698503" calcext:value-type="float">
            <text:p>49</text:p>
          </table:table-cell>
          <table:table-cell table:formula="of:=TEXT([.B252];&quot;##&quot;)" office:value-type="string" office:string-value="49" calcext:value-type="string">
            <text:p>49</text:p>
          </table:table-cell>
          <table:table-cell table:formula="of:=[.D251] &amp; [.C2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-2.2710205404444*10^-7*[.A253]^3+0.000420022571043*[.A253]^2-0.302647795840204*[.A253]+112.175709926089" office:value-type="float" office:value="49.2902437704682" calcext:value-type="float">
            <text:p>49</text:p>
          </table:table-cell>
          <table:table-cell table:formula="of:=TEXT([.B253];&quot;##&quot;)" office:value-type="string" office:string-value="49" calcext:value-type="string">
            <text:p>49</text:p>
          </table:table-cell>
          <table:table-cell table:formula="of:=[.D252] &amp; [.C2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-2.2710205404444*10^-7*[.A254]^3+0.000420022571043*[.A254]^2-0.302647795840204*[.A254]+112.175709926089" office:value-type="float" office:value="49.1931252784872" calcext:value-type="float">
            <text:p>49</text:p>
          </table:table-cell>
          <table:table-cell table:formula="of:=TEXT([.B254];&quot;##&quot;)" office:value-type="string" office:string-value="49" calcext:value-type="string">
            <text:p>49</text:p>
          </table:table-cell>
          <table:table-cell table:formula="of:=[.D253] &amp; [.C2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-2.2710205404444*10^-7*[.A255]^3+0.000420022571043*[.A255]^2-0.302647795840204*[.A255]+112.175709926089" office:value-type="float" office:value="49.096387631295" calcext:value-type="float">
            <text:p>49</text:p>
          </table:table-cell>
          <table:table-cell table:formula="of:=TEXT([.B255];&quot;##&quot;)" office:value-type="string" office:string-value="49" calcext:value-type="string">
            <text:p>49</text:p>
          </table:table-cell>
          <table:table-cell table:formula="of:=[.D254] &amp; [.C2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-2.2710205404444*10^-7*[.A256]^3+0.000420022571043*[.A256]^2-0.302647795840204*[.A256]+112.175709926089" office:value-type="float" office:value="49.0000294662793" calcext:value-type="float">
            <text:p>49</text:p>
          </table:table-cell>
          <table:table-cell table:formula="of:=TEXT([.B256];&quot;##&quot;)" office:value-type="string" office:string-value="49" calcext:value-type="string">
            <text:p>49</text:p>
          </table:table-cell>
          <table:table-cell table:formula="of:=[.D255] &amp; [.C2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-2.2710205404444*10^-7*[.A257]^3+0.000420022571043*[.A257]^2-0.302647795840204*[.A257]+112.175709926089" office:value-type="float" office:value="48.9040494208278" calcext:value-type="float">
            <text:p>49</text:p>
          </table:table-cell>
          <table:table-cell table:formula="of:=TEXT([.B257];&quot;##&quot;)" office:value-type="string" office:string-value="49" calcext:value-type="string">
            <text:p>49</text:p>
          </table:table-cell>
          <table:table-cell table:formula="of:=[.D256] &amp; [.C2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-2.2710205404444*10^-7*[.A258]^3+0.000420022571043*[.A258]^2-0.302647795840204*[.A258]+112.175709926089" office:value-type="float" office:value="48.8084461323281" calcext:value-type="float">
            <text:p>49</text:p>
          </table:table-cell>
          <table:table-cell table:formula="of:=TEXT([.B258];&quot;##&quot;)" office:value-type="string" office:string-value="49" calcext:value-type="string">
            <text:p>49</text:p>
          </table:table-cell>
          <table:table-cell table:formula="of:=[.D257] &amp; [.C2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-2.2710205404444*10^-7*[.A259]^3+0.000420022571043*[.A259]^2-0.302647795840204*[.A259]+112.175709926089" office:value-type="float" office:value="48.7132182381679" calcext:value-type="float">
            <text:p>49</text:p>
          </table:table-cell>
          <table:table-cell table:formula="of:=TEXT([.B259];&quot;##&quot;)" office:value-type="string" office:string-value="49" calcext:value-type="string">
            <text:p>49</text:p>
          </table:table-cell>
          <table:table-cell table:formula="of:=[.D258] &amp; [.C2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-2.2710205404444*10^-7*[.A260]^3+0.000420022571043*[.A260]^2-0.302647795840204*[.A260]+112.175709926089" office:value-type="float" office:value="48.6183643757348" calcext:value-type="float">
            <text:p>49</text:p>
          </table:table-cell>
          <table:table-cell table:formula="of:=TEXT([.B260];&quot;##&quot;)" office:value-type="string" office:string-value="49" calcext:value-type="string">
            <text:p>49</text:p>
          </table:table-cell>
          <table:table-cell table:formula="of:=[.D259] &amp; [.C2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-2.2710205404444*10^-7*[.A261]^3+0.000420022571043*[.A261]^2-0.302647795840204*[.A261]+112.175709926089" office:value-type="float" office:value="48.5238831824167" calcext:value-type="float">
            <text:p>49</text:p>
          </table:table-cell>
          <table:table-cell table:formula="of:=TEXT([.B261];&quot;##&quot;)" office:value-type="string" office:string-value="49" calcext:value-type="string">
            <text:p>49</text:p>
          </table:table-cell>
          <table:table-cell table:formula="of:=[.D260] &amp; [.C2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-2.2710205404444*10^-7*[.A262]^3+0.000420022571043*[.A262]^2-0.302647795840204*[.A262]+112.175709926089" office:value-type="float" office:value="48.4297732956011" calcext:value-type="float">
            <text:p>48</text:p>
          </table:table-cell>
          <table:table-cell table:formula="of:=TEXT([.B262];&quot;##&quot;)" office:value-type="string" office:string-value="48" calcext:value-type="string">
            <text:p>48</text:p>
          </table:table-cell>
          <table:table-cell table:formula="of:=[.D261] &amp; [.C2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-2.2710205404444*10^-7*[.A263]^3+0.000420022571043*[.A263]^2-0.302647795840204*[.A263]+112.175709926089" office:value-type="float" office:value="48.3360333526757" calcext:value-type="float">
            <text:p>48</text:p>
          </table:table-cell>
          <table:table-cell table:formula="of:=TEXT([.B263];&quot;##&quot;)" office:value-type="string" office:string-value="48" calcext:value-type="string">
            <text:p>48</text:p>
          </table:table-cell>
          <table:table-cell table:formula="of:=[.D262] &amp; [.C2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-2.2710205404444*10^-7*[.A264]^3+0.000420022571043*[.A264]^2-0.302647795840204*[.A264]+112.175709926089" office:value-type="float" office:value="48.2426619910282" calcext:value-type="float">
            <text:p>48</text:p>
          </table:table-cell>
          <table:table-cell table:formula="of:=TEXT([.B264];&quot;##&quot;)" office:value-type="string" office:string-value="48" calcext:value-type="string">
            <text:p>48</text:p>
          </table:table-cell>
          <table:table-cell table:formula="of:=[.D263] &amp; [.C2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-2.2710205404444*10^-7*[.A265]^3+0.000420022571043*[.A265]^2-0.302647795840204*[.A265]+112.175709926089" office:value-type="float" office:value="48.1496578480462" calcext:value-type="float">
            <text:p>48</text:p>
          </table:table-cell>
          <table:table-cell table:formula="of:=TEXT([.B265];&quot;##&quot;)" office:value-type="string" office:string-value="48" calcext:value-type="string">
            <text:p>48</text:p>
          </table:table-cell>
          <table:table-cell table:formula="of:=[.D264] &amp; [.C2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-2.2710205404444*10^-7*[.A266]^3+0.000420022571043*[.A266]^2-0.302647795840204*[.A266]+112.175709926089" office:value-type="float" office:value="48.0570195611175" calcext:value-type="float">
            <text:p>48</text:p>
          </table:table-cell>
          <table:table-cell table:formula="of:=TEXT([.B266];&quot;##&quot;)" office:value-type="string" office:string-value="48" calcext:value-type="string">
            <text:p>48</text:p>
          </table:table-cell>
          <table:table-cell table:formula="of:=[.D265] &amp; [.C2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2.2710205404444*10^-7*[.A267]^3+0.000420022571043*[.A267]^2-0.302647795840204*[.A267]+112.175709926089" office:value-type="float" office:value="47.9647457676297" calcext:value-type="float">
            <text:p>48</text:p>
          </table:table-cell>
          <table:table-cell table:formula="of:=TEXT([.B267];&quot;##&quot;)" office:value-type="string" office:string-value="48" calcext:value-type="string">
            <text:p>48</text:p>
          </table:table-cell>
          <table:table-cell table:formula="of:=[.D266] &amp; [.C2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-2.2710205404444*10^-7*[.A268]^3+0.000420022571043*[.A268]^2-0.302647795840204*[.A268]+112.175709926089" office:value-type="float" office:value="47.8728351049705" calcext:value-type="float">
            <text:p>48</text:p>
          </table:table-cell>
          <table:table-cell table:formula="of:=TEXT([.B268];&quot;##&quot;)" office:value-type="string" office:string-value="48" calcext:value-type="string">
            <text:p>48</text:p>
          </table:table-cell>
          <table:table-cell table:formula="of:=[.D267] &amp; [.C2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-2.2710205404444*10^-7*[.A269]^3+0.000420022571043*[.A269]^2-0.302647795840204*[.A269]+112.175709926089" office:value-type="float" office:value="47.7812862105276" calcext:value-type="float">
            <text:p>48</text:p>
          </table:table-cell>
          <table:table-cell table:formula="of:=TEXT([.B269];&quot;##&quot;)" office:value-type="string" office:string-value="48" calcext:value-type="string">
            <text:p>48</text:p>
          </table:table-cell>
          <table:table-cell table:formula="of:=[.D268] &amp; [.C2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-2.2710205404444*10^-7*[.A270]^3+0.000420022571043*[.A270]^2-0.302647795840204*[.A270]+112.175709926089" office:value-type="float" office:value="47.6900977216886" calcext:value-type="float">
            <text:p>48</text:p>
          </table:table-cell>
          <table:table-cell table:formula="of:=TEXT([.B270];&quot;##&quot;)" office:value-type="string" office:string-value="48" calcext:value-type="string">
            <text:p>48</text:p>
          </table:table-cell>
          <table:table-cell table:formula="of:=[.D269] &amp; [.C2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-2.2710205404444*10^-7*[.A271]^3+0.000420022571043*[.A271]^2-0.302647795840204*[.A271]+112.175709926089" office:value-type="float" office:value="47.5992682758413" calcext:value-type="float">
            <text:p>48</text:p>
          </table:table-cell>
          <table:table-cell table:formula="of:=TEXT([.B271];&quot;##&quot;)" office:value-type="string" office:string-value="48" calcext:value-type="string">
            <text:p>48</text:p>
          </table:table-cell>
          <table:table-cell table:formula="of:=[.D270] &amp; [.C2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-2.2710205404444*10^-7*[.A272]^3+0.000420022571043*[.A272]^2-0.302647795840204*[.A272]+112.175709926089" office:value-type="float" office:value="47.5087965103732" calcext:value-type="float">
            <text:p>48</text:p>
          </table:table-cell>
          <table:table-cell table:formula="of:=TEXT([.B272];&quot;##&quot;)" office:value-type="string" office:string-value="48" calcext:value-type="string">
            <text:p>48</text:p>
          </table:table-cell>
          <table:table-cell table:formula="of:=[.D271] &amp; [.C2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-2.2710205404444*10^-7*[.A273]^3+0.000420022571043*[.A273]^2-0.302647795840204*[.A273]+112.175709926089" office:value-type="float" office:value="47.4186810626721" calcext:value-type="float">
            <text:p>47</text:p>
          </table:table-cell>
          <table:table-cell table:formula="of:=TEXT([.B273];&quot;##&quot;)" office:value-type="string" office:string-value="47" calcext:value-type="string">
            <text:p>47</text:p>
          </table:table-cell>
          <table:table-cell table:formula="of:=[.D272] &amp; [.C2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-2.2710205404444*10^-7*[.A274]^3+0.000420022571043*[.A274]^2-0.302647795840204*[.A274]+112.175709926089" office:value-type="float" office:value="47.3289205701257" calcext:value-type="float">
            <text:p>47</text:p>
          </table:table-cell>
          <table:table-cell table:formula="of:=TEXT([.B274];&quot;##&quot;)" office:value-type="string" office:string-value="47" calcext:value-type="string">
            <text:p>47</text:p>
          </table:table-cell>
          <table:table-cell table:formula="of:=[.D273] &amp; [.C2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-2.2710205404444*10^-7*[.A275]^3+0.000420022571043*[.A275]^2-0.302647795840204*[.A275]+112.175709926089" office:value-type="float" office:value="47.2395136701215" calcext:value-type="float">
            <text:p>47</text:p>
          </table:table-cell>
          <table:table-cell table:formula="of:=TEXT([.B275];&quot;##&quot;)" office:value-type="string" office:string-value="47" calcext:value-type="string">
            <text:p>47</text:p>
          </table:table-cell>
          <table:table-cell table:formula="of:=[.D274] &amp; [.C2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-2.2710205404444*10^-7*[.A276]^3+0.000420022571043*[.A276]^2-0.302647795840204*[.A276]+112.175709926089" office:value-type="float" office:value="47.1504590000474" calcext:value-type="float">
            <text:p>47</text:p>
          </table:table-cell>
          <table:table-cell table:formula="of:=TEXT([.B276];&quot;##&quot;)" office:value-type="string" office:string-value="47" calcext:value-type="string">
            <text:p>47</text:p>
          </table:table-cell>
          <table:table-cell table:formula="of:=[.D275] &amp; [.C2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-2.2710205404444*10^-7*[.A277]^3+0.000420022571043*[.A277]^2-0.302647795840204*[.A277]+112.175709926089" office:value-type="float" office:value="47.061755197291" calcext:value-type="float">
            <text:p>47</text:p>
          </table:table-cell>
          <table:table-cell table:formula="of:=TEXT([.B277];&quot;##&quot;)" office:value-type="string" office:string-value="47" calcext:value-type="string">
            <text:p>47</text:p>
          </table:table-cell>
          <table:table-cell table:formula="of:=[.D276] &amp; [.C2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-2.2710205404444*10^-7*[.A278]^3+0.000420022571043*[.A278]^2-0.302647795840204*[.A278]+112.175709926089" office:value-type="float" office:value="46.9734008992399" calcext:value-type="float">
            <text:p>47</text:p>
          </table:table-cell>
          <table:table-cell table:formula="of:=TEXT([.B278];&quot;##&quot;)" office:value-type="string" office:string-value="47" calcext:value-type="string">
            <text:p>47</text:p>
          </table:table-cell>
          <table:table-cell table:formula="of:=[.D277] &amp; [.C2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-2.2710205404444*10^-7*[.A279]^3+0.000420022571043*[.A279]^2-0.302647795840204*[.A279]+112.175709926089" office:value-type="float" office:value="46.8853947432818" calcext:value-type="float">
            <text:p>47</text:p>
          </table:table-cell>
          <table:table-cell table:formula="of:=TEXT([.B279];&quot;##&quot;)" office:value-type="string" office:string-value="47" calcext:value-type="string">
            <text:p>47</text:p>
          </table:table-cell>
          <table:table-cell table:formula="of:=[.D278] &amp; [.C2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-2.2710205404444*10^-7*[.A280]^3+0.000420022571043*[.A280]^2-0.302647795840204*[.A280]+112.175709926089" office:value-type="float" office:value="46.7977353668044" calcext:value-type="float">
            <text:p>47</text:p>
          </table:table-cell>
          <table:table-cell table:formula="of:=TEXT([.B280];&quot;##&quot;)" office:value-type="string" office:string-value="47" calcext:value-type="string">
            <text:p>47</text:p>
          </table:table-cell>
          <table:table-cell table:formula="of:=[.D279] &amp; [.C2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-2.2710205404444*10^-7*[.A281]^3+0.000420022571043*[.A281]^2-0.302647795840204*[.A281]+112.175709926089" office:value-type="float" office:value="46.7104214071954" calcext:value-type="float">
            <text:p>47</text:p>
          </table:table-cell>
          <table:table-cell table:formula="of:=TEXT([.B281];&quot;##&quot;)" office:value-type="string" office:string-value="47" calcext:value-type="string">
            <text:p>47</text:p>
          </table:table-cell>
          <table:table-cell table:formula="of:=[.D280] &amp; [.C2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-2.2710205404444*10^-7*[.A282]^3+0.000420022571043*[.A282]^2-0.302647795840204*[.A282]+112.175709926089" office:value-type="float" office:value="46.6234515018425" calcext:value-type="float">
            <text:p>47</text:p>
          </table:table-cell>
          <table:table-cell table:formula="of:=TEXT([.B282];&quot;##&quot;)" office:value-type="string" office:string-value="47" calcext:value-type="string">
            <text:p>47</text:p>
          </table:table-cell>
          <table:table-cell table:formula="of:=[.D281] &amp; [.C2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-2.2710205404444*10^-7*[.A283]^3+0.000420022571043*[.A283]^2-0.302647795840204*[.A283]+112.175709926089" office:value-type="float" office:value="46.5368242881332" calcext:value-type="float">
            <text:p>47</text:p>
          </table:table-cell>
          <table:table-cell table:formula="of:=TEXT([.B283];&quot;##&quot;)" office:value-type="string" office:string-value="47" calcext:value-type="string">
            <text:p>47</text:p>
          </table:table-cell>
          <table:table-cell table:formula="of:=[.D282] &amp; [.C2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-2.2710205404444*10^-7*[.A284]^3+0.000420022571043*[.A284]^2-0.302647795840204*[.A284]+112.175709926089" office:value-type="float" office:value="46.4505384034554" calcext:value-type="float">
            <text:p>46</text:p>
          </table:table-cell>
          <table:table-cell table:formula="of:=TEXT([.B284];&quot;##&quot;)" office:value-type="string" office:string-value="46" calcext:value-type="string">
            <text:p>46</text:p>
          </table:table-cell>
          <table:table-cell table:formula="of:=[.D283] &amp; [.C2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-2.2710205404444*10^-7*[.A285]^3+0.000420022571043*[.A285]^2-0.302647795840204*[.A285]+112.175709926089" office:value-type="float" office:value="46.3645924851967" calcext:value-type="float">
            <text:p>46</text:p>
          </table:table-cell>
          <table:table-cell table:formula="of:=TEXT([.B285];&quot;##&quot;)" office:value-type="string" office:string-value="46" calcext:value-type="string">
            <text:p>46</text:p>
          </table:table-cell>
          <table:table-cell table:formula="of:=[.D284] &amp; [.C2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-2.2710205404444*10^-7*[.A286]^3+0.000420022571043*[.A286]^2-0.302647795840204*[.A286]+112.175709926089" office:value-type="float" office:value="46.2789851707447" calcext:value-type="float">
            <text:p>46</text:p>
          </table:table-cell>
          <table:table-cell table:formula="of:=TEXT([.B286];&quot;##&quot;)" office:value-type="string" office:string-value="46" calcext:value-type="string">
            <text:p>46</text:p>
          </table:table-cell>
          <table:table-cell table:formula="of:=[.D285] &amp; [.C2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-2.2710205404444*10^-7*[.A287]^3+0.000420022571043*[.A287]^2-0.302647795840204*[.A287]+112.175709926089" office:value-type="float" office:value="46.1937150974872" calcext:value-type="float">
            <text:p>46</text:p>
          </table:table-cell>
          <table:table-cell table:formula="of:=TEXT([.B287];&quot;##&quot;)" office:value-type="string" office:string-value="46" calcext:value-type="string">
            <text:p>46</text:p>
          </table:table-cell>
          <table:table-cell table:formula="of:=[.D286] &amp; [.C2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-2.2710205404444*10^-7*[.A288]^3+0.000420022571043*[.A288]^2-0.302647795840204*[.A288]+112.175709926089" office:value-type="float" office:value="46.1087809028118" calcext:value-type="float">
            <text:p>46</text:p>
          </table:table-cell>
          <table:table-cell table:formula="of:=TEXT([.B288];&quot;##&quot;)" office:value-type="string" office:string-value="46" calcext:value-type="string">
            <text:p>46</text:p>
          </table:table-cell>
          <table:table-cell table:formula="of:=[.D287] &amp; [.C2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-2.2710205404444*10^-7*[.A289]^3+0.000420022571043*[.A289]^2-0.302647795840204*[.A289]+112.175709926089" office:value-type="float" office:value="46.0241812241061" calcext:value-type="float">
            <text:p>46</text:p>
          </table:table-cell>
          <table:table-cell table:formula="of:=TEXT([.B289];&quot;##&quot;)" office:value-type="string" office:string-value="46" calcext:value-type="string">
            <text:p>46</text:p>
          </table:table-cell>
          <table:table-cell table:formula="of:=[.D288] &amp; [.C2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-2.2710205404444*10^-7*[.A290]^3+0.000420022571043*[.A290]^2-0.302647795840204*[.A290]+112.175709926089" office:value-type="float" office:value="45.9399146987579" calcext:value-type="float">
            <text:p>46</text:p>
          </table:table-cell>
          <table:table-cell table:formula="of:=TEXT([.B290];&quot;##&quot;)" office:value-type="string" office:string-value="46" calcext:value-type="string">
            <text:p>46</text:p>
          </table:table-cell>
          <table:table-cell table:formula="of:=[.D289] &amp; [.C2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-2.2710205404444*10^-7*[.A291]^3+0.000420022571043*[.A291]^2-0.302647795840204*[.A291]+112.175709926089" office:value-type="float" office:value="45.8559799641548" calcext:value-type="float">
            <text:p>46</text:p>
          </table:table-cell>
          <table:table-cell table:formula="of:=TEXT([.B291];&quot;##&quot;)" office:value-type="string" office:string-value="46" calcext:value-type="string">
            <text:p>46</text:p>
          </table:table-cell>
          <table:table-cell table:formula="of:=[.D290] &amp; [.C2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-2.2710205404444*10^-7*[.A292]^3+0.000420022571043*[.A292]^2-0.302647795840204*[.A292]+112.175709926089" office:value-type="float" office:value="45.7723756576846" calcext:value-type="float">
            <text:p>46</text:p>
          </table:table-cell>
          <table:table-cell table:formula="of:=TEXT([.B292];&quot;##&quot;)" office:value-type="string" office:string-value="46" calcext:value-type="string">
            <text:p>46</text:p>
          </table:table-cell>
          <table:table-cell table:formula="of:=[.D291] &amp; [.C2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-2.2710205404444*10^-7*[.A293]^3+0.000420022571043*[.A293]^2-0.302647795840204*[.A293]+112.175709926089" office:value-type="float" office:value="45.6891004167348" calcext:value-type="float">
            <text:p>46</text:p>
          </table:table-cell>
          <table:table-cell table:formula="of:=TEXT([.B293];&quot;##&quot;)" office:value-type="string" office:string-value="46" calcext:value-type="string">
            <text:p>46</text:p>
          </table:table-cell>
          <table:table-cell table:formula="of:=[.D292] &amp; [.C2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-2.2710205404444*10^-7*[.A294]^3+0.000420022571043*[.A294]^2-0.302647795840204*[.A294]+112.175709926089" office:value-type="float" office:value="45.6061528786932" calcext:value-type="float">
            <text:p>46</text:p>
          </table:table-cell>
          <table:table-cell table:formula="of:=TEXT([.B294];&quot;##&quot;)" office:value-type="string" office:string-value="46" calcext:value-type="string">
            <text:p>46</text:p>
          </table:table-cell>
          <table:table-cell table:formula="of:=[.D293] &amp; [.C2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-2.2710205404444*10^-7*[.A295]^3+0.000420022571043*[.A295]^2-0.302647795840204*[.A295]+112.175709926089" office:value-type="float" office:value="45.5235316809475" calcext:value-type="float">
            <text:p>46</text:p>
          </table:table-cell>
          <table:table-cell table:formula="of:=TEXT([.B295];&quot;##&quot;)" office:value-type="string" office:string-value="46" calcext:value-type="string">
            <text:p>46</text:p>
          </table:table-cell>
          <table:table-cell table:formula="of:=[.D294] &amp; [.C2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-2.2710205404444*10^-7*[.A296]^3+0.000420022571043*[.A296]^2-0.302647795840204*[.A296]+112.175709926089" office:value-type="float" office:value="45.4412354608852" calcext:value-type="float">
            <text:p>45</text:p>
          </table:table-cell>
          <table:table-cell table:formula="of:=TEXT([.B296];&quot;##&quot;)" office:value-type="string" office:string-value="45" calcext:value-type="string">
            <text:p>45</text:p>
          </table:table-cell>
          <table:table-cell table:formula="of:=[.D295] &amp; [.C2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-2.2710205404444*10^-7*[.A297]^3+0.000420022571043*[.A297]^2-0.302647795840204*[.A297]+112.175709926089" office:value-type="float" office:value="45.3592628558942" calcext:value-type="float">
            <text:p>45</text:p>
          </table:table-cell>
          <table:table-cell table:formula="of:=TEXT([.B297];&quot;##&quot;)" office:value-type="string" office:string-value="45" calcext:value-type="string">
            <text:p>45</text:p>
          </table:table-cell>
          <table:table-cell table:formula="of:=[.D296] &amp; [.C2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-2.2710205404444*10^-7*[.A298]^3+0.000420022571043*[.A298]^2-0.302647795840204*[.A298]+112.175709926089" office:value-type="float" office:value="45.277612503362" calcext:value-type="float">
            <text:p>45</text:p>
          </table:table-cell>
          <table:table-cell table:formula="of:=TEXT([.B298];&quot;##&quot;)" office:value-type="string" office:string-value="45" calcext:value-type="string">
            <text:p>45</text:p>
          </table:table-cell>
          <table:table-cell table:formula="of:=[.D297] &amp; [.C2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-2.2710205404444*10^-7*[.A299]^3+0.000420022571043*[.A299]^2-0.302647795840204*[.A299]+112.175709926089" office:value-type="float" office:value="45.1962830406763" calcext:value-type="float">
            <text:p>45</text:p>
          </table:table-cell>
          <table:table-cell table:formula="of:=TEXT([.B299];&quot;##&quot;)" office:value-type="string" office:string-value="45" calcext:value-type="string">
            <text:p>45</text:p>
          </table:table-cell>
          <table:table-cell table:formula="of:=[.D298] &amp; [.C2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-2.2710205404444*10^-7*[.A300]^3+0.000420022571043*[.A300]^2-0.302647795840204*[.A300]+112.175709926089" office:value-type="float" office:value="45.1152731052249" calcext:value-type="float">
            <text:p>45</text:p>
          </table:table-cell>
          <table:table-cell table:formula="of:=TEXT([.B300];&quot;##&quot;)" office:value-type="string" office:string-value="45" calcext:value-type="string">
            <text:p>45</text:p>
          </table:table-cell>
          <table:table-cell table:formula="of:=[.D299] &amp; [.C3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-2.2710205404444*10^-7*[.A301]^3+0.000420022571043*[.A301]^2-0.302647795840204*[.A301]+112.175709926089" office:value-type="float" office:value="45.0345813343953" calcext:value-type="float">
            <text:p>45</text:p>
          </table:table-cell>
          <table:table-cell table:formula="of:=TEXT([.B301];&quot;##&quot;)" office:value-type="string" office:string-value="45" calcext:value-type="string">
            <text:p>45</text:p>
          </table:table-cell>
          <table:table-cell table:formula="of:=[.D300] &amp; [.C3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-2.2710205404444*10^-7*[.A302]^3+0.000420022571043*[.A302]^2-0.302647795840204*[.A302]+112.175709926089" office:value-type="float" office:value="44.9542063655753" calcext:value-type="float">
            <text:p>45</text:p>
          </table:table-cell>
          <table:table-cell table:formula="of:=TEXT([.B302];&quot;##&quot;)" office:value-type="string" office:string-value="45" calcext:value-type="string">
            <text:p>45</text:p>
          </table:table-cell>
          <table:table-cell table:formula="of:=[.D301] &amp; [.C3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-2.2710205404444*10^-7*[.A303]^3+0.000420022571043*[.A303]^2-0.302647795840204*[.A303]+112.175709926089" office:value-type="float" office:value="44.8741468361526" calcext:value-type="float">
            <text:p>45</text:p>
          </table:table-cell>
          <table:table-cell table:formula="of:=TEXT([.B303];&quot;##&quot;)" office:value-type="string" office:string-value="45" calcext:value-type="string">
            <text:p>45</text:p>
          </table:table-cell>
          <table:table-cell table:formula="of:=[.D302] &amp; [.C3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-2.2710205404444*10^-7*[.A304]^3+0.000420022571043*[.A304]^2-0.302647795840204*[.A304]+112.175709926089" office:value-type="float" office:value="44.7944013835148" calcext:value-type="float">
            <text:p>45</text:p>
          </table:table-cell>
          <table:table-cell table:formula="of:=TEXT([.B304];&quot;##&quot;)" office:value-type="string" office:string-value="45" calcext:value-type="string">
            <text:p>45</text:p>
          </table:table-cell>
          <table:table-cell table:formula="of:=[.D303] &amp; [.C3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-2.2710205404444*10^-7*[.A305]^3+0.000420022571043*[.A305]^2-0.302647795840204*[.A305]+112.175709926089" office:value-type="float" office:value="44.7149686450496" calcext:value-type="float">
            <text:p>45</text:p>
          </table:table-cell>
          <table:table-cell table:formula="of:=TEXT([.B305];&quot;##&quot;)" office:value-type="string" office:string-value="45" calcext:value-type="string">
            <text:p>45</text:p>
          </table:table-cell>
          <table:table-cell table:formula="of:=[.D304] &amp; [.C3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-2.2710205404444*10^-7*[.A306]^3+0.000420022571043*[.A306]^2-0.302647795840204*[.A306]+112.175709926089" office:value-type="float" office:value="44.6358472581446" calcext:value-type="float">
            <text:p>45</text:p>
          </table:table-cell>
          <table:table-cell table:formula="of:=TEXT([.B306];&quot;##&quot;)" office:value-type="string" office:string-value="45" calcext:value-type="string">
            <text:p>45</text:p>
          </table:table-cell>
          <table:table-cell table:formula="of:=[.D305] &amp; [.C3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-2.2710205404444*10^-7*[.A307]^3+0.000420022571043*[.A307]^2-0.302647795840204*[.A307]+112.175709926089" office:value-type="float" office:value="44.5570358601876" calcext:value-type="float">
            <text:p>45</text:p>
          </table:table-cell>
          <table:table-cell table:formula="of:=TEXT([.B307];&quot;##&quot;)" office:value-type="string" office:string-value="45" calcext:value-type="string">
            <text:p>45</text:p>
          </table:table-cell>
          <table:table-cell table:formula="of:=[.D306] &amp; [.C3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-2.2710205404444*10^-7*[.A308]^3+0.000420022571043*[.A308]^2-0.302647795840204*[.A308]+112.175709926089" office:value-type="float" office:value="44.4785330885662" calcext:value-type="float">
            <text:p>44</text:p>
          </table:table-cell>
          <table:table-cell table:formula="of:=TEXT([.B308];&quot;##&quot;)" office:value-type="string" office:string-value="44" calcext:value-type="string">
            <text:p>44</text:p>
          </table:table-cell>
          <table:table-cell table:formula="of:=[.D307] &amp; [.C3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-2.2710205404444*10^-7*[.A309]^3+0.000420022571043*[.A309]^2-0.302647795840204*[.A309]+112.175709926089" office:value-type="float" office:value="44.4003375806681" calcext:value-type="float">
            <text:p>44</text:p>
          </table:table-cell>
          <table:table-cell table:formula="of:=TEXT([.B309];&quot;##&quot;)" office:value-type="string" office:string-value="44" calcext:value-type="string">
            <text:p>44</text:p>
          </table:table-cell>
          <table:table-cell table:formula="of:=[.D308] &amp; [.C3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-2.2710205404444*10^-7*[.A310]^3+0.000420022571043*[.A310]^2-0.302647795840204*[.A310]+112.175709926089" office:value-type="float" office:value="44.322447973881" calcext:value-type="float">
            <text:p>44</text:p>
          </table:table-cell>
          <table:table-cell table:formula="of:=TEXT([.B310];&quot;##&quot;)" office:value-type="string" office:string-value="44" calcext:value-type="string">
            <text:p>44</text:p>
          </table:table-cell>
          <table:table-cell table:formula="of:=[.D309] &amp; [.C3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-2.2710205404444*10^-7*[.A311]^3+0.000420022571043*[.A311]^2-0.302647795840204*[.A311]+112.175709926089" office:value-type="float" office:value="44.2448629055926" calcext:value-type="float">
            <text:p>44</text:p>
          </table:table-cell>
          <table:table-cell table:formula="of:=TEXT([.B311];&quot;##&quot;)" office:value-type="string" office:string-value="44" calcext:value-type="string">
            <text:p>44</text:p>
          </table:table-cell>
          <table:table-cell table:formula="of:=[.D310] &amp; [.C3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-2.2710205404444*10^-7*[.A312]^3+0.000420022571043*[.A312]^2-0.302647795840204*[.A312]+112.175709926089" office:value-type="float" office:value="44.1675810131904" calcext:value-type="float">
            <text:p>44</text:p>
          </table:table-cell>
          <table:table-cell table:formula="of:=TEXT([.B312];&quot;##&quot;)" office:value-type="string" office:string-value="44" calcext:value-type="string">
            <text:p>44</text:p>
          </table:table-cell>
          <table:table-cell table:formula="of:=[.D311] &amp; [.C3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-2.2710205404444*10^-7*[.A313]^3+0.000420022571043*[.A313]^2-0.302647795840204*[.A313]+112.175709926089" office:value-type="float" office:value="44.0906009340623" calcext:value-type="float">
            <text:p>44</text:p>
          </table:table-cell>
          <table:table-cell table:formula="of:=TEXT([.B313];&quot;##&quot;)" office:value-type="string" office:string-value="44" calcext:value-type="string">
            <text:p>44</text:p>
          </table:table-cell>
          <table:table-cell table:formula="of:=[.D312] &amp; [.C3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-2.2710205404444*10^-7*[.A314]^3+0.000420022571043*[.A314]^2-0.302647795840204*[.A314]+112.175709926089" office:value-type="float" office:value="44.0139213055958" calcext:value-type="float">
            <text:p>44</text:p>
          </table:table-cell>
          <table:table-cell table:formula="of:=TEXT([.B314];&quot;##&quot;)" office:value-type="string" office:string-value="44" calcext:value-type="string">
            <text:p>44</text:p>
          </table:table-cell>
          <table:table-cell table:formula="of:=[.D313] &amp; [.C3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-2.2710205404444*10^-7*[.A315]^3+0.000420022571043*[.A315]^2-0.302647795840204*[.A315]+112.175709926089" office:value-type="float" office:value="43.9375407651787" calcext:value-type="float">
            <text:p>44</text:p>
          </table:table-cell>
          <table:table-cell table:formula="of:=TEXT([.B315];&quot;##&quot;)" office:value-type="string" office:string-value="44" calcext:value-type="string">
            <text:p>44</text:p>
          </table:table-cell>
          <table:table-cell table:formula="of:=[.D314] &amp; [.C3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-2.2710205404444*10^-7*[.A316]^3+0.000420022571043*[.A316]^2-0.302647795840204*[.A316]+112.175709926089" office:value-type="float" office:value="43.8614579501986" calcext:value-type="float">
            <text:p>44</text:p>
          </table:table-cell>
          <table:table-cell table:formula="of:=TEXT([.B316];&quot;##&quot;)" office:value-type="string" office:string-value="44" calcext:value-type="string">
            <text:p>44</text:p>
          </table:table-cell>
          <table:table-cell table:formula="of:=[.D315] &amp; [.C3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2.2710205404444*10^-7*[.A317]^3+0.000420022571043*[.A317]^2-0.302647795840204*[.A317]+112.175709926089" office:value-type="float" office:value="43.7856714980432" calcext:value-type="float">
            <text:p>44</text:p>
          </table:table-cell>
          <table:table-cell table:formula="of:=TEXT([.B317];&quot;##&quot;)" office:value-type="string" office:string-value="44" calcext:value-type="string">
            <text:p>44</text:p>
          </table:table-cell>
          <table:table-cell table:formula="of:=[.D316] &amp; [.C3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-2.2710205404444*10^-7*[.A318]^3+0.000420022571043*[.A318]^2-0.302647795840204*[.A318]+112.175709926089" office:value-type="float" office:value="43.7101800461002" calcext:value-type="float">
            <text:p>44</text:p>
          </table:table-cell>
          <table:table-cell table:formula="of:=TEXT([.B318];&quot;##&quot;)" office:value-type="string" office:string-value="44" calcext:value-type="string">
            <text:p>44</text:p>
          </table:table-cell>
          <table:table-cell table:formula="of:=[.D317] &amp; [.C3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-2.2710205404444*10^-7*[.A319]^3+0.000420022571043*[.A319]^2-0.302647795840204*[.A319]+112.175709926089" office:value-type="float" office:value="43.6349822317573" calcext:value-type="float">
            <text:p>44</text:p>
          </table:table-cell>
          <table:table-cell table:formula="of:=TEXT([.B319];&quot;##&quot;)" office:value-type="string" office:string-value="44" calcext:value-type="string">
            <text:p>44</text:p>
          </table:table-cell>
          <table:table-cell table:formula="of:=[.D318] &amp; [.C3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-2.2710205404444*10^-7*[.A320]^3+0.000420022571043*[.A320]^2-0.302647795840204*[.A320]+112.175709926089" office:value-type="float" office:value="43.5600766924021" calcext:value-type="float">
            <text:p>44</text:p>
          </table:table-cell>
          <table:table-cell table:formula="of:=TEXT([.B320];&quot;##&quot;)" office:value-type="string" office:string-value="44" calcext:value-type="string">
            <text:p>44</text:p>
          </table:table-cell>
          <table:table-cell table:formula="of:=[.D319] &amp; [.C3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-2.2710205404444*10^-7*[.A321]^3+0.000420022571043*[.A321]^2-0.302647795840204*[.A321]+112.175709926089" office:value-type="float" office:value="43.4854620654223" calcext:value-type="float">
            <text:p>43</text:p>
          </table:table-cell>
          <table:table-cell table:formula="of:=TEXT([.B321];&quot;##&quot;)" office:value-type="string" office:string-value="43" calcext:value-type="string">
            <text:p>43</text:p>
          </table:table-cell>
          <table:table-cell table:formula="of:=[.D320] &amp; [.C3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-2.2710205404444*10^-7*[.A322]^3+0.000420022571043*[.A322]^2-0.302647795840204*[.A322]+112.175709926089" office:value-type="float" office:value="43.4111369882055" calcext:value-type="float">
            <text:p>43</text:p>
          </table:table-cell>
          <table:table-cell table:formula="of:=TEXT([.B322];&quot;##&quot;)" office:value-type="string" office:string-value="43" calcext:value-type="string">
            <text:p>43</text:p>
          </table:table-cell>
          <table:table-cell table:formula="of:=[.D321] &amp; [.C3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-2.2710205404444*10^-7*[.A323]^3+0.000420022571043*[.A323]^2-0.302647795840204*[.A323]+112.175709926089" office:value-type="float" office:value="43.3371000981396" calcext:value-type="float">
            <text:p>43</text:p>
          </table:table-cell>
          <table:table-cell table:formula="of:=TEXT([.B323];&quot;##&quot;)" office:value-type="string" office:string-value="43" calcext:value-type="string">
            <text:p>43</text:p>
          </table:table-cell>
          <table:table-cell table:formula="of:=[.D322] &amp; [.C3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-2.2710205404444*10^-7*[.A324]^3+0.000420022571043*[.A324]^2-0.302647795840204*[.A324]+112.175709926089" office:value-type="float" office:value="43.263350032612" calcext:value-type="float">
            <text:p>43</text:p>
          </table:table-cell>
          <table:table-cell table:formula="of:=TEXT([.B324];&quot;##&quot;)" office:value-type="string" office:string-value="43" calcext:value-type="string">
            <text:p>43</text:p>
          </table:table-cell>
          <table:table-cell table:formula="of:=[.D323] &amp; [.C3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-2.2710205404444*10^-7*[.A325]^3+0.000420022571043*[.A325]^2-0.302647795840204*[.A325]+112.175709926089" office:value-type="float" office:value="43.1898854290106" calcext:value-type="float">
            <text:p>43</text:p>
          </table:table-cell>
          <table:table-cell table:formula="of:=TEXT([.B325];&quot;##&quot;)" office:value-type="string" office:string-value="43" calcext:value-type="string">
            <text:p>43</text:p>
          </table:table-cell>
          <table:table-cell table:formula="of:=[.D324] &amp; [.C3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-2.2710205404444*10^-7*[.A326]^3+0.000420022571043*[.A326]^2-0.302647795840204*[.A326]+112.175709926089" office:value-type="float" office:value="43.116704924723" calcext:value-type="float">
            <text:p>43</text:p>
          </table:table-cell>
          <table:table-cell table:formula="of:=TEXT([.B326];&quot;##&quot;)" office:value-type="string" office:string-value="43" calcext:value-type="string">
            <text:p>43</text:p>
          </table:table-cell>
          <table:table-cell table:formula="of:=[.D325] &amp; [.C3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-2.2710205404444*10^-7*[.A327]^3+0.000420022571043*[.A327]^2-0.302647795840204*[.A327]+112.175709926089" office:value-type="float" office:value="43.0438071571368" calcext:value-type="float">
            <text:p>43</text:p>
          </table:table-cell>
          <table:table-cell table:formula="of:=TEXT([.B327];&quot;##&quot;)" office:value-type="string" office:string-value="43" calcext:value-type="string">
            <text:p>43</text:p>
          </table:table-cell>
          <table:table-cell table:formula="of:=[.D326] &amp; [.C3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-2.2710205404444*10^-7*[.A328]^3+0.000420022571043*[.A328]^2-0.302647795840204*[.A328]+112.175709926089" office:value-type="float" office:value="42.9711907636398" calcext:value-type="float">
            <text:p>43</text:p>
          </table:table-cell>
          <table:table-cell table:formula="of:=TEXT([.B328];&quot;##&quot;)" office:value-type="string" office:string-value="43" calcext:value-type="string">
            <text:p>43</text:p>
          </table:table-cell>
          <table:table-cell table:formula="of:=[.D327] &amp; [.C3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-2.2710205404444*10^-7*[.A329]^3+0.000420022571043*[.A329]^2-0.302647795840204*[.A329]+112.175709926089" office:value-type="float" office:value="42.8988543816195" calcext:value-type="float">
            <text:p>43</text:p>
          </table:table-cell>
          <table:table-cell table:formula="of:=TEXT([.B329];&quot;##&quot;)" office:value-type="string" office:string-value="43" calcext:value-type="string">
            <text:p>43</text:p>
          </table:table-cell>
          <table:table-cell table:formula="of:=[.D328] &amp; [.C3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-2.2710205404444*10^-7*[.A330]^3+0.000420022571043*[.A330]^2-0.302647795840204*[.A330]+112.175709926089" office:value-type="float" office:value="42.8267966484638" calcext:value-type="float">
            <text:p>43</text:p>
          </table:table-cell>
          <table:table-cell table:formula="of:=TEXT([.B330];&quot;##&quot;)" office:value-type="string" office:string-value="43" calcext:value-type="string">
            <text:p>43</text:p>
          </table:table-cell>
          <table:table-cell table:formula="of:=[.D329] &amp; [.C3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-2.2710205404444*10^-7*[.A331]^3+0.000420022571043*[.A331]^2-0.302647795840204*[.A331]+112.175709926089" office:value-type="float" office:value="42.7550162015602" calcext:value-type="float">
            <text:p>43</text:p>
          </table:table-cell>
          <table:table-cell table:formula="of:=TEXT([.B331];&quot;##&quot;)" office:value-type="string" office:string-value="43" calcext:value-type="string">
            <text:p>43</text:p>
          </table:table-cell>
          <table:table-cell table:formula="of:=[.D330] &amp; [.C3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-2.2710205404444*10^-7*[.A332]^3+0.000420022571043*[.A332]^2-0.302647795840204*[.A332]+112.175709926089" office:value-type="float" office:value="42.6835116782965" calcext:value-type="float">
            <text:p>43</text:p>
          </table:table-cell>
          <table:table-cell table:formula="of:=TEXT([.B332];&quot;##&quot;)" office:value-type="string" office:string-value="43" calcext:value-type="string">
            <text:p>43</text:p>
          </table:table-cell>
          <table:table-cell table:formula="of:=[.D331] &amp; [.C3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-2.2710205404444*10^-7*[.A333]^3+0.000420022571043*[.A333]^2-0.302647795840204*[.A333]+112.175709926089" office:value-type="float" office:value="42.6122817160603" calcext:value-type="float">
            <text:p>43</text:p>
          </table:table-cell>
          <table:table-cell table:formula="of:=TEXT([.B333];&quot;##&quot;)" office:value-type="string" office:string-value="43" calcext:value-type="string">
            <text:p>43</text:p>
          </table:table-cell>
          <table:table-cell table:formula="of:=[.D332] &amp; [.C3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-2.2710205404444*10^-7*[.A334]^3+0.000420022571043*[.A334]^2-0.302647795840204*[.A334]+112.175709926089" office:value-type="float" office:value="42.5413249522392" calcext:value-type="float">
            <text:p>43</text:p>
          </table:table-cell>
          <table:table-cell table:formula="of:=TEXT([.B334];&quot;##&quot;)" office:value-type="string" office:string-value="43" calcext:value-type="string">
            <text:p>43</text:p>
          </table:table-cell>
          <table:table-cell table:formula="of:=[.D333] &amp; [.C3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-2.2710205404444*10^-7*[.A335]^3+0.000420022571043*[.A335]^2-0.302647795840204*[.A335]+112.175709926089" office:value-type="float" office:value="42.4706400242211" calcext:value-type="float">
            <text:p>42</text:p>
          </table:table-cell>
          <table:table-cell table:formula="of:=TEXT([.B335];&quot;##&quot;)" office:value-type="string" office:string-value="42" calcext:value-type="string">
            <text:p>42</text:p>
          </table:table-cell>
          <table:table-cell table:formula="of:=[.D334] &amp; [.C3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-2.2710205404444*10^-7*[.A336]^3+0.000420022571043*[.A336]^2-0.302647795840204*[.A336]+112.175709926089" office:value-type="float" office:value="42.4002255693934" calcext:value-type="float">
            <text:p>42</text:p>
          </table:table-cell>
          <table:table-cell table:formula="of:=TEXT([.B336];&quot;##&quot;)" office:value-type="string" office:string-value="42" calcext:value-type="string">
            <text:p>42</text:p>
          </table:table-cell>
          <table:table-cell table:formula="of:=[.D335] &amp; [.C3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-2.2710205404444*10^-7*[.A337]^3+0.000420022571043*[.A337]^2-0.302647795840204*[.A337]+112.175709926089" office:value-type="float" office:value="42.330080225144" calcext:value-type="float">
            <text:p>42</text:p>
          </table:table-cell>
          <table:table-cell table:formula="of:=TEXT([.B337];&quot;##&quot;)" office:value-type="string" office:string-value="42" calcext:value-type="string">
            <text:p>42</text:p>
          </table:table-cell>
          <table:table-cell table:formula="of:=[.D336] &amp; [.C3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-2.2710205404444*10^-7*[.A338]^3+0.000420022571043*[.A338]^2-0.302647795840204*[.A338]+112.175709926089" office:value-type="float" office:value="42.2602026288605" calcext:value-type="float">
            <text:p>42</text:p>
          </table:table-cell>
          <table:table-cell table:formula="of:=TEXT([.B338];&quot;##&quot;)" office:value-type="string" office:string-value="42" calcext:value-type="string">
            <text:p>42</text:p>
          </table:table-cell>
          <table:table-cell table:formula="of:=[.D337] &amp; [.C3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-2.2710205404444*10^-7*[.A339]^3+0.000420022571043*[.A339]^2-0.302647795840204*[.A339]+112.175709926089" office:value-type="float" office:value="42.1905914179306" calcext:value-type="float">
            <text:p>42</text:p>
          </table:table-cell>
          <table:table-cell table:formula="of:=TEXT([.B339];&quot;##&quot;)" office:value-type="string" office:string-value="42" calcext:value-type="string">
            <text:p>42</text:p>
          </table:table-cell>
          <table:table-cell table:formula="of:=[.D338] &amp; [.C3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-2.2710205404444*10^-7*[.A340]^3+0.000420022571043*[.A340]^2-0.302647795840204*[.A340]+112.175709926089" office:value-type="float" office:value="42.1212452297419" calcext:value-type="float">
            <text:p>42</text:p>
          </table:table-cell>
          <table:table-cell table:formula="of:=TEXT([.B340];&quot;##&quot;)" office:value-type="string" office:string-value="42" calcext:value-type="string">
            <text:p>42</text:p>
          </table:table-cell>
          <table:table-cell table:formula="of:=[.D339] &amp; [.C3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-2.2710205404444*10^-7*[.A341]^3+0.000420022571043*[.A341]^2-0.302647795840204*[.A341]+112.175709926089" office:value-type="float" office:value="42.0521627016821" calcext:value-type="float">
            <text:p>42</text:p>
          </table:table-cell>
          <table:table-cell table:formula="of:=TEXT([.B341];&quot;##&quot;)" office:value-type="string" office:string-value="42" calcext:value-type="string">
            <text:p>42</text:p>
          </table:table-cell>
          <table:table-cell table:formula="of:=[.D340] &amp; [.C3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-2.2710205404444*10^-7*[.A342]^3+0.000420022571043*[.A342]^2-0.302647795840204*[.A342]+112.175709926089" office:value-type="float" office:value="41.9833424711389" calcext:value-type="float">
            <text:p>42</text:p>
          </table:table-cell>
          <table:table-cell table:formula="of:=TEXT([.B342];&quot;##&quot;)" office:value-type="string" office:string-value="42" calcext:value-type="string">
            <text:p>42</text:p>
          </table:table-cell>
          <table:table-cell table:formula="of:=[.D341] &amp; [.C3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-2.2710205404444*10^-7*[.A343]^3+0.000420022571043*[.A343]^2-0.302647795840204*[.A343]+112.175709926089" office:value-type="float" office:value="41.9147831755001" calcext:value-type="float">
            <text:p>42</text:p>
          </table:table-cell>
          <table:table-cell table:formula="of:=TEXT([.B343];&quot;##&quot;)" office:value-type="string" office:string-value="42" calcext:value-type="string">
            <text:p>42</text:p>
          </table:table-cell>
          <table:table-cell table:formula="of:=[.D342] &amp; [.C3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-2.2710205404444*10^-7*[.A344]^3+0.000420022571043*[.A344]^2-0.302647795840204*[.A344]+112.175709926089" office:value-type="float" office:value="41.8464834521531" calcext:value-type="float">
            <text:p>42</text:p>
          </table:table-cell>
          <table:table-cell table:formula="of:=TEXT([.B344];&quot;##&quot;)" office:value-type="string" office:string-value="42" calcext:value-type="string">
            <text:p>42</text:p>
          </table:table-cell>
          <table:table-cell table:formula="of:=[.D343] &amp; [.C3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-2.2710205404444*10^-7*[.A345]^3+0.000420022571043*[.A345]^2-0.302647795840204*[.A345]+112.175709926089" office:value-type="float" office:value="41.7784419384858" calcext:value-type="float">
            <text:p>42</text:p>
          </table:table-cell>
          <table:table-cell table:formula="of:=TEXT([.B345];&quot;##&quot;)" office:value-type="string" office:string-value="42" calcext:value-type="string">
            <text:p>42</text:p>
          </table:table-cell>
          <table:table-cell table:formula="of:=[.D344] &amp; [.C3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-2.2710205404444*10^-7*[.A346]^3+0.000420022571043*[.A346]^2-0.302647795840204*[.A346]+112.175709926089" office:value-type="float" office:value="41.7106572718857" calcext:value-type="float">
            <text:p>42</text:p>
          </table:table-cell>
          <table:table-cell table:formula="of:=TEXT([.B346];&quot;##&quot;)" office:value-type="string" office:string-value="42" calcext:value-type="string">
            <text:p>42</text:p>
          </table:table-cell>
          <table:table-cell table:formula="of:=[.D345] &amp; [.C3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-2.2710205404444*10^-7*[.A347]^3+0.000420022571043*[.A347]^2-0.302647795840204*[.A347]+112.175709926089" office:value-type="float" office:value="41.6431280897407" calcext:value-type="float">
            <text:p>42</text:p>
          </table:table-cell>
          <table:table-cell table:formula="of:=TEXT([.B347];&quot;##&quot;)" office:value-type="string" office:string-value="42" calcext:value-type="string">
            <text:p>42</text:p>
          </table:table-cell>
          <table:table-cell table:formula="of:=[.D346] &amp; [.C3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-2.2710205404444*10^-7*[.A348]^3+0.000420022571043*[.A348]^2-0.302647795840204*[.A348]+112.175709926089" office:value-type="float" office:value="41.5758530294383" calcext:value-type="float">
            <text:p>42</text:p>
          </table:table-cell>
          <table:table-cell table:formula="of:=TEXT([.B348];&quot;##&quot;)" office:value-type="string" office:string-value="42" calcext:value-type="string">
            <text:p>42</text:p>
          </table:table-cell>
          <table:table-cell table:formula="of:=[.D347] &amp; [.C3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-2.2710205404444*10^-7*[.A349]^3+0.000420022571043*[.A349]^2-0.302647795840204*[.A349]+112.175709926089" office:value-type="float" office:value="41.5088307283662" calcext:value-type="float">
            <text:p>42</text:p>
          </table:table-cell>
          <table:table-cell table:formula="of:=TEXT([.B349];&quot;##&quot;)" office:value-type="string" office:string-value="42" calcext:value-type="string">
            <text:p>42</text:p>
          </table:table-cell>
          <table:table-cell table:formula="of:=[.D348] &amp; [.C3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-2.2710205404444*10^-7*[.A350]^3+0.000420022571043*[.A350]^2-0.302647795840204*[.A350]+112.175709926089" office:value-type="float" office:value="41.4420598239121" calcext:value-type="float">
            <text:p>41</text:p>
          </table:table-cell>
          <table:table-cell table:formula="of:=TEXT([.B350];&quot;##&quot;)" office:value-type="string" office:string-value="41" calcext:value-type="string">
            <text:p>41</text:p>
          </table:table-cell>
          <table:table-cell table:formula="of:=[.D349] &amp; [.C3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-2.2710205404444*10^-7*[.A351]^3+0.000420022571043*[.A351]^2-0.302647795840204*[.A351]+112.175709926089" office:value-type="float" office:value="41.3755389534637" calcext:value-type="float">
            <text:p>41</text:p>
          </table:table-cell>
          <table:table-cell table:formula="of:=TEXT([.B351];&quot;##&quot;)" office:value-type="string" office:string-value="41" calcext:value-type="string">
            <text:p>41</text:p>
          </table:table-cell>
          <table:table-cell table:formula="of:=[.D350] &amp; [.C3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-2.2710205404444*10^-7*[.A352]^3+0.000420022571043*[.A352]^2-0.302647795840204*[.A352]+112.175709926089" office:value-type="float" office:value="41.3092667544087" calcext:value-type="float">
            <text:p>41</text:p>
          </table:table-cell>
          <table:table-cell table:formula="of:=TEXT([.B352];&quot;##&quot;)" office:value-type="string" office:string-value="41" calcext:value-type="string">
            <text:p>41</text:p>
          </table:table-cell>
          <table:table-cell table:formula="of:=[.D351] &amp; [.C3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-2.2710205404444*10^-7*[.A353]^3+0.000420022571043*[.A353]^2-0.302647795840204*[.A353]+112.175709926089" office:value-type="float" office:value="41.2432418641347" calcext:value-type="float">
            <text:p>41</text:p>
          </table:table-cell>
          <table:table-cell table:formula="of:=TEXT([.B353];&quot;##&quot;)" office:value-type="string" office:string-value="41" calcext:value-type="string">
            <text:p>41</text:p>
          </table:table-cell>
          <table:table-cell table:formula="of:=[.D352] &amp; [.C3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-2.2710205404444*10^-7*[.A354]^3+0.000420022571043*[.A354]^2-0.302647795840204*[.A354]+112.175709926089" office:value-type="float" office:value="41.1774629200294" calcext:value-type="float">
            <text:p>41</text:p>
          </table:table-cell>
          <table:table-cell table:formula="of:=TEXT([.B354];&quot;##&quot;)" office:value-type="string" office:string-value="41" calcext:value-type="string">
            <text:p>41</text:p>
          </table:table-cell>
          <table:table-cell table:formula="of:=[.D353] &amp; [.C3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-2.2710205404444*10^-7*[.A355]^3+0.000420022571043*[.A355]^2-0.302647795840204*[.A355]+112.175709926089" office:value-type="float" office:value="41.1119285594804" calcext:value-type="float">
            <text:p>41</text:p>
          </table:table-cell>
          <table:table-cell table:formula="of:=TEXT([.B355];&quot;##&quot;)" office:value-type="string" office:string-value="41" calcext:value-type="string">
            <text:p>41</text:p>
          </table:table-cell>
          <table:table-cell table:formula="of:=[.D354] &amp; [.C3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-2.2710205404444*10^-7*[.A356]^3+0.000420022571043*[.A356]^2-0.302647795840204*[.A356]+112.175709926089" office:value-type="float" office:value="41.0466374198756" calcext:value-type="float">
            <text:p>41</text:p>
          </table:table-cell>
          <table:table-cell table:formula="of:=TEXT([.B356];&quot;##&quot;)" office:value-type="string" office:string-value="41" calcext:value-type="string">
            <text:p>41</text:p>
          </table:table-cell>
          <table:table-cell table:formula="of:=[.D355] &amp; [.C3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-2.2710205404444*10^-7*[.A357]^3+0.000420022571043*[.A357]^2-0.302647795840204*[.A357]+112.175709926089" office:value-type="float" office:value="40.9815881386025" calcext:value-type="float">
            <text:p>41</text:p>
          </table:table-cell>
          <table:table-cell table:formula="of:=TEXT([.B357];&quot;##&quot;)" office:value-type="string" office:string-value="41" calcext:value-type="string">
            <text:p>41</text:p>
          </table:table-cell>
          <table:table-cell table:formula="of:=[.D356] &amp; [.C3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-2.2710205404444*10^-7*[.A358]^3+0.000420022571043*[.A358]^2-0.302647795840204*[.A358]+112.175709926089" office:value-type="float" office:value="40.9167793530487" calcext:value-type="float">
            <text:p>41</text:p>
          </table:table-cell>
          <table:table-cell table:formula="of:=TEXT([.B358];&quot;##&quot;)" office:value-type="string" office:string-value="41" calcext:value-type="string">
            <text:p>41</text:p>
          </table:table-cell>
          <table:table-cell table:formula="of:=[.D357] &amp; [.C3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-2.2710205404444*10^-7*[.A359]^3+0.000420022571043*[.A359]^2-0.302647795840204*[.A359]+112.175709926089" office:value-type="float" office:value="40.8522097006021" calcext:value-type="float">
            <text:p>41</text:p>
          </table:table-cell>
          <table:table-cell table:formula="of:=TEXT([.B359];&quot;##&quot;)" office:value-type="string" office:string-value="41" calcext:value-type="string">
            <text:p>41</text:p>
          </table:table-cell>
          <table:table-cell table:formula="of:=[.D358] &amp; [.C3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-2.2710205404444*10^-7*[.A360]^3+0.000420022571043*[.A360]^2-0.302647795840204*[.A360]+112.175709926089" office:value-type="float" office:value="40.7878778186502" calcext:value-type="float">
            <text:p>41</text:p>
          </table:table-cell>
          <table:table-cell table:formula="of:=TEXT([.B360];&quot;##&quot;)" office:value-type="string" office:string-value="41" calcext:value-type="string">
            <text:p>41</text:p>
          </table:table-cell>
          <table:table-cell table:formula="of:=[.D359] &amp; [.C3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-2.2710205404444*10^-7*[.A361]^3+0.000420022571043*[.A361]^2-0.302647795840204*[.A361]+112.175709926089" office:value-type="float" office:value="40.7237823445808" calcext:value-type="float">
            <text:p>41</text:p>
          </table:table-cell>
          <table:table-cell table:formula="of:=TEXT([.B361];&quot;##&quot;)" office:value-type="string" office:string-value="41" calcext:value-type="string">
            <text:p>41</text:p>
          </table:table-cell>
          <table:table-cell table:formula="of:=[.D360] &amp; [.C3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-2.2710205404444*10^-7*[.A362]^3+0.000420022571043*[.A362]^2-0.302647795840204*[.A362]+112.175709926089" office:value-type="float" office:value="40.6599219157814" calcext:value-type="float">
            <text:p>41</text:p>
          </table:table-cell>
          <table:table-cell table:formula="of:=TEXT([.B362];&quot;##&quot;)" office:value-type="string" office:string-value="41" calcext:value-type="string">
            <text:p>41</text:p>
          </table:table-cell>
          <table:table-cell table:formula="of:=[.D361] &amp; [.C3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-2.2710205404444*10^-7*[.A363]^3+0.000420022571043*[.A363]^2-0.302647795840204*[.A363]+112.175709926089" office:value-type="float" office:value="40.5962951696399" calcext:value-type="float">
            <text:p>41</text:p>
          </table:table-cell>
          <table:table-cell table:formula="of:=TEXT([.B363];&quot;##&quot;)" office:value-type="string" office:string-value="41" calcext:value-type="string">
            <text:p>41</text:p>
          </table:table-cell>
          <table:table-cell table:formula="of:=[.D362] &amp; [.C3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-2.2710205404444*10^-7*[.A364]^3+0.000420022571043*[.A364]^2-0.302647795840204*[.A364]+112.175709926089" office:value-type="float" office:value="40.5329007435438" calcext:value-type="float">
            <text:p>41</text:p>
          </table:table-cell>
          <table:table-cell table:formula="of:=TEXT([.B364];&quot;##&quot;)" office:value-type="string" office:string-value="41" calcext:value-type="string">
            <text:p>41</text:p>
          </table:table-cell>
          <table:table-cell table:formula="of:=[.D363] &amp; [.C3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-2.2710205404444*10^-7*[.A365]^3+0.000420022571043*[.A365]^2-0.302647795840204*[.A365]+112.175709926089" office:value-type="float" office:value="40.4697372748809" calcext:value-type="float">
            <text:p>40</text:p>
          </table:table-cell>
          <table:table-cell table:formula="of:=TEXT([.B365];&quot;##&quot;)" office:value-type="string" office:string-value="40" calcext:value-type="string">
            <text:p>40</text:p>
          </table:table-cell>
          <table:table-cell table:formula="of:=[.D364] &amp; [.C3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-2.2710205404444*10^-7*[.A366]^3+0.000420022571043*[.A366]^2-0.302647795840204*[.A366]+112.175709926089" office:value-type="float" office:value="40.4068034010387" calcext:value-type="float">
            <text:p>40</text:p>
          </table:table-cell>
          <table:table-cell table:formula="of:=TEXT([.B366];&quot;##&quot;)" office:value-type="string" office:string-value="40" calcext:value-type="string">
            <text:p>40</text:p>
          </table:table-cell>
          <table:table-cell table:formula="of:=[.D365] &amp; [.C3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-2.2710205404444*10^-7*[.A367]^3+0.000420022571043*[.A367]^2-0.302647795840204*[.A367]+112.175709926089" office:value-type="float" office:value="40.3440977594051" calcext:value-type="float">
            <text:p>40</text:p>
          </table:table-cell>
          <table:table-cell table:formula="of:=TEXT([.B367];&quot;##&quot;)" office:value-type="string" office:string-value="40" calcext:value-type="string">
            <text:p>40</text:p>
          </table:table-cell>
          <table:table-cell table:formula="of:=[.D366] &amp; [.C3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-2.2710205404444*10^-7*[.A368]^3+0.000420022571043*[.A368]^2-0.302647795840204*[.A368]+112.175709926089" office:value-type="float" office:value="40.2816189873676" calcext:value-type="float">
            <text:p>40</text:p>
          </table:table-cell>
          <table:table-cell table:formula="of:=TEXT([.B368];&quot;##&quot;)" office:value-type="string" office:string-value="40" calcext:value-type="string">
            <text:p>40</text:p>
          </table:table-cell>
          <table:table-cell table:formula="of:=[.D367] &amp; [.C3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-2.2710205404444*10^-7*[.A369]^3+0.000420022571043*[.A369]^2-0.302647795840204*[.A369]+112.175709926089" office:value-type="float" office:value="40.219365722314" calcext:value-type="float">
            <text:p>40</text:p>
          </table:table-cell>
          <table:table-cell table:formula="of:=TEXT([.B369];&quot;##&quot;)" office:value-type="string" office:string-value="40" calcext:value-type="string">
            <text:p>40</text:p>
          </table:table-cell>
          <table:table-cell table:formula="of:=[.D368] &amp; [.C3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-2.2710205404444*10^-7*[.A370]^3+0.000420022571043*[.A370]^2-0.302647795840204*[.A370]+112.175709926089" office:value-type="float" office:value="40.1573366016319" calcext:value-type="float">
            <text:p>40</text:p>
          </table:table-cell>
          <table:table-cell table:formula="of:=TEXT([.B370];&quot;##&quot;)" office:value-type="string" office:string-value="40" calcext:value-type="string">
            <text:p>40</text:p>
          </table:table-cell>
          <table:table-cell table:formula="of:=[.D369] &amp; [.C3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-2.2710205404444*10^-7*[.A371]^3+0.000420022571043*[.A371]^2-0.302647795840204*[.A371]+112.175709926089" office:value-type="float" office:value="40.095530262709" calcext:value-type="float">
            <text:p>40</text:p>
          </table:table-cell>
          <table:table-cell table:formula="of:=TEXT([.B371];&quot;##&quot;)" office:value-type="string" office:string-value="40" calcext:value-type="string">
            <text:p>40</text:p>
          </table:table-cell>
          <table:table-cell table:formula="of:=[.D370] &amp; [.C3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-2.2710205404444*10^-7*[.A372]^3+0.000420022571043*[.A372]^2-0.302647795840204*[.A372]+112.175709926089" office:value-type="float" office:value="40.0339453429329" calcext:value-type="float">
            <text:p>40</text:p>
          </table:table-cell>
          <table:table-cell table:formula="of:=TEXT([.B372];&quot;##&quot;)" office:value-type="string" office:string-value="40" calcext:value-type="string">
            <text:p>40</text:p>
          </table:table-cell>
          <table:table-cell table:formula="of:=[.D371] &amp; [.C3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-2.2710205404444*10^-7*[.A373]^3+0.000420022571043*[.A373]^2-0.302647795840204*[.A373]+112.175709926089" office:value-type="float" office:value="39.9725804796914" calcext:value-type="float">
            <text:p>40</text:p>
          </table:table-cell>
          <table:table-cell table:formula="of:=TEXT([.B373];&quot;##&quot;)" office:value-type="string" office:string-value="40" calcext:value-type="string">
            <text:p>40</text:p>
          </table:table-cell>
          <table:table-cell table:formula="of:=[.D372] &amp; [.C3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-2.2710205404444*10^-7*[.A374]^3+0.000420022571043*[.A374]^2-0.302647795840204*[.A374]+112.175709926089" office:value-type="float" office:value="39.9114343103721" calcext:value-type="float">
            <text:p>40</text:p>
          </table:table-cell>
          <table:table-cell table:formula="of:=TEXT([.B374];&quot;##&quot;)" office:value-type="string" office:string-value="40" calcext:value-type="string">
            <text:p>40</text:p>
          </table:table-cell>
          <table:table-cell table:formula="of:=[.D373] &amp; [.C3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-2.2710205404444*10^-7*[.A375]^3+0.000420022571043*[.A375]^2-0.302647795840204*[.A375]+112.175709926089" office:value-type="float" office:value="39.8505054723627" calcext:value-type="float">
            <text:p>40</text:p>
          </table:table-cell>
          <table:table-cell table:formula="of:=TEXT([.B375];&quot;##&quot;)" office:value-type="string" office:string-value="40" calcext:value-type="string">
            <text:p>40</text:p>
          </table:table-cell>
          <table:table-cell table:formula="of:=[.D374] &amp; [.C3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-2.2710205404444*10^-7*[.A376]^3+0.000420022571043*[.A376]^2-0.302647795840204*[.A376]+112.175709926089" office:value-type="float" office:value="39.7897926030509" calcext:value-type="float">
            <text:p>40</text:p>
          </table:table-cell>
          <table:table-cell table:formula="of:=TEXT([.B376];&quot;##&quot;)" office:value-type="string" office:string-value="40" calcext:value-type="string">
            <text:p>40</text:p>
          </table:table-cell>
          <table:table-cell table:formula="of:=[.D375] &amp; [.C3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-2.2710205404444*10^-7*[.A377]^3+0.000420022571043*[.A377]^2-0.302647795840204*[.A377]+112.175709926089" office:value-type="float" office:value="39.7292943398243" calcext:value-type="float">
            <text:p>40</text:p>
          </table:table-cell>
          <table:table-cell table:formula="of:=TEXT([.B377];&quot;##&quot;)" office:value-type="string" office:string-value="40" calcext:value-type="string">
            <text:p>40</text:p>
          </table:table-cell>
          <table:table-cell table:formula="of:=[.D376] &amp; [.C3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-2.2710205404444*10^-7*[.A378]^3+0.000420022571043*[.A378]^2-0.302647795840204*[.A378]+112.175709926089" office:value-type="float" office:value="39.6690093200707" calcext:value-type="float">
            <text:p>40</text:p>
          </table:table-cell>
          <table:table-cell table:formula="of:=TEXT([.B378];&quot;##&quot;)" office:value-type="string" office:string-value="40" calcext:value-type="string">
            <text:p>40</text:p>
          </table:table-cell>
          <table:table-cell table:formula="of:=[.D377] &amp; [.C3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-2.2710205404444*10^-7*[.A379]^3+0.000420022571043*[.A379]^2-0.302647795840204*[.A379]+112.175709926089" office:value-type="float" office:value="39.6089361811776" calcext:value-type="float">
            <text:p>40</text:p>
          </table:table-cell>
          <table:table-cell table:formula="of:=TEXT([.B379];&quot;##&quot;)" office:value-type="string" office:string-value="40" calcext:value-type="string">
            <text:p>40</text:p>
          </table:table-cell>
          <table:table-cell table:formula="of:=[.D378] &amp; [.C3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-2.2710205404444*10^-7*[.A380]^3+0.000420022571043*[.A380]^2-0.302647795840204*[.A380]+112.175709926089" office:value-type="float" office:value="39.5490735605329" calcext:value-type="float">
            <text:p>40</text:p>
          </table:table-cell>
          <table:table-cell table:formula="of:=TEXT([.B380];&quot;##&quot;)" office:value-type="string" office:string-value="40" calcext:value-type="string">
            <text:p>40</text:p>
          </table:table-cell>
          <table:table-cell table:formula="of:=[.D379] &amp; [.C3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-2.2710205404444*10^-7*[.A381]^3+0.000420022571043*[.A381]^2-0.302647795840204*[.A381]+112.175709926089" office:value-type="float" office:value="39.4894200955241" calcext:value-type="float">
            <text:p>39</text:p>
          </table:table-cell>
          <table:table-cell table:formula="of:=TEXT([.B381];&quot;##&quot;)" office:value-type="string" office:string-value="39" calcext:value-type="string">
            <text:p>39</text:p>
          </table:table-cell>
          <table:table-cell table:formula="of:=[.D380] &amp; [.C3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-2.2710205404444*10^-7*[.A382]^3+0.000420022571043*[.A382]^2-0.302647795840204*[.A382]+112.175709926089" office:value-type="float" office:value="39.4299744235389" calcext:value-type="float">
            <text:p>39</text:p>
          </table:table-cell>
          <table:table-cell table:formula="of:=TEXT([.B382];&quot;##&quot;)" office:value-type="string" office:string-value="39" calcext:value-type="string">
            <text:p>39</text:p>
          </table:table-cell>
          <table:table-cell table:formula="of:=[.D381] &amp; [.C3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-2.2710205404444*10^-7*[.A383]^3+0.000420022571043*[.A383]^2-0.302647795840204*[.A383]+112.175709926089" office:value-type="float" office:value="39.370735181965" calcext:value-type="float">
            <text:p>39</text:p>
          </table:table-cell>
          <table:table-cell table:formula="of:=TEXT([.B383];&quot;##&quot;)" office:value-type="string" office:string-value="39" calcext:value-type="string">
            <text:p>39</text:p>
          </table:table-cell>
          <table:table-cell table:formula="of:=[.D382] &amp; [.C3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-2.2710205404444*10^-7*[.A384]^3+0.000420022571043*[.A384]^2-0.302647795840204*[.A384]+112.175709926089" office:value-type="float" office:value="39.31170100819" calcext:value-type="float">
            <text:p>39</text:p>
          </table:table-cell>
          <table:table-cell table:formula="of:=TEXT([.B384];&quot;##&quot;)" office:value-type="string" office:string-value="39" calcext:value-type="string">
            <text:p>39</text:p>
          </table:table-cell>
          <table:table-cell table:formula="of:=[.D383] &amp; [.C3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-2.2710205404444*10^-7*[.A385]^3+0.000420022571043*[.A385]^2-0.302647795840204*[.A385]+112.175709926089" office:value-type="float" office:value="39.2528705396018" calcext:value-type="float">
            <text:p>39</text:p>
          </table:table-cell>
          <table:table-cell table:formula="of:=TEXT([.B385];&quot;##&quot;)" office:value-type="string" office:string-value="39" calcext:value-type="string">
            <text:p>39</text:p>
          </table:table-cell>
          <table:table-cell table:formula="of:=[.D384] &amp; [.C3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-2.2710205404444*10^-7*[.A386]^3+0.000420022571043*[.A386]^2-0.302647795840204*[.A386]+112.175709926089" office:value-type="float" office:value="39.1942424135878" calcext:value-type="float">
            <text:p>39</text:p>
          </table:table-cell>
          <table:table-cell table:formula="of:=TEXT([.B386];&quot;##&quot;)" office:value-type="string" office:string-value="39" calcext:value-type="string">
            <text:p>39</text:p>
          </table:table-cell>
          <table:table-cell table:formula="of:=[.D385] &amp; [.C3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-2.2710205404444*10^-7*[.A387]^3+0.000420022571043*[.A387]^2-0.302647795840204*[.A387]+112.175709926089" office:value-type="float" office:value="39.1358152675359" calcext:value-type="float">
            <text:p>39</text:p>
          </table:table-cell>
          <table:table-cell table:formula="of:=TEXT([.B387];&quot;##&quot;)" office:value-type="string" office:string-value="39" calcext:value-type="string">
            <text:p>39</text:p>
          </table:table-cell>
          <table:table-cell table:formula="of:=[.D386] &amp; [.C3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-2.2710205404444*10^-7*[.A388]^3+0.000420022571043*[.A388]^2-0.302647795840204*[.A388]+112.175709926089" office:value-type="float" office:value="39.0775877388337" calcext:value-type="float">
            <text:p>39</text:p>
          </table:table-cell>
          <table:table-cell table:formula="of:=TEXT([.B388];&quot;##&quot;)" office:value-type="string" office:string-value="39" calcext:value-type="string">
            <text:p>39</text:p>
          </table:table-cell>
          <table:table-cell table:formula="of:=[.D387] &amp; [.C3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-2.2710205404444*10^-7*[.A389]^3+0.000420022571043*[.A389]^2-0.302647795840204*[.A389]+112.175709926089" office:value-type="float" office:value="39.0195584648688" calcext:value-type="float">
            <text:p>39</text:p>
          </table:table-cell>
          <table:table-cell table:formula="of:=TEXT([.B389];&quot;##&quot;)" office:value-type="string" office:string-value="39" calcext:value-type="string">
            <text:p>39</text:p>
          </table:table-cell>
          <table:table-cell table:formula="of:=[.D388] &amp; [.C3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-2.2710205404444*10^-7*[.A390]^3+0.000420022571043*[.A390]^2-0.302647795840204*[.A390]+112.175709926089" office:value-type="float" office:value="38.9617260830289" calcext:value-type="float">
            <text:p>39</text:p>
          </table:table-cell>
          <table:table-cell table:formula="of:=TEXT([.B390];&quot;##&quot;)" office:value-type="string" office:string-value="39" calcext:value-type="string">
            <text:p>39</text:p>
          </table:table-cell>
          <table:table-cell table:formula="of:=[.D389] &amp; [.C3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-2.2710205404444*10^-7*[.A391]^3+0.000420022571043*[.A391]^2-0.302647795840204*[.A391]+112.175709926089" office:value-type="float" office:value="38.9040892307018" calcext:value-type="float">
            <text:p>39</text:p>
          </table:table-cell>
          <table:table-cell table:formula="of:=TEXT([.B391];&quot;##&quot;)" office:value-type="string" office:string-value="39" calcext:value-type="string">
            <text:p>39</text:p>
          </table:table-cell>
          <table:table-cell table:formula="of:=[.D390] &amp; [.C3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-2.2710205404444*10^-7*[.A392]^3+0.000420022571043*[.A392]^2-0.302647795840204*[.A392]+112.175709926089" office:value-type="float" office:value="38.846646545275" calcext:value-type="float">
            <text:p>39</text:p>
          </table:table-cell>
          <table:table-cell table:formula="of:=TEXT([.B392];&quot;##&quot;)" office:value-type="string" office:string-value="39" calcext:value-type="string">
            <text:p>39</text:p>
          </table:table-cell>
          <table:table-cell table:formula="of:=[.D391] &amp; [.C3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-2.2710205404444*10^-7*[.A393]^3+0.000420022571043*[.A393]^2-0.302647795840204*[.A393]+112.175709926089" office:value-type="float" office:value="38.7893966641363" calcext:value-type="float">
            <text:p>39</text:p>
          </table:table-cell>
          <table:table-cell table:formula="of:=TEXT([.B393];&quot;##&quot;)" office:value-type="string" office:string-value="39" calcext:value-type="string">
            <text:p>39</text:p>
          </table:table-cell>
          <table:table-cell table:formula="of:=[.D392] &amp; [.C3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-2.2710205404444*10^-7*[.A394]^3+0.000420022571043*[.A394]^2-0.302647795840204*[.A394]+112.175709926089" office:value-type="float" office:value="38.7323382246733" calcext:value-type="float">
            <text:p>39</text:p>
          </table:table-cell>
          <table:table-cell table:formula="of:=TEXT([.B394];&quot;##&quot;)" office:value-type="string" office:string-value="39" calcext:value-type="string">
            <text:p>39</text:p>
          </table:table-cell>
          <table:table-cell table:formula="of:=[.D393] &amp; [.C3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-2.2710205404444*10^-7*[.A395]^3+0.000420022571043*[.A395]^2-0.302647795840204*[.A395]+112.175709926089" office:value-type="float" office:value="38.6754698642737" calcext:value-type="float">
            <text:p>39</text:p>
          </table:table-cell>
          <table:table-cell table:formula="of:=TEXT([.B395];&quot;##&quot;)" office:value-type="string" office:string-value="39" calcext:value-type="string">
            <text:p>39</text:p>
          </table:table-cell>
          <table:table-cell table:formula="of:=[.D394] &amp; [.C3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-2.2710205404444*10^-7*[.A396]^3+0.000420022571043*[.A396]^2-0.302647795840204*[.A396]+112.175709926089" office:value-type="float" office:value="38.6187902203253" calcext:value-type="float">
            <text:p>39</text:p>
          </table:table-cell>
          <table:table-cell table:formula="of:=TEXT([.B396];&quot;##&quot;)" office:value-type="string" office:string-value="39" calcext:value-type="string">
            <text:p>39</text:p>
          </table:table-cell>
          <table:table-cell table:formula="of:=[.D395] &amp; [.C3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-2.2710205404444*10^-7*[.A397]^3+0.000420022571043*[.A397]^2-0.302647795840204*[.A397]+112.175709926089" office:value-type="float" office:value="38.5622979302156" calcext:value-type="float">
            <text:p>39</text:p>
          </table:table-cell>
          <table:table-cell table:formula="of:=TEXT([.B397];&quot;##&quot;)" office:value-type="string" office:string-value="39" calcext:value-type="string">
            <text:p>39</text:p>
          </table:table-cell>
          <table:table-cell table:formula="of:=[.D396] &amp; [.C3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-2.2710205404444*10^-7*[.A398]^3+0.000420022571043*[.A398]^2-0.302647795840204*[.A398]+112.175709926089" office:value-type="float" office:value="38.5059916313323" calcext:value-type="float">
            <text:p>39</text:p>
          </table:table-cell>
          <table:table-cell table:formula="of:=TEXT([.B398];&quot;##&quot;)" office:value-type="string" office:string-value="39" calcext:value-type="string">
            <text:p>39</text:p>
          </table:table-cell>
          <table:table-cell table:formula="of:=[.D397] &amp; [.C3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-2.2710205404444*10^-7*[.A399]^3+0.000420022571043*[.A399]^2-0.302647795840204*[.A399]+112.175709926089" office:value-type="float" office:value="38.4498699610631" calcext:value-type="float">
            <text:p>38</text:p>
          </table:table-cell>
          <table:table-cell table:formula="of:=TEXT([.B399];&quot;##&quot;)" office:value-type="string" office:string-value="38" calcext:value-type="string">
            <text:p>38</text:p>
          </table:table-cell>
          <table:table-cell table:formula="of:=[.D398] &amp; [.C3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-2.2710205404444*10^-7*[.A400]^3+0.000420022571043*[.A400]^2-0.302647795840204*[.A400]+112.175709926089" office:value-type="float" office:value="38.3939315567957" calcext:value-type="float">
            <text:p>38</text:p>
          </table:table-cell>
          <table:table-cell table:formula="of:=TEXT([.B400];&quot;##&quot;)" office:value-type="string" office:string-value="38" calcext:value-type="string">
            <text:p>38</text:p>
          </table:table-cell>
          <table:table-cell table:formula="of:=[.D399] &amp; [.C4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-2.2710205404444*10^-7*[.A401]^3+0.000420022571043*[.A401]^2-0.302647795840204*[.A401]+112.175709926089" office:value-type="float" office:value="38.3381750559179" calcext:value-type="float">
            <text:p>38</text:p>
          </table:table-cell>
          <table:table-cell table:formula="of:=TEXT([.B401];&quot;##&quot;)" office:value-type="string" office:string-value="38" calcext:value-type="string">
            <text:p>38</text:p>
          </table:table-cell>
          <table:table-cell table:formula="of:=[.D400] &amp; [.C4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-2.2710205404444*10^-7*[.A402]^3+0.000420022571043*[.A402]^2-0.302647795840204*[.A402]+112.175709926089" office:value-type="float" office:value="38.2825990958171" calcext:value-type="float">
            <text:p>38</text:p>
          </table:table-cell>
          <table:table-cell table:formula="of:=TEXT([.B402];&quot;##&quot;)" office:value-type="string" office:string-value="38" calcext:value-type="string">
            <text:p>38</text:p>
          </table:table-cell>
          <table:table-cell table:formula="of:=[.D401] &amp; [.C4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-2.2710205404444*10^-7*[.A403]^3+0.000420022571043*[.A403]^2-0.302647795840204*[.A403]+112.175709926089" office:value-type="float" office:value="38.2272023138811" calcext:value-type="float">
            <text:p>38</text:p>
          </table:table-cell>
          <table:table-cell table:formula="of:=TEXT([.B403];&quot;##&quot;)" office:value-type="string" office:string-value="38" calcext:value-type="string">
            <text:p>38</text:p>
          </table:table-cell>
          <table:table-cell table:formula="of:=[.D402] &amp; [.C4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-2.2710205404444*10^-7*[.A404]^3+0.000420022571043*[.A404]^2-0.302647795840204*[.A404]+112.175709926089" office:value-type="float" office:value="38.1719833474977" calcext:value-type="float">
            <text:p>38</text:p>
          </table:table-cell>
          <table:table-cell table:formula="of:=TEXT([.B404];&quot;##&quot;)" office:value-type="string" office:string-value="38" calcext:value-type="string">
            <text:p>38</text:p>
          </table:table-cell>
          <table:table-cell table:formula="of:=[.D403] &amp; [.C4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-2.2710205404444*10^-7*[.A405]^3+0.000420022571043*[.A405]^2-0.302647795840204*[.A405]+112.175709926089" office:value-type="float" office:value="38.1169408340544" calcext:value-type="float">
            <text:p>38</text:p>
          </table:table-cell>
          <table:table-cell table:formula="of:=TEXT([.B405];&quot;##&quot;)" office:value-type="string" office:string-value="38" calcext:value-type="string">
            <text:p>38</text:p>
          </table:table-cell>
          <table:table-cell table:formula="of:=[.D404] &amp; [.C4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-2.2710205404444*10^-7*[.A406]^3+0.000420022571043*[.A406]^2-0.302647795840204*[.A406]+112.175709926089" office:value-type="float" office:value="38.0620734109389" calcext:value-type="float">
            <text:p>38</text:p>
          </table:table-cell>
          <table:table-cell table:formula="of:=TEXT([.B406];&quot;##&quot;)" office:value-type="string" office:string-value="38" calcext:value-type="string">
            <text:p>38</text:p>
          </table:table-cell>
          <table:table-cell table:formula="of:=[.D405] &amp; [.C4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-2.2710205404444*10^-7*[.A407]^3+0.000420022571043*[.A407]^2-0.302647795840204*[.A407]+112.175709926089" office:value-type="float" office:value="38.007379715539" calcext:value-type="float">
            <text:p>38</text:p>
          </table:table-cell>
          <table:table-cell table:formula="of:=TEXT([.B407];&quot;##&quot;)" office:value-type="string" office:string-value="38" calcext:value-type="string">
            <text:p>38</text:p>
          </table:table-cell>
          <table:table-cell table:formula="of:=[.D406] &amp; [.C4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-2.2710205404444*10^-7*[.A408]^3+0.000420022571043*[.A408]^2-0.302647795840204*[.A408]+112.175709926089" office:value-type="float" office:value="37.9528583852423" calcext:value-type="float">
            <text:p>38</text:p>
          </table:table-cell>
          <table:table-cell table:formula="of:=TEXT([.B408];&quot;##&quot;)" office:value-type="string" office:string-value="38" calcext:value-type="string">
            <text:p>38</text:p>
          </table:table-cell>
          <table:table-cell table:formula="of:=[.D407] &amp; [.C4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-2.2710205404444*10^-7*[.A409]^3+0.000420022571043*[.A409]^2-0.302647795840204*[.A409]+112.175709926089" office:value-type="float" office:value="37.8985080574364" calcext:value-type="float">
            <text:p>38</text:p>
          </table:table-cell>
          <table:table-cell table:formula="of:=TEXT([.B409];&quot;##&quot;)" office:value-type="string" office:string-value="38" calcext:value-type="string">
            <text:p>38</text:p>
          </table:table-cell>
          <table:table-cell table:formula="of:=[.D408] &amp; [.C4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-2.2710205404444*10^-7*[.A410]^3+0.000420022571043*[.A410]^2-0.302647795840204*[.A410]+112.175709926089" office:value-type="float" office:value="37.8443273695091" calcext:value-type="float">
            <text:p>38</text:p>
          </table:table-cell>
          <table:table-cell table:formula="of:=TEXT([.B410];&quot;##&quot;)" office:value-type="string" office:string-value="38" calcext:value-type="string">
            <text:p>38</text:p>
          </table:table-cell>
          <table:table-cell table:formula="of:=[.D409] &amp; [.C4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-2.2710205404444*10^-7*[.A411]^3+0.000420022571043*[.A411]^2-0.302647795840204*[.A411]+112.175709926089" office:value-type="float" office:value="37.790314958848" calcext:value-type="float">
            <text:p>38</text:p>
          </table:table-cell>
          <table:table-cell table:formula="of:=TEXT([.B411];&quot;##&quot;)" office:value-type="string" office:string-value="38" calcext:value-type="string">
            <text:p>38</text:p>
          </table:table-cell>
          <table:table-cell table:formula="of:=[.D410] &amp; [.C4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-2.2710205404444*10^-7*[.A412]^3+0.000420022571043*[.A412]^2-0.302647795840204*[.A412]+112.175709926089" office:value-type="float" office:value="37.7364694628408" calcext:value-type="float">
            <text:p>38</text:p>
          </table:table-cell>
          <table:table-cell table:formula="of:=TEXT([.B412];&quot;##&quot;)" office:value-type="string" office:string-value="38" calcext:value-type="string">
            <text:p>38</text:p>
          </table:table-cell>
          <table:table-cell table:formula="of:=[.D411] &amp; [.C4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-2.2710205404444*10^-7*[.A413]^3+0.000420022571043*[.A413]^2-0.302647795840204*[.A413]+112.175709926089" office:value-type="float" office:value="37.6827895188752" calcext:value-type="float">
            <text:p>38</text:p>
          </table:table-cell>
          <table:table-cell table:formula="of:=TEXT([.B413];&quot;##&quot;)" office:value-type="string" office:string-value="38" calcext:value-type="string">
            <text:p>38</text:p>
          </table:table-cell>
          <table:table-cell table:formula="of:=[.D412] &amp; [.C4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-2.2710205404444*10^-7*[.A414]^3+0.000420022571043*[.A414]^2-0.302647795840204*[.A414]+112.175709926089" office:value-type="float" office:value="37.6292737643388" calcext:value-type="float">
            <text:p>38</text:p>
          </table:table-cell>
          <table:table-cell table:formula="of:=TEXT([.B414];&quot;##&quot;)" office:value-type="string" office:string-value="38" calcext:value-type="string">
            <text:p>38</text:p>
          </table:table-cell>
          <table:table-cell table:formula="of:=[.D413] &amp; [.C4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-2.2710205404444*10^-7*[.A415]^3+0.000420022571043*[.A415]^2-0.302647795840204*[.A415]+112.175709926089" office:value-type="float" office:value="37.5759208366194" calcext:value-type="float">
            <text:p>38</text:p>
          </table:table-cell>
          <table:table-cell table:formula="of:=TEXT([.B415];&quot;##&quot;)" office:value-type="string" office:string-value="38" calcext:value-type="string">
            <text:p>38</text:p>
          </table:table-cell>
          <table:table-cell table:formula="of:=[.D414] &amp; [.C4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-2.2710205404444*10^-7*[.A416]^3+0.000420022571043*[.A416]^2-0.302647795840204*[.A416]+112.175709926089" office:value-type="float" office:value="37.5227293731046" calcext:value-type="float">
            <text:p>38</text:p>
          </table:table-cell>
          <table:table-cell table:formula="of:=TEXT([.B416];&quot;##&quot;)" office:value-type="string" office:string-value="38" calcext:value-type="string">
            <text:p>38</text:p>
          </table:table-cell>
          <table:table-cell table:formula="of:=[.D415] &amp; [.C4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-2.2710205404444*10^-7*[.A417]^3+0.000420022571043*[.A417]^2-0.302647795840204*[.A417]+112.175709926089" office:value-type="float" office:value="37.469698011182" calcext:value-type="float">
            <text:p>37</text:p>
          </table:table-cell>
          <table:table-cell table:formula="of:=TEXT([.B417];&quot;##&quot;)" office:value-type="string" office:string-value="37" calcext:value-type="string">
            <text:p>37</text:p>
          </table:table-cell>
          <table:table-cell table:formula="of:=[.D416] &amp; [.C4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-2.2710205404444*10^-7*[.A418]^3+0.000420022571043*[.A418]^2-0.302647795840204*[.A418]+112.175709926089" office:value-type="float" office:value="37.4168253882394" calcext:value-type="float">
            <text:p>37</text:p>
          </table:table-cell>
          <table:table-cell table:formula="of:=TEXT([.B418];&quot;##&quot;)" office:value-type="string" office:string-value="37" calcext:value-type="string">
            <text:p>37</text:p>
          </table:table-cell>
          <table:table-cell table:formula="of:=[.D417] &amp; [.C4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-2.2710205404444*10^-7*[.A419]^3+0.000420022571043*[.A419]^2-0.302647795840204*[.A419]+112.175709926089" office:value-type="float" office:value="37.3641101416644" calcext:value-type="float">
            <text:p>37</text:p>
          </table:table-cell>
          <table:table-cell table:formula="of:=TEXT([.B419];&quot;##&quot;)" office:value-type="string" office:string-value="37" calcext:value-type="string">
            <text:p>37</text:p>
          </table:table-cell>
          <table:table-cell table:formula="of:=[.D418] &amp; [.C4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-2.2710205404444*10^-7*[.A420]^3+0.000420022571043*[.A420]^2-0.302647795840204*[.A420]+112.175709926089" office:value-type="float" office:value="37.3115509088447" calcext:value-type="float">
            <text:p>37</text:p>
          </table:table-cell>
          <table:table-cell table:formula="of:=TEXT([.B420];&quot;##&quot;)" office:value-type="string" office:string-value="37" calcext:value-type="string">
            <text:p>37</text:p>
          </table:table-cell>
          <table:table-cell table:formula="of:=[.D419] &amp; [.C4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-2.2710205404444*10^-7*[.A421]^3+0.000420022571043*[.A421]^2-0.302647795840204*[.A421]+112.175709926089" office:value-type="float" office:value="37.259146327168" calcext:value-type="float">
            <text:p>37</text:p>
          </table:table-cell>
          <table:table-cell table:formula="of:=TEXT([.B421];&quot;##&quot;)" office:value-type="string" office:string-value="37" calcext:value-type="string">
            <text:p>37</text:p>
          </table:table-cell>
          <table:table-cell table:formula="of:=[.D420] &amp; [.C4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-2.2710205404444*10^-7*[.A422]^3+0.000420022571043*[.A422]^2-0.302647795840204*[.A422]+112.175709926089" office:value-type="float" office:value="37.206895034022" calcext:value-type="float">
            <text:p>37</text:p>
          </table:table-cell>
          <table:table-cell table:formula="of:=TEXT([.B422];&quot;##&quot;)" office:value-type="string" office:string-value="37" calcext:value-type="string">
            <text:p>37</text:p>
          </table:table-cell>
          <table:table-cell table:formula="of:=[.D421] &amp; [.C4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-2.2710205404444*10^-7*[.A423]^3+0.000420022571043*[.A423]^2-0.302647795840204*[.A423]+112.175709926089" office:value-type="float" office:value="37.1547956667943" calcext:value-type="float">
            <text:p>37</text:p>
          </table:table-cell>
          <table:table-cell table:formula="of:=TEXT([.B423];&quot;##&quot;)" office:value-type="string" office:string-value="37" calcext:value-type="string">
            <text:p>37</text:p>
          </table:table-cell>
          <table:table-cell table:formula="of:=[.D422] &amp; [.C4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-2.2710205404444*10^-7*[.A424]^3+0.000420022571043*[.A424]^2-0.302647795840204*[.A424]+112.175709926089" office:value-type="float" office:value="37.1028468628726" calcext:value-type="float">
            <text:p>37</text:p>
          </table:table-cell>
          <table:table-cell table:formula="of:=TEXT([.B424];&quot;##&quot;)" office:value-type="string" office:string-value="37" calcext:value-type="string">
            <text:p>37</text:p>
          </table:table-cell>
          <table:table-cell table:formula="of:=[.D423] &amp; [.C4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-2.2710205404444*10^-7*[.A425]^3+0.000420022571043*[.A425]^2-0.302647795840204*[.A425]+112.175709926089" office:value-type="float" office:value="37.0510472596445" calcext:value-type="float">
            <text:p>37</text:p>
          </table:table-cell>
          <table:table-cell table:formula="of:=TEXT([.B425];&quot;##&quot;)" office:value-type="string" office:string-value="37" calcext:value-type="string">
            <text:p>37</text:p>
          </table:table-cell>
          <table:table-cell table:formula="of:=[.D424] &amp; [.C4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-2.2710205404444*10^-7*[.A426]^3+0.000420022571043*[.A426]^2-0.302647795840204*[.A426]+112.175709926089" office:value-type="float" office:value="36.9993954944979" calcext:value-type="float">
            <text:p>37</text:p>
          </table:table-cell>
          <table:table-cell table:formula="of:=TEXT([.B426];&quot;##&quot;)" office:value-type="string" office:string-value="37" calcext:value-type="string">
            <text:p>37</text:p>
          </table:table-cell>
          <table:table-cell table:formula="of:=[.D425] &amp; [.C4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-2.2710205404444*10^-7*[.A427]^3+0.000420022571043*[.A427]^2-0.302647795840204*[.A427]+112.175709926089" office:value-type="float" office:value="36.9478902048202" calcext:value-type="float">
            <text:p>37</text:p>
          </table:table-cell>
          <table:table-cell table:formula="of:=TEXT([.B427];&quot;##&quot;)" office:value-type="string" office:string-value="37" calcext:value-type="string">
            <text:p>37</text:p>
          </table:table-cell>
          <table:table-cell table:formula="of:=[.D426] &amp; [.C4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-2.2710205404444*10^-7*[.A428]^3+0.000420022571043*[.A428]^2-0.302647795840204*[.A428]+112.175709926089" office:value-type="float" office:value="36.8965300279993" calcext:value-type="float">
            <text:p>37</text:p>
          </table:table-cell>
          <table:table-cell table:formula="of:=TEXT([.B428];&quot;##&quot;)" office:value-type="string" office:string-value="37" calcext:value-type="string">
            <text:p>37</text:p>
          </table:table-cell>
          <table:table-cell table:formula="of:=[.D427] &amp; [.C4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-2.2710205404444*10^-7*[.A429]^3+0.000420022571043*[.A429]^2-0.302647795840204*[.A429]+112.175709926089" office:value-type="float" office:value="36.8453136014228" calcext:value-type="float">
            <text:p>37</text:p>
          </table:table-cell>
          <table:table-cell table:formula="of:=TEXT([.B429];&quot;##&quot;)" office:value-type="string" office:string-value="37" calcext:value-type="string">
            <text:p>37</text:p>
          </table:table-cell>
          <table:table-cell table:formula="of:=[.D428] &amp; [.C4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-2.2710205404444*10^-7*[.A430]^3+0.000420022571043*[.A430]^2-0.302647795840204*[.A430]+112.175709926089" office:value-type="float" office:value="36.7942395624783" calcext:value-type="float">
            <text:p>37</text:p>
          </table:table-cell>
          <table:table-cell table:formula="of:=TEXT([.B430];&quot;##&quot;)" office:value-type="string" office:string-value="37" calcext:value-type="string">
            <text:p>37</text:p>
          </table:table-cell>
          <table:table-cell table:formula="of:=[.D429] &amp; [.C4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-2.2710205404444*10^-7*[.A431]^3+0.000420022571043*[.A431]^2-0.302647795840204*[.A431]+112.175709926089" office:value-type="float" office:value="36.7433065485536" calcext:value-type="float">
            <text:p>37</text:p>
          </table:table-cell>
          <table:table-cell table:formula="of:=TEXT([.B431];&quot;##&quot;)" office:value-type="string" office:string-value="37" calcext:value-type="string">
            <text:p>37</text:p>
          </table:table-cell>
          <table:table-cell table:formula="of:=[.D430] &amp; [.C4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-2.2710205404444*10^-7*[.A432]^3+0.000420022571043*[.A432]^2-0.302647795840204*[.A432]+112.175709926089" office:value-type="float" office:value="36.6925131970362" calcext:value-type="float">
            <text:p>37</text:p>
          </table:table-cell>
          <table:table-cell table:formula="of:=TEXT([.B432];&quot;##&quot;)" office:value-type="string" office:string-value="37" calcext:value-type="string">
            <text:p>37</text:p>
          </table:table-cell>
          <table:table-cell table:formula="of:=[.D431] &amp; [.C4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-2.2710205404444*10^-7*[.A433]^3+0.000420022571043*[.A433]^2-0.302647795840204*[.A433]+112.175709926089" office:value-type="float" office:value="36.641858145314" calcext:value-type="float">
            <text:p>37</text:p>
          </table:table-cell>
          <table:table-cell table:formula="of:=TEXT([.B433];&quot;##&quot;)" office:value-type="string" office:string-value="37" calcext:value-type="string">
            <text:p>37</text:p>
          </table:table-cell>
          <table:table-cell table:formula="of:=[.D432] &amp; [.C4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-2.2710205404444*10^-7*[.A434]^3+0.000420022571043*[.A434]^2-0.302647795840204*[.A434]+112.175709926089" office:value-type="float" office:value="36.5913400307745" calcext:value-type="float">
            <text:p>37</text:p>
          </table:table-cell>
          <table:table-cell table:formula="of:=TEXT([.B434];&quot;##&quot;)" office:value-type="string" office:string-value="37" calcext:value-type="string">
            <text:p>37</text:p>
          </table:table-cell>
          <table:table-cell table:formula="of:=[.D433] &amp; [.C4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-2.2710205404444*10^-7*[.A435]^3+0.000420022571043*[.A435]^2-0.302647795840204*[.A435]+112.175709926089" office:value-type="float" office:value="36.5409574908055" calcext:value-type="float">
            <text:p>37</text:p>
          </table:table-cell>
          <table:table-cell table:formula="of:=TEXT([.B435];&quot;##&quot;)" office:value-type="string" office:string-value="37" calcext:value-type="string">
            <text:p>37</text:p>
          </table:table-cell>
          <table:table-cell table:formula="of:=[.D434] &amp; [.C4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-2.2710205404444*10^-7*[.A436]^3+0.000420022571043*[.A436]^2-0.302647795840204*[.A436]+112.175709926089" office:value-type="float" office:value="36.4907091627946" calcext:value-type="float">
            <text:p>36</text:p>
          </table:table-cell>
          <table:table-cell table:formula="of:=TEXT([.B436];&quot;##&quot;)" office:value-type="string" office:string-value="36" calcext:value-type="string">
            <text:p>36</text:p>
          </table:table-cell>
          <table:table-cell table:formula="of:=[.D435] &amp; [.C4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-2.2710205404444*10^-7*[.A437]^3+0.000420022571043*[.A437]^2-0.302647795840204*[.A437]+112.175709926089" office:value-type="float" office:value="36.4405936841295" calcext:value-type="float">
            <text:p>36</text:p>
          </table:table-cell>
          <table:table-cell table:formula="of:=TEXT([.B437];&quot;##&quot;)" office:value-type="string" office:string-value="36" calcext:value-type="string">
            <text:p>36</text:p>
          </table:table-cell>
          <table:table-cell table:formula="of:=[.D436] &amp; [.C4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-2.2710205404444*10^-7*[.A438]^3+0.000420022571043*[.A438]^2-0.302647795840204*[.A438]+112.175709926089" office:value-type="float" office:value="36.3906096921978" calcext:value-type="float">
            <text:p>36</text:p>
          </table:table-cell>
          <table:table-cell table:formula="of:=TEXT([.B438];&quot;##&quot;)" office:value-type="string" office:string-value="36" calcext:value-type="string">
            <text:p>36</text:p>
          </table:table-cell>
          <table:table-cell table:formula="of:=[.D437] &amp; [.C4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-2.2710205404444*10^-7*[.A439]^3+0.000420022571043*[.A439]^2-0.302647795840204*[.A439]+112.175709926089" office:value-type="float" office:value="36.3407558243873" calcext:value-type="float">
            <text:p>36</text:p>
          </table:table-cell>
          <table:table-cell table:formula="of:=TEXT([.B439];&quot;##&quot;)" office:value-type="string" office:string-value="36" calcext:value-type="string">
            <text:p>36</text:p>
          </table:table-cell>
          <table:table-cell table:formula="of:=[.D438] &amp; [.C4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-2.2710205404444*10^-7*[.A440]^3+0.000420022571043*[.A440]^2-0.302647795840204*[.A440]+112.175709926089" office:value-type="float" office:value="36.2910307180856" calcext:value-type="float">
            <text:p>36</text:p>
          </table:table-cell>
          <table:table-cell table:formula="of:=TEXT([.B440];&quot;##&quot;)" office:value-type="string" office:string-value="36" calcext:value-type="string">
            <text:p>36</text:p>
          </table:table-cell>
          <table:table-cell table:formula="of:=[.D439] &amp; [.C4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-2.2710205404444*10^-7*[.A441]^3+0.000420022571043*[.A441]^2-0.302647795840204*[.A441]+112.175709926089" office:value-type="float" office:value="36.2414330106804" calcext:value-type="float">
            <text:p>36</text:p>
          </table:table-cell>
          <table:table-cell table:formula="of:=TEXT([.B441];&quot;##&quot;)" office:value-type="string" office:string-value="36" calcext:value-type="string">
            <text:p>36</text:p>
          </table:table-cell>
          <table:table-cell table:formula="of:=[.D440] &amp; [.C4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-2.2710205404444*10^-7*[.A442]^3+0.000420022571043*[.A442]^2-0.302647795840204*[.A442]+112.175709926089" office:value-type="float" office:value="36.1919613395594" calcext:value-type="float">
            <text:p>36</text:p>
          </table:table-cell>
          <table:table-cell table:formula="of:=TEXT([.B442];&quot;##&quot;)" office:value-type="string" office:string-value="36" calcext:value-type="string">
            <text:p>36</text:p>
          </table:table-cell>
          <table:table-cell table:formula="of:=[.D441] &amp; [.C4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-2.2710205404444*10^-7*[.A443]^3+0.000420022571043*[.A443]^2-0.302647795840204*[.A443]+112.175709926089" office:value-type="float" office:value="36.1426143421102" calcext:value-type="float">
            <text:p>36</text:p>
          </table:table-cell>
          <table:table-cell table:formula="of:=TEXT([.B443];&quot;##&quot;)" office:value-type="string" office:string-value="36" calcext:value-type="string">
            <text:p>36</text:p>
          </table:table-cell>
          <table:table-cell table:formula="of:=[.D442] &amp; [.C4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-2.2710205404444*10^-7*[.A444]^3+0.000420022571043*[.A444]^2-0.302647795840204*[.A444]+112.175709926089" office:value-type="float" office:value="36.0933906557206" calcext:value-type="float">
            <text:p>36</text:p>
          </table:table-cell>
          <table:table-cell table:formula="of:=TEXT([.B444];&quot;##&quot;)" office:value-type="string" office:string-value="36" calcext:value-type="string">
            <text:p>36</text:p>
          </table:table-cell>
          <table:table-cell table:formula="of:=[.D443] &amp; [.C4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-2.2710205404444*10^-7*[.A445]^3+0.000420022571043*[.A445]^2-0.302647795840204*[.A445]+112.175709926089" office:value-type="float" office:value="36.0442889177781" calcext:value-type="float">
            <text:p>36</text:p>
          </table:table-cell>
          <table:table-cell table:formula="of:=TEXT([.B445];&quot;##&quot;)" office:value-type="string" office:string-value="36" calcext:value-type="string">
            <text:p>36</text:p>
          </table:table-cell>
          <table:table-cell table:formula="of:=[.D444] &amp; [.C4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-2.2710205404444*10^-7*[.A446]^3+0.000420022571043*[.A446]^2-0.302647795840204*[.A446]+112.175709926089" office:value-type="float" office:value="35.9953077656705" calcext:value-type="float">
            <text:p>36</text:p>
          </table:table-cell>
          <table:table-cell table:formula="of:=TEXT([.B446];&quot;##&quot;)" office:value-type="string" office:string-value="36" calcext:value-type="string">
            <text:p>36</text:p>
          </table:table-cell>
          <table:table-cell table:formula="of:=[.D445] &amp; [.C4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-2.2710205404444*10^-7*[.A447]^3+0.000420022571043*[.A447]^2-0.302647795840204*[.A447]+112.175709926089" office:value-type="float" office:value="35.9464458367855" calcext:value-type="float">
            <text:p>36</text:p>
          </table:table-cell>
          <table:table-cell table:formula="of:=TEXT([.B447];&quot;##&quot;)" office:value-type="string" office:string-value="36" calcext:value-type="string">
            <text:p>36</text:p>
          </table:table-cell>
          <table:table-cell table:formula="of:=[.D446] &amp; [.C4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-2.2710205404444*10^-7*[.A448]^3+0.000420022571043*[.A448]^2-0.302647795840204*[.A448]+112.175709926089" office:value-type="float" office:value="35.8977017685107" calcext:value-type="float">
            <text:p>36</text:p>
          </table:table-cell>
          <table:table-cell table:formula="of:=TEXT([.B448];&quot;##&quot;)" office:value-type="string" office:string-value="36" calcext:value-type="string">
            <text:p>36</text:p>
          </table:table-cell>
          <table:table-cell table:formula="of:=[.D447] &amp; [.C4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-2.2710205404444*10^-7*[.A449]^3+0.000420022571043*[.A449]^2-0.302647795840204*[.A449]+112.175709926089" office:value-type="float" office:value="35.8490741982337" calcext:value-type="float">
            <text:p>36</text:p>
          </table:table-cell>
          <table:table-cell table:formula="of:=TEXT([.B449];&quot;##&quot;)" office:value-type="string" office:string-value="36" calcext:value-type="string">
            <text:p>36</text:p>
          </table:table-cell>
          <table:table-cell table:formula="of:=[.D448] &amp; [.C4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-2.2710205404444*10^-7*[.A450]^3+0.000420022571043*[.A450]^2-0.302647795840204*[.A450]+112.175709926089" office:value-type="float" office:value="35.8005617633424" calcext:value-type="float">
            <text:p>36</text:p>
          </table:table-cell>
          <table:table-cell table:formula="of:=TEXT([.B450];&quot;##&quot;)" office:value-type="string" office:string-value="36" calcext:value-type="string">
            <text:p>36</text:p>
          </table:table-cell>
          <table:table-cell table:formula="of:=[.D449] &amp; [.C4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-2.2710205404444*10^-7*[.A451]^3+0.000420022571043*[.A451]^2-0.302647795840204*[.A451]+112.175709926089" office:value-type="float" office:value="35.7521631012243" calcext:value-type="float">
            <text:p>36</text:p>
          </table:table-cell>
          <table:table-cell table:formula="of:=TEXT([.B451];&quot;##&quot;)" office:value-type="string" office:string-value="36" calcext:value-type="string">
            <text:p>36</text:p>
          </table:table-cell>
          <table:table-cell table:formula="of:=[.D450] &amp; [.C4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-2.2710205404444*10^-7*[.A452]^3+0.000420022571043*[.A452]^2-0.302647795840204*[.A452]+112.175709926089" office:value-type="float" office:value="35.7038768492672" calcext:value-type="float">
            <text:p>36</text:p>
          </table:table-cell>
          <table:table-cell table:formula="of:=TEXT([.B452];&quot;##&quot;)" office:value-type="string" office:string-value="36" calcext:value-type="string">
            <text:p>36</text:p>
          </table:table-cell>
          <table:table-cell table:formula="of:=[.D451] &amp; [.C4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-2.2710205404444*10^-7*[.A453]^3+0.000420022571043*[.A453]^2-0.302647795840204*[.A453]+112.175709926089" office:value-type="float" office:value="35.6557016448586" calcext:value-type="float">
            <text:p>36</text:p>
          </table:table-cell>
          <table:table-cell table:formula="of:=TEXT([.B453];&quot;##&quot;)" office:value-type="string" office:string-value="36" calcext:value-type="string">
            <text:p>36</text:p>
          </table:table-cell>
          <table:table-cell table:formula="of:=[.D452] &amp; [.C4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-2.2710205404444*10^-7*[.A454]^3+0.000420022571043*[.A454]^2-0.302647795840204*[.A454]+112.175709926089" office:value-type="float" office:value="35.6076361253863" calcext:value-type="float">
            <text:p>36</text:p>
          </table:table-cell>
          <table:table-cell table:formula="of:=TEXT([.B454];&quot;##&quot;)" office:value-type="string" office:string-value="36" calcext:value-type="string">
            <text:p>36</text:p>
          </table:table-cell>
          <table:table-cell table:formula="of:=[.D453] &amp; [.C4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-2.2710205404444*10^-7*[.A455]^3+0.000420022571043*[.A455]^2-0.302647795840204*[.A455]+112.175709926089" office:value-type="float" office:value="35.559678928238" calcext:value-type="float">
            <text:p>36</text:p>
          </table:table-cell>
          <table:table-cell table:formula="of:=TEXT([.B455];&quot;##&quot;)" office:value-type="string" office:string-value="36" calcext:value-type="string">
            <text:p>36</text:p>
          </table:table-cell>
          <table:table-cell table:formula="of:=[.D454] &amp; [.C4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-2.2710205404444*10^-7*[.A456]^3+0.000420022571043*[.A456]^2-0.302647795840204*[.A456]+112.175709926089" office:value-type="float" office:value="35.5118286908013" calcext:value-type="float">
            <text:p>36</text:p>
          </table:table-cell>
          <table:table-cell table:formula="of:=TEXT([.B456];&quot;##&quot;)" office:value-type="string" office:string-value="36" calcext:value-type="string">
            <text:p>36</text:p>
          </table:table-cell>
          <table:table-cell table:formula="of:=[.D455] &amp; [.C4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-2.2710205404444*10^-7*[.A457]^3+0.000420022571043*[.A457]^2-0.302647795840204*[.A457]+112.175709926089" office:value-type="float" office:value="35.4640840504639" calcext:value-type="float">
            <text:p>35</text:p>
          </table:table-cell>
          <table:table-cell table:formula="of:=TEXT([.B457];&quot;##&quot;)" office:value-type="string" office:string-value="35" calcext:value-type="string">
            <text:p>35</text:p>
          </table:table-cell>
          <table:table-cell table:formula="of:=[.D456] &amp; [.C4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-2.2710205404444*10^-7*[.A458]^3+0.000420022571043*[.A458]^2-0.302647795840204*[.A458]+112.175709926089" office:value-type="float" office:value="35.4164436446135" calcext:value-type="float">
            <text:p>35</text:p>
          </table:table-cell>
          <table:table-cell table:formula="of:=TEXT([.B458];&quot;##&quot;)" office:value-type="string" office:string-value="35" calcext:value-type="string">
            <text:p>35</text:p>
          </table:table-cell>
          <table:table-cell table:formula="of:=[.D457] &amp; [.C4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-2.2710205404444*10^-7*[.A459]^3+0.000420022571043*[.A459]^2-0.302647795840204*[.A459]+112.175709926089" office:value-type="float" office:value="35.3689061106378" calcext:value-type="float">
            <text:p>35</text:p>
          </table:table-cell>
          <table:table-cell table:formula="of:=TEXT([.B459];&quot;##&quot;)" office:value-type="string" office:string-value="35" calcext:value-type="string">
            <text:p>35</text:p>
          </table:table-cell>
          <table:table-cell table:formula="of:=[.D458] &amp; [.C4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-2.2710205404444*10^-7*[.A460]^3+0.000420022571043*[.A460]^2-0.302647795840204*[.A460]+112.175709926089" office:value-type="float" office:value="35.3214700859244" calcext:value-type="float">
            <text:p>35</text:p>
          </table:table-cell>
          <table:table-cell table:formula="of:=TEXT([.B460];&quot;##&quot;)" office:value-type="string" office:string-value="35" calcext:value-type="string">
            <text:p>35</text:p>
          </table:table-cell>
          <table:table-cell table:formula="of:=[.D459] &amp; [.C4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-2.2710205404444*10^-7*[.A461]^3+0.000420022571043*[.A461]^2-0.302647795840204*[.A461]+112.175709926089" office:value-type="float" office:value="35.274134207861" calcext:value-type="float">
            <text:p>35</text:p>
          </table:table-cell>
          <table:table-cell table:formula="of:=TEXT([.B461];&quot;##&quot;)" office:value-type="string" office:string-value="35" calcext:value-type="string">
            <text:p>35</text:p>
          </table:table-cell>
          <table:table-cell table:formula="of:=[.D460] &amp; [.C4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-2.2710205404444*10^-7*[.A462]^3+0.000420022571043*[.A462]^2-0.302647795840204*[.A462]+112.175709926089" office:value-type="float" office:value="35.2268971138352" calcext:value-type="float">
            <text:p>35</text:p>
          </table:table-cell>
          <table:table-cell table:formula="of:=TEXT([.B462];&quot;##&quot;)" office:value-type="string" office:string-value="35" calcext:value-type="string">
            <text:p>35</text:p>
          </table:table-cell>
          <table:table-cell table:formula="of:=[.D461] &amp; [.C4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-2.2710205404444*10^-7*[.A463]^3+0.000420022571043*[.A463]^2-0.302647795840204*[.A463]+112.175709926089" office:value-type="float" office:value="35.1797574412349" calcext:value-type="float">
            <text:p>35</text:p>
          </table:table-cell>
          <table:table-cell table:formula="of:=TEXT([.B463];&quot;##&quot;)" office:value-type="string" office:string-value="35" calcext:value-type="string">
            <text:p>35</text:p>
          </table:table-cell>
          <table:table-cell table:formula="of:=[.D462] &amp; [.C4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-2.2710205404444*10^-7*[.A464]^3+0.000420022571043*[.A464]^2-0.302647795840204*[.A464]+112.175709926089" office:value-type="float" office:value="35.1327138274476" calcext:value-type="float">
            <text:p>35</text:p>
          </table:table-cell>
          <table:table-cell table:formula="of:=TEXT([.B464];&quot;##&quot;)" office:value-type="string" office:string-value="35" calcext:value-type="string">
            <text:p>35</text:p>
          </table:table-cell>
          <table:table-cell table:formula="of:=[.D463] &amp; [.C4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-2.2710205404444*10^-7*[.A465]^3+0.000420022571043*[.A465]^2-0.302647795840204*[.A465]+112.175709926089" office:value-type="float" office:value="35.085764909861" calcext:value-type="float">
            <text:p>35</text:p>
          </table:table-cell>
          <table:table-cell table:formula="of:=TEXT([.B465];&quot;##&quot;)" office:value-type="string" office:string-value="35" calcext:value-type="string">
            <text:p>35</text:p>
          </table:table-cell>
          <table:table-cell table:formula="of:=[.D464] &amp; [.C4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-2.2710205404444*10^-7*[.A466]^3+0.000420022571043*[.A466]^2-0.302647795840204*[.A466]+112.175709926089" office:value-type="float" office:value="35.0389093258627" calcext:value-type="float">
            <text:p>35</text:p>
          </table:table-cell>
          <table:table-cell table:formula="of:=TEXT([.B466];&quot;##&quot;)" office:value-type="string" office:string-value="35" calcext:value-type="string">
            <text:p>35</text:p>
          </table:table-cell>
          <table:table-cell table:formula="of:=[.D465] &amp; [.C4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-2.2710205404444*10^-7*[.A467]^3+0.000420022571043*[.A467]^2-0.302647795840204*[.A467]+112.175709926089" office:value-type="float" office:value="34.9921457128406" calcext:value-type="float">
            <text:p>35</text:p>
          </table:table-cell>
          <table:table-cell table:formula="of:=TEXT([.B467];&quot;##&quot;)" office:value-type="string" office:string-value="35" calcext:value-type="string">
            <text:p>35</text:p>
          </table:table-cell>
          <table:table-cell table:formula="of:=[.D466] &amp; [.C4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-2.2710205404444*10^-7*[.A468]^3+0.000420022571043*[.A468]^2-0.302647795840204*[.A468]+112.175709926089" office:value-type="float" office:value="34.9454727081822" calcext:value-type="float">
            <text:p>35</text:p>
          </table:table-cell>
          <table:table-cell table:formula="of:=TEXT([.B468];&quot;##&quot;)" office:value-type="string" office:string-value="35" calcext:value-type="string">
            <text:p>35</text:p>
          </table:table-cell>
          <table:table-cell table:formula="of:=[.D467] &amp; [.C4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-2.2710205404444*10^-7*[.A469]^3+0.000420022571043*[.A469]^2-0.302647795840204*[.A469]+112.175709926089" office:value-type="float" office:value="34.8988889492752" calcext:value-type="float">
            <text:p>35</text:p>
          </table:table-cell>
          <table:table-cell table:formula="of:=TEXT([.B469];&quot;##&quot;)" office:value-type="string" office:string-value="35" calcext:value-type="string">
            <text:p>35</text:p>
          </table:table-cell>
          <table:table-cell table:formula="of:=[.D468] &amp; [.C4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-2.2710205404444*10^-7*[.A470]^3+0.000420022571043*[.A470]^2-0.302647795840204*[.A470]+112.175709926089" office:value-type="float" office:value="34.8523930735073" calcext:value-type="float">
            <text:p>35</text:p>
          </table:table-cell>
          <table:table-cell table:formula="of:=TEXT([.B470];&quot;##&quot;)" office:value-type="string" office:string-value="35" calcext:value-type="string">
            <text:p>35</text:p>
          </table:table-cell>
          <table:table-cell table:formula="of:=[.D469] &amp; [.C4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-2.2710205404444*10^-7*[.A471]^3+0.000420022571043*[.A471]^2-0.302647795840204*[.A471]+112.175709926089" office:value-type="float" office:value="34.8059837182661" calcext:value-type="float">
            <text:p>35</text:p>
          </table:table-cell>
          <table:table-cell table:formula="of:=TEXT([.B471];&quot;##&quot;)" office:value-type="string" office:string-value="35" calcext:value-type="string">
            <text:p>35</text:p>
          </table:table-cell>
          <table:table-cell table:formula="of:=[.D470] &amp; [.C4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-2.2710205404444*10^-7*[.A472]^3+0.000420022571043*[.A472]^2-0.302647795840204*[.A472]+112.175709926089" office:value-type="float" office:value="34.7596595209394" calcext:value-type="float">
            <text:p>35</text:p>
          </table:table-cell>
          <table:table-cell table:formula="of:=TEXT([.B472];&quot;##&quot;)" office:value-type="string" office:string-value="35" calcext:value-type="string">
            <text:p>35</text:p>
          </table:table-cell>
          <table:table-cell table:formula="of:=[.D471] &amp; [.C4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-2.2710205404444*10^-7*[.A473]^3+0.000420022571043*[.A473]^2-0.302647795840204*[.A473]+112.175709926089" office:value-type="float" office:value="34.7134191189148" calcext:value-type="float">
            <text:p>35</text:p>
          </table:table-cell>
          <table:table-cell table:formula="of:=TEXT([.B473];&quot;##&quot;)" office:value-type="string" office:string-value="35" calcext:value-type="string">
            <text:p>35</text:p>
          </table:table-cell>
          <table:table-cell table:formula="of:=[.D472] &amp; [.C4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-2.2710205404444*10^-7*[.A474]^3+0.000420022571043*[.A474]^2-0.302647795840204*[.A474]+112.175709926089" office:value-type="float" office:value="34.66726114958" calcext:value-type="float">
            <text:p>35</text:p>
          </table:table-cell>
          <table:table-cell table:formula="of:=TEXT([.B474];&quot;##&quot;)" office:value-type="string" office:string-value="35" calcext:value-type="string">
            <text:p>35</text:p>
          </table:table-cell>
          <table:table-cell table:formula="of:=[.D473] &amp; [.C4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-2.2710205404444*10^-7*[.A475]^3+0.000420022571043*[.A475]^2-0.302647795840204*[.A475]+112.175709926089" office:value-type="float" office:value="34.6211842503227" calcext:value-type="float">
            <text:p>35</text:p>
          </table:table-cell>
          <table:table-cell table:formula="of:=TEXT([.B475];&quot;##&quot;)" office:value-type="string" office:string-value="35" calcext:value-type="string">
            <text:p>35</text:p>
          </table:table-cell>
          <table:table-cell table:formula="of:=[.D474] &amp; [.C4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-2.2710205404444*10^-7*[.A476]^3+0.000420022571043*[.A476]^2-0.302647795840204*[.A476]+112.175709926089" office:value-type="float" office:value="34.5751870585305" calcext:value-type="float">
            <text:p>35</text:p>
          </table:table-cell>
          <table:table-cell table:formula="of:=TEXT([.B476];&quot;##&quot;)" office:value-type="string" office:string-value="35" calcext:value-type="string">
            <text:p>35</text:p>
          </table:table-cell>
          <table:table-cell table:formula="of:=[.D475] &amp; [.C4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-2.2710205404444*10^-7*[.A477]^3+0.000420022571043*[.A477]^2-0.302647795840204*[.A477]+112.175709926089" office:value-type="float" office:value="34.5292682115912" calcext:value-type="float">
            <text:p>35</text:p>
          </table:table-cell>
          <table:table-cell table:formula="of:=TEXT([.B477];&quot;##&quot;)" office:value-type="string" office:string-value="35" calcext:value-type="string">
            <text:p>35</text:p>
          </table:table-cell>
          <table:table-cell table:formula="of:=[.D476] &amp; [.C4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-2.2710205404444*10^-7*[.A478]^3+0.000420022571043*[.A478]^2-0.302647795840204*[.A478]+112.175709926089" office:value-type="float" office:value="34.4834263468923" calcext:value-type="float">
            <text:p>34</text:p>
          </table:table-cell>
          <table:table-cell table:formula="of:=TEXT([.B478];&quot;##&quot;)" office:value-type="string" office:string-value="34" calcext:value-type="string">
            <text:p>34</text:p>
          </table:table-cell>
          <table:table-cell table:formula="of:=[.D477] &amp; [.C4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-2.2710205404444*10^-7*[.A479]^3+0.000420022571043*[.A479]^2-0.302647795840204*[.A479]+112.175709926089" office:value-type="float" office:value="34.4376601018216" calcext:value-type="float">
            <text:p>34</text:p>
          </table:table-cell>
          <table:table-cell table:formula="of:=TEXT([.B479];&quot;##&quot;)" office:value-type="string" office:string-value="34" calcext:value-type="string">
            <text:p>34</text:p>
          </table:table-cell>
          <table:table-cell table:formula="of:=[.D478] &amp; [.C4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-2.2710205404444*10^-7*[.A480]^3+0.000420022571043*[.A480]^2-0.302647795840204*[.A480]+112.175709926089" office:value-type="float" office:value="34.3919681137668" calcext:value-type="float">
            <text:p>34</text:p>
          </table:table-cell>
          <table:table-cell table:formula="of:=TEXT([.B480];&quot;##&quot;)" office:value-type="string" office:string-value="34" calcext:value-type="string">
            <text:p>34</text:p>
          </table:table-cell>
          <table:table-cell table:formula="of:=[.D479] &amp; [.C4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-2.2710205404444*10^-7*[.A481]^3+0.000420022571043*[.A481]^2-0.302647795840204*[.A481]+112.175709926089" office:value-type="float" office:value="34.3463490201155" calcext:value-type="float">
            <text:p>34</text:p>
          </table:table-cell>
          <table:table-cell table:formula="of:=TEXT([.B481];&quot;##&quot;)" office:value-type="string" office:string-value="34" calcext:value-type="string">
            <text:p>34</text:p>
          </table:table-cell>
          <table:table-cell table:formula="of:=[.D480] &amp; [.C4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-2.2710205404444*10^-7*[.A482]^3+0.000420022571043*[.A482]^2-0.302647795840204*[.A482]+112.175709926089" office:value-type="float" office:value="34.3008014582553" calcext:value-type="float">
            <text:p>34</text:p>
          </table:table-cell>
          <table:table-cell table:formula="of:=TEXT([.B482];&quot;##&quot;)" office:value-type="string" office:string-value="34" calcext:value-type="string">
            <text:p>34</text:p>
          </table:table-cell>
          <table:table-cell table:formula="of:=[.D481] &amp; [.C4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-2.2710205404444*10^-7*[.A483]^3+0.000420022571043*[.A483]^2-0.302647795840204*[.A483]+112.175709926089" office:value-type="float" office:value="34.2553240655741" calcext:value-type="float">
            <text:p>34</text:p>
          </table:table-cell>
          <table:table-cell table:formula="of:=TEXT([.B483];&quot;##&quot;)" office:value-type="string" office:string-value="34" calcext:value-type="string">
            <text:p>34</text:p>
          </table:table-cell>
          <table:table-cell table:formula="of:=[.D482] &amp; [.C4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-2.2710205404444*10^-7*[.A484]^3+0.000420022571043*[.A484]^2-0.302647795840204*[.A484]+112.175709926089" office:value-type="float" office:value="34.2099154794594" calcext:value-type="float">
            <text:p>34</text:p>
          </table:table-cell>
          <table:table-cell table:formula="of:=TEXT([.B484];&quot;##&quot;)" office:value-type="string" office:string-value="34" calcext:value-type="string">
            <text:p>34</text:p>
          </table:table-cell>
          <table:table-cell table:formula="of:=[.D483] &amp; [.C4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-2.2710205404444*10^-7*[.A485]^3+0.000420022571043*[.A485]^2-0.302647795840204*[.A485]+112.175709926089" office:value-type="float" office:value="34.164574337299" calcext:value-type="float">
            <text:p>34</text:p>
          </table:table-cell>
          <table:table-cell table:formula="of:=TEXT([.B485];&quot;##&quot;)" office:value-type="string" office:string-value="34" calcext:value-type="string">
            <text:p>34</text:p>
          </table:table-cell>
          <table:table-cell table:formula="of:=[.D484] &amp; [.C4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-2.2710205404444*10^-7*[.A486]^3+0.000420022571043*[.A486]^2-0.302647795840204*[.A486]+112.175709926089" office:value-type="float" office:value="34.1192992764804" calcext:value-type="float">
            <text:p>34</text:p>
          </table:table-cell>
          <table:table-cell table:formula="of:=TEXT([.B486];&quot;##&quot;)" office:value-type="string" office:string-value="34" calcext:value-type="string">
            <text:p>34</text:p>
          </table:table-cell>
          <table:table-cell table:formula="of:=[.D485] &amp; [.C4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-2.2710205404444*10^-7*[.A487]^3+0.000420022571043*[.A487]^2-0.302647795840204*[.A487]+112.175709926089" office:value-type="float" office:value="34.0740889343914" calcext:value-type="float">
            <text:p>34</text:p>
          </table:table-cell>
          <table:table-cell table:formula="of:=TEXT([.B487];&quot;##&quot;)" office:value-type="string" office:string-value="34" calcext:value-type="string">
            <text:p>34</text:p>
          </table:table-cell>
          <table:table-cell table:formula="of:=[.D486] &amp; [.C4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-2.2710205404444*10^-7*[.A488]^3+0.000420022571043*[.A488]^2-0.302647795840204*[.A488]+112.175709926089" office:value-type="float" office:value="34.0289419484197" calcext:value-type="float">
            <text:p>34</text:p>
          </table:table-cell>
          <table:table-cell table:formula="of:=TEXT([.B488];&quot;##&quot;)" office:value-type="string" office:string-value="34" calcext:value-type="string">
            <text:p>34</text:p>
          </table:table-cell>
          <table:table-cell table:formula="of:=[.D487] &amp; [.C4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-2.2710205404444*10^-7*[.A489]^3+0.000420022571043*[.A489]^2-0.302647795840204*[.A489]+112.175709926089" office:value-type="float" office:value="33.9838569559529" calcext:value-type="float">
            <text:p>34</text:p>
          </table:table-cell>
          <table:table-cell table:formula="of:=TEXT([.B489];&quot;##&quot;)" office:value-type="string" office:string-value="34" calcext:value-type="string">
            <text:p>34</text:p>
          </table:table-cell>
          <table:table-cell table:formula="of:=[.D488] &amp; [.C4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-2.2710205404444*10^-7*[.A490]^3+0.000420022571043*[.A490]^2-0.302647795840204*[.A490]+112.175709926089" office:value-type="float" office:value="33.9388325943787" calcext:value-type="float">
            <text:p>34</text:p>
          </table:table-cell>
          <table:table-cell table:formula="of:=TEXT([.B490];&quot;##&quot;)" office:value-type="string" office:string-value="34" calcext:value-type="string">
            <text:p>34</text:p>
          </table:table-cell>
          <table:table-cell table:formula="of:=[.D489] &amp; [.C4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-2.2710205404444*10^-7*[.A491]^3+0.000420022571043*[.A491]^2-0.302647795840204*[.A491]+112.175709926089" office:value-type="float" office:value="33.8938675010848" calcext:value-type="float">
            <text:p>34</text:p>
          </table:table-cell>
          <table:table-cell table:formula="of:=TEXT([.B491];&quot;##&quot;)" office:value-type="string" office:string-value="34" calcext:value-type="string">
            <text:p>34</text:p>
          </table:table-cell>
          <table:table-cell table:formula="of:=[.D490] &amp; [.C4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-2.2710205404444*10^-7*[.A492]^3+0.000420022571043*[.A492]^2-0.302647795840204*[.A492]+112.175709926089" office:value-type="float" office:value="33.8489603134588" calcext:value-type="float">
            <text:p>34</text:p>
          </table:table-cell>
          <table:table-cell table:formula="of:=TEXT([.B492];&quot;##&quot;)" office:value-type="string" office:string-value="34" calcext:value-type="string">
            <text:p>34</text:p>
          </table:table-cell>
          <table:table-cell table:formula="of:=[.D491] &amp; [.C4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-2.2710205404444*10^-7*[.A493]^3+0.000420022571043*[.A493]^2-0.302647795840204*[.A493]+112.175709926089" office:value-type="float" office:value="33.8041096688886" calcext:value-type="float">
            <text:p>34</text:p>
          </table:table-cell>
          <table:table-cell table:formula="of:=TEXT([.B493];&quot;##&quot;)" office:value-type="string" office:string-value="34" calcext:value-type="string">
            <text:p>34</text:p>
          </table:table-cell>
          <table:table-cell table:formula="of:=[.D492] &amp; [.C4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-2.2710205404444*10^-7*[.A494]^3+0.000420022571043*[.A494]^2-0.302647795840204*[.A494]+112.175709926089" office:value-type="float" office:value="33.7593142047615" calcext:value-type="float">
            <text:p>34</text:p>
          </table:table-cell>
          <table:table-cell table:formula="of:=TEXT([.B494];&quot;##&quot;)" office:value-type="string" office:string-value="34" calcext:value-type="string">
            <text:p>34</text:p>
          </table:table-cell>
          <table:table-cell table:formula="of:=[.D493] &amp; [.C4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-2.2710205404444*10^-7*[.A495]^3+0.000420022571043*[.A495]^2-0.302647795840204*[.A495]+112.175709926089" office:value-type="float" office:value="33.7145725584655" calcext:value-type="float">
            <text:p>34</text:p>
          </table:table-cell>
          <table:table-cell table:formula="of:=TEXT([.B495];&quot;##&quot;)" office:value-type="string" office:string-value="34" calcext:value-type="string">
            <text:p>34</text:p>
          </table:table-cell>
          <table:table-cell table:formula="of:=[.D494] &amp; [.C4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-2.2710205404444*10^-7*[.A496]^3+0.000420022571043*[.A496]^2-0.302647795840204*[.A496]+112.175709926089" office:value-type="float" office:value="33.6698833673881" calcext:value-type="float">
            <text:p>34</text:p>
          </table:table-cell>
          <table:table-cell table:formula="of:=TEXT([.B496];&quot;##&quot;)" office:value-type="string" office:string-value="34" calcext:value-type="string">
            <text:p>34</text:p>
          </table:table-cell>
          <table:table-cell table:formula="of:=[.D495] &amp; [.C4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-2.2710205404444*10^-7*[.A497]^3+0.000420022571043*[.A497]^2-0.302647795840204*[.A497]+112.175709926089" office:value-type="float" office:value="33.6252452689171" calcext:value-type="float">
            <text:p>34</text:p>
          </table:table-cell>
          <table:table-cell table:formula="of:=TEXT([.B497];&quot;##&quot;)" office:value-type="string" office:string-value="34" calcext:value-type="string">
            <text:p>34</text:p>
          </table:table-cell>
          <table:table-cell table:formula="of:=[.D496] &amp; [.C4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-2.2710205404444*10^-7*[.A498]^3+0.000420022571043*[.A498]^2-0.302647795840204*[.A498]+112.175709926089" office:value-type="float" office:value="33.5806569004401" calcext:value-type="float">
            <text:p>34</text:p>
          </table:table-cell>
          <table:table-cell table:formula="of:=TEXT([.B498];&quot;##&quot;)" office:value-type="string" office:string-value="34" calcext:value-type="string">
            <text:p>34</text:p>
          </table:table-cell>
          <table:table-cell table:formula="of:=[.D497] &amp; [.C4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-2.2710205404444*10^-7*[.A499]^3+0.000420022571043*[.A499]^2-0.302647795840204*[.A499]+112.175709926089" office:value-type="float" office:value="33.5361168993447" calcext:value-type="float">
            <text:p>34</text:p>
          </table:table-cell>
          <table:table-cell table:formula="of:=TEXT([.B499];&quot;##&quot;)" office:value-type="string" office:string-value="34" calcext:value-type="string">
            <text:p>34</text:p>
          </table:table-cell>
          <table:table-cell table:formula="of:=[.D498] &amp; [.C4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-2.2710205404444*10^-7*[.A500]^3+0.000420022571043*[.A500]^2-0.302647795840204*[.A500]+112.175709926089" office:value-type="float" office:value="33.4916239030187" calcext:value-type="float">
            <text:p>33</text:p>
          </table:table-cell>
          <table:table-cell table:formula="of:=TEXT([.B500];&quot;##&quot;)" office:value-type="string" office:string-value="33" calcext:value-type="string">
            <text:p>33</text:p>
          </table:table-cell>
          <table:table-cell table:formula="of:=[.D499] &amp; [.C5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-2.2710205404444*10^-7*[.A501]^3+0.000420022571043*[.A501]^2-0.302647795840204*[.A501]+112.175709926089" office:value-type="float" office:value="33.4471765488498" calcext:value-type="float">
            <text:p>33</text:p>
          </table:table-cell>
          <table:table-cell table:formula="of:=TEXT([.B501];&quot;##&quot;)" office:value-type="string" office:string-value="33" calcext:value-type="string">
            <text:p>33</text:p>
          </table:table-cell>
          <table:table-cell table:formula="of:=[.D500] &amp; [.C5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-2.2710205404444*10^-7*[.A502]^3+0.000420022571043*[.A502]^2-0.302647795840204*[.A502]+112.175709926089" office:value-type="float" office:value="33.4027734742256" calcext:value-type="float">
            <text:p>33</text:p>
          </table:table-cell>
          <table:table-cell table:formula="of:=TEXT([.B502];&quot;##&quot;)" office:value-type="string" office:string-value="33" calcext:value-type="string">
            <text:p>33</text:p>
          </table:table-cell>
          <table:table-cell table:formula="of:=[.D501] &amp; [.C5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-2.2710205404444*10^-7*[.A503]^3+0.000420022571043*[.A503]^2-0.302647795840204*[.A503]+112.175709926089" office:value-type="float" office:value="33.3584133165338" calcext:value-type="float">
            <text:p>33</text:p>
          </table:table-cell>
          <table:table-cell table:formula="of:=TEXT([.B503];&quot;##&quot;)" office:value-type="string" office:string-value="33" calcext:value-type="string">
            <text:p>33</text:p>
          </table:table-cell>
          <table:table-cell table:formula="of:=[.D502] &amp; [.C5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-2.2710205404444*10^-7*[.A504]^3+0.000420022571043*[.A504]^2-0.302647795840204*[.A504]+112.175709926089" office:value-type="float" office:value="33.314094713162" calcext:value-type="float">
            <text:p>33</text:p>
          </table:table-cell>
          <table:table-cell table:formula="of:=TEXT([.B504];&quot;##&quot;)" office:value-type="string" office:string-value="33" calcext:value-type="string">
            <text:p>33</text:p>
          </table:table-cell>
          <table:table-cell table:formula="of:=[.D503] &amp; [.C5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-2.2710205404444*10^-7*[.A505]^3+0.000420022571043*[.A505]^2-0.302647795840204*[.A505]+112.175709926089" office:value-type="float" office:value="33.269816301498" calcext:value-type="float">
            <text:p>33</text:p>
          </table:table-cell>
          <table:table-cell table:formula="of:=TEXT([.B505];&quot;##&quot;)" office:value-type="string" office:string-value="33" calcext:value-type="string">
            <text:p>33</text:p>
          </table:table-cell>
          <table:table-cell table:formula="of:=[.D504] &amp; [.C5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-2.2710205404444*10^-7*[.A506]^3+0.000420022571043*[.A506]^2-0.302647795840204*[.A506]+112.175709926089" office:value-type="float" office:value="33.2255767189294" calcext:value-type="float">
            <text:p>33</text:p>
          </table:table-cell>
          <table:table-cell table:formula="of:=TEXT([.B506];&quot;##&quot;)" office:value-type="string" office:string-value="33" calcext:value-type="string">
            <text:p>33</text:p>
          </table:table-cell>
          <table:table-cell table:formula="of:=[.D505] &amp; [.C5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-2.2710205404444*10^-7*[.A507]^3+0.000420022571043*[.A507]^2-0.302647795840204*[.A507]+112.175709926089" office:value-type="float" office:value="33.1813746028439" calcext:value-type="float">
            <text:p>33</text:p>
          </table:table-cell>
          <table:table-cell table:formula="of:=TEXT([.B507];&quot;##&quot;)" office:value-type="string" office:string-value="33" calcext:value-type="string">
            <text:p>33</text:p>
          </table:table-cell>
          <table:table-cell table:formula="of:=[.D506] &amp; [.C5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-2.2710205404444*10^-7*[.A508]^3+0.000420022571043*[.A508]^2-0.302647795840204*[.A508]+112.175709926089" office:value-type="float" office:value="33.1372085906292" calcext:value-type="float">
            <text:p>33</text:p>
          </table:table-cell>
          <table:table-cell table:formula="of:=TEXT([.B508];&quot;##&quot;)" office:value-type="string" office:string-value="33" calcext:value-type="string">
            <text:p>33</text:p>
          </table:table-cell>
          <table:table-cell table:formula="of:=[.D507] &amp; [.C5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-2.2710205404444*10^-7*[.A509]^3+0.000420022571043*[.A509]^2-0.302647795840204*[.A509]+112.175709926089" office:value-type="float" office:value="33.0930773196728" calcext:value-type="float">
            <text:p>33</text:p>
          </table:table-cell>
          <table:table-cell table:formula="of:=TEXT([.B509];&quot;##&quot;)" office:value-type="string" office:string-value="33" calcext:value-type="string">
            <text:p>33</text:p>
          </table:table-cell>
          <table:table-cell table:formula="of:=[.D508] &amp; [.C5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-2.2710205404444*10^-7*[.A510]^3+0.000420022571043*[.A510]^2-0.302647795840204*[.A510]+112.175709926089" office:value-type="float" office:value="33.0489794273627" calcext:value-type="float">
            <text:p>33</text:p>
          </table:table-cell>
          <table:table-cell table:formula="of:=TEXT([.B510];&quot;##&quot;)" office:value-type="string" office:string-value="33" calcext:value-type="string">
            <text:p>33</text:p>
          </table:table-cell>
          <table:table-cell table:formula="of:=[.D509] &amp; [.C5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-2.2710205404444*10^-7*[.A511]^3+0.000420022571043*[.A511]^2-0.302647795840204*[.A511]+112.175709926089" office:value-type="float" office:value="33.0049135510863" calcext:value-type="float">
            <text:p>33</text:p>
          </table:table-cell>
          <table:table-cell table:formula="of:=TEXT([.B511];&quot;##&quot;)" office:value-type="string" office:string-value="33" calcext:value-type="string">
            <text:p>33</text:p>
          </table:table-cell>
          <table:table-cell table:formula="of:=[.D510] &amp; [.C5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-2.2710205404444*10^-7*[.A512]^3+0.000420022571043*[.A512]^2-0.302647795840204*[.A512]+112.175709926089" office:value-type="float" office:value="32.9608783282314" calcext:value-type="float">
            <text:p>33</text:p>
          </table:table-cell>
          <table:table-cell table:formula="of:=TEXT([.B512];&quot;##&quot;)" office:value-type="string" office:string-value="33" calcext:value-type="string">
            <text:p>33</text:p>
          </table:table-cell>
          <table:table-cell table:formula="of:=[.D511] &amp; [.C5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-2.2710205404444*10^-7*[.A513]^3+0.000420022571043*[.A513]^2-0.302647795840204*[.A513]+112.175709926089" office:value-type="float" office:value="32.9168723961856" calcext:value-type="float">
            <text:p>33</text:p>
          </table:table-cell>
          <table:table-cell table:formula="of:=TEXT([.B513];&quot;##&quot;)" office:value-type="string" office:string-value="33" calcext:value-type="string">
            <text:p>33</text:p>
          </table:table-cell>
          <table:table-cell table:formula="of:=[.D512] &amp; [.C5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-2.2710205404444*10^-7*[.A514]^3+0.000420022571043*[.A514]^2-0.302647795840204*[.A514]+112.175709926089" office:value-type="float" office:value="32.8728943923367" calcext:value-type="float">
            <text:p>33</text:p>
          </table:table-cell>
          <table:table-cell table:formula="of:=TEXT([.B514];&quot;##&quot;)" office:value-type="string" office:string-value="33" calcext:value-type="string">
            <text:p>33</text:p>
          </table:table-cell>
          <table:table-cell table:formula="of:=[.D513] &amp; [.C5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-2.2710205404444*10^-7*[.A515]^3+0.000420022571043*[.A515]^2-0.302647795840204*[.A515]+112.175709926089" office:value-type="float" office:value="32.8289429540722" calcext:value-type="float">
            <text:p>33</text:p>
          </table:table-cell>
          <table:table-cell table:formula="of:=TEXT([.B515];&quot;##&quot;)" office:value-type="string" office:string-value="33" calcext:value-type="string">
            <text:p>33</text:p>
          </table:table-cell>
          <table:table-cell table:formula="of:=[.D514] &amp; [.C5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-2.2710205404444*10^-7*[.A516]^3+0.000420022571043*[.A516]^2-0.302647795840204*[.A516]+112.175709926089" office:value-type="float" office:value="32.78501671878" calcext:value-type="float">
            <text:p>33</text:p>
          </table:table-cell>
          <table:table-cell table:formula="of:=TEXT([.B516];&quot;##&quot;)" office:value-type="string" office:string-value="33" calcext:value-type="string">
            <text:p>33</text:p>
          </table:table-cell>
          <table:table-cell table:formula="of:=[.D515] &amp; [.C5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-2.2710205404444*10^-7*[.A517]^3+0.000420022571043*[.A517]^2-0.302647795840204*[.A517]+112.175709926089" office:value-type="float" office:value="32.7411143238475" calcext:value-type="float">
            <text:p>33</text:p>
          </table:table-cell>
          <table:table-cell table:formula="of:=TEXT([.B517];&quot;##&quot;)" office:value-type="string" office:string-value="33" calcext:value-type="string">
            <text:p>33</text:p>
          </table:table-cell>
          <table:table-cell table:formula="of:=[.D516] &amp; [.C5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-2.2710205404444*10^-7*[.A518]^3+0.000420022571043*[.A518]^2-0.302647795840204*[.A518]+112.175709926089" office:value-type="float" office:value="32.6972344066627" calcext:value-type="float">
            <text:p>33</text:p>
          </table:table-cell>
          <table:table-cell table:formula="of:=TEXT([.B518];&quot;##&quot;)" office:value-type="string" office:string-value="33" calcext:value-type="string">
            <text:p>33</text:p>
          </table:table-cell>
          <table:table-cell table:formula="of:=[.D517] &amp; [.C5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-2.2710205404444*10^-7*[.A519]^3+0.000420022571043*[.A519]^2-0.302647795840204*[.A519]+112.175709926089" office:value-type="float" office:value="32.653375604613" calcext:value-type="float">
            <text:p>33</text:p>
          </table:table-cell>
          <table:table-cell table:formula="of:=TEXT([.B519];&quot;##&quot;)" office:value-type="string" office:string-value="33" calcext:value-type="string">
            <text:p>33</text:p>
          </table:table-cell>
          <table:table-cell table:formula="of:=[.D518] &amp; [.C5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-2.2710205404444*10^-7*[.A520]^3+0.000420022571043*[.A520]^2-0.302647795840204*[.A520]+112.175709926089" office:value-type="float" office:value="32.6095365550861" calcext:value-type="float">
            <text:p>33</text:p>
          </table:table-cell>
          <table:table-cell table:formula="of:=TEXT([.B520];&quot;##&quot;)" office:value-type="string" office:string-value="33" calcext:value-type="string">
            <text:p>33</text:p>
          </table:table-cell>
          <table:table-cell table:formula="of:=[.D519] &amp; [.C5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-2.2710205404444*10^-7*[.A521]^3+0.000420022571043*[.A521]^2-0.302647795840204*[.A521]+112.175709926089" office:value-type="float" office:value="32.5657158954699" calcext:value-type="float">
            <text:p>33</text:p>
          </table:table-cell>
          <table:table-cell table:formula="of:=TEXT([.B521];&quot;##&quot;)" office:value-type="string" office:string-value="33" calcext:value-type="string">
            <text:p>33</text:p>
          </table:table-cell>
          <table:table-cell table:formula="of:=[.D520] &amp; [.C5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-2.2710205404444*10^-7*[.A522]^3+0.000420022571043*[.A522]^2-0.302647795840204*[.A522]+112.175709926089" office:value-type="float" office:value="32.5219122631519" calcext:value-type="float">
            <text:p>33</text:p>
          </table:table-cell>
          <table:table-cell table:formula="of:=TEXT([.B522];&quot;##&quot;)" office:value-type="string" office:string-value="33" calcext:value-type="string">
            <text:p>33</text:p>
          </table:table-cell>
          <table:table-cell table:formula="of:=[.D521] &amp; [.C5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-2.2710205404444*10^-7*[.A523]^3+0.000420022571043*[.A523]^2-0.302647795840204*[.A523]+112.175709926089" office:value-type="float" office:value="32.4781242955197" calcext:value-type="float">
            <text:p>32</text:p>
          </table:table-cell>
          <table:table-cell table:formula="of:=TEXT([.B523];&quot;##&quot;)" office:value-type="string" office:string-value="32" calcext:value-type="string">
            <text:p>32</text:p>
          </table:table-cell>
          <table:table-cell table:formula="of:=[.D522] &amp; [.C5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-2.2710205404444*10^-7*[.A524]^3+0.000420022571043*[.A524]^2-0.302647795840204*[.A524]+112.175709926089" office:value-type="float" office:value="32.4343506299612" calcext:value-type="float">
            <text:p>32</text:p>
          </table:table-cell>
          <table:table-cell table:formula="of:=TEXT([.B524];&quot;##&quot;)" office:value-type="string" office:string-value="32" calcext:value-type="string">
            <text:p>32</text:p>
          </table:table-cell>
          <table:table-cell table:formula="of:=[.D523] &amp; [.C5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-2.2710205404444*10^-7*[.A525]^3+0.000420022571043*[.A525]^2-0.302647795840204*[.A525]+112.175709926089" office:value-type="float" office:value="32.3905899038639" calcext:value-type="float">
            <text:p>32</text:p>
          </table:table-cell>
          <table:table-cell table:formula="of:=TEXT([.B525];&quot;##&quot;)" office:value-type="string" office:string-value="32" calcext:value-type="string">
            <text:p>32</text:p>
          </table:table-cell>
          <table:table-cell table:formula="of:=[.D524] &amp; [.C5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-2.2710205404444*10^-7*[.A526]^3+0.000420022571043*[.A526]^2-0.302647795840204*[.A526]+112.175709926089" office:value-type="float" office:value="32.3468407546156" calcext:value-type="float">
            <text:p>32</text:p>
          </table:table-cell>
          <table:table-cell table:formula="of:=TEXT([.B526];&quot;##&quot;)" office:value-type="string" office:string-value="32" calcext:value-type="string">
            <text:p>32</text:p>
          </table:table-cell>
          <table:table-cell table:formula="of:=[.D525] &amp; [.C5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-2.2710205404444*10^-7*[.A527]^3+0.000420022571043*[.A527]^2-0.302647795840204*[.A527]+112.175709926089" office:value-type="float" office:value="32.3031018196038" calcext:value-type="float">
            <text:p>32</text:p>
          </table:table-cell>
          <table:table-cell table:formula="of:=TEXT([.B527];&quot;##&quot;)" office:value-type="string" office:string-value="32" calcext:value-type="string">
            <text:p>32</text:p>
          </table:table-cell>
          <table:table-cell table:formula="of:=[.D526] &amp; [.C5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-2.2710205404444*10^-7*[.A528]^3+0.000420022571043*[.A528]^2-0.302647795840204*[.A528]+112.175709926089" office:value-type="float" office:value="32.2593717362164" calcext:value-type="float">
            <text:p>32</text:p>
          </table:table-cell>
          <table:table-cell table:formula="of:=TEXT([.B528];&quot;##&quot;)" office:value-type="string" office:string-value="32" calcext:value-type="string">
            <text:p>32</text:p>
          </table:table-cell>
          <table:table-cell table:formula="of:=[.D527] &amp; [.C5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-2.2710205404444*10^-7*[.A529]^3+0.000420022571043*[.A529]^2-0.302647795840204*[.A529]+112.175709926089" office:value-type="float" office:value="32.2156491418408" calcext:value-type="float">
            <text:p>32</text:p>
          </table:table-cell>
          <table:table-cell table:formula="of:=TEXT([.B529];&quot;##&quot;)" office:value-type="string" office:string-value="32" calcext:value-type="string">
            <text:p>32</text:p>
          </table:table-cell>
          <table:table-cell table:formula="of:=[.D528] &amp; [.C5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-2.2710205404444*10^-7*[.A530]^3+0.000420022571043*[.A530]^2-0.302647795840204*[.A530]+112.175709926089" office:value-type="float" office:value="32.171932673865" calcext:value-type="float">
            <text:p>32</text:p>
          </table:table-cell>
          <table:table-cell table:formula="of:=TEXT([.B530];&quot;##&quot;)" office:value-type="string" office:string-value="32" calcext:value-type="string">
            <text:p>32</text:p>
          </table:table-cell>
          <table:table-cell table:formula="of:=[.D529] &amp; [.C5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-2.2710205404444*10^-7*[.A531]^3+0.000420022571043*[.A531]^2-0.302647795840204*[.A531]+112.175709926089" office:value-type="float" office:value="32.1282209696764" calcext:value-type="float">
            <text:p>32</text:p>
          </table:table-cell>
          <table:table-cell table:formula="of:=TEXT([.B531];&quot;##&quot;)" office:value-type="string" office:string-value="32" calcext:value-type="string">
            <text:p>32</text:p>
          </table:table-cell>
          <table:table-cell table:formula="of:=[.D530] &amp; [.C5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-2.2710205404444*10^-7*[.A532]^3+0.000420022571043*[.A532]^2-0.302647795840204*[.A532]+112.175709926089" office:value-type="float" office:value="32.0845126666628" calcext:value-type="float">
            <text:p>32</text:p>
          </table:table-cell>
          <table:table-cell table:formula="of:=TEXT([.B532];&quot;##&quot;)" office:value-type="string" office:string-value="32" calcext:value-type="string">
            <text:p>32</text:p>
          </table:table-cell>
          <table:table-cell table:formula="of:=[.D531] &amp; [.C5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-2.2710205404444*10^-7*[.A533]^3+0.000420022571043*[.A533]^2-0.302647795840204*[.A533]+112.175709926089" office:value-type="float" office:value="32.0408064022119" calcext:value-type="float">
            <text:p>32</text:p>
          </table:table-cell>
          <table:table-cell table:formula="of:=TEXT([.B533];&quot;##&quot;)" office:value-type="string" office:string-value="32" calcext:value-type="string">
            <text:p>32</text:p>
          </table:table-cell>
          <table:table-cell table:formula="of:=[.D532] &amp; [.C5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-2.2710205404444*10^-7*[.A534]^3+0.000420022571043*[.A534]^2-0.302647795840204*[.A534]+112.175709926089" office:value-type="float" office:value="31.9971008137113" calcext:value-type="float">
            <text:p>32</text:p>
          </table:table-cell>
          <table:table-cell table:formula="of:=TEXT([.B534];&quot;##&quot;)" office:value-type="string" office:string-value="32" calcext:value-type="string">
            <text:p>32</text:p>
          </table:table-cell>
          <table:table-cell table:formula="of:=[.D533] &amp; [.C5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-2.2710205404444*10^-7*[.A535]^3+0.000420022571043*[.A535]^2-0.302647795840204*[.A535]+112.175709926089" office:value-type="float" office:value="31.9533945385488" calcext:value-type="float">
            <text:p>32</text:p>
          </table:table-cell>
          <table:table-cell table:formula="of:=TEXT([.B535];&quot;##&quot;)" office:value-type="string" office:string-value="32" calcext:value-type="string">
            <text:p>32</text:p>
          </table:table-cell>
          <table:table-cell table:formula="of:=[.D534] &amp; [.C5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-2.2710205404444*10^-7*[.A536]^3+0.000420022571043*[.A536]^2-0.302647795840204*[.A536]+112.175709926089" office:value-type="float" office:value="31.9096862141119" calcext:value-type="float">
            <text:p>32</text:p>
          </table:table-cell>
          <table:table-cell table:formula="of:=TEXT([.B536];&quot;##&quot;)" office:value-type="string" office:string-value="32" calcext:value-type="string">
            <text:p>32</text:p>
          </table:table-cell>
          <table:table-cell table:formula="of:=[.D535] &amp; [.C5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-2.2710205404444*10^-7*[.A537]^3+0.000420022571043*[.A537]^2-0.302647795840204*[.A537]+112.175709926089" office:value-type="float" office:value="31.8659744777884" calcext:value-type="float">
            <text:p>32</text:p>
          </table:table-cell>
          <table:table-cell table:formula="of:=TEXT([.B537];&quot;##&quot;)" office:value-type="string" office:string-value="32" calcext:value-type="string">
            <text:p>32</text:p>
          </table:table-cell>
          <table:table-cell table:formula="of:=[.D536] &amp; [.C5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-2.2710205404444*10^-7*[.A538]^3+0.000420022571043*[.A538]^2-0.302647795840204*[.A538]+112.175709926089" office:value-type="float" office:value="31.822257966966" calcext:value-type="float">
            <text:p>32</text:p>
          </table:table-cell>
          <table:table-cell table:formula="of:=TEXT([.B538];&quot;##&quot;)" office:value-type="string" office:string-value="32" calcext:value-type="string">
            <text:p>32</text:p>
          </table:table-cell>
          <table:table-cell table:formula="of:=[.D537] &amp; [.C5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-2.2710205404444*10^-7*[.A539]^3+0.000420022571043*[.A539]^2-0.302647795840204*[.A539]+112.175709926089" office:value-type="float" office:value="31.7785353190322" calcext:value-type="float">
            <text:p>32</text:p>
          </table:table-cell>
          <table:table-cell table:formula="of:=TEXT([.B539];&quot;##&quot;)" office:value-type="string" office:string-value="32" calcext:value-type="string">
            <text:p>32</text:p>
          </table:table-cell>
          <table:table-cell table:formula="of:=[.D538] &amp; [.C5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-2.2710205404444*10^-7*[.A540]^3+0.000420022571043*[.A540]^2-0.302647795840204*[.A540]+112.175709926089" office:value-type="float" office:value="31.7348051713748" calcext:value-type="float">
            <text:p>32</text:p>
          </table:table-cell>
          <table:table-cell table:formula="of:=TEXT([.B540];&quot;##&quot;)" office:value-type="string" office:string-value="32" calcext:value-type="string">
            <text:p>32</text:p>
          </table:table-cell>
          <table:table-cell table:formula="of:=[.D539] &amp; [.C5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-2.2710205404444*10^-7*[.A541]^3+0.000420022571043*[.A541]^2-0.302647795840204*[.A541]+112.175709926089" office:value-type="float" office:value="31.6910661613816" calcext:value-type="float">
            <text:p>32</text:p>
          </table:table-cell>
          <table:table-cell table:formula="of:=TEXT([.B541];&quot;##&quot;)" office:value-type="string" office:string-value="32" calcext:value-type="string">
            <text:p>32</text:p>
          </table:table-cell>
          <table:table-cell table:formula="of:=[.D540] &amp; [.C5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-2.2710205404444*10^-7*[.A542]^3+0.000420022571043*[.A542]^2-0.302647795840204*[.A542]+112.175709926089" office:value-type="float" office:value="31.64731692644" calcext:value-type="float">
            <text:p>32</text:p>
          </table:table-cell>
          <table:table-cell table:formula="of:=TEXT([.B542];&quot;##&quot;)" office:value-type="string" office:string-value="32" calcext:value-type="string">
            <text:p>32</text:p>
          </table:table-cell>
          <table:table-cell table:formula="of:=[.D541] &amp; [.C5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-2.2710205404444*10^-7*[.A543]^3+0.000420022571043*[.A543]^2-0.302647795840204*[.A543]+112.175709926089" office:value-type="float" office:value="31.6035561039379" calcext:value-type="float">
            <text:p>32</text:p>
          </table:table-cell>
          <table:table-cell table:formula="of:=TEXT([.B543];&quot;##&quot;)" office:value-type="string" office:string-value="32" calcext:value-type="string">
            <text:p>32</text:p>
          </table:table-cell>
          <table:table-cell table:formula="of:=[.D542] &amp; [.C5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-2.2710205404444*10^-7*[.A544]^3+0.000420022571043*[.A544]^2-0.302647795840204*[.A544]+112.175709926089" office:value-type="float" office:value="31.5597823312628" calcext:value-type="float">
            <text:p>32</text:p>
          </table:table-cell>
          <table:table-cell table:formula="of:=TEXT([.B544];&quot;##&quot;)" office:value-type="string" office:string-value="32" calcext:value-type="string">
            <text:p>32</text:p>
          </table:table-cell>
          <table:table-cell table:formula="of:=[.D543] &amp; [.C5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-2.2710205404444*10^-7*[.A545]^3+0.000420022571043*[.A545]^2-0.302647795840204*[.A545]+112.175709926089" office:value-type="float" office:value="31.5159942458026" calcext:value-type="float">
            <text:p>32</text:p>
          </table:table-cell>
          <table:table-cell table:formula="of:=TEXT([.B545];&quot;##&quot;)" office:value-type="string" office:string-value="32" calcext:value-type="string">
            <text:p>32</text:p>
          </table:table-cell>
          <table:table-cell table:formula="of:=[.D544] &amp; [.C5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-2.2710205404444*10^-7*[.A546]^3+0.000420022571043*[.A546]^2-0.302647795840204*[.A546]+112.175709926089" office:value-type="float" office:value="31.4721904849448" calcext:value-type="float">
            <text:p>31</text:p>
          </table:table-cell>
          <table:table-cell table:formula="of:=TEXT([.B546];&quot;##&quot;)" office:value-type="string" office:string-value="31" calcext:value-type="string">
            <text:p>31</text:p>
          </table:table-cell>
          <table:table-cell table:formula="of:=[.D545] &amp; [.C5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-2.2710205404444*10^-7*[.A547]^3+0.000420022571043*[.A547]^2-0.302647795840204*[.A547]+112.175709926089" office:value-type="float" office:value="31.4283696860771" calcext:value-type="float">
            <text:p>31</text:p>
          </table:table-cell>
          <table:table-cell table:formula="of:=TEXT([.B547];&quot;##&quot;)" office:value-type="string" office:string-value="31" calcext:value-type="string">
            <text:p>31</text:p>
          </table:table-cell>
          <table:table-cell table:formula="of:=[.D546] &amp; [.C5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-2.2710205404444*10^-7*[.A548]^3+0.000420022571043*[.A548]^2-0.302647795840204*[.A548]+112.175709926089" office:value-type="float" office:value="31.3845304865872" calcext:value-type="float">
            <text:p>31</text:p>
          </table:table-cell>
          <table:table-cell table:formula="of:=TEXT([.B548];&quot;##&quot;)" office:value-type="string" office:string-value="31" calcext:value-type="string">
            <text:p>31</text:p>
          </table:table-cell>
          <table:table-cell table:formula="of:=[.D547] &amp; [.C5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-2.2710205404444*10^-7*[.A549]^3+0.000420022571043*[.A549]^2-0.302647795840204*[.A549]+112.175709926089" office:value-type="float" office:value="31.3406715238628" calcext:value-type="float">
            <text:p>31</text:p>
          </table:table-cell>
          <table:table-cell table:formula="of:=TEXT([.B549];&quot;##&quot;)" office:value-type="string" office:string-value="31" calcext:value-type="string">
            <text:p>31</text:p>
          </table:table-cell>
          <table:table-cell table:formula="of:=[.D548] &amp; [.C5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-2.2710205404444*10^-7*[.A550]^3+0.000420022571043*[.A550]^2-0.302647795840204*[.A550]+112.175709926089" office:value-type="float" office:value="31.2967914352915" calcext:value-type="float">
            <text:p>31</text:p>
          </table:table-cell>
          <table:table-cell table:formula="of:=TEXT([.B550];&quot;##&quot;)" office:value-type="string" office:string-value="31" calcext:value-type="string">
            <text:p>31</text:p>
          </table:table-cell>
          <table:table-cell table:formula="of:=[.D549] &amp; [.C5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-2.2710205404444*10^-7*[.A551]^3+0.000420022571043*[.A551]^2-0.302647795840204*[.A551]+112.175709926089" office:value-type="float" office:value="31.2528888582611" calcext:value-type="float">
            <text:p>31</text:p>
          </table:table-cell>
          <table:table-cell table:formula="of:=TEXT([.B551];&quot;##&quot;)" office:value-type="string" office:string-value="31" calcext:value-type="string">
            <text:p>31</text:p>
          </table:table-cell>
          <table:table-cell table:formula="of:=[.D550] &amp; [.C5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-2.2710205404444*10^-7*[.A552]^3+0.000420022571043*[.A552]^2-0.302647795840204*[.A552]+112.175709926089" office:value-type="float" office:value="31.2089624301591" calcext:value-type="float">
            <text:p>31</text:p>
          </table:table-cell>
          <table:table-cell table:formula="of:=TEXT([.B552];&quot;##&quot;)" office:value-type="string" office:string-value="31" calcext:value-type="string">
            <text:p>31</text:p>
          </table:table-cell>
          <table:table-cell table:formula="of:=[.D551] &amp; [.C5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-2.2710205404444*10^-7*[.A553]^3+0.000420022571043*[.A553]^2-0.302647795840204*[.A553]+112.175709926089" office:value-type="float" office:value="31.1650107883734" calcext:value-type="float">
            <text:p>31</text:p>
          </table:table-cell>
          <table:table-cell table:formula="of:=TEXT([.B553];&quot;##&quot;)" office:value-type="string" office:string-value="31" calcext:value-type="string">
            <text:p>31</text:p>
          </table:table-cell>
          <table:table-cell table:formula="of:=[.D552] &amp; [.C5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-2.2710205404444*10^-7*[.A554]^3+0.000420022571043*[.A554]^2-0.302647795840204*[.A554]+112.175709926089" office:value-type="float" office:value="31.1210325702914" calcext:value-type="float">
            <text:p>31</text:p>
          </table:table-cell>
          <table:table-cell table:formula="of:=TEXT([.B554];&quot;##&quot;)" office:value-type="string" office:string-value="31" calcext:value-type="string">
            <text:p>31</text:p>
          </table:table-cell>
          <table:table-cell table:formula="of:=[.D553] &amp; [.C5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-2.2710205404444*10^-7*[.A555]^3+0.000420022571043*[.A555]^2-0.302647795840204*[.A555]+112.175709926089" office:value-type="float" office:value="31.077026413301" calcext:value-type="float">
            <text:p>31</text:p>
          </table:table-cell>
          <table:table-cell table:formula="of:=TEXT([.B555];&quot;##&quot;)" office:value-type="string" office:string-value="31" calcext:value-type="string">
            <text:p>31</text:p>
          </table:table-cell>
          <table:table-cell table:formula="of:=[.D554] &amp; [.C5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-2.2710205404444*10^-7*[.A556]^3+0.000420022571043*[.A556]^2-0.302647795840204*[.A556]+112.175709926089" office:value-type="float" office:value="31.0329909547898" calcext:value-type="float">
            <text:p>31</text:p>
          </table:table-cell>
          <table:table-cell table:formula="of:=TEXT([.B556];&quot;##&quot;)" office:value-type="string" office:string-value="31" calcext:value-type="string">
            <text:p>31</text:p>
          </table:table-cell>
          <table:table-cell table:formula="of:=[.D555] &amp; [.C5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-2.2710205404444*10^-7*[.A557]^3+0.000420022571043*[.A557]^2-0.302647795840204*[.A557]+112.175709926089" office:value-type="float" office:value="30.9889248321455" calcext:value-type="float">
            <text:p>31</text:p>
          </table:table-cell>
          <table:table-cell table:formula="of:=TEXT([.B557];&quot;##&quot;)" office:value-type="string" office:string-value="31" calcext:value-type="string">
            <text:p>31</text:p>
          </table:table-cell>
          <table:table-cell table:formula="of:=[.D556] &amp; [.C5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-2.2710205404444*10^-7*[.A558]^3+0.000420022571043*[.A558]^2-0.302647795840204*[.A558]+112.175709926089" office:value-type="float" office:value="30.9448266827558" calcext:value-type="float">
            <text:p>31</text:p>
          </table:table-cell>
          <table:table-cell table:formula="of:=TEXT([.B558];&quot;##&quot;)" office:value-type="string" office:string-value="31" calcext:value-type="string">
            <text:p>31</text:p>
          </table:table-cell>
          <table:table-cell table:formula="of:=[.D557] &amp; [.C5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-2.2710205404444*10^-7*[.A559]^3+0.000420022571043*[.A559]^2-0.302647795840204*[.A559]+112.175709926089" office:value-type="float" office:value="30.9006951440083" calcext:value-type="float">
            <text:p>31</text:p>
          </table:table-cell>
          <table:table-cell table:formula="of:=TEXT([.B559];&quot;##&quot;)" office:value-type="string" office:string-value="31" calcext:value-type="string">
            <text:p>31</text:p>
          </table:table-cell>
          <table:table-cell table:formula="of:=[.D558] &amp; [.C5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-2.2710205404444*10^-7*[.A560]^3+0.000420022571043*[.A560]^2-0.302647795840204*[.A560]+112.175709926089" office:value-type="float" office:value="30.8565288532907" calcext:value-type="float">
            <text:p>31</text:p>
          </table:table-cell>
          <table:table-cell table:formula="of:=TEXT([.B560];&quot;##&quot;)" office:value-type="string" office:string-value="31" calcext:value-type="string">
            <text:p>31</text:p>
          </table:table-cell>
          <table:table-cell table:formula="of:=[.D559] &amp; [.C5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-2.2710205404444*10^-7*[.A561]^3+0.000420022571043*[.A561]^2-0.302647795840204*[.A561]+112.175709926089" office:value-type="float" office:value="30.8123264479906" calcext:value-type="float">
            <text:p>31</text:p>
          </table:table-cell>
          <table:table-cell table:formula="of:=TEXT([.B561];&quot;##&quot;)" office:value-type="string" office:string-value="31" calcext:value-type="string">
            <text:p>31</text:p>
          </table:table-cell>
          <table:table-cell table:formula="of:=[.D560] &amp; [.C5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-2.2710205404444*10^-7*[.A562]^3+0.000420022571043*[.A562]^2-0.302647795840204*[.A562]+112.175709926089" office:value-type="float" office:value="30.7680865654959" calcext:value-type="float">
            <text:p>31</text:p>
          </table:table-cell>
          <table:table-cell table:formula="of:=TEXT([.B562];&quot;##&quot;)" office:value-type="string" office:string-value="31" calcext:value-type="string">
            <text:p>31</text:p>
          </table:table-cell>
          <table:table-cell table:formula="of:=[.D561] &amp; [.C5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-2.2710205404444*10^-7*[.A563]^3+0.000420022571043*[.A563]^2-0.302647795840204*[.A563]+112.175709926089" office:value-type="float" office:value="30.7238078431941" calcext:value-type="float">
            <text:p>31</text:p>
          </table:table-cell>
          <table:table-cell table:formula="of:=TEXT([.B563];&quot;##&quot;)" office:value-type="string" office:string-value="31" calcext:value-type="string">
            <text:p>31</text:p>
          </table:table-cell>
          <table:table-cell table:formula="of:=[.D562] &amp; [.C5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-2.2710205404444*10^-7*[.A564]^3+0.000420022571043*[.A564]^2-0.302647795840204*[.A564]+112.175709926089" office:value-type="float" office:value="30.6794889184728" calcext:value-type="float">
            <text:p>31</text:p>
          </table:table-cell>
          <table:table-cell table:formula="of:=TEXT([.B564];&quot;##&quot;)" office:value-type="string" office:string-value="31" calcext:value-type="string">
            <text:p>31</text:p>
          </table:table-cell>
          <table:table-cell table:formula="of:=[.D563] &amp; [.C5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-2.2710205404444*10^-7*[.A565]^3+0.000420022571043*[.A565]^2-0.302647795840204*[.A565]+112.175709926089" office:value-type="float" office:value="30.6351284287199" calcext:value-type="float">
            <text:p>31</text:p>
          </table:table-cell>
          <table:table-cell table:formula="of:=TEXT([.B565];&quot;##&quot;)" office:value-type="string" office:string-value="31" calcext:value-type="string">
            <text:p>31</text:p>
          </table:table-cell>
          <table:table-cell table:formula="of:=[.D564] &amp; [.C5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-2.2710205404444*10^-7*[.A566]^3+0.000420022571043*[.A566]^2-0.302647795840204*[.A566]+112.175709926089" office:value-type="float" office:value="30.5907250113229" calcext:value-type="float">
            <text:p>31</text:p>
          </table:table-cell>
          <table:table-cell table:formula="of:=TEXT([.B566];&quot;##&quot;)" office:value-type="string" office:string-value="31" calcext:value-type="string">
            <text:p>31</text:p>
          </table:table-cell>
          <table:table-cell table:formula="of:=[.D565] &amp; [.C5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-2.2710205404444*10^-7*[.A567]^3+0.000420022571043*[.A567]^2-0.302647795840204*[.A567]+112.175709926089" office:value-type="float" office:value="30.5462773036695" calcext:value-type="float">
            <text:p>31</text:p>
          </table:table-cell>
          <table:table-cell table:formula="of:=TEXT([.B567];&quot;##&quot;)" office:value-type="string" office:string-value="31" calcext:value-type="string">
            <text:p>31</text:p>
          </table:table-cell>
          <table:table-cell table:formula="of:=[.D566] &amp; [.C5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-2.2710205404444*10^-7*[.A568]^3+0.000420022571043*[.A568]^2-0.302647795840204*[.A568]+112.175709926089" office:value-type="float" office:value="30.5017839431475" calcext:value-type="float">
            <text:p>31</text:p>
          </table:table-cell>
          <table:table-cell table:formula="of:=TEXT([.B568];&quot;##&quot;)" office:value-type="string" office:string-value="31" calcext:value-type="string">
            <text:p>31</text:p>
          </table:table-cell>
          <table:table-cell table:formula="of:=[.D567] &amp; [.C5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-2.2710205404444*10^-7*[.A569]^3+0.000420022571043*[.A569]^2-0.302647795840204*[.A569]+112.175709926089" office:value-type="float" office:value="30.4572435671445" calcext:value-type="float">
            <text:p>30</text:p>
          </table:table-cell>
          <table:table-cell table:formula="of:=TEXT([.B569];&quot;##&quot;)" office:value-type="string" office:string-value="30" calcext:value-type="string">
            <text:p>30</text:p>
          </table:table-cell>
          <table:table-cell table:formula="of:=[.D568] &amp; [.C5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-2.2710205404444*10^-7*[.A570]^3+0.000420022571043*[.A570]^2-0.302647795840204*[.A570]+112.175709926089" office:value-type="float" office:value="30.4126548130481" calcext:value-type="float">
            <text:p>30</text:p>
          </table:table-cell>
          <table:table-cell table:formula="of:=TEXT([.B570];&quot;##&quot;)" office:value-type="string" office:string-value="30" calcext:value-type="string">
            <text:p>30</text:p>
          </table:table-cell>
          <table:table-cell table:formula="of:=[.D569] &amp; [.C5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-2.2710205404444*10^-7*[.A571]^3+0.000420022571043*[.A571]^2-0.302647795840204*[.A571]+112.175709926089" office:value-type="float" office:value="30.3680163182461" calcext:value-type="float">
            <text:p>30</text:p>
          </table:table-cell>
          <table:table-cell table:formula="of:=TEXT([.B571];&quot;##&quot;)" office:value-type="string" office:string-value="30" calcext:value-type="string">
            <text:p>30</text:p>
          </table:table-cell>
          <table:table-cell table:formula="of:=[.D570] &amp; [.C5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-2.2710205404444*10^-7*[.A572]^3+0.000420022571043*[.A572]^2-0.302647795840204*[.A572]+112.175709926089" office:value-type="float" office:value="30.323326720126" calcext:value-type="float">
            <text:p>30</text:p>
          </table:table-cell>
          <table:table-cell table:formula="of:=TEXT([.B572];&quot;##&quot;)" office:value-type="string" office:string-value="30" calcext:value-type="string">
            <text:p>30</text:p>
          </table:table-cell>
          <table:table-cell table:formula="of:=[.D571] &amp; [.C5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-2.2710205404444*10^-7*[.A573]^3+0.000420022571043*[.A573]^2-0.302647795840204*[.A573]+112.175709926089" office:value-type="float" office:value="30.2785846560757" calcext:value-type="float">
            <text:p>30</text:p>
          </table:table-cell>
          <table:table-cell table:formula="of:=TEXT([.B573];&quot;##&quot;)" office:value-type="string" office:string-value="30" calcext:value-type="string">
            <text:p>30</text:p>
          </table:table-cell>
          <table:table-cell table:formula="of:=[.D572] &amp; [.C5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-2.2710205404444*10^-7*[.A574]^3+0.000420022571043*[.A574]^2-0.302647795840204*[.A574]+112.175709926089" office:value-type="float" office:value="30.2337887634827" calcext:value-type="float">
            <text:p>30</text:p>
          </table:table-cell>
          <table:table-cell table:formula="of:=TEXT([.B574];&quot;##&quot;)" office:value-type="string" office:string-value="30" calcext:value-type="string">
            <text:p>30</text:p>
          </table:table-cell>
          <table:table-cell table:formula="of:=[.D573] &amp; [.C5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-2.2710205404444*10^-7*[.A575]^3+0.000420022571043*[.A575]^2-0.302647795840204*[.A575]+112.175709926089" office:value-type="float" office:value="30.1889376797348" calcext:value-type="float">
            <text:p>30</text:p>
          </table:table-cell>
          <table:table-cell table:formula="of:=TEXT([.B575];&quot;##&quot;)" office:value-type="string" office:string-value="30" calcext:value-type="string">
            <text:p>30</text:p>
          </table:table-cell>
          <table:table-cell table:formula="of:=[.D574] &amp; [.C5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-2.2710205404444*10^-7*[.A576]^3+0.000420022571043*[.A576]^2-0.302647795840204*[.A576]+112.175709926089" office:value-type="float" office:value="30.1440300422196" calcext:value-type="float">
            <text:p>30</text:p>
          </table:table-cell>
          <table:table-cell table:formula="of:=TEXT([.B576];&quot;##&quot;)" office:value-type="string" office:string-value="30" calcext:value-type="string">
            <text:p>30</text:p>
          </table:table-cell>
          <table:table-cell table:formula="of:=[.D575] &amp; [.C5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-2.2710205404444*10^-7*[.A577]^3+0.000420022571043*[.A577]^2-0.302647795840204*[.A577]+112.175709926089" office:value-type="float" office:value="30.0990644883248" calcext:value-type="float">
            <text:p>30</text:p>
          </table:table-cell>
          <table:table-cell table:formula="of:=TEXT([.B577];&quot;##&quot;)" office:value-type="string" office:string-value="30" calcext:value-type="string">
            <text:p>30</text:p>
          </table:table-cell>
          <table:table-cell table:formula="of:=[.D576] &amp; [.C5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-2.2710205404444*10^-7*[.A578]^3+0.000420022571043*[.A578]^2-0.302647795840204*[.A578]+112.175709926089" office:value-type="float" office:value="30.0540396554381" calcext:value-type="float">
            <text:p>30</text:p>
          </table:table-cell>
          <table:table-cell table:formula="of:=TEXT([.B578];&quot;##&quot;)" office:value-type="string" office:string-value="30" calcext:value-type="string">
            <text:p>30</text:p>
          </table:table-cell>
          <table:table-cell table:formula="of:=[.D577] &amp; [.C5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-2.2710205404444*10^-7*[.A579]^3+0.000420022571043*[.A579]^2-0.302647795840204*[.A579]+112.175709926089" office:value-type="float" office:value="30.0089541809471" calcext:value-type="float">
            <text:p>30</text:p>
          </table:table-cell>
          <table:table-cell table:formula="of:=TEXT([.B579];&quot;##&quot;)" office:value-type="string" office:string-value="30" calcext:value-type="string">
            <text:p>30</text:p>
          </table:table-cell>
          <table:table-cell table:formula="of:=[.D578] &amp; [.C5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-2.2710205404444*10^-7*[.A580]^3+0.000420022571043*[.A580]^2-0.302647795840204*[.A580]+112.175709926089" office:value-type="float" office:value="29.9638067022395" calcext:value-type="float">
            <text:p>30</text:p>
          </table:table-cell>
          <table:table-cell table:formula="of:=TEXT([.B580];&quot;##&quot;)" office:value-type="string" office:string-value="30" calcext:value-type="string">
            <text:p>30</text:p>
          </table:table-cell>
          <table:table-cell table:formula="of:=[.D579] &amp; [.C5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-2.2710205404444*10^-7*[.A581]^3+0.000420022571043*[.A581]^2-0.302647795840204*[.A581]+112.175709926089" office:value-type="float" office:value="29.918595856703" calcext:value-type="float">
            <text:p>30</text:p>
          </table:table-cell>
          <table:table-cell table:formula="of:=TEXT([.B581];&quot;##&quot;)" office:value-type="string" office:string-value="30" calcext:value-type="string">
            <text:p>30</text:p>
          </table:table-cell>
          <table:table-cell table:formula="of:=[.D580] &amp; [.C5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-2.2710205404444*10^-7*[.A582]^3+0.000420022571043*[.A582]^2-0.302647795840204*[.A582]+112.175709926089" office:value-type="float" office:value="29.8733202817254" calcext:value-type="float">
            <text:p>30</text:p>
          </table:table-cell>
          <table:table-cell table:formula="of:=TEXT([.B582];&quot;##&quot;)" office:value-type="string" office:string-value="30" calcext:value-type="string">
            <text:p>30</text:p>
          </table:table-cell>
          <table:table-cell table:formula="of:=[.D581] &amp; [.C5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-2.2710205404444*10^-7*[.A583]^3+0.000420022571043*[.A583]^2-0.302647795840204*[.A583]+112.175709926089" office:value-type="float" office:value="29.8279786146941" calcext:value-type="float">
            <text:p>30</text:p>
          </table:table-cell>
          <table:table-cell table:formula="of:=TEXT([.B583];&quot;##&quot;)" office:value-type="string" office:string-value="30" calcext:value-type="string">
            <text:p>30</text:p>
          </table:table-cell>
          <table:table-cell table:formula="of:=[.D582] &amp; [.C5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-2.2710205404444*10^-7*[.A584]^3+0.000420022571043*[.A584]^2-0.302647795840204*[.A584]+112.175709926089" office:value-type="float" office:value="29.782569492997" calcext:value-type="float">
            <text:p>30</text:p>
          </table:table-cell>
          <table:table-cell table:formula="of:=TEXT([.B584];&quot;##&quot;)" office:value-type="string" office:string-value="30" calcext:value-type="string">
            <text:p>30</text:p>
          </table:table-cell>
          <table:table-cell table:formula="of:=[.D583] &amp; [.C5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-2.2710205404444*10^-7*[.A585]^3+0.000420022571043*[.A585]^2-0.302647795840204*[.A585]+112.175709926089" office:value-type="float" office:value="29.7370915540216" calcext:value-type="float">
            <text:p>30</text:p>
          </table:table-cell>
          <table:table-cell table:formula="of:=TEXT([.B585];&quot;##&quot;)" office:value-type="string" office:string-value="30" calcext:value-type="string">
            <text:p>30</text:p>
          </table:table-cell>
          <table:table-cell table:formula="of:=[.D584] &amp; [.C5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-2.2710205404444*10^-7*[.A586]^3+0.000420022571043*[.A586]^2-0.302647795840204*[.A586]+112.175709926089" office:value-type="float" office:value="29.6915434351558" calcext:value-type="float">
            <text:p>30</text:p>
          </table:table-cell>
          <table:table-cell table:formula="of:=TEXT([.B586];&quot;##&quot;)" office:value-type="string" office:string-value="30" calcext:value-type="string">
            <text:p>30</text:p>
          </table:table-cell>
          <table:table-cell table:formula="of:=[.D585] &amp; [.C5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-2.2710205404444*10^-7*[.A587]^3+0.000420022571043*[.A587]^2-0.302647795840204*[.A587]+112.175709926089" office:value-type="float" office:value="29.6459237737871" calcext:value-type="float">
            <text:p>30</text:p>
          </table:table-cell>
          <table:table-cell table:formula="of:=TEXT([.B587];&quot;##&quot;)" office:value-type="string" office:string-value="30" calcext:value-type="string">
            <text:p>30</text:p>
          </table:table-cell>
          <table:table-cell table:formula="of:=[.D586] &amp; [.C5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-2.2710205404444*10^-7*[.A588]^3+0.000420022571043*[.A588]^2-0.302647795840204*[.A588]+112.175709926089" office:value-type="float" office:value="29.6002312073033" calcext:value-type="float">
            <text:p>30</text:p>
          </table:table-cell>
          <table:table-cell table:formula="of:=TEXT([.B588];&quot;##&quot;)" office:value-type="string" office:string-value="30" calcext:value-type="string">
            <text:p>30</text:p>
          </table:table-cell>
          <table:table-cell table:formula="of:=[.D587] &amp; [.C5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-2.2710205404444*10^-7*[.A589]^3+0.000420022571043*[.A589]^2-0.302647795840204*[.A589]+112.175709926089" office:value-type="float" office:value="29.5544643730919" calcext:value-type="float">
            <text:p>30</text:p>
          </table:table-cell>
          <table:table-cell table:formula="of:=TEXT([.B589];&quot;##&quot;)" office:value-type="string" office:string-value="30" calcext:value-type="string">
            <text:p>30</text:p>
          </table:table-cell>
          <table:table-cell table:formula="of:=[.D588] &amp; [.C5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-2.2710205404444*10^-7*[.A590]^3+0.000420022571043*[.A590]^2-0.302647795840204*[.A590]+112.175709926089" office:value-type="float" office:value="29.5086219085406" calcext:value-type="float">
            <text:p>30</text:p>
          </table:table-cell>
          <table:table-cell table:formula="of:=TEXT([.B590];&quot;##&quot;)" office:value-type="string" office:string-value="30" calcext:value-type="string">
            <text:p>30</text:p>
          </table:table-cell>
          <table:table-cell table:formula="of:=[.D589] &amp; [.C5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-2.2710205404444*10^-7*[.A591]^3+0.000420022571043*[.A591]^2-0.302647795840204*[.A591]+112.175709926089" office:value-type="float" office:value="29.4627024510373" calcext:value-type="float">
            <text:p>29</text:p>
          </table:table-cell>
          <table:table-cell table:formula="of:=TEXT([.B591];&quot;##&quot;)" office:value-type="string" office:string-value="29" calcext:value-type="string">
            <text:p>29</text:p>
          </table:table-cell>
          <table:table-cell table:formula="of:=[.D590] &amp; [.C5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-2.2710205404444*10^-7*[.A592]^3+0.000420022571043*[.A592]^2-0.302647795840204*[.A592]+112.175709926089" office:value-type="float" office:value="29.4167046379695" calcext:value-type="float">
            <text:p>29</text:p>
          </table:table-cell>
          <table:table-cell table:formula="of:=TEXT([.B592];&quot;##&quot;)" office:value-type="string" office:string-value="29" calcext:value-type="string">
            <text:p>29</text:p>
          </table:table-cell>
          <table:table-cell table:formula="of:=[.D591] &amp; [.C5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-2.2710205404444*10^-7*[.A593]^3+0.000420022571043*[.A593]^2-0.302647795840204*[.A593]+112.175709926089" office:value-type="float" office:value="29.3706271067249" calcext:value-type="float">
            <text:p>29</text:p>
          </table:table-cell>
          <table:table-cell table:formula="of:=TEXT([.B593];&quot;##&quot;)" office:value-type="string" office:string-value="29" calcext:value-type="string">
            <text:p>29</text:p>
          </table:table-cell>
          <table:table-cell table:formula="of:=[.D592] &amp; [.C5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-2.2710205404444*10^-7*[.A594]^3+0.000420022571043*[.A594]^2-0.302647795840204*[.A594]+112.175709926089" office:value-type="float" office:value="29.3244684946912" calcext:value-type="float">
            <text:p>29</text:p>
          </table:table-cell>
          <table:table-cell table:formula="of:=TEXT([.B594];&quot;##&quot;)" office:value-type="string" office:string-value="29" calcext:value-type="string">
            <text:p>29</text:p>
          </table:table-cell>
          <table:table-cell table:formula="of:=[.D593] &amp; [.C5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-2.2710205404444*10^-7*[.A595]^3+0.000420022571043*[.A595]^2-0.302647795840204*[.A595]+112.175709926089" office:value-type="float" office:value="29.278227439256" calcext:value-type="float">
            <text:p>29</text:p>
          </table:table-cell>
          <table:table-cell table:formula="of:=TEXT([.B595];&quot;##&quot;)" office:value-type="string" office:string-value="29" calcext:value-type="string">
            <text:p>29</text:p>
          </table:table-cell>
          <table:table-cell table:formula="of:=[.D594] &amp; [.C5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-2.2710205404444*10^-7*[.A596]^3+0.000420022571043*[.A596]^2-0.302647795840204*[.A596]+112.175709926089" office:value-type="float" office:value="29.2319025778071" calcext:value-type="float">
            <text:p>29</text:p>
          </table:table-cell>
          <table:table-cell table:formula="of:=TEXT([.B596];&quot;##&quot;)" office:value-type="string" office:string-value="29" calcext:value-type="string">
            <text:p>29</text:p>
          </table:table-cell>
          <table:table-cell table:formula="of:=[.D595] &amp; [.C5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-2.2710205404444*10^-7*[.A597]^3+0.000420022571043*[.A597]^2-0.302647795840204*[.A597]+112.175709926089" office:value-type="float" office:value="29.1854925477321" calcext:value-type="float">
            <text:p>29</text:p>
          </table:table-cell>
          <table:table-cell table:formula="of:=TEXT([.B597];&quot;##&quot;)" office:value-type="string" office:string-value="29" calcext:value-type="string">
            <text:p>29</text:p>
          </table:table-cell>
          <table:table-cell table:formula="of:=[.D596] &amp; [.C5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-2.2710205404444*10^-7*[.A598]^3+0.000420022571043*[.A598]^2-0.302647795840204*[.A598]+112.175709926089" office:value-type="float" office:value="29.1389959864187" calcext:value-type="float">
            <text:p>29</text:p>
          </table:table-cell>
          <table:table-cell table:formula="of:=TEXT([.B598];&quot;##&quot;)" office:value-type="string" office:string-value="29" calcext:value-type="string">
            <text:p>29</text:p>
          </table:table-cell>
          <table:table-cell table:formula="of:=[.D597] &amp; [.C5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-2.2710205404444*10^-7*[.A599]^3+0.000420022571043*[.A599]^2-0.302647795840204*[.A599]+112.175709926089" office:value-type="float" office:value="29.0924115312545" calcext:value-type="float">
            <text:p>29</text:p>
          </table:table-cell>
          <table:table-cell table:formula="of:=TEXT([.B599];&quot;##&quot;)" office:value-type="string" office:string-value="29" calcext:value-type="string">
            <text:p>29</text:p>
          </table:table-cell>
          <table:table-cell table:formula="of:=[.D598] &amp; [.C5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-2.2710205404444*10^-7*[.A600]^3+0.000420022571043*[.A600]^2-0.302647795840204*[.A600]+112.175709926089" office:value-type="float" office:value="29.0457378196273" calcext:value-type="float">
            <text:p>29</text:p>
          </table:table-cell>
          <table:table-cell table:formula="of:=TEXT([.B600];&quot;##&quot;)" office:value-type="string" office:string-value="29" calcext:value-type="string">
            <text:p>29</text:p>
          </table:table-cell>
          <table:table-cell table:formula="of:=[.D599] &amp; [.C6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-2.2710205404444*10^-7*[.A601]^3+0.000420022571043*[.A601]^2-0.302647795840204*[.A601]+112.175709926089" office:value-type="float" office:value="28.9989734889246" calcext:value-type="float">
            <text:p>29</text:p>
          </table:table-cell>
          <table:table-cell table:formula="of:=TEXT([.B601];&quot;##&quot;)" office:value-type="string" office:string-value="29" calcext:value-type="string">
            <text:p>29</text:p>
          </table:table-cell>
          <table:table-cell table:formula="of:=[.D600] &amp; [.C6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-2.2710205404444*10^-7*[.A602]^3+0.000420022571043*[.A602]^2-0.302647795840204*[.A602]+112.175709926089" office:value-type="float" office:value="28.9521171765343" calcext:value-type="float">
            <text:p>29</text:p>
          </table:table-cell>
          <table:table-cell table:formula="of:=TEXT([.B602];&quot;##&quot;)" office:value-type="string" office:string-value="29" calcext:value-type="string">
            <text:p>29</text:p>
          </table:table-cell>
          <table:table-cell table:formula="of:=[.D601] &amp; [.C6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-2.2710205404444*10^-7*[.A603]^3+0.000420022571043*[.A603]^2-0.302647795840204*[.A603]+112.175709926089" office:value-type="float" office:value="28.9051675198439" calcext:value-type="float">
            <text:p>29</text:p>
          </table:table-cell>
          <table:table-cell table:formula="of:=TEXT([.B603];&quot;##&quot;)" office:value-type="string" office:string-value="29" calcext:value-type="string">
            <text:p>29</text:p>
          </table:table-cell>
          <table:table-cell table:formula="of:=[.D602] &amp; [.C6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-2.2710205404444*10^-7*[.A604]^3+0.000420022571043*[.A604]^2-0.302647795840204*[.A604]+112.175709926089" office:value-type="float" office:value="28.8581231562412" calcext:value-type="float">
            <text:p>29</text:p>
          </table:table-cell>
          <table:table-cell table:formula="of:=TEXT([.B604];&quot;##&quot;)" office:value-type="string" office:string-value="29" calcext:value-type="string">
            <text:p>29</text:p>
          </table:table-cell>
          <table:table-cell table:formula="of:=[.D603] &amp; [.C6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-2.2710205404444*10^-7*[.A605]^3+0.000420022571043*[.A605]^2-0.302647795840204*[.A605]+112.175709926089" office:value-type="float" office:value="28.8109827231138" calcext:value-type="float">
            <text:p>29</text:p>
          </table:table-cell>
          <table:table-cell table:formula="of:=TEXT([.B605];&quot;##&quot;)" office:value-type="string" office:string-value="29" calcext:value-type="string">
            <text:p>29</text:p>
          </table:table-cell>
          <table:table-cell table:formula="of:=[.D604] &amp; [.C6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-2.2710205404444*10^-7*[.A606]^3+0.000420022571043*[.A606]^2-0.302647795840204*[.A606]+112.175709926089" office:value-type="float" office:value="28.7637448578493" calcext:value-type="float">
            <text:p>29</text:p>
          </table:table-cell>
          <table:table-cell table:formula="of:=TEXT([.B606];&quot;##&quot;)" office:value-type="string" office:string-value="29" calcext:value-type="string">
            <text:p>29</text:p>
          </table:table-cell>
          <table:table-cell table:formula="of:=[.D605] &amp; [.C6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-2.2710205404444*10^-7*[.A607]^3+0.000420022571043*[.A607]^2-0.302647795840204*[.A607]+112.175709926089" office:value-type="float" office:value="28.7164081978356" calcext:value-type="float">
            <text:p>29</text:p>
          </table:table-cell>
          <table:table-cell table:formula="of:=TEXT([.B607];&quot;##&quot;)" office:value-type="string" office:string-value="29" calcext:value-type="string">
            <text:p>29</text:p>
          </table:table-cell>
          <table:table-cell table:formula="of:=[.D606] &amp; [.C6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-2.2710205404444*10^-7*[.A608]^3+0.000420022571043*[.A608]^2-0.302647795840204*[.A608]+112.175709926089" office:value-type="float" office:value="28.6689713804602" calcext:value-type="float">
            <text:p>29</text:p>
          </table:table-cell>
          <table:table-cell table:formula="of:=TEXT([.B608];&quot;##&quot;)" office:value-type="string" office:string-value="29" calcext:value-type="string">
            <text:p>29</text:p>
          </table:table-cell>
          <table:table-cell table:formula="of:=[.D607] &amp; [.C6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-2.2710205404444*10^-7*[.A609]^3+0.000420022571043*[.A609]^2-0.302647795840204*[.A609]+112.175709926089" office:value-type="float" office:value="28.6214330431108" calcext:value-type="float">
            <text:p>29</text:p>
          </table:table-cell>
          <table:table-cell table:formula="of:=TEXT([.B609];&quot;##&quot;)" office:value-type="string" office:string-value="29" calcext:value-type="string">
            <text:p>29</text:p>
          </table:table-cell>
          <table:table-cell table:formula="of:=[.D608] &amp; [.C6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-2.2710205404444*10^-7*[.A610]^3+0.000420022571043*[.A610]^2-0.302647795840204*[.A610]+112.175709926089" office:value-type="float" office:value="28.573791823175" calcext:value-type="float">
            <text:p>29</text:p>
          </table:table-cell>
          <table:table-cell table:formula="of:=TEXT([.B610];&quot;##&quot;)" office:value-type="string" office:string-value="29" calcext:value-type="string">
            <text:p>29</text:p>
          </table:table-cell>
          <table:table-cell table:formula="of:=[.D609] &amp; [.C6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-2.2710205404444*10^-7*[.A611]^3+0.000420022571043*[.A611]^2-0.302647795840204*[.A611]+112.175709926089" office:value-type="float" office:value="28.5260463580407" calcext:value-type="float">
            <text:p>29</text:p>
          </table:table-cell>
          <table:table-cell table:formula="of:=TEXT([.B611];&quot;##&quot;)" office:value-type="string" office:string-value="29" calcext:value-type="string">
            <text:p>29</text:p>
          </table:table-cell>
          <table:table-cell table:formula="of:=[.D610] &amp; [.C6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-2.2710205404444*10^-7*[.A612]^3+0.000420022571043*[.A612]^2-0.302647795840204*[.A612]+112.175709926089" office:value-type="float" office:value="28.4781952850954" calcext:value-type="float">
            <text:p>28</text:p>
          </table:table-cell>
          <table:table-cell table:formula="of:=TEXT([.B612];&quot;##&quot;)" office:value-type="string" office:string-value="28" calcext:value-type="string">
            <text:p>28</text:p>
          </table:table-cell>
          <table:table-cell table:formula="of:=[.D611] &amp; [.C6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-2.2710205404444*10^-7*[.A613]^3+0.000420022571043*[.A613]^2-0.302647795840204*[.A613]+112.175709926089" office:value-type="float" office:value="28.4302372417268" calcext:value-type="float">
            <text:p>28</text:p>
          </table:table-cell>
          <table:table-cell table:formula="of:=TEXT([.B613];&quot;##&quot;)" office:value-type="string" office:string-value="28" calcext:value-type="string">
            <text:p>28</text:p>
          </table:table-cell>
          <table:table-cell table:formula="of:=[.D612] &amp; [.C6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-2.2710205404444*10^-7*[.A614]^3+0.000420022571043*[.A614]^2-0.302647795840204*[.A614]+112.175709926089" office:value-type="float" office:value="28.3821708653227" calcext:value-type="float">
            <text:p>28</text:p>
          </table:table-cell>
          <table:table-cell table:formula="of:=TEXT([.B614];&quot;##&quot;)" office:value-type="string" office:string-value="28" calcext:value-type="string">
            <text:p>28</text:p>
          </table:table-cell>
          <table:table-cell table:formula="of:=[.D613] &amp; [.C6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-2.2710205404444*10^-7*[.A615]^3+0.000420022571043*[.A615]^2-0.302647795840204*[.A615]+112.175709926089" office:value-type="float" office:value="28.3339947932705" calcext:value-type="float">
            <text:p>28</text:p>
          </table:table-cell>
          <table:table-cell table:formula="of:=TEXT([.B615];&quot;##&quot;)" office:value-type="string" office:string-value="28" calcext:value-type="string">
            <text:p>28</text:p>
          </table:table-cell>
          <table:table-cell table:formula="of:=[.D614] &amp; [.C6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-2.2710205404444*10^-7*[.A616]^3+0.000420022571043*[.A616]^2-0.302647795840204*[.A616]+112.175709926089" office:value-type="float" office:value="28.2857076629582" calcext:value-type="float">
            <text:p>28</text:p>
          </table:table-cell>
          <table:table-cell table:formula="of:=TEXT([.B616];&quot;##&quot;)" office:value-type="string" office:string-value="28" calcext:value-type="string">
            <text:p>28</text:p>
          </table:table-cell>
          <table:table-cell table:formula="of:=[.D615] &amp; [.C6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-2.2710205404444*10^-7*[.A617]^3+0.000420022571043*[.A617]^2-0.302647795840204*[.A617]+112.175709926089" office:value-type="float" office:value="28.2373081117732" calcext:value-type="float">
            <text:p>28</text:p>
          </table:table-cell>
          <table:table-cell table:formula="of:=TEXT([.B617];&quot;##&quot;)" office:value-type="string" office:string-value="28" calcext:value-type="string">
            <text:p>28</text:p>
          </table:table-cell>
          <table:table-cell table:formula="of:=[.D616] &amp; [.C6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-2.2710205404444*10^-7*[.A618]^3+0.000420022571043*[.A618]^2-0.302647795840204*[.A618]+112.175709926089" office:value-type="float" office:value="28.1887947771034" calcext:value-type="float">
            <text:p>28</text:p>
          </table:table-cell>
          <table:table-cell table:formula="of:=TEXT([.B618];&quot;##&quot;)" office:value-type="string" office:string-value="28" calcext:value-type="string">
            <text:p>28</text:p>
          </table:table-cell>
          <table:table-cell table:formula="of:=[.D617] &amp; [.C6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-2.2710205404444*10^-7*[.A619]^3+0.000420022571043*[.A619]^2-0.302647795840204*[.A619]+112.175709926089" office:value-type="float" office:value="28.1401662963364" calcext:value-type="float">
            <text:p>28</text:p>
          </table:table-cell>
          <table:table-cell table:formula="of:=TEXT([.B619];&quot;##&quot;)" office:value-type="string" office:string-value="28" calcext:value-type="string">
            <text:p>28</text:p>
          </table:table-cell>
          <table:table-cell table:formula="of:=[.D618] &amp; [.C6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-2.2710205404444*10^-7*[.A620]^3+0.000420022571043*[.A620]^2-0.302647795840204*[.A620]+112.175709926089" office:value-type="float" office:value="28.0914213068597" calcext:value-type="float">
            <text:p>28</text:p>
          </table:table-cell>
          <table:table-cell table:formula="of:=TEXT([.B620];&quot;##&quot;)" office:value-type="string" office:string-value="28" calcext:value-type="string">
            <text:p>28</text:p>
          </table:table-cell>
          <table:table-cell table:formula="of:=[.D619] &amp; [.C6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-2.2710205404444*10^-7*[.A621]^3+0.000420022571043*[.A621]^2-0.302647795840204*[.A621]+112.175709926089" office:value-type="float" office:value="28.0425584460613" calcext:value-type="float">
            <text:p>28</text:p>
          </table:table-cell>
          <table:table-cell table:formula="of:=TEXT([.B621];&quot;##&quot;)" office:value-type="string" office:string-value="28" calcext:value-type="string">
            <text:p>28</text:p>
          </table:table-cell>
          <table:table-cell table:formula="of:=[.D620] &amp; [.C6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-2.2710205404444*10^-7*[.A622]^3+0.000420022571043*[.A622]^2-0.302647795840204*[.A622]+112.175709926089" office:value-type="float" office:value="27.9935763513286" calcext:value-type="float">
            <text:p>28</text:p>
          </table:table-cell>
          <table:table-cell table:formula="of:=TEXT([.B622];&quot;##&quot;)" office:value-type="string" office:string-value="28" calcext:value-type="string">
            <text:p>28</text:p>
          </table:table-cell>
          <table:table-cell table:formula="of:=[.D621] &amp; [.C6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-2.2710205404444*10^-7*[.A623]^3+0.000420022571043*[.A623]^2-0.302647795840204*[.A623]+112.175709926089" office:value-type="float" office:value="27.9444736600494" calcext:value-type="float">
            <text:p>28</text:p>
          </table:table-cell>
          <table:table-cell table:formula="of:=TEXT([.B623];&quot;##&quot;)" office:value-type="string" office:string-value="28" calcext:value-type="string">
            <text:p>28</text:p>
          </table:table-cell>
          <table:table-cell table:formula="of:=[.D622] &amp; [.C6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-2.2710205404444*10^-7*[.A624]^3+0.000420022571043*[.A624]^2-0.302647795840204*[.A624]+112.175709926089" office:value-type="float" office:value="27.8952490096113" calcext:value-type="float">
            <text:p>28</text:p>
          </table:table-cell>
          <table:table-cell table:formula="of:=TEXT([.B624];&quot;##&quot;)" office:value-type="string" office:string-value="28" calcext:value-type="string">
            <text:p>28</text:p>
          </table:table-cell>
          <table:table-cell table:formula="of:=[.D623] &amp; [.C6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-2.2710205404444*10^-7*[.A625]^3+0.000420022571043*[.A625]^2-0.302647795840204*[.A625]+112.175709926089" office:value-type="float" office:value="27.8459010374021" calcext:value-type="float">
            <text:p>28</text:p>
          </table:table-cell>
          <table:table-cell table:formula="of:=TEXT([.B625];&quot;##&quot;)" office:value-type="string" office:string-value="28" calcext:value-type="string">
            <text:p>28</text:p>
          </table:table-cell>
          <table:table-cell table:formula="of:=[.D624] &amp; [.C6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-2.2710205404444*10^-7*[.A626]^3+0.000420022571043*[.A626]^2-0.302647795840204*[.A626]+112.175709926089" office:value-type="float" office:value="27.7964283808094" calcext:value-type="float">
            <text:p>28</text:p>
          </table:table-cell>
          <table:table-cell table:formula="of:=TEXT([.B626];&quot;##&quot;)" office:value-type="string" office:string-value="28" calcext:value-type="string">
            <text:p>28</text:p>
          </table:table-cell>
          <table:table-cell table:formula="of:=[.D625] &amp; [.C6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-2.2710205404444*10^-7*[.A627]^3+0.000420022571043*[.A627]^2-0.302647795840204*[.A627]+112.175709926089" office:value-type="float" office:value="27.7468296772209" calcext:value-type="float">
            <text:p>28</text:p>
          </table:table-cell>
          <table:table-cell table:formula="of:=TEXT([.B627];&quot;##&quot;)" office:value-type="string" office:string-value="28" calcext:value-type="string">
            <text:p>28</text:p>
          </table:table-cell>
          <table:table-cell table:formula="of:=[.D626] &amp; [.C6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-2.2710205404444*10^-7*[.A628]^3+0.000420022571043*[.A628]^2-0.302647795840204*[.A628]+112.175709926089" office:value-type="float" office:value="27.6971035640242" calcext:value-type="float">
            <text:p>28</text:p>
          </table:table-cell>
          <table:table-cell table:formula="of:=TEXT([.B628];&quot;##&quot;)" office:value-type="string" office:string-value="28" calcext:value-type="string">
            <text:p>28</text:p>
          </table:table-cell>
          <table:table-cell table:formula="of:=[.D627] &amp; [.C6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-2.2710205404444*10^-7*[.A629]^3+0.000420022571043*[.A629]^2-0.302647795840204*[.A629]+112.175709926089" office:value-type="float" office:value="27.6472486786071" calcext:value-type="float">
            <text:p>28</text:p>
          </table:table-cell>
          <table:table-cell table:formula="of:=TEXT([.B629];&quot;##&quot;)" office:value-type="string" office:string-value="28" calcext:value-type="string">
            <text:p>28</text:p>
          </table:table-cell>
          <table:table-cell table:formula="of:=[.D628] &amp; [.C6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-2.2710205404444*10^-7*[.A630]^3+0.000420022571043*[.A630]^2-0.302647795840204*[.A630]+112.175709926089" office:value-type="float" office:value="27.5972636583571" calcext:value-type="float">
            <text:p>28</text:p>
          </table:table-cell>
          <table:table-cell table:formula="of:=TEXT([.B630];&quot;##&quot;)" office:value-type="string" office:string-value="28" calcext:value-type="string">
            <text:p>28</text:p>
          </table:table-cell>
          <table:table-cell table:formula="of:=[.D629] &amp; [.C6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-2.2710205404444*10^-7*[.A631]^3+0.000420022571043*[.A631]^2-0.302647795840204*[.A631]+112.175709926089" office:value-type="float" office:value="27.5471471406621" calcext:value-type="float">
            <text:p>28</text:p>
          </table:table-cell>
          <table:table-cell table:formula="of:=TEXT([.B631];&quot;##&quot;)" office:value-type="string" office:string-value="28" calcext:value-type="string">
            <text:p>28</text:p>
          </table:table-cell>
          <table:table-cell table:formula="of:=[.D630] &amp; [.C6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-2.2710205404444*10^-7*[.A632]^3+0.000420022571043*[.A632]^2-0.302647795840204*[.A632]+112.175709926089" office:value-type="float" office:value="27.4968977629096" calcext:value-type="float">
            <text:p>27</text:p>
          </table:table-cell>
          <table:table-cell table:formula="of:=TEXT([.B632];&quot;##&quot;)" office:value-type="string" office:string-value="27" calcext:value-type="string">
            <text:p>27</text:p>
          </table:table-cell>
          <table:table-cell table:formula="of:=[.D631] &amp; [.C6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-2.2710205404444*10^-7*[.A633]^3+0.000420022571043*[.A633]^2-0.302647795840204*[.A633]+112.175709926089" office:value-type="float" office:value="27.4465141624873" calcext:value-type="float">
            <text:p>27</text:p>
          </table:table-cell>
          <table:table-cell table:formula="of:=TEXT([.B633];&quot;##&quot;)" office:value-type="string" office:string-value="27" calcext:value-type="string">
            <text:p>27</text:p>
          </table:table-cell>
          <table:table-cell table:formula="of:=[.D632] &amp; [.C6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-2.2710205404444*10^-7*[.A634]^3+0.000420022571043*[.A634]^2-0.302647795840204*[.A634]+112.175709926089" office:value-type="float" office:value="27.395994976783" calcext:value-type="float">
            <text:p>27</text:p>
          </table:table-cell>
          <table:table-cell table:formula="of:=TEXT([.B634];&quot;##&quot;)" office:value-type="string" office:string-value="27" calcext:value-type="string">
            <text:p>27</text:p>
          </table:table-cell>
          <table:table-cell table:formula="of:=[.D633] &amp; [.C6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-2.2710205404444*10^-7*[.A635]^3+0.000420022571043*[.A635]^2-0.302647795840204*[.A635]+112.175709926089" office:value-type="float" office:value="27.3453388431842" calcext:value-type="float">
            <text:p>27</text:p>
          </table:table-cell>
          <table:table-cell table:formula="of:=TEXT([.B635];&quot;##&quot;)" office:value-type="string" office:string-value="27" calcext:value-type="string">
            <text:p>27</text:p>
          </table:table-cell>
          <table:table-cell table:formula="of:=[.D634] &amp; [.C6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-2.2710205404444*10^-7*[.A636]^3+0.000420022571043*[.A636]^2-0.302647795840204*[.A636]+112.175709926089" office:value-type="float" office:value="27.2945443990787" calcext:value-type="float">
            <text:p>27</text:p>
          </table:table-cell>
          <table:table-cell table:formula="of:=TEXT([.B636];&quot;##&quot;)" office:value-type="string" office:string-value="27" calcext:value-type="string">
            <text:p>27</text:p>
          </table:table-cell>
          <table:table-cell table:formula="of:=[.D635] &amp; [.C6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-2.2710205404444*10^-7*[.A637]^3+0.000420022571043*[.A637]^2-0.302647795840204*[.A637]+112.175709926089" office:value-type="float" office:value="27.2436102818541" calcext:value-type="float">
            <text:p>27</text:p>
          </table:table-cell>
          <table:table-cell table:formula="of:=TEXT([.B637];&quot;##&quot;)" office:value-type="string" office:string-value="27" calcext:value-type="string">
            <text:p>27</text:p>
          </table:table-cell>
          <table:table-cell table:formula="of:=[.D636] &amp; [.C6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-2.2710205404444*10^-7*[.A638]^3+0.000420022571043*[.A638]^2-0.302647795840204*[.A638]+112.175709926089" office:value-type="float" office:value="27.1925351288982" calcext:value-type="float">
            <text:p>27</text:p>
          </table:table-cell>
          <table:table-cell table:formula="of:=TEXT([.B638];&quot;##&quot;)" office:value-type="string" office:string-value="27" calcext:value-type="string">
            <text:p>27</text:p>
          </table:table-cell>
          <table:table-cell table:formula="of:=[.D637] &amp; [.C6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-2.2710205404444*10^-7*[.A639]^3+0.000420022571043*[.A639]^2-0.302647795840204*[.A639]+112.175709926089" office:value-type="float" office:value="27.1413175775986" calcext:value-type="float">
            <text:p>27</text:p>
          </table:table-cell>
          <table:table-cell table:formula="of:=TEXT([.B639];&quot;##&quot;)" office:value-type="string" office:string-value="27" calcext:value-type="string">
            <text:p>27</text:p>
          </table:table-cell>
          <table:table-cell table:formula="of:=[.D638] &amp; [.C6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-2.2710205404444*10^-7*[.A640]^3+0.000420022571043*[.A640]^2-0.302647795840204*[.A640]+112.175709926089" office:value-type="float" office:value="27.0899562653428" calcext:value-type="float">
            <text:p>27</text:p>
          </table:table-cell>
          <table:table-cell table:formula="of:=TEXT([.B640];&quot;##&quot;)" office:value-type="string" office:string-value="27" calcext:value-type="string">
            <text:p>27</text:p>
          </table:table-cell>
          <table:table-cell table:formula="of:=[.D639] &amp; [.C6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-2.2710205404444*10^-7*[.A641]^3+0.000420022571043*[.A641]^2-0.302647795840204*[.A641]+112.175709926089" office:value-type="float" office:value="27.0384498295188" calcext:value-type="float">
            <text:p>27</text:p>
          </table:table-cell>
          <table:table-cell table:formula="of:=TEXT([.B641];&quot;##&quot;)" office:value-type="string" office:string-value="27" calcext:value-type="string">
            <text:p>27</text:p>
          </table:table-cell>
          <table:table-cell table:formula="of:=[.D640] &amp; [.C6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-2.2710205404444*10^-7*[.A642]^3+0.000420022571043*[.A642]^2-0.302647795840204*[.A642]+112.175709926089" office:value-type="float" office:value="26.9867969075141" calcext:value-type="float">
            <text:p>27</text:p>
          </table:table-cell>
          <table:table-cell table:formula="of:=TEXT([.B642];&quot;##&quot;)" office:value-type="string" office:string-value="27" calcext:value-type="string">
            <text:p>27</text:p>
          </table:table-cell>
          <table:table-cell table:formula="of:=[.D641] &amp; [.C6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-2.2710205404444*10^-7*[.A643]^3+0.000420022571043*[.A643]^2-0.302647795840204*[.A643]+112.175709926089" office:value-type="float" office:value="26.9349961367164" calcext:value-type="float">
            <text:p>27</text:p>
          </table:table-cell>
          <table:table-cell table:formula="of:=TEXT([.B643];&quot;##&quot;)" office:value-type="string" office:string-value="27" calcext:value-type="string">
            <text:p>27</text:p>
          </table:table-cell>
          <table:table-cell table:formula="of:=[.D642] &amp; [.C6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-2.2710205404444*10^-7*[.A644]^3+0.000420022571043*[.A644]^2-0.302647795840204*[.A644]+112.175709926089" office:value-type="float" office:value="26.8830461545133" calcext:value-type="float">
            <text:p>27</text:p>
          </table:table-cell>
          <table:table-cell table:formula="of:=TEXT([.B644];&quot;##&quot;)" office:value-type="string" office:string-value="27" calcext:value-type="string">
            <text:p>27</text:p>
          </table:table-cell>
          <table:table-cell table:formula="of:=[.D643] &amp; [.C6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-2.2710205404444*10^-7*[.A645]^3+0.000420022571043*[.A645]^2-0.302647795840204*[.A645]+112.175709926089" office:value-type="float" office:value="26.8309455982925" calcext:value-type="float">
            <text:p>27</text:p>
          </table:table-cell>
          <table:table-cell table:formula="of:=TEXT([.B645];&quot;##&quot;)" office:value-type="string" office:string-value="27" calcext:value-type="string">
            <text:p>27</text:p>
          </table:table-cell>
          <table:table-cell table:formula="of:=[.D644] &amp; [.C6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-2.2710205404444*10^-7*[.A646]^3+0.000420022571043*[.A646]^2-0.302647795840204*[.A646]+112.175709926089" office:value-type="float" office:value="26.7786931054419" calcext:value-type="float">
            <text:p>27</text:p>
          </table:table-cell>
          <table:table-cell table:formula="of:=TEXT([.B646];&quot;##&quot;)" office:value-type="string" office:string-value="27" calcext:value-type="string">
            <text:p>27</text:p>
          </table:table-cell>
          <table:table-cell table:formula="of:=[.D645] &amp; [.C6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-2.2710205404444*10^-7*[.A647]^3+0.000420022571043*[.A647]^2-0.302647795840204*[.A647]+112.175709926089" office:value-type="float" office:value="26.7262873133489" calcext:value-type="float">
            <text:p>27</text:p>
          </table:table-cell>
          <table:table-cell table:formula="of:=TEXT([.B647];&quot;##&quot;)" office:value-type="string" office:string-value="27" calcext:value-type="string">
            <text:p>27</text:p>
          </table:table-cell>
          <table:table-cell table:formula="of:=[.D646] &amp; [.C6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-2.2710205404444*10^-7*[.A648]^3+0.000420022571043*[.A648]^2-0.302647795840204*[.A648]+112.175709926089" office:value-type="float" office:value="26.6737268594012" calcext:value-type="float">
            <text:p>27</text:p>
          </table:table-cell>
          <table:table-cell table:formula="of:=TEXT([.B648];&quot;##&quot;)" office:value-type="string" office:string-value="27" calcext:value-type="string">
            <text:p>27</text:p>
          </table:table-cell>
          <table:table-cell table:formula="of:=[.D647] &amp; [.C6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-2.2710205404444*10^-7*[.A649]^3+0.000420022571043*[.A649]^2-0.302647795840204*[.A649]+112.175709926089" office:value-type="float" office:value="26.6210103809866" calcext:value-type="float">
            <text:p>27</text:p>
          </table:table-cell>
          <table:table-cell table:formula="of:=TEXT([.B649];&quot;##&quot;)" office:value-type="string" office:string-value="27" calcext:value-type="string">
            <text:p>27</text:p>
          </table:table-cell>
          <table:table-cell table:formula="of:=[.D648] &amp; [.C6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-2.2710205404444*10^-7*[.A650]^3+0.000420022571043*[.A650]^2-0.302647795840204*[.A650]+112.175709926089" office:value-type="float" office:value="26.5681365154927" calcext:value-type="float">
            <text:p>27</text:p>
          </table:table-cell>
          <table:table-cell table:formula="of:=TEXT([.B650];&quot;##&quot;)" office:value-type="string" office:string-value="27" calcext:value-type="string">
            <text:p>27</text:p>
          </table:table-cell>
          <table:table-cell table:formula="of:=[.D649] &amp; [.C6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-2.2710205404444*10^-7*[.A651]^3+0.000420022571043*[.A651]^2-0.302647795840204*[.A651]+112.175709926089" office:value-type="float" office:value="26.5151039003073" calcext:value-type="float">
            <text:p>27</text:p>
          </table:table-cell>
          <table:table-cell table:formula="of:=TEXT([.B651];&quot;##&quot;)" office:value-type="string" office:string-value="27" calcext:value-type="string">
            <text:p>27</text:p>
          </table:table-cell>
          <table:table-cell table:formula="of:=[.D650] &amp; [.C6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-2.2710205404444*10^-7*[.A652]^3+0.000420022571043*[.A652]^2-0.302647795840204*[.A652]+112.175709926089" office:value-type="float" office:value="26.4619111728179" calcext:value-type="float">
            <text:p>26</text:p>
          </table:table-cell>
          <table:table-cell table:formula="of:=TEXT([.B652];&quot;##&quot;)" office:value-type="string" office:string-value="26" calcext:value-type="string">
            <text:p>26</text:p>
          </table:table-cell>
          <table:table-cell table:formula="of:=[.D651] &amp; [.C6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-2.2710205404444*10^-7*[.A653]^3+0.000420022571043*[.A653]^2-0.302647795840204*[.A653]+112.175709926089" office:value-type="float" office:value="26.4085569704123" calcext:value-type="float">
            <text:p>26</text:p>
          </table:table-cell>
          <table:table-cell table:formula="of:=TEXT([.B653];&quot;##&quot;)" office:value-type="string" office:string-value="26" calcext:value-type="string">
            <text:p>26</text:p>
          </table:table-cell>
          <table:table-cell table:formula="of:=[.D652] &amp; [.C6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-2.2710205404444*10^-7*[.A654]^3+0.000420022571043*[.A654]^2-0.302647795840204*[.A654]+112.175709926089" office:value-type="float" office:value="26.355039930478" calcext:value-type="float">
            <text:p>26</text:p>
          </table:table-cell>
          <table:table-cell table:formula="of:=TEXT([.B654];&quot;##&quot;)" office:value-type="string" office:string-value="26" calcext:value-type="string">
            <text:p>26</text:p>
          </table:table-cell>
          <table:table-cell table:formula="of:=[.D653] &amp; [.C6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-2.2710205404444*10^-7*[.A655]^3+0.000420022571043*[.A655]^2-0.302647795840204*[.A655]+112.175709926089" office:value-type="float" office:value="26.3013586904029" calcext:value-type="float">
            <text:p>26</text:p>
          </table:table-cell>
          <table:table-cell table:formula="of:=TEXT([.B655];&quot;##&quot;)" office:value-type="string" office:string-value="26" calcext:value-type="string">
            <text:p>26</text:p>
          </table:table-cell>
          <table:table-cell table:formula="of:=[.D654] &amp; [.C6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-2.2710205404444*10^-7*[.A656]^3+0.000420022571043*[.A656]^2-0.302647795840204*[.A656]+112.175709926089" office:value-type="float" office:value="26.2475118875746" calcext:value-type="float">
            <text:p>26</text:p>
          </table:table-cell>
          <table:table-cell table:formula="of:=TEXT([.B656];&quot;##&quot;)" office:value-type="string" office:string-value="26" calcext:value-type="string">
            <text:p>26</text:p>
          </table:table-cell>
          <table:table-cell table:formula="of:=[.D655] &amp; [.C6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-2.2710205404444*10^-7*[.A657]^3+0.000420022571043*[.A657]^2-0.302647795840204*[.A657]+112.175709926089" office:value-type="float" office:value="26.1934981593807" calcext:value-type="float">
            <text:p>26</text:p>
          </table:table-cell>
          <table:table-cell table:formula="of:=TEXT([.B657];&quot;##&quot;)" office:value-type="string" office:string-value="26" calcext:value-type="string">
            <text:p>26</text:p>
          </table:table-cell>
          <table:table-cell table:formula="of:=[.D656] &amp; [.C6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-2.2710205404444*10^-7*[.A658]^3+0.000420022571043*[.A658]^2-0.302647795840204*[.A658]+112.175709926089" office:value-type="float" office:value="26.1393161432089" calcext:value-type="float">
            <text:p>26</text:p>
          </table:table-cell>
          <table:table-cell table:formula="of:=TEXT([.B658];&quot;##&quot;)" office:value-type="string" office:string-value="26" calcext:value-type="string">
            <text:p>26</text:p>
          </table:table-cell>
          <table:table-cell table:formula="of:=[.D657] &amp; [.C6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-2.2710205404444*10^-7*[.A659]^3+0.000420022571043*[.A659]^2-0.302647795840204*[.A659]+112.175709926089" office:value-type="float" office:value="26.084964476447" calcext:value-type="float">
            <text:p>26</text:p>
          </table:table-cell>
          <table:table-cell table:formula="of:=TEXT([.B659];&quot;##&quot;)" office:value-type="string" office:string-value="26" calcext:value-type="string">
            <text:p>26</text:p>
          </table:table-cell>
          <table:table-cell table:formula="of:=[.D658] &amp; [.C6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-2.2710205404444*10^-7*[.A660]^3+0.000420022571043*[.A660]^2-0.302647795840204*[.A660]+112.175709926089" office:value-type="float" office:value="26.0304417964825" calcext:value-type="float">
            <text:p>26</text:p>
          </table:table-cell>
          <table:table-cell table:formula="of:=TEXT([.B660];&quot;##&quot;)" office:value-type="string" office:string-value="26" calcext:value-type="string">
            <text:p>26</text:p>
          </table:table-cell>
          <table:table-cell table:formula="of:=[.D659] &amp; [.C6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-2.2710205404444*10^-7*[.A661]^3+0.000420022571043*[.A661]^2-0.302647795840204*[.A661]+112.175709926089" office:value-type="float" office:value="25.9757467407031" calcext:value-type="float">
            <text:p>26</text:p>
          </table:table-cell>
          <table:table-cell table:formula="of:=TEXT([.B661];&quot;##&quot;)" office:value-type="string" office:string-value="26" calcext:value-type="string">
            <text:p>26</text:p>
          </table:table-cell>
          <table:table-cell table:formula="of:=[.D660] &amp; [.C6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-2.2710205404444*10^-7*[.A662]^3+0.000420022571043*[.A662]^2-0.302647795840204*[.A662]+112.175709926089" office:value-type="float" office:value="25.9208779464966" calcext:value-type="float">
            <text:p>26</text:p>
          </table:table-cell>
          <table:table-cell table:formula="of:=TEXT([.B662];&quot;##&quot;)" office:value-type="string" office:string-value="26" calcext:value-type="string">
            <text:p>26</text:p>
          </table:table-cell>
          <table:table-cell table:formula="of:=[.D661] &amp; [.C6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-2.2710205404444*10^-7*[.A663]^3+0.000420022571043*[.A663]^2-0.302647795840204*[.A663]+112.175709926089" office:value-type="float" office:value="25.8658340512507" calcext:value-type="float">
            <text:p>26</text:p>
          </table:table-cell>
          <table:table-cell table:formula="of:=TEXT([.B663];&quot;##&quot;)" office:value-type="string" office:string-value="26" calcext:value-type="string">
            <text:p>26</text:p>
          </table:table-cell>
          <table:table-cell table:formula="of:=[.D662] &amp; [.C6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-2.2710205404444*10^-7*[.A664]^3+0.000420022571043*[.A664]^2-0.302647795840204*[.A664]+112.175709926089" office:value-type="float" office:value="25.8106136923529" calcext:value-type="float">
            <text:p>26</text:p>
          </table:table-cell>
          <table:table-cell table:formula="of:=TEXT([.B664];&quot;##&quot;)" office:value-type="string" office:string-value="26" calcext:value-type="string">
            <text:p>26</text:p>
          </table:table-cell>
          <table:table-cell table:formula="of:=[.D663] &amp; [.C6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-2.2710205404444*10^-7*[.A665]^3+0.000420022571043*[.A665]^2-0.302647795840204*[.A665]+112.175709926089" office:value-type="float" office:value="25.7552155071909" calcext:value-type="float">
            <text:p>26</text:p>
          </table:table-cell>
          <table:table-cell table:formula="of:=TEXT([.B665];&quot;##&quot;)" office:value-type="string" office:string-value="26" calcext:value-type="string">
            <text:p>26</text:p>
          </table:table-cell>
          <table:table-cell table:formula="of:=[.D664] &amp; [.C6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-2.2710205404444*10^-7*[.A666]^3+0.000420022571043*[.A666]^2-0.302647795840204*[.A666]+112.175709926089" office:value-type="float" office:value="25.6996381331526" calcext:value-type="float">
            <text:p>26</text:p>
          </table:table-cell>
          <table:table-cell table:formula="of:=TEXT([.B666];&quot;##&quot;)" office:value-type="string" office:string-value="26" calcext:value-type="string">
            <text:p>26</text:p>
          </table:table-cell>
          <table:table-cell table:formula="of:=[.D665] &amp; [.C6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-2.2710205404444*10^-7*[.A667]^3+0.000420022571043*[.A667]^2-0.302647795840204*[.A667]+112.175709926089" office:value-type="float" office:value="25.6438802076253" calcext:value-type="float">
            <text:p>26</text:p>
          </table:table-cell>
          <table:table-cell table:formula="of:=TEXT([.B667];&quot;##&quot;)" office:value-type="string" office:string-value="26" calcext:value-type="string">
            <text:p>26</text:p>
          </table:table-cell>
          <table:table-cell table:formula="of:=[.D666] &amp; [.C6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-2.2710205404444*10^-7*[.A668]^3+0.000420022571043*[.A668]^2-0.302647795840204*[.A668]+112.175709926089" office:value-type="float" office:value="25.5879403679971" calcext:value-type="float">
            <text:p>26</text:p>
          </table:table-cell>
          <table:table-cell table:formula="of:=TEXT([.B668];&quot;##&quot;)" office:value-type="string" office:string-value="26" calcext:value-type="string">
            <text:p>26</text:p>
          </table:table-cell>
          <table:table-cell table:formula="of:=[.D667] &amp; [.C6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-2.2710205404444*10^-7*[.A669]^3+0.000420022571043*[.A669]^2-0.302647795840204*[.A669]+112.175709926089" office:value-type="float" office:value="25.5318172516553" calcext:value-type="float">
            <text:p>26</text:p>
          </table:table-cell>
          <table:table-cell table:formula="of:=TEXT([.B669];&quot;##&quot;)" office:value-type="string" office:string-value="26" calcext:value-type="string">
            <text:p>26</text:p>
          </table:table-cell>
          <table:table-cell table:formula="of:=[.D668] &amp; [.C6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-2.2710205404444*10^-7*[.A670]^3+0.000420022571043*[.A670]^2-0.302647795840204*[.A670]+112.175709926089" office:value-type="float" office:value="25.4755094959878" calcext:value-type="float">
            <text:p>25</text:p>
          </table:table-cell>
          <table:table-cell table:formula="of:=TEXT([.B670];&quot;##&quot;)" office:value-type="string" office:string-value="25" calcext:value-type="string">
            <text:p>25</text:p>
          </table:table-cell>
          <table:table-cell table:formula="of:=[.D669] &amp; [.C6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-2.2710205404444*10^-7*[.A671]^3+0.000420022571043*[.A671]^2-0.302647795840204*[.A671]+112.175709926089" office:value-type="float" office:value="25.4190157383822" calcext:value-type="float">
            <text:p>25</text:p>
          </table:table-cell>
          <table:table-cell table:formula="of:=TEXT([.B671];&quot;##&quot;)" office:value-type="string" office:string-value="25" calcext:value-type="string">
            <text:p>25</text:p>
          </table:table-cell>
          <table:table-cell table:formula="of:=[.D670] &amp; [.C6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-2.2710205404444*10^-7*[.A672]^3+0.000420022571043*[.A672]^2-0.302647795840204*[.A672]+112.175709926089" office:value-type="float" office:value="25.3623346162262" calcext:value-type="float">
            <text:p>25</text:p>
          </table:table-cell>
          <table:table-cell table:formula="of:=TEXT([.B672];&quot;##&quot;)" office:value-type="string" office:string-value="25" calcext:value-type="string">
            <text:p>25</text:p>
          </table:table-cell>
          <table:table-cell table:formula="of:=[.D671] &amp; [.C6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-2.2710205404444*10^-7*[.A673]^3+0.000420022571043*[.A673]^2-0.302647795840204*[.A673]+112.175709926089" office:value-type="float" office:value="25.3054647669074" calcext:value-type="float">
            <text:p>25</text:p>
          </table:table-cell>
          <table:table-cell table:formula="of:=TEXT([.B673];&quot;##&quot;)" office:value-type="string" office:string-value="25" calcext:value-type="string">
            <text:p>25</text:p>
          </table:table-cell>
          <table:table-cell table:formula="of:=[.D672] &amp; [.C6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-2.2710205404444*10^-7*[.A674]^3+0.000420022571043*[.A674]^2-0.302647795840204*[.A674]+112.175709926089" office:value-type="float" office:value="25.2484048278136" calcext:value-type="float">
            <text:p>25</text:p>
          </table:table-cell>
          <table:table-cell table:formula="of:=TEXT([.B674];&quot;##&quot;)" office:value-type="string" office:string-value="25" calcext:value-type="string">
            <text:p>25</text:p>
          </table:table-cell>
          <table:table-cell table:formula="of:=[.D673] &amp; [.C6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-2.2710205404444*10^-7*[.A675]^3+0.000420022571043*[.A675]^2-0.302647795840204*[.A675]+112.175709926089" office:value-type="float" office:value="25.1911534363324" calcext:value-type="float">
            <text:p>25</text:p>
          </table:table-cell>
          <table:table-cell table:formula="of:=TEXT([.B675];&quot;##&quot;)" office:value-type="string" office:string-value="25" calcext:value-type="string">
            <text:p>25</text:p>
          </table:table-cell>
          <table:table-cell table:formula="of:=[.D674] &amp; [.C6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-2.2710205404444*10^-7*[.A676]^3+0.000420022571043*[.A676]^2-0.302647795840204*[.A676]+112.175709926089" office:value-type="float" office:value="25.1337092298516" calcext:value-type="float">
            <text:p>25</text:p>
          </table:table-cell>
          <table:table-cell table:formula="of:=TEXT([.B676];&quot;##&quot;)" office:value-type="string" office:string-value="25" calcext:value-type="string">
            <text:p>25</text:p>
          </table:table-cell>
          <table:table-cell table:formula="of:=[.D675] &amp; [.C6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-2.2710205404444*10^-7*[.A677]^3+0.000420022571043*[.A677]^2-0.302647795840204*[.A677]+112.175709926089" office:value-type="float" office:value="25.0760708457587" calcext:value-type="float">
            <text:p>25</text:p>
          </table:table-cell>
          <table:table-cell table:formula="of:=TEXT([.B677];&quot;##&quot;)" office:value-type="string" office:string-value="25" calcext:value-type="string">
            <text:p>25</text:p>
          </table:table-cell>
          <table:table-cell table:formula="of:=[.D676] &amp; [.C6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-2.2710205404444*10^-7*[.A678]^3+0.000420022571043*[.A678]^2-0.302647795840204*[.A678]+112.175709926089" office:value-type="float" office:value="25.0182369214414" calcext:value-type="float">
            <text:p>25</text:p>
          </table:table-cell>
          <table:table-cell table:formula="of:=TEXT([.B678];&quot;##&quot;)" office:value-type="string" office:string-value="25" calcext:value-type="string">
            <text:p>25</text:p>
          </table:table-cell>
          <table:table-cell table:formula="of:=[.D677] &amp; [.C6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-2.2710205404444*10^-7*[.A679]^3+0.000420022571043*[.A679]^2-0.302647795840204*[.A679]+112.175709926089" office:value-type="float" office:value="24.9602060942874" calcext:value-type="float">
            <text:p>25</text:p>
          </table:table-cell>
          <table:table-cell table:formula="of:=TEXT([.B679];&quot;##&quot;)" office:value-type="string" office:string-value="25" calcext:value-type="string">
            <text:p>25</text:p>
          </table:table-cell>
          <table:table-cell table:formula="of:=[.D678] &amp; [.C6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-2.2710205404444*10^-7*[.A680]^3+0.000420022571043*[.A680]^2-0.302647795840204*[.A680]+112.175709926089" office:value-type="float" office:value="24.9019770016844" calcext:value-type="float">
            <text:p>25</text:p>
          </table:table-cell>
          <table:table-cell table:formula="of:=TEXT([.B680];&quot;##&quot;)" office:value-type="string" office:string-value="25" calcext:value-type="string">
            <text:p>25</text:p>
          </table:table-cell>
          <table:table-cell table:formula="of:=[.D679] &amp; [.C6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-2.2710205404444*10^-7*[.A681]^3+0.000420022571043*[.A681]^2-0.302647795840204*[.A681]+112.175709926089" office:value-type="float" office:value="24.8435482810201" calcext:value-type="float">
            <text:p>25</text:p>
          </table:table-cell>
          <table:table-cell table:formula="of:=TEXT([.B681];&quot;##&quot;)" office:value-type="string" office:string-value="25" calcext:value-type="string">
            <text:p>25</text:p>
          </table:table-cell>
          <table:table-cell table:formula="of:=[.D680] &amp; [.C6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-2.2710205404444*10^-7*[.A682]^3+0.000420022571043*[.A682]^2-0.302647795840204*[.A682]+112.175709926089" office:value-type="float" office:value="24.7849185696822" calcext:value-type="float">
            <text:p>25</text:p>
          </table:table-cell>
          <table:table-cell table:formula="of:=TEXT([.B682];&quot;##&quot;)" office:value-type="string" office:string-value="25" calcext:value-type="string">
            <text:p>25</text:p>
          </table:table-cell>
          <table:table-cell table:formula="of:=[.D681] &amp; [.C6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-2.2710205404444*10^-7*[.A683]^3+0.000420022571043*[.A683]^2-0.302647795840204*[.A683]+112.175709926089" office:value-type="float" office:value="24.7260865050583" calcext:value-type="float">
            <text:p>25</text:p>
          </table:table-cell>
          <table:table-cell table:formula="of:=TEXT([.B683];&quot;##&quot;)" office:value-type="string" office:string-value="25" calcext:value-type="string">
            <text:p>25</text:p>
          </table:table-cell>
          <table:table-cell table:formula="of:=[.D682] &amp; [.C6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-2.2710205404444*10^-7*[.A684]^3+0.000420022571043*[.A684]^2-0.302647795840204*[.A684]+112.175709926089" office:value-type="float" office:value="24.667050724536" calcext:value-type="float">
            <text:p>25</text:p>
          </table:table-cell>
          <table:table-cell table:formula="of:=TEXT([.B684];&quot;##&quot;)" office:value-type="string" office:string-value="25" calcext:value-type="string">
            <text:p>25</text:p>
          </table:table-cell>
          <table:table-cell table:formula="of:=[.D683] &amp; [.C6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-2.2710205404444*10^-7*[.A685]^3+0.000420022571043*[.A685]^2-0.302647795840204*[.A685]+112.175709926089" office:value-type="float" office:value="24.6078098655032" calcext:value-type="float">
            <text:p>25</text:p>
          </table:table-cell>
          <table:table-cell table:formula="of:=TEXT([.B685];&quot;##&quot;)" office:value-type="string" office:string-value="25" calcext:value-type="string">
            <text:p>25</text:p>
          </table:table-cell>
          <table:table-cell table:formula="of:=[.D684] &amp; [.C6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-2.2710205404444*10^-7*[.A686]^3+0.000420022571043*[.A686]^2-0.302647795840204*[.A686]+112.175709926089" office:value-type="float" office:value="24.5483625653473" calcext:value-type="float">
            <text:p>25</text:p>
          </table:table-cell>
          <table:table-cell table:formula="of:=TEXT([.B686];&quot;##&quot;)" office:value-type="string" office:string-value="25" calcext:value-type="string">
            <text:p>25</text:p>
          </table:table-cell>
          <table:table-cell table:formula="of:=[.D685] &amp; [.C6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-2.2710205404444*10^-7*[.A687]^3+0.000420022571043*[.A687]^2-0.302647795840204*[.A687]+112.175709926089" office:value-type="float" office:value="24.4887074614563" calcext:value-type="float">
            <text:p>24</text:p>
          </table:table-cell>
          <table:table-cell table:formula="of:=TEXT([.B687];&quot;##&quot;)" office:value-type="string" office:string-value="24" calcext:value-type="string">
            <text:p>24</text:p>
          </table:table-cell>
          <table:table-cell table:formula="of:=[.D686] &amp; [.C6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-2.2710205404444*10^-7*[.A688]^3+0.000420022571043*[.A688]^2-0.302647795840204*[.A688]+112.175709926089" office:value-type="float" office:value="24.4288431912176" calcext:value-type="float">
            <text:p>24</text:p>
          </table:table-cell>
          <table:table-cell table:formula="of:=TEXT([.B688];&quot;##&quot;)" office:value-type="string" office:string-value="24" calcext:value-type="string">
            <text:p>24</text:p>
          </table:table-cell>
          <table:table-cell table:formula="of:=[.D687] &amp; [.C6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-2.2710205404444*10^-7*[.A689]^3+0.000420022571043*[.A689]^2-0.302647795840204*[.A689]+112.175709926089" office:value-type="float" office:value="24.368768392019" calcext:value-type="float">
            <text:p>24</text:p>
          </table:table-cell>
          <table:table-cell table:formula="of:=TEXT([.B689];&quot;##&quot;)" office:value-type="string" office:string-value="24" calcext:value-type="string">
            <text:p>24</text:p>
          </table:table-cell>
          <table:table-cell table:formula="of:=[.D688] &amp; [.C6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-2.2710205404444*10^-7*[.A690]^3+0.000420022571043*[.A690]^2-0.302647795840204*[.A690]+112.175709926089" office:value-type="float" office:value="24.3084817012482" calcext:value-type="float">
            <text:p>24</text:p>
          </table:table-cell>
          <table:table-cell table:formula="of:=TEXT([.B690];&quot;##&quot;)" office:value-type="string" office:string-value="24" calcext:value-type="string">
            <text:p>24</text:p>
          </table:table-cell>
          <table:table-cell table:formula="of:=[.D689] &amp; [.C6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-2.2710205404444*10^-7*[.A691]^3+0.000420022571043*[.A691]^2-0.302647795840204*[.A691]+112.175709926089" office:value-type="float" office:value="24.2479817562927" calcext:value-type="float">
            <text:p>24</text:p>
          </table:table-cell>
          <table:table-cell table:formula="of:=TEXT([.B691];&quot;##&quot;)" office:value-type="string" office:string-value="24" calcext:value-type="string">
            <text:p>24</text:p>
          </table:table-cell>
          <table:table-cell table:formula="of:=[.D690] &amp; [.C6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-2.2710205404444*10^-7*[.A692]^3+0.000420022571043*[.A692]^2-0.302647795840204*[.A692]+112.175709926089" office:value-type="float" office:value="24.1872671945404" calcext:value-type="float">
            <text:p>24</text:p>
          </table:table-cell>
          <table:table-cell table:formula="of:=TEXT([.B692];&quot;##&quot;)" office:value-type="string" office:string-value="24" calcext:value-type="string">
            <text:p>24</text:p>
          </table:table-cell>
          <table:table-cell table:formula="of:=[.D691] &amp; [.C6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-2.2710205404444*10^-7*[.A693]^3+0.000420022571043*[.A693]^2-0.302647795840204*[.A693]+112.175709926089" office:value-type="float" office:value="24.1263366533789" calcext:value-type="float">
            <text:p>24</text:p>
          </table:table-cell>
          <table:table-cell table:formula="of:=TEXT([.B693];&quot;##&quot;)" office:value-type="string" office:string-value="24" calcext:value-type="string">
            <text:p>24</text:p>
          </table:table-cell>
          <table:table-cell table:formula="of:=[.D692] &amp; [.C6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-2.2710205404444*10^-7*[.A694]^3+0.000420022571043*[.A694]^2-0.302647795840204*[.A694]+112.175709926089" office:value-type="float" office:value="24.0651887701957" calcext:value-type="float">
            <text:p>24</text:p>
          </table:table-cell>
          <table:table-cell table:formula="of:=TEXT([.B694];&quot;##&quot;)" office:value-type="string" office:string-value="24" calcext:value-type="string">
            <text:p>24</text:p>
          </table:table-cell>
          <table:table-cell table:formula="of:=[.D693] &amp; [.C6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-2.2710205404444*10^-7*[.A695]^3+0.000420022571043*[.A695]^2-0.302647795840204*[.A695]+112.175709926089" office:value-type="float" office:value="24.0038221823788" calcext:value-type="float">
            <text:p>24</text:p>
          </table:table-cell>
          <table:table-cell table:formula="of:=TEXT([.B695];&quot;##&quot;)" office:value-type="string" office:string-value="24" calcext:value-type="string">
            <text:p>24</text:p>
          </table:table-cell>
          <table:table-cell table:formula="of:=[.D694] &amp; [.C6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-2.2710205404444*10^-7*[.A696]^3+0.000420022571043*[.A696]^2-0.302647795840204*[.A696]+112.175709926089" office:value-type="float" office:value="23.9422355273156" calcext:value-type="float">
            <text:p>24</text:p>
          </table:table-cell>
          <table:table-cell table:formula="of:=TEXT([.B696];&quot;##&quot;)" office:value-type="string" office:string-value="24" calcext:value-type="string">
            <text:p>24</text:p>
          </table:table-cell>
          <table:table-cell table:formula="of:=[.D695] &amp; [.C6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-2.2710205404444*10^-7*[.A697]^3+0.000420022571043*[.A697]^2-0.302647795840204*[.A697]+112.175709926089" office:value-type="float" office:value="23.880427442394" calcext:value-type="float">
            <text:p>24</text:p>
          </table:table-cell>
          <table:table-cell table:formula="of:=TEXT([.B697];&quot;##&quot;)" office:value-type="string" office:string-value="24" calcext:value-type="string">
            <text:p>24</text:p>
          </table:table-cell>
          <table:table-cell table:formula="of:=[.D696] &amp; [.C6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-2.2710205404444*10^-7*[.A698]^3+0.000420022571043*[.A698]^2-0.302647795840204*[.A698]+112.175709926089" office:value-type="float" office:value="23.8183965650015" calcext:value-type="float">
            <text:p>24</text:p>
          </table:table-cell>
          <table:table-cell table:formula="of:=TEXT([.B698];&quot;##&quot;)" office:value-type="string" office:string-value="24" calcext:value-type="string">
            <text:p>24</text:p>
          </table:table-cell>
          <table:table-cell table:formula="of:=[.D697] &amp; [.C6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-2.2710205404444*10^-7*[.A699]^3+0.000420022571043*[.A699]^2-0.302647795840204*[.A699]+112.175709926089" office:value-type="float" office:value="23.7561415325258" calcext:value-type="float">
            <text:p>24</text:p>
          </table:table-cell>
          <table:table-cell table:formula="of:=TEXT([.B699];&quot;##&quot;)" office:value-type="string" office:string-value="24" calcext:value-type="string">
            <text:p>24</text:p>
          </table:table-cell>
          <table:table-cell table:formula="of:=[.D698] &amp; [.C6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-2.2710205404444*10^-7*[.A700]^3+0.000420022571043*[.A700]^2-0.302647795840204*[.A700]+112.175709926089" office:value-type="float" office:value="23.6936609823547" calcext:value-type="float">
            <text:p>24</text:p>
          </table:table-cell>
          <table:table-cell table:formula="of:=TEXT([.B700];&quot;##&quot;)" office:value-type="string" office:string-value="24" calcext:value-type="string">
            <text:p>24</text:p>
          </table:table-cell>
          <table:table-cell table:formula="of:=[.D699] &amp; [.C7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-2.2710205404444*10^-7*[.A701]^3+0.000420022571043*[.A701]^2-0.302647795840204*[.A701]+112.175709926089" office:value-type="float" office:value="23.6309535518756" calcext:value-type="float">
            <text:p>24</text:p>
          </table:table-cell>
          <table:table-cell table:formula="of:=TEXT([.B701];&quot;##&quot;)" office:value-type="string" office:string-value="24" calcext:value-type="string">
            <text:p>24</text:p>
          </table:table-cell>
          <table:table-cell table:formula="of:=[.D700] &amp; [.C7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-2.2710205404444*10^-7*[.A702]^3+0.000420022571043*[.A702]^2-0.302647795840204*[.A702]+112.175709926089" office:value-type="float" office:value="23.5680178784765" calcext:value-type="float">
            <text:p>24</text:p>
          </table:table-cell>
          <table:table-cell table:formula="of:=TEXT([.B702];&quot;##&quot;)" office:value-type="string" office:string-value="24" calcext:value-type="string">
            <text:p>24</text:p>
          </table:table-cell>
          <table:table-cell table:formula="of:=[.D701] &amp; [.C7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-2.2710205404444*10^-7*[.A703]^3+0.000420022571043*[.A703]^2-0.302647795840204*[.A703]+112.175709926089" office:value-type="float" office:value="23.5048525995449" calcext:value-type="float">
            <text:p>24</text:p>
          </table:table-cell>
          <table:table-cell table:formula="of:=TEXT([.B703];&quot;##&quot;)" office:value-type="string" office:string-value="24" calcext:value-type="string">
            <text:p>24</text:p>
          </table:table-cell>
          <table:table-cell table:formula="of:=[.D702] &amp; [.C7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-2.2710205404444*10^-7*[.A704]^3+0.000420022571043*[.A704]^2-0.302647795840204*[.A704]+112.175709926089" office:value-type="float" office:value="23.4414563524686" calcext:value-type="float">
            <text:p>23</text:p>
          </table:table-cell>
          <table:table-cell table:formula="of:=TEXT([.B704];&quot;##&quot;)" office:value-type="string" office:string-value="23" calcext:value-type="string">
            <text:p>23</text:p>
          </table:table-cell>
          <table:table-cell table:formula="of:=[.D703] &amp; [.C7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-2.2710205404444*10^-7*[.A705]^3+0.000420022571043*[.A705]^2-0.302647795840204*[.A705]+112.175709926089" office:value-type="float" office:value="23.3778277746351" calcext:value-type="float">
            <text:p>23</text:p>
          </table:table-cell>
          <table:table-cell table:formula="of:=TEXT([.B705];&quot;##&quot;)" office:value-type="string" office:string-value="23" calcext:value-type="string">
            <text:p>23</text:p>
          </table:table-cell>
          <table:table-cell table:formula="of:=[.D704] &amp; [.C7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-2.2710205404444*10^-7*[.A706]^3+0.000420022571043*[.A706]^2-0.302647795840204*[.A706]+112.175709926089" office:value-type="float" office:value="23.3139655034322" calcext:value-type="float">
            <text:p>23</text:p>
          </table:table-cell>
          <table:table-cell table:formula="of:=TEXT([.B706];&quot;##&quot;)" office:value-type="string" office:string-value="23" calcext:value-type="string">
            <text:p>23</text:p>
          </table:table-cell>
          <table:table-cell table:formula="of:=[.D705] &amp; [.C7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-2.2710205404444*10^-7*[.A707]^3+0.000420022571043*[.A707]^2-0.302647795840204*[.A707]+112.175709926089" office:value-type="float" office:value="23.2498681762475" calcext:value-type="float">
            <text:p>23</text:p>
          </table:table-cell>
          <table:table-cell table:formula="of:=TEXT([.B707];&quot;##&quot;)" office:value-type="string" office:string-value="23" calcext:value-type="string">
            <text:p>23</text:p>
          </table:table-cell>
          <table:table-cell table:formula="of:=[.D706] &amp; [.C7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-2.2710205404444*10^-7*[.A708]^3+0.000420022571043*[.A708]^2-0.302647795840204*[.A708]+112.175709926089" office:value-type="float" office:value="23.1855344304687" calcext:value-type="float">
            <text:p>23</text:p>
          </table:table-cell>
          <table:table-cell table:formula="of:=TEXT([.B708];&quot;##&quot;)" office:value-type="string" office:string-value="23" calcext:value-type="string">
            <text:p>23</text:p>
          </table:table-cell>
          <table:table-cell table:formula="of:=[.D707] &amp; [.C7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-2.2710205404444*10^-7*[.A709]^3+0.000420022571043*[.A709]^2-0.302647795840204*[.A709]+112.175709926089" office:value-type="float" office:value="23.1209629034835" calcext:value-type="float">
            <text:p>23</text:p>
          </table:table-cell>
          <table:table-cell table:formula="of:=TEXT([.B709];&quot;##&quot;)" office:value-type="string" office:string-value="23" calcext:value-type="string">
            <text:p>23</text:p>
          </table:table-cell>
          <table:table-cell table:formula="of:=[.D708] &amp; [.C7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-2.2710205404444*10^-7*[.A710]^3+0.000420022571043*[.A710]^2-0.302647795840204*[.A710]+112.175709926089" office:value-type="float" office:value="23.0561522326796" calcext:value-type="float">
            <text:p>23</text:p>
          </table:table-cell>
          <table:table-cell table:formula="of:=TEXT([.B710];&quot;##&quot;)" office:value-type="string" office:string-value="23" calcext:value-type="string">
            <text:p>23</text:p>
          </table:table-cell>
          <table:table-cell table:formula="of:=[.D709] &amp; [.C7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-2.2710205404444*10^-7*[.A711]^3+0.000420022571043*[.A711]^2-0.302647795840204*[.A711]+112.175709926089" office:value-type="float" office:value="22.9911010554446" calcext:value-type="float">
            <text:p>23</text:p>
          </table:table-cell>
          <table:table-cell table:formula="of:=TEXT([.B711];&quot;##&quot;)" office:value-type="string" office:string-value="23" calcext:value-type="string">
            <text:p>23</text:p>
          </table:table-cell>
          <table:table-cell table:formula="of:=[.D710] &amp; [.C7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-2.2710205404444*10^-7*[.A712]^3+0.000420022571043*[.A712]^2-0.302647795840204*[.A712]+112.175709926089" office:value-type="float" office:value="22.9258080091663" calcext:value-type="float">
            <text:p>23</text:p>
          </table:table-cell>
          <table:table-cell table:formula="of:=TEXT([.B712];&quot;##&quot;)" office:value-type="string" office:string-value="23" calcext:value-type="string">
            <text:p>23</text:p>
          </table:table-cell>
          <table:table-cell table:formula="of:=[.D711] &amp; [.C7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-2.2710205404444*10^-7*[.A713]^3+0.000420022571043*[.A713]^2-0.302647795840204*[.A713]+112.175709926089" office:value-type="float" office:value="22.8602717312323" calcext:value-type="float">
            <text:p>23</text:p>
          </table:table-cell>
          <table:table-cell table:formula="of:=TEXT([.B713];&quot;##&quot;)" office:value-type="string" office:string-value="23" calcext:value-type="string">
            <text:p>23</text:p>
          </table:table-cell>
          <table:table-cell table:formula="of:=[.D712] &amp; [.C7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-2.2710205404444*10^-7*[.A714]^3+0.000420022571043*[.A714]^2-0.302647795840204*[.A714]+112.175709926089" office:value-type="float" office:value="22.7944908590301" calcext:value-type="float">
            <text:p>23</text:p>
          </table:table-cell>
          <table:table-cell table:formula="of:=TEXT([.B714];&quot;##&quot;)" office:value-type="string" office:string-value="23" calcext:value-type="string">
            <text:p>23</text:p>
          </table:table-cell>
          <table:table-cell table:formula="of:=[.D713] &amp; [.C7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-2.2710205404444*10^-7*[.A715]^3+0.000420022571043*[.A715]^2-0.302647795840204*[.A715]+112.175709926089" office:value-type="float" office:value="22.7284640299478" calcext:value-type="float">
            <text:p>23</text:p>
          </table:table-cell>
          <table:table-cell table:formula="of:=TEXT([.B715];&quot;##&quot;)" office:value-type="string" office:string-value="23" calcext:value-type="string">
            <text:p>23</text:p>
          </table:table-cell>
          <table:table-cell table:formula="of:=[.D714] &amp; [.C7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-2.2710205404444*10^-7*[.A716]^3+0.000420022571043*[.A716]^2-0.302647795840204*[.A716]+112.175709926089" office:value-type="float" office:value="22.6621898813726" calcext:value-type="float">
            <text:p>23</text:p>
          </table:table-cell>
          <table:table-cell table:formula="of:=TEXT([.B716];&quot;##&quot;)" office:value-type="string" office:string-value="23" calcext:value-type="string">
            <text:p>23</text:p>
          </table:table-cell>
          <table:table-cell table:formula="of:=[.D715] &amp; [.C7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-2.2710205404444*10^-7*[.A717]^3+0.000420022571043*[.A717]^2-0.302647795840204*[.A717]+112.175709926089" office:value-type="float" office:value="22.5956670506925" calcext:value-type="float">
            <text:p>23</text:p>
          </table:table-cell>
          <table:table-cell table:formula="of:=TEXT([.B717];&quot;##&quot;)" office:value-type="string" office:string-value="23" calcext:value-type="string">
            <text:p>23</text:p>
          </table:table-cell>
          <table:table-cell table:formula="of:=[.D716] &amp; [.C7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-2.2710205404444*10^-7*[.A718]^3+0.000420022571043*[.A718]^2-0.302647795840204*[.A718]+112.175709926089" office:value-type="float" office:value="22.528894175295" calcext:value-type="float">
            <text:p>23</text:p>
          </table:table-cell>
          <table:table-cell table:formula="of:=TEXT([.B718];&quot;##&quot;)" office:value-type="string" office:string-value="23" calcext:value-type="string">
            <text:p>23</text:p>
          </table:table-cell>
          <table:table-cell table:formula="of:=[.D717] &amp; [.C71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-2.2710205404444*10^-7*[.A719]^3+0.000420022571043*[.A719]^2-0.302647795840204*[.A719]+112.175709926089" office:value-type="float" office:value="22.4618698925679" calcext:value-type="float">
            <text:p>22</text:p>
          </table:table-cell>
          <table:table-cell table:formula="of:=TEXT([.B719];&quot;##&quot;)" office:value-type="string" office:string-value="22" calcext:value-type="string">
            <text:p>22</text:p>
          </table:table-cell>
          <table:table-cell table:formula="of:=[.D718] &amp; [.C71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-2.2710205404444*10^-7*[.A720]^3+0.000420022571043*[.A720]^2-0.302647795840204*[.A720]+112.175709926089" office:value-type="float" office:value="22.3945928398989" calcext:value-type="float">
            <text:p>22</text:p>
          </table:table-cell>
          <table:table-cell table:formula="of:=TEXT([.B720];&quot;##&quot;)" office:value-type="string" office:string-value="22" calcext:value-type="string">
            <text:p>22</text:p>
          </table:table-cell>
          <table:table-cell table:formula="of:=[.D719] &amp; [.C72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-2.2710205404444*10^-7*[.A721]^3+0.000420022571043*[.A721]^2-0.302647795840204*[.A721]+112.175709926089" office:value-type="float" office:value="22.3270616546755" calcext:value-type="float">
            <text:p>22</text:p>
          </table:table-cell>
          <table:table-cell table:formula="of:=TEXT([.B721];&quot;##&quot;)" office:value-type="string" office:string-value="22" calcext:value-type="string">
            <text:p>22</text:p>
          </table:table-cell>
          <table:table-cell table:formula="of:=[.D720] &amp; [.C72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-2.2710205404444*10^-7*[.A722]^3+0.000420022571043*[.A722]^2-0.302647795840204*[.A722]+112.175709926089" office:value-type="float" office:value="22.2592749742855" calcext:value-type="float">
            <text:p>22</text:p>
          </table:table-cell>
          <table:table-cell table:formula="of:=TEXT([.B722];&quot;##&quot;)" office:value-type="string" office:string-value="22" calcext:value-type="string">
            <text:p>22</text:p>
          </table:table-cell>
          <table:table-cell table:formula="of:=[.D721] &amp; [.C72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-2.2710205404444*10^-7*[.A723]^3+0.000420022571043*[.A723]^2-0.302647795840204*[.A723]+112.175709926089" office:value-type="float" office:value="22.1912314361166" calcext:value-type="float">
            <text:p>22</text:p>
          </table:table-cell>
          <table:table-cell table:formula="of:=TEXT([.B723];&quot;##&quot;)" office:value-type="string" office:string-value="22" calcext:value-type="string">
            <text:p>22</text:p>
          </table:table-cell>
          <table:table-cell table:formula="of:=[.D722] &amp; [.C72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-2.2710205404444*10^-7*[.A724]^3+0.000420022571043*[.A724]^2-0.302647795840204*[.A724]+112.175709926089" office:value-type="float" office:value="22.1229296775563" calcext:value-type="float">
            <text:p>22</text:p>
          </table:table-cell>
          <table:table-cell table:formula="of:=TEXT([.B724];&quot;##&quot;)" office:value-type="string" office:string-value="22" calcext:value-type="string">
            <text:p>22</text:p>
          </table:table-cell>
          <table:table-cell table:formula="of:=[.D723] &amp; [.C72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-2.2710205404444*10^-7*[.A725]^3+0.000420022571043*[.A725]^2-0.302647795840204*[.A725]+112.175709926089" office:value-type="float" office:value="22.0543683359926" calcext:value-type="float">
            <text:p>22</text:p>
          </table:table-cell>
          <table:table-cell table:formula="of:=TEXT([.B725];&quot;##&quot;)" office:value-type="string" office:string-value="22" calcext:value-type="string">
            <text:p>22</text:p>
          </table:table-cell>
          <table:table-cell table:formula="of:=[.D724] &amp; [.C72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-2.2710205404444*10^-7*[.A726]^3+0.000420022571043*[.A726]^2-0.302647795840204*[.A726]+112.175709926089" office:value-type="float" office:value="21.9855460488128" calcext:value-type="float">
            <text:p>22</text:p>
          </table:table-cell>
          <table:table-cell table:formula="of:=TEXT([.B726];&quot;##&quot;)" office:value-type="string" office:string-value="22" calcext:value-type="string">
            <text:p>22</text:p>
          </table:table-cell>
          <table:table-cell table:formula="of:=[.D725] &amp; [.C72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-2.2710205404444*10^-7*[.A727]^3+0.000420022571043*[.A727]^2-0.302647795840204*[.A727]+112.175709926089" office:value-type="float" office:value="21.9164614534048" calcext:value-type="float">
            <text:p>22</text:p>
          </table:table-cell>
          <table:table-cell table:formula="of:=TEXT([.B727];&quot;##&quot;)" office:value-type="string" office:string-value="22" calcext:value-type="string">
            <text:p>22</text:p>
          </table:table-cell>
          <table:table-cell table:formula="of:=[.D726] &amp; [.C72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-2.2710205404444*10^-7*[.A728]^3+0.000420022571043*[.A728]^2-0.302647795840204*[.A728]+112.175709926089" office:value-type="float" office:value="21.8471131871563" calcext:value-type="float">
            <text:p>22</text:p>
          </table:table-cell>
          <table:table-cell table:formula="of:=TEXT([.B728];&quot;##&quot;)" office:value-type="string" office:string-value="22" calcext:value-type="string">
            <text:p>22</text:p>
          </table:table-cell>
          <table:table-cell table:formula="of:=[.D727] &amp; [.C72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-2.2710205404444*10^-7*[.A729]^3+0.000420022571043*[.A729]^2-0.302647795840204*[.A729]+112.175709926089" office:value-type="float" office:value="21.7774998874548" calcext:value-type="float">
            <text:p>22</text:p>
          </table:table-cell>
          <table:table-cell table:formula="of:=TEXT([.B729];&quot;##&quot;)" office:value-type="string" office:string-value="22" calcext:value-type="string">
            <text:p>22</text:p>
          </table:table-cell>
          <table:table-cell table:formula="of:=[.D728] &amp; [.C72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-2.2710205404444*10^-7*[.A730]^3+0.000420022571043*[.A730]^2-0.302647795840204*[.A730]+112.175709926089" office:value-type="float" office:value="21.7076201916881" calcext:value-type="float">
            <text:p>22</text:p>
          </table:table-cell>
          <table:table-cell table:formula="of:=TEXT([.B730];&quot;##&quot;)" office:value-type="string" office:string-value="22" calcext:value-type="string">
            <text:p>22</text:p>
          </table:table-cell>
          <table:table-cell table:formula="of:=[.D729] &amp; [.C73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-2.2710205404444*10^-7*[.A731]^3+0.000420022571043*[.A731]^2-0.302647795840204*[.A731]+112.175709926089" office:value-type="float" office:value="21.6374727372439" calcext:value-type="float">
            <text:p>22</text:p>
          </table:table-cell>
          <table:table-cell table:formula="of:=TEXT([.B731];&quot;##&quot;)" office:value-type="string" office:string-value="22" calcext:value-type="string">
            <text:p>22</text:p>
          </table:table-cell>
          <table:table-cell table:formula="of:=[.D730] &amp; [.C73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-2.2710205404444*10^-7*[.A732]^3+0.000420022571043*[.A732]^2-0.302647795840204*[.A732]+112.175709926089" office:value-type="float" office:value="21.5670561615099" calcext:value-type="float">
            <text:p>22</text:p>
          </table:table-cell>
          <table:table-cell table:formula="of:=TEXT([.B732];&quot;##&quot;)" office:value-type="string" office:string-value="22" calcext:value-type="string">
            <text:p>22</text:p>
          </table:table-cell>
          <table:table-cell table:formula="of:=[.D731] &amp; [.C73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-2.2710205404444*10^-7*[.A733]^3+0.000420022571043*[.A733]^2-0.302647795840204*[.A733]+112.175709926089" office:value-type="float" office:value="21.4963691018736" calcext:value-type="float">
            <text:p>21</text:p>
          </table:table-cell>
          <table:table-cell table:formula="of:=TEXT([.B733];&quot;##&quot;)" office:value-type="string" office:string-value="21" calcext:value-type="string">
            <text:p>21</text:p>
          </table:table-cell>
          <table:table-cell table:formula="of:=[.D732] &amp; [.C73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-2.2710205404444*10^-7*[.A734]^3+0.000420022571043*[.A734]^2-0.302647795840204*[.A734]+112.175709926089" office:value-type="float" office:value="21.4254101957228" calcext:value-type="float">
            <text:p>21</text:p>
          </table:table-cell>
          <table:table-cell table:formula="of:=TEXT([.B734];&quot;##&quot;)" office:value-type="string" office:string-value="21" calcext:value-type="string">
            <text:p>21</text:p>
          </table:table-cell>
          <table:table-cell table:formula="of:=[.D733] &amp; [.C73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-2.2710205404444*10^-7*[.A735]^3+0.000420022571043*[.A735]^2-0.302647795840204*[.A735]+112.175709926089" office:value-type="float" office:value="21.3541780804452" calcext:value-type="float">
            <text:p>21</text:p>
          </table:table-cell>
          <table:table-cell table:formula="of:=TEXT([.B735];&quot;##&quot;)" office:value-type="string" office:string-value="21" calcext:value-type="string">
            <text:p>21</text:p>
          </table:table-cell>
          <table:table-cell table:formula="of:=[.D734] &amp; [.C73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-2.2710205404444*10^-7*[.A736]^3+0.000420022571043*[.A736]^2-0.302647795840204*[.A736]+112.175709926089" office:value-type="float" office:value="21.2826713934284" calcext:value-type="float">
            <text:p>21</text:p>
          </table:table-cell>
          <table:table-cell table:formula="of:=TEXT([.B736];&quot;##&quot;)" office:value-type="string" office:string-value="21" calcext:value-type="string">
            <text:p>21</text:p>
          </table:table-cell>
          <table:table-cell table:formula="of:=[.D735] &amp; [.C73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-2.2710205404444*10^-7*[.A737]^3+0.000420022571043*[.A737]^2-0.302647795840204*[.A737]+112.175709926089" office:value-type="float" office:value="21.2108887720601" calcext:value-type="float">
            <text:p>21</text:p>
          </table:table-cell>
          <table:table-cell table:formula="of:=TEXT([.B737];&quot;##&quot;)" office:value-type="string" office:string-value="21" calcext:value-type="string">
            <text:p>21</text:p>
          </table:table-cell>
          <table:table-cell table:formula="of:=[.D736] &amp; [.C73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-2.2710205404444*10^-7*[.A738]^3+0.000420022571043*[.A738]^2-0.302647795840204*[.A738]+112.175709926089" office:value-type="float" office:value="21.138828853728" calcext:value-type="float">
            <text:p>21</text:p>
          </table:table-cell>
          <table:table-cell table:formula="of:=TEXT([.B738];&quot;##&quot;)" office:value-type="string" office:string-value="21" calcext:value-type="string">
            <text:p>21</text:p>
          </table:table-cell>
          <table:table-cell table:formula="of:=[.D737] &amp; [.C73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-2.2710205404444*10^-7*[.A739]^3+0.000420022571043*[.A739]^2-0.302647795840204*[.A739]+112.175709926089" office:value-type="float" office:value="21.0664902758198" calcext:value-type="float">
            <text:p>21</text:p>
          </table:table-cell>
          <table:table-cell table:formula="of:=TEXT([.B739];&quot;##&quot;)" office:value-type="string" office:string-value="21" calcext:value-type="string">
            <text:p>21</text:p>
          </table:table-cell>
          <table:table-cell table:formula="of:=[.D738] &amp; [.C73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-2.2710205404444*10^-7*[.A740]^3+0.000420022571043*[.A740]^2-0.302647795840204*[.A740]+112.175709926089" office:value-type="float" office:value="20.9938716757231" calcext:value-type="float">
            <text:p>21</text:p>
          </table:table-cell>
          <table:table-cell table:formula="of:=TEXT([.B740];&quot;##&quot;)" office:value-type="string" office:string-value="21" calcext:value-type="string">
            <text:p>21</text:p>
          </table:table-cell>
          <table:table-cell table:formula="of:=[.D739] &amp; [.C74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-2.2710205404444*10^-7*[.A741]^3+0.000420022571043*[.A741]^2-0.302647795840204*[.A741]+112.175709926089" office:value-type="float" office:value="20.9209716908257" calcext:value-type="float">
            <text:p>21</text:p>
          </table:table-cell>
          <table:table-cell table:formula="of:=TEXT([.B741];&quot;##&quot;)" office:value-type="string" office:string-value="21" calcext:value-type="string">
            <text:p>21</text:p>
          </table:table-cell>
          <table:table-cell table:formula="of:=[.D740] &amp; [.C74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-2.2710205404444*10^-7*[.A742]^3+0.000420022571043*[.A742]^2-0.302647795840204*[.A742]+112.175709926089" office:value-type="float" office:value="20.847788958515" calcext:value-type="float">
            <text:p>21</text:p>
          </table:table-cell>
          <table:table-cell table:formula="of:=TEXT([.B742];&quot;##&quot;)" office:value-type="string" office:string-value="21" calcext:value-type="string">
            <text:p>21</text:p>
          </table:table-cell>
          <table:table-cell table:formula="of:=[.D741] &amp; [.C74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-2.2710205404444*10^-7*[.A743]^3+0.000420022571043*[.A743]^2-0.302647795840204*[.A743]+112.175709926089" office:value-type="float" office:value="20.774322116179" calcext:value-type="float">
            <text:p>21</text:p>
          </table:table-cell>
          <table:table-cell table:formula="of:=TEXT([.B743];&quot;##&quot;)" office:value-type="string" office:string-value="21" calcext:value-type="string">
            <text:p>21</text:p>
          </table:table-cell>
          <table:table-cell table:formula="of:=[.D742] &amp; [.C74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-2.2710205404444*10^-7*[.A744]^3+0.000420022571043*[.A744]^2-0.302647795840204*[.A744]+112.175709926089" office:value-type="float" office:value="20.7005698012053" calcext:value-type="float">
            <text:p>21</text:p>
          </table:table-cell>
          <table:table-cell table:formula="of:=TEXT([.B744];&quot;##&quot;)" office:value-type="string" office:string-value="21" calcext:value-type="string">
            <text:p>21</text:p>
          </table:table-cell>
          <table:table-cell table:formula="of:=[.D743] &amp; [.C74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-2.2710205404444*10^-7*[.A745]^3+0.000420022571043*[.A745]^2-0.302647795840204*[.A745]+112.175709926089" office:value-type="float" office:value="20.6265306509814" calcext:value-type="float">
            <text:p>21</text:p>
          </table:table-cell>
          <table:table-cell table:formula="of:=TEXT([.B745];&quot;##&quot;)" office:value-type="string" office:string-value="21" calcext:value-type="string">
            <text:p>21</text:p>
          </table:table-cell>
          <table:table-cell table:formula="of:=[.D744] &amp; [.C74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-2.2710205404444*10^-7*[.A746]^3+0.000420022571043*[.A746]^2-0.302647795840204*[.A746]+112.175709926089" office:value-type="float" office:value="20.5522033028951" calcext:value-type="float">
            <text:p>21</text:p>
          </table:table-cell>
          <table:table-cell table:formula="of:=TEXT([.B746];&quot;##&quot;)" office:value-type="string" office:string-value="21" calcext:value-type="string">
            <text:p>21</text:p>
          </table:table-cell>
          <table:table-cell table:formula="of:=[.D745] &amp; [.C74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-2.2710205404444*10^-7*[.A747]^3+0.000420022571043*[.A747]^2-0.302647795840204*[.A747]+112.175709926089" office:value-type="float" office:value="20.4775863943342" calcext:value-type="float">
            <text:p>20</text:p>
          </table:table-cell>
          <table:table-cell table:formula="of:=TEXT([.B747];&quot;##&quot;)" office:value-type="string" office:string-value="20" calcext:value-type="string">
            <text:p>20</text:p>
          </table:table-cell>
          <table:table-cell table:formula="of:=[.D746] &amp; [.C74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-2.2710205404444*10^-7*[.A748]^3+0.000420022571043*[.A748]^2-0.302647795840204*[.A748]+112.175709926089" office:value-type="float" office:value="20.4026785626861" calcext:value-type="float">
            <text:p>20</text:p>
          </table:table-cell>
          <table:table-cell table:formula="of:=TEXT([.B748];&quot;##&quot;)" office:value-type="string" office:string-value="20" calcext:value-type="string">
            <text:p>20</text:p>
          </table:table-cell>
          <table:table-cell table:formula="of:=[.D747] &amp; [.C74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-2.2710205404444*10^-7*[.A749]^3+0.000420022571043*[.A749]^2-0.302647795840204*[.A749]+112.175709926089" office:value-type="float" office:value="20.3274784453387" calcext:value-type="float">
            <text:p>20</text:p>
          </table:table-cell>
          <table:table-cell table:formula="of:=TEXT([.B749];&quot;##&quot;)" office:value-type="string" office:string-value="20" calcext:value-type="string">
            <text:p>20</text:p>
          </table:table-cell>
          <table:table-cell table:formula="of:=[.D748] &amp; [.C74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-2.2710205404444*10^-7*[.A750]^3+0.000420022571043*[.A750]^2-0.302647795840204*[.A750]+112.175709926089" office:value-type="float" office:value="20.2519846796795" calcext:value-type="float">
            <text:p>20</text:p>
          </table:table-cell>
          <table:table-cell table:formula="of:=TEXT([.B750];&quot;##&quot;)" office:value-type="string" office:string-value="20" calcext:value-type="string">
            <text:p>20</text:p>
          </table:table-cell>
          <table:table-cell table:formula="of:=[.D749] &amp; [.C75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-2.2710205404444*10^-7*[.A751]^3+0.000420022571043*[.A751]^2-0.302647795840204*[.A751]+112.175709926089" office:value-type="float" office:value="20.1761959030964" calcext:value-type="float">
            <text:p>20</text:p>
          </table:table-cell>
          <table:table-cell table:formula="of:=TEXT([.B751];&quot;##&quot;)" office:value-type="string" office:string-value="20" calcext:value-type="string">
            <text:p>20</text:p>
          </table:table-cell>
          <table:table-cell table:formula="of:=[.D750] &amp; [.C75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-2.2710205404444*10^-7*[.A752]^3+0.000420022571043*[.A752]^2-0.302647795840204*[.A752]+112.175709926089" office:value-type="float" office:value="20.1001107529768" calcext:value-type="float">
            <text:p>20</text:p>
          </table:table-cell>
          <table:table-cell table:formula="of:=TEXT([.B752];&quot;##&quot;)" office:value-type="string" office:string-value="20" calcext:value-type="string">
            <text:p>20</text:p>
          </table:table-cell>
          <table:table-cell table:formula="of:=[.D751] &amp; [.C75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-2.2710205404444*10^-7*[.A753]^3+0.000420022571043*[.A753]^2-0.302647795840204*[.A753]+112.175709926089" office:value-type="float" office:value="20.0237278667087" calcext:value-type="float">
            <text:p>20</text:p>
          </table:table-cell>
          <table:table-cell table:formula="of:=TEXT([.B753];&quot;##&quot;)" office:value-type="string" office:string-value="20" calcext:value-type="string">
            <text:p>20</text:p>
          </table:table-cell>
          <table:table-cell table:formula="of:=[.D752] &amp; [.C75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-2.2710205404444*10^-7*[.A754]^3+0.000420022571043*[.A754]^2-0.302647795840204*[.A754]+112.175709926089" office:value-type="float" office:value="19.9470458816795" calcext:value-type="float">
            <text:p>20</text:p>
          </table:table-cell>
          <table:table-cell table:formula="of:=TEXT([.B754];&quot;##&quot;)" office:value-type="string" office:string-value="20" calcext:value-type="string">
            <text:p>20</text:p>
          </table:table-cell>
          <table:table-cell table:formula="of:=[.D753] &amp; [.C75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-2.2710205404444*10^-7*[.A755]^3+0.000420022571043*[.A755]^2-0.302647795840204*[.A755]+112.175709926089" office:value-type="float" office:value="19.870063435277" calcext:value-type="float">
            <text:p>20</text:p>
          </table:table-cell>
          <table:table-cell table:formula="of:=TEXT([.B755];&quot;##&quot;)" office:value-type="string" office:string-value="20" calcext:value-type="string">
            <text:p>20</text:p>
          </table:table-cell>
          <table:table-cell table:formula="of:=[.D754] &amp; [.C75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-2.2710205404444*10^-7*[.A756]^3+0.000420022571043*[.A756]^2-0.302647795840204*[.A756]+112.175709926089" office:value-type="float" office:value="19.7927791648888" calcext:value-type="float">
            <text:p>20</text:p>
          </table:table-cell>
          <table:table-cell table:formula="of:=TEXT([.B756];&quot;##&quot;)" office:value-type="string" office:string-value="20" calcext:value-type="string">
            <text:p>20</text:p>
          </table:table-cell>
          <table:table-cell table:formula="of:=[.D755] &amp; [.C75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-2.2710205404444*10^-7*[.A757]^3+0.000420022571043*[.A757]^2-0.302647795840204*[.A757]+112.175709926089" office:value-type="float" office:value="19.7151917079027" calcext:value-type="float">
            <text:p>20</text:p>
          </table:table-cell>
          <table:table-cell table:formula="of:=TEXT([.B757];&quot;##&quot;)" office:value-type="string" office:string-value="20" calcext:value-type="string">
            <text:p>20</text:p>
          </table:table-cell>
          <table:table-cell table:formula="of:=[.D756] &amp; [.C75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-2.2710205404444*10^-7*[.A758]^3+0.000420022571043*[.A758]^2-0.302647795840204*[.A758]+112.175709926089" office:value-type="float" office:value="19.6372997017062" calcext:value-type="float">
            <text:p>20</text:p>
          </table:table-cell>
          <table:table-cell table:formula="of:=TEXT([.B758];&quot;##&quot;)" office:value-type="string" office:string-value="20" calcext:value-type="string">
            <text:p>20</text:p>
          </table:table-cell>
          <table:table-cell table:formula="of:=[.D757] &amp; [.C75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-2.2710205404444*10^-7*[.A759]^3+0.000420022571043*[.A759]^2-0.302647795840204*[.A759]+112.175709926089" office:value-type="float" office:value="19.5591017836872" calcext:value-type="float">
            <text:p>20</text:p>
          </table:table-cell>
          <table:table-cell table:formula="of:=TEXT([.B759];&quot;##&quot;)" office:value-type="string" office:string-value="20" calcext:value-type="string">
            <text:p>20</text:p>
          </table:table-cell>
          <table:table-cell table:formula="of:=[.D758] &amp; [.C75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-2.2710205404444*10^-7*[.A760]^3+0.000420022571043*[.A760]^2-0.302647795840204*[.A760]+112.175709926089" office:value-type="float" office:value="19.4805965912332" calcext:value-type="float">
            <text:p>19</text:p>
          </table:table-cell>
          <table:table-cell table:formula="of:=TEXT([.B760];&quot;##&quot;)" office:value-type="string" office:string-value="19" calcext:value-type="string">
            <text:p>19</text:p>
          </table:table-cell>
          <table:table-cell table:formula="of:=[.D759] &amp; [.C76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-2.2710205404444*10^-7*[.A761]^3+0.000420022571043*[.A761]^2-0.302647795840204*[.A761]+112.175709926089" office:value-type="float" office:value="19.4017827617319" calcext:value-type="float">
            <text:p>19</text:p>
          </table:table-cell>
          <table:table-cell table:formula="of:=TEXT([.B761];&quot;##&quot;)" office:value-type="string" office:string-value="19" calcext:value-type="string">
            <text:p>19</text:p>
          </table:table-cell>
          <table:table-cell table:formula="of:=[.D760] &amp; [.C76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-2.2710205404444*10^-7*[.A762]^3+0.000420022571043*[.A762]^2-0.302647795840204*[.A762]+112.175709926089" office:value-type="float" office:value="19.322658932571" calcext:value-type="float">
            <text:p>19</text:p>
          </table:table-cell>
          <table:table-cell table:formula="of:=TEXT([.B762];&quot;##&quot;)" office:value-type="string" office:string-value="19" calcext:value-type="string">
            <text:p>19</text:p>
          </table:table-cell>
          <table:table-cell table:formula="of:=[.D761] &amp; [.C76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-2.2710205404444*10^-7*[.A763]^3+0.000420022571043*[.A763]^2-0.302647795840204*[.A763]+112.175709926089" office:value-type="float" office:value="19.2432237411382" calcext:value-type="float">
            <text:p>19</text:p>
          </table:table-cell>
          <table:table-cell table:formula="of:=TEXT([.B763];&quot;##&quot;)" office:value-type="string" office:string-value="19" calcext:value-type="string">
            <text:p>19</text:p>
          </table:table-cell>
          <table:table-cell table:formula="of:=[.D762] &amp; [.C76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-2.2710205404444*10^-7*[.A764]^3+0.000420022571043*[.A764]^2-0.302647795840204*[.A764]+112.175709926089" office:value-type="float" office:value="19.1634758248212" calcext:value-type="float">
            <text:p>19</text:p>
          </table:table-cell>
          <table:table-cell table:formula="of:=TEXT([.B764];&quot;##&quot;)" office:value-type="string" office:string-value="19" calcext:value-type="string">
            <text:p>19</text:p>
          </table:table-cell>
          <table:table-cell table:formula="of:=[.D763] &amp; [.C76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-2.2710205404444*10^-7*[.A765]^3+0.000420022571043*[.A765]^2-0.302647795840204*[.A765]+112.175709926089" office:value-type="float" office:value="19.0834138210076" calcext:value-type="float">
            <text:p>19</text:p>
          </table:table-cell>
          <table:table-cell table:formula="of:=TEXT([.B765];&quot;##&quot;)" office:value-type="string" office:string-value="19" calcext:value-type="string">
            <text:p>19</text:p>
          </table:table-cell>
          <table:table-cell table:formula="of:=[.D764] &amp; [.C76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-2.2710205404444*10^-7*[.A766]^3+0.000420022571043*[.A766]^2-0.302647795840204*[.A766]+112.175709926089" office:value-type="float" office:value="19.003036367085" calcext:value-type="float">
            <text:p>19</text:p>
          </table:table-cell>
          <table:table-cell table:formula="of:=TEXT([.B766];&quot;##&quot;)" office:value-type="string" office:string-value="19" calcext:value-type="string">
            <text:p>19</text:p>
          </table:table-cell>
          <table:table-cell table:formula="of:=[.D765] &amp; [.C76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-2.2710205404444*10^-7*[.A767]^3+0.000420022571043*[.A767]^2-0.302647795840204*[.A767]+112.175709926089" office:value-type="float" office:value="18.9223421004413" calcext:value-type="float">
            <text:p>19</text:p>
          </table:table-cell>
          <table:table-cell table:formula="of:=TEXT([.B767];&quot;##&quot;)" office:value-type="string" office:string-value="19" calcext:value-type="string">
            <text:p>19</text:p>
          </table:table-cell>
          <table:table-cell table:formula="of:=[.D766] &amp; [.C76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-2.2710205404444*10^-7*[.A768]^3+0.000420022571043*[.A768]^2-0.302647795840204*[.A768]+112.175709926089" office:value-type="float" office:value="18.8413296584641" calcext:value-type="float">
            <text:p>19</text:p>
          </table:table-cell>
          <table:table-cell table:formula="of:=TEXT([.B768];&quot;##&quot;)" office:value-type="string" office:string-value="19" calcext:value-type="string">
            <text:p>19</text:p>
          </table:table-cell>
          <table:table-cell table:formula="of:=[.D767] &amp; [.C76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-2.2710205404444*10^-7*[.A769]^3+0.000420022571043*[.A769]^2-0.302647795840204*[.A769]+112.175709926089" office:value-type="float" office:value="18.759997678541" calcext:value-type="float">
            <text:p>19</text:p>
          </table:table-cell>
          <table:table-cell table:formula="of:=TEXT([.B769];&quot;##&quot;)" office:value-type="string" office:string-value="19" calcext:value-type="string">
            <text:p>19</text:p>
          </table:table-cell>
          <table:table-cell table:formula="of:=[.D768] &amp; [.C76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-2.2710205404444*10^-7*[.A770]^3+0.000420022571043*[.A770]^2-0.302647795840204*[.A770]+112.175709926089" office:value-type="float" office:value="18.6783447980597" calcext:value-type="float">
            <text:p>19</text:p>
          </table:table-cell>
          <table:table-cell table:formula="of:=TEXT([.B770];&quot;##&quot;)" office:value-type="string" office:string-value="19" calcext:value-type="string">
            <text:p>19</text:p>
          </table:table-cell>
          <table:table-cell table:formula="of:=[.D769] &amp; [.C77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-2.2710205404444*10^-7*[.A771]^3+0.000420022571043*[.A771]^2-0.302647795840204*[.A771]+112.175709926089" office:value-type="float" office:value="18.5963696544079" calcext:value-type="float">
            <text:p>19</text:p>
          </table:table-cell>
          <table:table-cell table:formula="of:=TEXT([.B771];&quot;##&quot;)" office:value-type="string" office:string-value="19" calcext:value-type="string">
            <text:p>19</text:p>
          </table:table-cell>
          <table:table-cell table:formula="of:=[.D770] &amp; [.C77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-2.2710205404444*10^-7*[.A772]^3+0.000420022571043*[.A772]^2-0.302647795840204*[.A772]+112.175709926089" office:value-type="float" office:value="18.5140708849732" calcext:value-type="float">
            <text:p>19</text:p>
          </table:table-cell>
          <table:table-cell table:formula="of:=TEXT([.B772];&quot;##&quot;)" office:value-type="string" office:string-value="19" calcext:value-type="string">
            <text:p>19</text:p>
          </table:table-cell>
          <table:table-cell table:formula="of:=[.D771] &amp; [.C77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-2.2710205404444*10^-7*[.A773]^3+0.000420022571043*[.A773]^2-0.302647795840204*[.A773]+112.175709926089" office:value-type="float" office:value="18.4314471271434" calcext:value-type="float">
            <text:p>18</text:p>
          </table:table-cell>
          <table:table-cell table:formula="of:=TEXT([.B773];&quot;##&quot;)" office:value-type="string" office:string-value="18" calcext:value-type="string">
            <text:p>18</text:p>
          </table:table-cell>
          <table:table-cell table:formula="of:=[.D772] &amp; [.C77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-2.2710205404444*10^-7*[.A774]^3+0.000420022571043*[.A774]^2-0.302647795840204*[.A774]+112.175709926089" office:value-type="float" office:value="18.3484970183061" calcext:value-type="float">
            <text:p>18</text:p>
          </table:table-cell>
          <table:table-cell table:formula="of:=TEXT([.B774];&quot;##&quot;)" office:value-type="string" office:string-value="18" calcext:value-type="string">
            <text:p>18</text:p>
          </table:table-cell>
          <table:table-cell table:formula="of:=[.D773] &amp; [.C77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-2.2710205404444*10^-7*[.A775]^3+0.000420022571043*[.A775]^2-0.302647795840204*[.A775]+112.175709926089" office:value-type="float" office:value="18.265219195849" calcext:value-type="float">
            <text:p>18</text:p>
          </table:table-cell>
          <table:table-cell table:formula="of:=TEXT([.B775];&quot;##&quot;)" office:value-type="string" office:string-value="18" calcext:value-type="string">
            <text:p>18</text:p>
          </table:table-cell>
          <table:table-cell table:formula="of:=[.D774] &amp; [.C77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-2.2710205404444*10^-7*[.A776]^3+0.000420022571043*[.A776]^2-0.302647795840204*[.A776]+112.175709926089" office:value-type="float" office:value="18.1816122971597" calcext:value-type="float">
            <text:p>18</text:p>
          </table:table-cell>
          <table:table-cell table:formula="of:=TEXT([.B776];&quot;##&quot;)" office:value-type="string" office:string-value="18" calcext:value-type="string">
            <text:p>18</text:p>
          </table:table-cell>
          <table:table-cell table:formula="of:=[.D775] &amp; [.C77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-2.2710205404444*10^-7*[.A777]^3+0.000420022571043*[.A777]^2-0.302647795840204*[.A777]+112.175709926089" office:value-type="float" office:value="18.097674959626" calcext:value-type="float">
            <text:p>18</text:p>
          </table:table-cell>
          <table:table-cell table:formula="of:=TEXT([.B777];&quot;##&quot;)" office:value-type="string" office:string-value="18" calcext:value-type="string">
            <text:p>18</text:p>
          </table:table-cell>
          <table:table-cell table:formula="of:=[.D776] &amp; [.C77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-2.2710205404444*10^-7*[.A778]^3+0.000420022571043*[.A778]^2-0.302647795840204*[.A778]+112.175709926089" office:value-type="float" office:value="18.0134058206355" calcext:value-type="float">
            <text:p>18</text:p>
          </table:table-cell>
          <table:table-cell table:formula="of:=TEXT([.B778];&quot;##&quot;)" office:value-type="string" office:string-value="18" calcext:value-type="string">
            <text:p>18</text:p>
          </table:table-cell>
          <table:table-cell table:formula="of:=[.D777] &amp; [.C77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-2.2710205404444*10^-7*[.A779]^3+0.000420022571043*[.A779]^2-0.302647795840204*[.A779]+112.175709926089" office:value-type="float" office:value="17.928803517576" calcext:value-type="float">
            <text:p>18</text:p>
          </table:table-cell>
          <table:table-cell table:formula="of:=TEXT([.B779];&quot;##&quot;)" office:value-type="string" office:string-value="18" calcext:value-type="string">
            <text:p>18</text:p>
          </table:table-cell>
          <table:table-cell table:formula="of:=[.D778] &amp; [.C77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-2.2710205404444*10^-7*[.A780]^3+0.000420022571043*[.A780]^2-0.302647795840204*[.A780]+112.175709926089" office:value-type="float" office:value="17.8438666878349" calcext:value-type="float">
            <text:p>18</text:p>
          </table:table-cell>
          <table:table-cell table:formula="of:=TEXT([.B780];&quot;##&quot;)" office:value-type="string" office:string-value="18" calcext:value-type="string">
            <text:p>18</text:p>
          </table:table-cell>
          <table:table-cell table:formula="of:=[.D779] &amp; [.C78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-2.2710205404444*10^-7*[.A781]^3+0.000420022571043*[.A781]^2-0.302647795840204*[.A781]+112.175709926089" office:value-type="float" office:value="17.7585939688001" calcext:value-type="float">
            <text:p>18</text:p>
          </table:table-cell>
          <table:table-cell table:formula="of:=TEXT([.B781];&quot;##&quot;)" office:value-type="string" office:string-value="18" calcext:value-type="string">
            <text:p>18</text:p>
          </table:table-cell>
          <table:table-cell table:formula="of:=[.D780] &amp; [.C78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-2.2710205404444*10^-7*[.A782]^3+0.000420022571043*[.A782]^2-0.302647795840204*[.A782]+112.175709926089" office:value-type="float" office:value="17.6729839978592" calcext:value-type="float">
            <text:p>18</text:p>
          </table:table-cell>
          <table:table-cell table:formula="of:=TEXT([.B782];&quot;##&quot;)" office:value-type="string" office:string-value="18" calcext:value-type="string">
            <text:p>18</text:p>
          </table:table-cell>
          <table:table-cell table:formula="of:=[.D781] &amp; [.C78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-2.2710205404444*10^-7*[.A783]^3+0.000420022571043*[.A783]^2-0.302647795840204*[.A783]+112.175709926089" office:value-type="float" office:value="17.5870354123999" calcext:value-type="float">
            <text:p>18</text:p>
          </table:table-cell>
          <table:table-cell table:formula="of:=TEXT([.B783];&quot;##&quot;)" office:value-type="string" office:string-value="18" calcext:value-type="string">
            <text:p>18</text:p>
          </table:table-cell>
          <table:table-cell table:formula="of:=[.D782] &amp; [.C78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-2.2710205404444*10^-7*[.A784]^3+0.000420022571043*[.A784]^2-0.302647795840204*[.A784]+112.175709926089" office:value-type="float" office:value="17.5007468498099" calcext:value-type="float">
            <text:p>18</text:p>
          </table:table-cell>
          <table:table-cell table:formula="of:=TEXT([.B784];&quot;##&quot;)" office:value-type="string" office:string-value="18" calcext:value-type="string">
            <text:p>18</text:p>
          </table:table-cell>
          <table:table-cell table:formula="of:=[.D783] &amp; [.C78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-2.2710205404444*10^-7*[.A785]^3+0.000420022571043*[.A785]^2-0.302647795840204*[.A785]+112.175709926089" office:value-type="float" office:value="17.4141169474769" calcext:value-type="float">
            <text:p>17</text:p>
          </table:table-cell>
          <table:table-cell table:formula="of:=TEXT([.B785];&quot;##&quot;)" office:value-type="string" office:string-value="17" calcext:value-type="string">
            <text:p>17</text:p>
          </table:table-cell>
          <table:table-cell table:formula="of:=[.D784] &amp; [.C78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-2.2710205404444*10^-7*[.A786]^3+0.000420022571043*[.A786]^2-0.302647795840204*[.A786]+112.175709926089" office:value-type="float" office:value="17.3271443427885" calcext:value-type="float">
            <text:p>17</text:p>
          </table:table-cell>
          <table:table-cell table:formula="of:=TEXT([.B786];&quot;##&quot;)" office:value-type="string" office:string-value="17" calcext:value-type="string">
            <text:p>17</text:p>
          </table:table-cell>
          <table:table-cell table:formula="of:=[.D785] &amp; [.C78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-2.2710205404444*10^-7*[.A787]^3+0.000420022571043*[.A787]^2-0.302647795840204*[.A787]+112.175709926089" office:value-type="float" office:value="17.2398276731324" calcext:value-type="float">
            <text:p>17</text:p>
          </table:table-cell>
          <table:table-cell table:formula="of:=TEXT([.B787];&quot;##&quot;)" office:value-type="string" office:string-value="17" calcext:value-type="string">
            <text:p>17</text:p>
          </table:table-cell>
          <table:table-cell table:formula="of:=[.D786] &amp; [.C78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-2.2710205404444*10^-7*[.A788]^3+0.000420022571043*[.A788]^2-0.302647795840204*[.A788]+112.175709926089" office:value-type="float" office:value="17.1521655758962" calcext:value-type="float">
            <text:p>17</text:p>
          </table:table-cell>
          <table:table-cell table:formula="of:=TEXT([.B788];&quot;##&quot;)" office:value-type="string" office:string-value="17" calcext:value-type="string">
            <text:p>17</text:p>
          </table:table-cell>
          <table:table-cell table:formula="of:=[.D787] &amp; [.C78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-2.2710205404444*10^-7*[.A789]^3+0.000420022571043*[.A789]^2-0.302647795840204*[.A789]+112.175709926089" office:value-type="float" office:value="17.0641566884677" calcext:value-type="float">
            <text:p>17</text:p>
          </table:table-cell>
          <table:table-cell table:formula="of:=TEXT([.B789];&quot;##&quot;)" office:value-type="string" office:string-value="17" calcext:value-type="string">
            <text:p>17</text:p>
          </table:table-cell>
          <table:table-cell table:formula="of:=[.D788] &amp; [.C78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-2.2710205404444*10^-7*[.A790]^3+0.000420022571043*[.A790]^2-0.302647795840204*[.A790]+112.175709926089" office:value-type="float" office:value="16.9757996482345" calcext:value-type="float">
            <text:p>17</text:p>
          </table:table-cell>
          <table:table-cell table:formula="of:=TEXT([.B790];&quot;##&quot;)" office:value-type="string" office:string-value="17" calcext:value-type="string">
            <text:p>17</text:p>
          </table:table-cell>
          <table:table-cell table:formula="of:=[.D789] &amp; [.C79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-2.2710205404444*10^-7*[.A791]^3+0.000420022571043*[.A791]^2-0.302647795840204*[.A791]+112.175709926089" office:value-type="float" office:value="16.8870930925843" calcext:value-type="float">
            <text:p>17</text:p>
          </table:table-cell>
          <table:table-cell table:formula="of:=TEXT([.B791];&quot;##&quot;)" office:value-type="string" office:string-value="17" calcext:value-type="string">
            <text:p>17</text:p>
          </table:table-cell>
          <table:table-cell table:formula="of:=[.D790] &amp; [.C79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-2.2710205404444*10^-7*[.A792]^3+0.000420022571043*[.A792]^2-0.302647795840204*[.A792]+112.175709926089" office:value-type="float" office:value="16.7980356589048" calcext:value-type="float">
            <text:p>17</text:p>
          </table:table-cell>
          <table:table-cell table:formula="of:=TEXT([.B792];&quot;##&quot;)" office:value-type="string" office:string-value="17" calcext:value-type="string">
            <text:p>17</text:p>
          </table:table-cell>
          <table:table-cell table:formula="of:=[.D791] &amp; [.C79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-2.2710205404444*10^-7*[.A793]^3+0.000420022571043*[.A793]^2-0.302647795840204*[.A793]+112.175709926089" office:value-type="float" office:value="16.7086259845836" calcext:value-type="float">
            <text:p>17</text:p>
          </table:table-cell>
          <table:table-cell table:formula="of:=TEXT([.B793];&quot;##&quot;)" office:value-type="string" office:string-value="17" calcext:value-type="string">
            <text:p>17</text:p>
          </table:table-cell>
          <table:table-cell table:formula="of:=[.D792] &amp; [.C79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-2.2710205404444*10^-7*[.A794]^3+0.000420022571043*[.A794]^2-0.302647795840204*[.A794]+112.175709926089" office:value-type="float" office:value="16.6188627070085" calcext:value-type="float">
            <text:p>17</text:p>
          </table:table-cell>
          <table:table-cell table:formula="of:=TEXT([.B794];&quot;##&quot;)" office:value-type="string" office:string-value="17" calcext:value-type="string">
            <text:p>17</text:p>
          </table:table-cell>
          <table:table-cell table:formula="of:=[.D793] &amp; [.C79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-2.2710205404444*10^-7*[.A795]^3+0.000420022571043*[.A795]^2-0.302647795840204*[.A795]+112.175709926089" office:value-type="float" office:value="16.5287444635671" calcext:value-type="float">
            <text:p>17</text:p>
          </table:table-cell>
          <table:table-cell table:formula="of:=TEXT([.B795];&quot;##&quot;)" office:value-type="string" office:string-value="17" calcext:value-type="string">
            <text:p>17</text:p>
          </table:table-cell>
          <table:table-cell table:formula="of:=[.D794] &amp; [.C79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-2.2710205404444*10^-7*[.A796]^3+0.000420022571043*[.A796]^2-0.302647795840204*[.A796]+112.175709926089" office:value-type="float" office:value="16.438269891647" calcext:value-type="float">
            <text:p>16</text:p>
          </table:table-cell>
          <table:table-cell table:formula="of:=TEXT([.B796];&quot;##&quot;)" office:value-type="string" office:string-value="16" calcext:value-type="string">
            <text:p>16</text:p>
          </table:table-cell>
          <table:table-cell table:formula="of:=[.D795] &amp; [.C79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-2.2710205404444*10^-7*[.A797]^3+0.000420022571043*[.A797]^2-0.302647795840204*[.A797]+112.175709926089" office:value-type="float" office:value="16.347437628636" calcext:value-type="float">
            <text:p>16</text:p>
          </table:table-cell>
          <table:table-cell table:formula="of:=TEXT([.B797];&quot;##&quot;)" office:value-type="string" office:string-value="16" calcext:value-type="string">
            <text:p>16</text:p>
          </table:table-cell>
          <table:table-cell table:formula="of:=[.D796] &amp; [.C79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-2.2710205404444*10^-7*[.A798]^3+0.000420022571043*[.A798]^2-0.302647795840204*[.A798]+112.175709926089" office:value-type="float" office:value="16.2562463119218" calcext:value-type="float">
            <text:p>16</text:p>
          </table:table-cell>
          <table:table-cell table:formula="of:=TEXT([.B798];&quot;##&quot;)" office:value-type="string" office:string-value="16" calcext:value-type="string">
            <text:p>16</text:p>
          </table:table-cell>
          <table:table-cell table:formula="of:=[.D797] &amp; [.C79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-2.2710205404444*10^-7*[.A799]^3+0.000420022571043*[.A799]^2-0.302647795840204*[.A799]+112.175709926089" office:value-type="float" office:value="16.1646945788919" calcext:value-type="float">
            <text:p>16</text:p>
          </table:table-cell>
          <table:table-cell table:formula="of:=TEXT([.B799];&quot;##&quot;)" office:value-type="string" office:string-value="16" calcext:value-type="string">
            <text:p>16</text:p>
          </table:table-cell>
          <table:table-cell table:formula="of:=[.D798] &amp; [.C79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-2.2710205404444*10^-7*[.A800]^3+0.000420022571043*[.A800]^2-0.302647795840204*[.A800]+112.175709926089" office:value-type="float" office:value="16.0727810669342" calcext:value-type="float">
            <text:p>16</text:p>
          </table:table-cell>
          <table:table-cell table:formula="of:=TEXT([.B800];&quot;##&quot;)" office:value-type="string" office:string-value="16" calcext:value-type="string">
            <text:p>16</text:p>
          </table:table-cell>
          <table:table-cell table:formula="of:=[.D799] &amp; [.C80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-2.2710205404444*10^-7*[.A801]^3+0.000420022571043*[.A801]^2-0.302647795840204*[.A801]+112.175709926089" office:value-type="float" office:value="15.9805044134362" calcext:value-type="float">
            <text:p>16</text:p>
          </table:table-cell>
          <table:table-cell table:formula="of:=TEXT([.B801];&quot;##&quot;)" office:value-type="string" office:string-value="16" calcext:value-type="string">
            <text:p>16</text:p>
          </table:table-cell>
          <table:table-cell table:formula="of:=[.D800] &amp; [.C80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-2.2710205404444*10^-7*[.A802]^3+0.000420022571043*[.A802]^2-0.302647795840204*[.A802]+112.175709926089" office:value-type="float" office:value="15.8878632557856" calcext:value-type="float">
            <text:p>16</text:p>
          </table:table-cell>
          <table:table-cell table:formula="of:=TEXT([.B802];&quot;##&quot;)" office:value-type="string" office:string-value="16" calcext:value-type="string">
            <text:p>16</text:p>
          </table:table-cell>
          <table:table-cell table:formula="of:=[.D801] &amp; [.C80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-2.2710205404444*10^-7*[.A803]^3+0.000420022571043*[.A803]^2-0.302647795840204*[.A803]+112.175709926089" office:value-type="float" office:value="15.7948562313701" calcext:value-type="float">
            <text:p>16</text:p>
          </table:table-cell>
          <table:table-cell table:formula="of:=TEXT([.B803];&quot;##&quot;)" office:value-type="string" office:string-value="16" calcext:value-type="string">
            <text:p>16</text:p>
          </table:table-cell>
          <table:table-cell table:formula="of:=[.D802] &amp; [.C80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-2.2710205404444*10^-7*[.A804]^3+0.000420022571043*[.A804]^2-0.302647795840204*[.A804]+112.175709926089" office:value-type="float" office:value="15.7014819775774" calcext:value-type="float">
            <text:p>16</text:p>
          </table:table-cell>
          <table:table-cell table:formula="of:=TEXT([.B804];&quot;##&quot;)" office:value-type="string" office:string-value="16" calcext:value-type="string">
            <text:p>16</text:p>
          </table:table-cell>
          <table:table-cell table:formula="of:=[.D803] &amp; [.C80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-2.2710205404444*10^-7*[.A805]^3+0.000420022571043*[.A805]^2-0.302647795840204*[.A805]+112.175709926089" office:value-type="float" office:value="15.6077391317952" calcext:value-type="float">
            <text:p>16</text:p>
          </table:table-cell>
          <table:table-cell table:formula="of:=TEXT([.B805];&quot;##&quot;)" office:value-type="string" office:string-value="16" calcext:value-type="string">
            <text:p>16</text:p>
          </table:table-cell>
          <table:table-cell table:formula="of:=[.D804] &amp; [.C80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-2.2710205404444*10^-7*[.A806]^3+0.000420022571043*[.A806]^2-0.302647795840204*[.A806]+112.175709926089" office:value-type="float" office:value="15.5136263314111" calcext:value-type="float">
            <text:p>16</text:p>
          </table:table-cell>
          <table:table-cell table:formula="of:=TEXT([.B806];&quot;##&quot;)" office:value-type="string" office:string-value="16" calcext:value-type="string">
            <text:p>16</text:p>
          </table:table-cell>
          <table:table-cell table:formula="of:=[.D805] &amp; [.C80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-2.2710205404444*10^-7*[.A807]^3+0.000420022571043*[.A807]^2-0.302647795840204*[.A807]+112.175709926089" office:value-type="float" office:value="15.4191422138129" calcext:value-type="float">
            <text:p>15</text:p>
          </table:table-cell>
          <table:table-cell table:formula="of:=TEXT([.B807];&quot;##&quot;)" office:value-type="string" office:string-value="15" calcext:value-type="string">
            <text:p>15</text:p>
          </table:table-cell>
          <table:table-cell table:formula="of:=[.D806] &amp; [.C80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-2.2710205404444*10^-7*[.A808]^3+0.000420022571043*[.A808]^2-0.302647795840204*[.A808]+112.175709926089" office:value-type="float" office:value="15.3242854163881" calcext:value-type="float">
            <text:p>15</text:p>
          </table:table-cell>
          <table:table-cell table:formula="of:=TEXT([.B808];&quot;##&quot;)" office:value-type="string" office:string-value="15" calcext:value-type="string">
            <text:p>15</text:p>
          </table:table-cell>
          <table:table-cell table:formula="of:=[.D807] &amp; [.C808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-2.2710205404444*10^-7*[.A809]^3+0.000420022571043*[.A809]^2-0.302647795840204*[.A809]+112.175709926089" office:value-type="float" office:value="15.2290545765245" calcext:value-type="float">
            <text:p>15</text:p>
          </table:table-cell>
          <table:table-cell table:formula="of:=TEXT([.B809];&quot;##&quot;)" office:value-type="string" office:string-value="15" calcext:value-type="string">
            <text:p>15</text:p>
          </table:table-cell>
          <table:table-cell table:formula="of:=[.D808] &amp; [.C809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-2.2710205404444*10^-7*[.A810]^3+0.000420022571043*[.A810]^2-0.302647795840204*[.A810]+112.175709926089" office:value-type="float" office:value="15.1334483316097" calcext:value-type="float">
            <text:p>15</text:p>
          </table:table-cell>
          <table:table-cell table:formula="of:=TEXT([.B810];&quot;##&quot;)" office:value-type="string" office:string-value="15" calcext:value-type="string">
            <text:p>15</text:p>
          </table:table-cell>
          <table:table-cell table:formula="of:=[.D809] &amp; [.C810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-2.2710205404444*10^-7*[.A811]^3+0.000420022571043*[.A811]^2-0.302647795840204*[.A811]+112.175709926089" office:value-type="float" office:value="15.0374653190315" calcext:value-type="float">
            <text:p>15</text:p>
          </table:table-cell>
          <table:table-cell table:formula="of:=TEXT([.B811];&quot;##&quot;)" office:value-type="string" office:string-value="15" calcext:value-type="string">
            <text:p>15</text:p>
          </table:table-cell>
          <table:table-cell table:formula="of:=[.D810] &amp; [.C811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-2.2710205404444*10^-7*[.A812]^3+0.000420022571043*[.A812]^2-0.302647795840204*[.A812]+112.175709926089" office:value-type="float" office:value="14.9411041761774" calcext:value-type="float">
            <text:p>15</text:p>
          </table:table-cell>
          <table:table-cell table:formula="of:=TEXT([.B812];&quot;##&quot;)" office:value-type="string" office:string-value="15" calcext:value-type="string">
            <text:p>15</text:p>
          </table:table-cell>
          <table:table-cell table:formula="of:=[.D811] &amp; [.C812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-2.2710205404444*10^-7*[.A813]^3+0.000420022571043*[.A813]^2-0.302647795840204*[.A813]+112.175709926089" office:value-type="float" office:value="14.8443635404352" calcext:value-type="float">
            <text:p>15</text:p>
          </table:table-cell>
          <table:table-cell table:formula="of:=TEXT([.B813];&quot;##&quot;)" office:value-type="string" office:string-value="15" calcext:value-type="string">
            <text:p>15</text:p>
          </table:table-cell>
          <table:table-cell table:formula="of:=[.D812] &amp; [.C813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-2.2710205404444*10^-7*[.A814]^3+0.000420022571043*[.A814]^2-0.302647795840204*[.A814]+112.175709926089" office:value-type="float" office:value="14.7472420491926" calcext:value-type="float">
            <text:p>15</text:p>
          </table:table-cell>
          <table:table-cell table:formula="of:=TEXT([.B814];&quot;##&quot;)" office:value-type="string" office:string-value="15" calcext:value-type="string">
            <text:p>15</text:p>
          </table:table-cell>
          <table:table-cell table:formula="of:=[.D813] &amp; [.C814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-2.2710205404444*10^-7*[.A815]^3+0.000420022571043*[.A815]^2-0.302647795840204*[.A815]+112.175709926089" office:value-type="float" office:value="14.6497383398372" calcext:value-type="float">
            <text:p>15</text:p>
          </table:table-cell>
          <table:table-cell table:formula="of:=TEXT([.B815];&quot;##&quot;)" office:value-type="string" office:string-value="15" calcext:value-type="string">
            <text:p>15</text:p>
          </table:table-cell>
          <table:table-cell table:formula="of:=[.D814] &amp; [.C815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15,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-2.2710205404444*10^-7*[.A816]^3+0.000420022571043*[.A816]^2-0.302647795840204*[.A816]+112.175709926089" office:value-type="float" office:value="14.5518510497566" calcext:value-type="float">
            <text:p>15</text:p>
          </table:table-cell>
          <table:table-cell table:formula="of:=TEXT([.B816];&quot;##&quot;)" office:value-type="string" office:string-value="15" calcext:value-type="string">
            <text:p>15</text:p>
          </table:table-cell>
          <table:table-cell table:formula="of:=[.D815] &amp; [.C816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15,15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15,15,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-2.2710205404444*10^-7*[.A817]^3+0.000420022571043*[.A817]^2-0.302647795840204*[.A817]+112.175709926089" office:value-type="float" office:value="14.4535788163386" calcext:value-type="float">
            <text:p>14</text:p>
          </table:table-cell>
          <table:table-cell table:formula="of:=TEXT([.B817];&quot;##&quot;)" office:value-type="string" office:string-value="14" calcext:value-type="string">
            <text:p>14</text:p>
          </table:table-cell>
          <table:table-cell table:formula="of:=[.D816] &amp; [.C817] &amp; &quot;,&quot;" office:value-type="string" office:string-value="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15,15,14," calcext:value-type="string">
            <text:p>{86, 86,85,85,85,85,85,84,84,84,84,83,83,83,83,83,82,82,82,82,82,81,81,81,81,80,80,80,80,80,79,79,79,79,79,78,78,78,78,78,77,77,77,77,77,76,76,76,76,76,75,75,75,75,75,75,74,74,74,74,74,73,73,73,73,73,72,72,72,72,72,72,71,71,71,71,71,71,70,70,70,70,70,69,69,69,69,69,69,68,68,68,68,68,68,67,67,67,67,67,67,66,66,66,66,66,66,66,65,65,65,65,65,65,64,64,64,64,64,64,64,63,63,63,63,63,63,62,62,62,62,62,62,62,61,61,61,61,61,61,61,60,60,60,60,60,60,60,59,59,59,59,59,59,59,59,58,58,58,58,58,58,58,58,57,57,57,57,57,57,57,56,56,56,56,56,56,56,56,55,55,55,55,55,55,55,55,55,54,54,54,54,54,54,54,54,54,53,53,53,53,53,53,53,53,52,52,52,52,52,52,52,52,52,52,51,51,51,51,51,51,51,51,51,50,50,50,50,50,50,50,50,50,50,49,49,49,49,49,49,49,49,49,49,49,48,48,48,48,48,48,48,48,48,48,48,47,47,47,47,47,47,47,47,47,47,47,46,46,46,46,46,46,46,46,46,46,46,46,45,45,45,45,45,45,45,45,45,45,45,45,44,44,44,44,44,44,44,44,44,44,44,44,44,43,43,43,43,43,43,43,43,43,43,43,43,43,43,42,42,42,42,42,42,42,42,42,42,42,42,42,42,42,41,41,41,41,41,41,41,41,41,41,41,41,41,41,41,40,40,40,40,40,40,40,40,40,40,40,40,40,40,40,40,39,39,39,39,39,39,39,39,39,39,39,39,39,39,39,39,39,39,38,38,38,38,38,38,38,38,38,38,38,38,38,38,38,38,38,38,37,37,37,37,37,37,37,37,37,37,37,37,37,37,37,37,37,37,37,36,36,36,36,36,36,36,36,36,36,36,36,36,36,36,36,36,36,36,36,36,35,35,35,35,35,35,35,35,35,35,35,35,35,35,35,35,35,35,35,35,35,34,34,34,34,34,34,34,34,34,34,34,34,34,34,34,34,34,34,34,34,34,34,33,33,33,33,33,33,33,33,33,33,33,33,33,33,33,33,33,33,33,33,33,33,33,32,32,32,32,32,32,32,32,32,32,32,32,32,32,32,32,32,32,32,32,32,32,32,31,31,31,31,31,31,31,31,31,31,31,31,31,31,31,31,31,31,31,31,31,31,31,30,30,30,30,30,30,30,30,30,30,30,30,30,30,30,30,30,30,30,30,30,30,29,29,29,29,29,29,29,29,29,29,29,29,29,29,29,29,29,29,29,29,29,28,28,28,28,28,28,28,28,28,28,28,28,28,28,28,28,28,28,28,28,27,27,27,27,27,27,27,27,27,27,27,27,27,27,27,27,27,27,27,27,26,26,26,26,26,26,26,26,26,26,26,26,26,26,26,26,26,26,25,25,25,25,25,25,25,25,25,25,25,25,25,25,25,25,25,24,24,24,24,24,24,24,24,24,24,24,24,24,24,24,24,24,23,23,23,23,23,23,23,23,23,23,23,23,23,23,23,22,22,22,22,22,22,22,22,22,22,22,22,22,22,21,21,21,21,21,21,21,21,21,21,21,21,21,21,20,20,20,20,20,20,20,20,20,20,20,20,20,19,19,19,19,19,19,19,19,19,19,19,19,19,18,18,18,18,18,18,18,18,18,18,18,18,17,17,17,17,17,17,17,17,17,17,17,16,16,16,16,16,16,16,16,16,16,16,15,15,15,15,15,15,15,15,15,15,14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2:56:30.320453781</meta:creation-date>
    <dc:date>2021-08-23T14:53:14.813452613</dc:date>
    <meta:editing-duration>PT1H5M32S</meta:editing-duration>
    <meta:editing-cycles>6</meta:editing-cycles>
    <meta:generator>LibreOffice/7.1.5.2$Linux_X86_64 LibreOffice_project/10$Build-2</meta:generator>
    <meta:document-statistic meta:table-count="1" meta:cell-count="32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712cm" svg:y="3.955cm" style:legend-expansion="high" chart:style-name="ch2"/>
        <chart:plot-area chart:style-name="ch3" table:cell-range-address="Sheet1.A1:Sheet1.B13" chart:data-source-has-labels="row" svg:x="0.511cm" svg:y="0.234cm" svg:width="10.074cm" svg:height="8.644cm">
          <chart:coordinate-region svg:x="1.133cm" svg:y="0.433cm" svg:width="9.17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3" chart:label-cell-address="Sheet1.B1:Sheet1.B1" chart:class="chart:scatter">
            <chart:domain table:cell-range-address="Sheet1.A2:Sheet1.A13"/>
            <chart:regression-curve chart:style-name="ch8">
              <chart:equation chart:display-equation="true" chart:display-r-square="true" svg:x="3.553cm" svg:y="1.627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9">
                <text:p>759</text:p>
                <draw:g>
                  <svg:desc>Sheet1.A2:Sheet1.A13</svg:desc>
                </draw:g>
              </table:table-cell>
              <table:table-cell office:value-type="float" office:value="25">
                <text:p>25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3">
                <text:p>6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">
                <text:p>5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5">
                <text:p>4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">
                <text:p>3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">
                <text:p>2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